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ucidatypewriter" svg:font-family="lucidatypewriter" style:font-family-generic="roman"/>
    <style:font-face style:name="LM Mono 10" svg:font-family="'LM Mono 10'" style:font-pitch="fixed"/>
    <style:font-face style:name="LMMono10" svg:font-family="LMMono10" style:font-pitch="fixed"/>
    <style:font-face style:name="lucidatypewriter1"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1" style:family="table">
      <style:table-properties style:width="6.9285in" fo:margin-left="0in" fo:margin-right="-0.0035in" table:align="margins"/>
    </style:style>
    <style:style style:name="Table1.A" style:family="table-column">
      <style:table-column-properties style:column-width="0.9333in" style:rel-column-width="8828*"/>
    </style:style>
    <style:style style:name="Table1.B" style:family="table-column">
      <style:table-column-properties style:column-width="5.9951in" style:rel-column-width="56707*"/>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2" style:family="table">
      <style:table-properties style:width="6.9285in" fo:margin-left="0in" fo:margin-right="-0.0035in" table:align="margins"/>
    </style:style>
    <style:style style:name="Table2.A" style:family="table-column">
      <style:table-column-properties style:column-width="0.8944in" style:rel-column-width="8461*"/>
    </style:style>
    <style:style style:name="Table2.B" style:family="table-column">
      <style:table-column-properties style:column-width="6.034in" style:rel-column-width="5707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85in" fo:margin-left="0in" fo:margin-right="-0.0035in" table:align="margins"/>
    </style:style>
    <style:style style:name="Table3.A" style:family="table-column">
      <style:table-column-properties style:column-width="1.0868in" style:rel-column-width="10282*"/>
    </style:style>
    <style:style style:name="Table3.B" style:family="table-column">
      <style:table-column-properties style:column-width="5.8417in" style:rel-column-width="55253*"/>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85in" fo:margin-left="0in" fo:margin-right="-0.0035in" table:align="margins"/>
    </style:style>
    <style:style style:name="Table4.A" style:family="table-column">
      <style:table-column-properties style:column-width="0.7889in" style:rel-column-width="7462*"/>
    </style:style>
    <style:style style:name="Table4.B" style:family="table-column">
      <style:table-column-properties style:column-width="6.1396in" style:rel-column-width="58073*"/>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64in" fo:margin-left="0in" fo:margin-right="-0.0014in" table:align="margins"/>
    </style:style>
    <style:style style:name="Table5.A" style:family="table-column">
      <style:table-column-properties style:column-width="0.884in" style:rel-column-width="8366*"/>
    </style:style>
    <style:style style:name="Table5.B" style:family="table-column">
      <style:table-column-properties style:column-width="6.0424in" style:rel-column-width="57169*"/>
    </style:style>
    <style:style style:name="Table5.1" style:family="table-row">
      <style:table-row-properties fo:keep-together="always"/>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85in" fo:margin-left="0in" fo:margin-right="-0.0035in" table:align="margins"/>
    </style:style>
    <style:style style:name="Table6.A" style:family="table-column">
      <style:table-column-properties style:column-width="0.8951in" style:rel-column-width="8465*"/>
    </style:style>
    <style:style style:name="Table6.B" style:family="table-column">
      <style:table-column-properties style:column-width="6.0333in" style:rel-column-width="57070*"/>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85in" fo:margin-left="0in" fo:margin-right="-0.0035in" table:align="margins"/>
    </style:style>
    <style:style style:name="Table7.A" style:family="table-column">
      <style:table-column-properties style:column-width="0.7889in" style:rel-column-width="7462*"/>
    </style:style>
    <style:style style:name="Table7.B" style:family="table-column">
      <style:table-column-properties style:column-width="6.1396in" style:rel-column-width="58073*"/>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85in" fo:margin-left="0in" fo:margin-right="-0.0035in" table:align="margins"/>
    </style:style>
    <style:style style:name="Table8.A" style:family="table-column">
      <style:table-column-properties style:column-width="1.0389in" style:rel-column-width="9827*"/>
    </style:style>
    <style:style style:name="Table8.B" style:family="table-column">
      <style:table-column-properties style:column-width="5.8896in" style:rel-column-width="55708*"/>
    </style:style>
    <style:style style:name="Table8.1" style:family="table-row">
      <style:table-row-properties fo:keep-together="always"/>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85in" fo:margin-left="0in" fo:margin-right="-0.0035in" table:align="margins"/>
    </style:style>
    <style:style style:name="Table9.A" style:family="table-column">
      <style:table-column-properties style:column-width="1.0104in" style:rel-column-width="9555*"/>
    </style:style>
    <style:style style:name="Table9.B" style:family="table-column">
      <style:table-column-properties style:column-width="5.9181in" style:rel-column-width="55980*"/>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85in" fo:margin-left="0in" fo:margin-right="-0.0035in" table:align="margins"/>
    </style:style>
    <style:style style:name="Table10.A" style:family="table-column">
      <style:table-column-properties style:column-width="1.2028in" style:rel-column-width="11376*"/>
    </style:style>
    <style:style style:name="Table10.B" style:family="table-column">
      <style:table-column-properties style:column-width="5.7257in" style:rel-column-width="54159*"/>
    </style:style>
    <style:style style:name="Table10.1" style:family="table-row">
      <style:table-row-properties fo:keep-together="always"/>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none" fo:border-top="0.05pt solid #000000"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9285in" fo:margin-left="0in" fo:margin-right="-0.0035in" table:align="margins"/>
    </style:style>
    <style:style style:name="Table11.A" style:family="table-column">
      <style:table-column-properties style:column-width="1.2028in" style:rel-column-width="11376*"/>
    </style:style>
    <style:style style:name="Table11.B" style:family="table-column">
      <style:table-column-properties style:column-width="5.7257in" style:rel-column-width="54159*"/>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none" fo:border-top="0.05pt solid #000000"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9285in" fo:margin-left="0in" fo:margin-right="-0.0035in" table:align="margins"/>
    </style:style>
    <style:style style:name="Table12.A" style:family="table-column">
      <style:table-column-properties style:column-width="0.6736in" style:rel-column-width="6374*"/>
    </style:style>
    <style:style style:name="Table12.B" style:family="table-column">
      <style:table-column-properties style:column-width="6.2549in" style:rel-column-width="59161*"/>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85in" fo:margin-left="0in" fo:margin-right="-0.0035in" table:align="margins"/>
    </style:style>
    <style:style style:name="Table13.A" style:family="table-column">
      <style:table-column-properties style:column-width="0.8368in" style:rel-column-width="7915*"/>
    </style:style>
    <style:style style:name="Table13.B" style:family="table-column">
      <style:table-column-properties style:column-width="6.0917in" style:rel-column-width="57620*"/>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85in" fo:margin-left="0in" fo:margin-right="-0.0035in" table:align="margins"/>
    </style:style>
    <style:style style:name="Table14.A" style:family="table-column">
      <style:table-column-properties style:column-width="0.8757in" style:rel-column-width="8284*"/>
    </style:style>
    <style:style style:name="Table14.B" style:family="table-column">
      <style:table-column-properties style:column-width="6.0528in" style:rel-column-width="57251*"/>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85in" fo:margin-left="0in" fo:margin-right="-0.0035in" table:align="margins"/>
    </style:style>
    <style:style style:name="Table15.A" style:family="table-column">
      <style:table-column-properties style:column-width="1.325in" style:rel-column-width="12534*"/>
    </style:style>
    <style:style style:name="Table15.B" style:family="table-column">
      <style:table-column-properties style:column-width="5.6035in" style:rel-column-width="53001*"/>
    </style:style>
    <style:style style:name="Table15.1" style:family="table-row">
      <style:table-row-properties fo:keep-together="always"/>
    </style:style>
    <style:style style:name="Table15.A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9" style:family="table">
      <style:table-properties style:width="6.9285in" fo:margin-left="0in" fo:margin-right="-0.0035in" table:align="margins"/>
    </style:style>
    <style:style style:name="Table19.A" style:family="table-column">
      <style:table-column-properties style:column-width="1.1167in" style:rel-column-width="10561*"/>
    </style:style>
    <style:style style:name="Table19.B" style:family="table-column">
      <style:table-column-properties style:column-width="5.8118in" style:rel-column-width="54974*"/>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0.8465in" style:rel-column-width="8014*"/>
    </style:style>
    <style:style style:name="Table16.B" style:family="table-column">
      <style:table-column-properties style:column-width="6.0785in" style:rel-column-width="57521*"/>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0" style:family="table">
      <style:table-properties style:width="6.9285in" fo:margin-left="0in" fo:margin-right="-0.0035in" table:align="margins"/>
    </style:style>
    <style:style style:name="Table20.A" style:family="table-column">
      <style:table-column-properties style:column-width="6.9285in" style:rel-column-width="65535*"/>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17" style:family="table">
      <style:table-properties style:width="6.9285in" fo:margin-left="0in" fo:margin-right="-0.0035in" table:align="margins"/>
    </style:style>
    <style:style style:name="Table17.A" style:family="table-column">
      <style:table-column-properties style:column-width="1.1451in" style:rel-column-width="10833*"/>
    </style:style>
    <style:style style:name="Table17.B" style:family="table-column">
      <style:table-column-properties style:column-width="1.0007in" style:rel-column-width="9466*"/>
    </style:style>
    <style:style style:name="Table17.C" style:family="table-column">
      <style:table-column-properties style:column-width="4.7826in" style:rel-column-width="45236*"/>
    </style:style>
    <style:style style:name="Table17.1" style:family="table-row">
      <style:table-row-properties fo:keep-together="always"/>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8" style:family="table">
      <style:table-properties style:width="6.9285in" fo:margin-left="0in" fo:margin-right="-0.0035in" table:align="margins"/>
    </style:style>
    <style:style style:name="Table18.A" style:family="table-column">
      <style:table-column-properties style:column-width="1.1451in" style:rel-column-width="10833*"/>
    </style:style>
    <style:style style:name="Table18.B" style:family="table-column">
      <style:table-column-properties style:column-width="1.0007in" style:rel-column-width="9466*"/>
    </style:style>
    <style:style style:name="Table18.C" style:family="table-column">
      <style:table-column-properties style:column-width="4.7826in" style:rel-column-width="45236*"/>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30" style:family="table">
      <style:table-properties style:width="6.9285in" fo:margin-left="0in" fo:margin-right="-0.0035in" table:align="margins"/>
    </style:style>
    <style:style style:name="Table30.A" style:family="table-column">
      <style:table-column-properties style:column-width="0.5778in" style:rel-column-width="5464*"/>
    </style:style>
    <style:style style:name="Table30.B" style:family="table-column">
      <style:table-column-properties style:column-width="6.3507in" style:rel-column-width="60071*"/>
    </style:style>
    <style:style style:name="Table30.A1" style:family="table-cell">
      <style:table-cell-properties fo:padding="0.0382in" fo:border="0.05pt solid #000000"/>
    </style:style>
    <style:style style:name="Table30.A2" style:family="table-cell">
      <style:table-cell-properties fo:padding="0.0382in" fo:border-left="0.05pt solid #000000" fo:border-right="none" fo:border-top="0.05pt solid #000000"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21" style:family="table">
      <style:table-properties style:width="6.9285in" fo:margin-left="0in" fo:margin-right="-0.0035in" table:align="margins"/>
    </style:style>
    <style:style style:name="Table21.A" style:family="table-column">
      <style:table-column-properties style:column-width="0.5778in" style:rel-column-width="5464*"/>
    </style:style>
    <style:style style:name="Table21.B" style:family="table-column">
      <style:table-column-properties style:column-width="6.3507in" style:rel-column-width="60071*"/>
    </style:style>
    <style:style style:name="Table21.1" style:family="table-row">
      <style:table-row-properties fo:keep-together="always"/>
    </style:style>
    <style:style style:name="Table21.A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85in" fo:margin-left="0in" fo:margin-right="-0.0035in" table:align="margins"/>
    </style:style>
    <style:style style:name="Table22.A" style:family="table-column">
      <style:table-column-properties style:column-width="0.741in" style:rel-column-width="7006*"/>
    </style:style>
    <style:style style:name="Table22.B" style:family="table-column">
      <style:table-column-properties style:column-width="6.1875in" style:rel-column-width="58529*"/>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85in" fo:margin-left="0in" fo:margin-right="-0.0035in" table:align="margins"/>
    </style:style>
    <style:style style:name="Table23.A" style:family="table-column">
      <style:table-column-properties style:column-width="0.8083in" style:rel-column-width="7645*"/>
    </style:style>
    <style:style style:name="Table23.B" style:family="table-column">
      <style:table-column-properties style:column-width="6.1201in" style:rel-column-width="57890*"/>
    </style:style>
    <style:style style:name="Table23.1" style:family="table-row">
      <style:table-row-properties fo:keep-together="always"/>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6.9285in" fo:margin-left="0in" fo:margin-right="-0.0035in" table:align="margins"/>
    </style:style>
    <style:style style:name="Table24.A" style:family="table-column">
      <style:table-column-properties style:column-width="0.866in" style:rel-column-width="8189*"/>
    </style:style>
    <style:style style:name="Table24.B" style:family="table-column">
      <style:table-column-properties style:column-width="6.0625in" style:rel-column-width="57346*"/>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85in" fo:margin-left="0in" fo:margin-right="-0.0035in" table:align="margins"/>
    </style:style>
    <style:style style:name="Table25.A" style:family="table-column">
      <style:table-column-properties style:column-width="0.6444in" style:rel-column-width="6096*"/>
    </style:style>
    <style:style style:name="Table25.B" style:family="table-column">
      <style:table-column-properties style:column-width="6.284in" style:rel-column-width="59439*"/>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85in" fo:margin-left="0in" fo:margin-right="-0.0035in" table:align="margins"/>
    </style:style>
    <style:style style:name="Table26.A" style:family="table-column">
      <style:table-column-properties style:column-width="0.6444in" style:rel-column-width="6096*"/>
    </style:style>
    <style:style style:name="Table26.B" style:family="table-column">
      <style:table-column-properties style:column-width="6.284in" style:rel-column-width="59439*"/>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itle">
      <style:text-properties fo:font-size="16pt" style:text-underline-style="solid" style:text-underline-width="auto" style:text-underline-color="font-color" style:font-size-asian="16pt" style:font-size-complex="16pt"/>
    </style:style>
    <style:style style:name="P4" style:family="paragraph" style:parent-style-name="Text_20_body">
      <style:paragraph-properties fo:text-align="justify" style:justify-single-word="false"/>
      <style:text-properties officeooo:rsid="00405b4b" officeooo:paragraph-rsid="0043f390"/>
    </style:style>
    <style:style style:name="P5" style:family="paragraph" style:parent-style-name="Text_20_body">
      <style:paragraph-properties fo:text-align="center" style:justify-single-word="false"/>
      <style:text-properties officeooo:rsid="00405b4b" officeooo:paragraph-rsid="0043f390"/>
    </style:style>
    <style:style style:name="P6" style:family="paragraph" style:parent-style-name="Text_20_body">
      <style:paragraph-properties fo:text-align="justify" style:justify-single-word="false"/>
      <style:text-properties officeooo:rsid="002de91c" officeooo:paragraph-rsid="0043f390"/>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1acb81"/>
    </style:style>
    <style:style style:name="P9" style:family="paragraph" style:parent-style-name="Text_20_body">
      <style:paragraph-properties fo:text-align="justify" style:justify-single-word="false"/>
      <style:text-properties officeooo:paragraph-rsid="011bcec4"/>
    </style:style>
    <style:style style:name="P10" style:family="paragraph" style:parent-style-name="Text_20_body">
      <style:paragraph-properties fo:text-align="justify" style:justify-single-word="false"/>
      <style:text-properties officeooo:paragraph-rsid="0021b1ab"/>
    </style:style>
    <style:style style:name="P11" style:family="paragraph" style:parent-style-name="Text_20_body">
      <style:paragraph-properties fo:text-align="justify" style:justify-single-word="false"/>
      <style:text-properties officeooo:paragraph-rsid="005a32df"/>
    </style:style>
    <style:style style:name="P12" style:family="paragraph" style:parent-style-name="Text_20_body">
      <style:paragraph-properties fo:text-align="justify" style:justify-single-word="false"/>
      <style:text-properties officeooo:paragraph-rsid="005fc32d"/>
    </style:style>
    <style:style style:name="P13" style:family="paragraph" style:parent-style-name="Text_20_body">
      <style:paragraph-properties fo:text-align="justify" style:justify-single-word="false"/>
      <style:text-properties officeooo:paragraph-rsid="00f9d3dd"/>
    </style:style>
    <style:style style:name="P14" style:family="paragraph" style:parent-style-name="Text_20_body">
      <style:paragraph-properties fo:text-align="justify" style:justify-single-word="false"/>
      <style:text-properties officeooo:paragraph-rsid="007d53af"/>
    </style:style>
    <style:style style:name="P15" style:family="paragraph" style:parent-style-name="Text_20_body">
      <style:paragraph-properties fo:text-align="justify" style:justify-single-word="false"/>
      <style:text-properties officeooo:paragraph-rsid="0103aca9"/>
    </style:style>
    <style:style style:name="P16" style:family="paragraph" style:parent-style-name="Text_20_body">
      <style:paragraph-properties fo:text-align="justify" style:justify-single-word="false"/>
      <style:text-properties officeooo:paragraph-rsid="00a22ffb"/>
    </style:style>
    <style:style style:name="P17" style:family="paragraph" style:parent-style-name="Text_20_body">
      <style:paragraph-properties fo:text-align="justify" style:justify-single-word="false"/>
      <style:text-properties officeooo:paragraph-rsid="01600f13"/>
    </style:style>
    <style:style style:name="P18" style:family="paragraph" style:parent-style-name="Text_20_body">
      <style:paragraph-properties fo:text-align="justify" style:justify-single-word="false"/>
      <style:text-properties officeooo:paragraph-rsid="00a8f2f8"/>
    </style:style>
    <style:style style:name="P19" style:family="paragraph" style:parent-style-name="Text_20_body">
      <style:paragraph-properties fo:text-align="justify" style:justify-single-word="false"/>
      <style:text-properties officeooo:paragraph-rsid="010eca69"/>
    </style:style>
    <style:style style:name="P20" style:family="paragraph" style:parent-style-name="Text_20_body">
      <style:paragraph-properties fo:text-align="justify" style:justify-single-word="false"/>
      <style:text-properties officeooo:paragraph-rsid="010921a6"/>
    </style:style>
    <style:style style:name="P21" style:family="paragraph" style:parent-style-name="Text_20_body">
      <style:paragraph-properties fo:text-align="justify" style:justify-single-word="false"/>
      <style:text-properties officeooo:paragraph-rsid="0106b3b0"/>
    </style:style>
    <style:style style:name="P22" style:family="paragraph" style:parent-style-name="Text_20_body">
      <style:paragraph-properties fo:text-align="justify" style:justify-single-word="false"/>
      <style:text-properties officeooo:paragraph-rsid="00fa0272"/>
    </style:style>
    <style:style style:name="P23" style:family="paragraph" style:parent-style-name="Text_20_body">
      <style:paragraph-properties fo:text-align="justify" style:justify-single-word="false"/>
      <style:text-properties officeooo:paragraph-rsid="005d24ed"/>
    </style:style>
    <style:style style:name="P24" style:family="paragraph" style:parent-style-name="Text_20_body">
      <style:paragraph-properties fo:text-align="justify" style:justify-single-word="false"/>
      <style:text-properties officeooo:paragraph-rsid="013251a1"/>
    </style:style>
    <style:style style:name="P25" style:family="paragraph" style:parent-style-name="Text_20_body">
      <style:paragraph-properties fo:text-align="justify" style:justify-single-word="false"/>
      <style:text-properties officeooo:rsid="00310089" officeooo:paragraph-rsid="011acb81"/>
    </style:style>
    <style:style style:name="P26" style:family="paragraph" style:parent-style-name="Text_20_body">
      <style:paragraph-properties fo:text-align="justify" style:justify-single-word="false"/>
      <style:text-properties style:font-name="Liberation Serif" fo:font-size="12pt" officeooo:rsid="009aad43" officeooo:paragraph-rsid="011bcec4" style:font-size-asian="12pt" style:font-size-complex="12pt"/>
    </style:style>
    <style:style style:name="P27" style:family="paragraph" style:parent-style-name="Text_20_body">
      <style:paragraph-properties fo:text-align="justify" style:justify-single-word="false"/>
      <style:text-properties style:font-name="Liberation Serif" fo:font-size="8pt" fo:font-weight="normal" officeooo:rsid="008601a0" officeooo:paragraph-rsid="00813a0c" style:font-size-asian="7pt" style:font-weight-asian="normal" style:font-size-complex="8pt" style:font-weight-complex="normal"/>
    </style:style>
    <style:style style:name="P28" style:family="paragraph" style:parent-style-name="Text_20_body">
      <style:text-properties style:font-name="Liberation Serif" fo:font-size="8pt" officeooo:rsid="0046d0cc" officeooo:paragraph-rsid="0046d0cc" style:font-size-asian="7pt" style:font-size-complex="8pt"/>
    </style:style>
    <style:style style:name="P29" style:family="paragraph" style:parent-style-name="Text_20_body">
      <style:text-properties officeooo:rsid="0021b1ab"/>
    </style:style>
    <style:style style:name="P30" style:family="paragraph" style:parent-style-name="Text_20_body">
      <style:paragraph-properties fo:text-align="justify" style:justify-single-word="false"/>
      <style:text-properties officeooo:rsid="002352b7" officeooo:paragraph-rsid="011ef782"/>
    </style:style>
    <style:style style:name="P31" style:family="paragraph" style:parent-style-name="Text_20_body">
      <style:paragraph-properties fo:text-align="justify" style:justify-single-word="false"/>
      <style:text-properties officeooo:rsid="00509c9e" officeooo:paragraph-rsid="00509c9e"/>
    </style:style>
    <style:style style:name="P32" style:family="paragraph" style:parent-style-name="Text_20_body">
      <style:paragraph-properties fo:text-align="justify" style:justify-single-word="false"/>
      <style:text-properties officeooo:rsid="007bdbd9" officeooo:paragraph-rsid="007bdbd9"/>
    </style:style>
    <style:style style:name="P33" style:family="paragraph" style:parent-style-name="Text_20_body">
      <style:paragraph-properties fo:text-align="justify" style:justify-single-word="false"/>
      <style:text-properties officeooo:rsid="0080f439" officeooo:paragraph-rsid="0103aca9"/>
    </style:style>
    <style:style style:name="P34" style:family="paragraph" style:parent-style-name="Text_20_body">
      <style:paragraph-properties fo:text-align="justify" style:justify-single-word="false"/>
      <style:text-properties officeooo:rsid="01047c75" officeooo:paragraph-rsid="01047c75"/>
    </style:style>
    <style:style style:name="P35" style:family="paragraph" style:parent-style-name="Text_20_body">
      <style:paragraph-properties fo:text-align="justify" style:justify-single-word="false"/>
      <style:text-properties officeooo:rsid="009d90a7" officeooo:paragraph-rsid="00e9539d"/>
    </style:style>
    <style:style style:name="P36" style:family="paragraph" style:parent-style-name="Text_20_body">
      <style:paragraph-properties fo:text-align="justify" style:justify-single-word="false"/>
      <style:text-properties officeooo:rsid="00e9539d" officeooo:paragraph-rsid="00e9539d"/>
    </style:style>
    <style:style style:name="P37" style:family="paragraph" style:parent-style-name="Text_20_body">
      <style:text-properties officeooo:rsid="009ea806" officeooo:paragraph-rsid="009ea806"/>
    </style:style>
    <style:style style:name="P38" style:family="paragraph" style:parent-style-name="Text_20_body">
      <style:paragraph-properties fo:text-align="justify" style:justify-single-word="false"/>
      <style:text-properties officeooo:rsid="00a96e0a" officeooo:paragraph-rsid="00a96e0a"/>
    </style:style>
    <style:style style:name="P39" style:family="paragraph" style:parent-style-name="Text_20_body">
      <style:paragraph-properties fo:text-align="justify" style:justify-single-word="false"/>
      <style:text-properties officeooo:rsid="00745840" officeooo:paragraph-rsid="00745840"/>
    </style:style>
    <style:style style:name="P40" style:family="paragraph" style:parent-style-name="Text_20_body">
      <style:paragraph-properties fo:text-align="justify" style:justify-single-word="false"/>
      <style:text-properties officeooo:rsid="007624b0" officeooo:paragraph-rsid="007624b0"/>
    </style:style>
    <style:style style:name="P41" style:family="paragraph" style:parent-style-name="Text_20_body">
      <style:paragraph-properties fo:text-align="justify" style:justify-single-word="false"/>
      <style:text-properties fo:font-size="12pt" officeooo:rsid="01057174" officeooo:paragraph-rsid="01057174" style:font-size-asian="10.5pt" style:font-size-complex="12pt"/>
    </style:style>
    <style:style style:name="P42" style:family="paragraph" style:parent-style-name="Text_20_body">
      <style:text-properties fo:font-size="8pt" style:font-size-asian="7pt" style:font-size-complex="8pt"/>
    </style:style>
    <style:style style:name="P43" style:family="paragraph" style:parent-style-name="Text_20_body">
      <style:text-properties fo:font-size="8pt" officeooo:rsid="009ea806" officeooo:paragraph-rsid="009ea806" style:font-size-asian="7pt" style:font-size-complex="8pt"/>
    </style:style>
    <style:style style:name="P44" style:family="paragraph" style:parent-style-name="Text_20_body">
      <style:text-properties fo:font-size="8pt" officeooo:rsid="009d90a7" officeooo:paragraph-rsid="009d90a7" style:font-size-asian="7pt" style:font-size-complex="8pt"/>
    </style:style>
    <style:style style:name="P45" style:family="paragraph" style:parent-style-name="Text_20_body">
      <style:paragraph-properties fo:text-align="justify" style:justify-single-word="false"/>
      <style:text-properties fo:font-size="8pt" officeooo:rsid="009d90a7" officeooo:paragraph-rsid="00e9539d" style:font-size-asian="7pt" style:font-size-complex="8pt"/>
    </style:style>
    <style:style style:name="P46" style:family="paragraph" style:parent-style-name="Text_20_body">
      <style:paragraph-properties fo:text-align="justify" style:justify-single-word="false"/>
      <style:text-properties fo:font-size="8pt" officeooo:rsid="01057174" officeooo:paragraph-rsid="01057174" style:font-size-asian="7pt" style:font-size-complex="8pt"/>
    </style:style>
    <style:style style:name="P47" style:family="paragraph" style:parent-style-name="Text_20_body">
      <style:text-properties fo:font-size="8pt" officeooo:paragraph-rsid="01057174" style:font-size-asian="7pt" style:font-size-complex="8pt"/>
    </style:style>
    <style:style style:name="P48" style:family="paragraph" style:parent-style-name="Text_20_body">
      <style:text-properties fo:font-size="8pt" officeooo:rsid="0028bff9" officeooo:paragraph-rsid="00f9d3dd" style:font-size-asian="7pt" style:font-size-complex="8pt"/>
    </style:style>
    <style:style style:name="P49" style:family="paragraph" style:parent-style-name="Text_20_body">
      <style:text-properties fo:font-size="8pt" officeooo:rsid="0028bff9" officeooo:paragraph-rsid="002ff8f8" style:font-size-asian="7pt" style:font-size-complex="8pt"/>
    </style:style>
    <style:style style:name="P50" style:family="paragraph" style:parent-style-name="Text_20_body">
      <style:paragraph-properties fo:text-align="justify" style:justify-single-word="false"/>
      <style:text-properties fo:font-size="8pt" officeooo:rsid="009aad43" officeooo:paragraph-rsid="009aad43" style:font-size-asian="7pt" style:font-size-complex="8pt"/>
    </style:style>
    <style:style style:name="P51" style:family="paragraph" style:parent-style-name="Text_20_body">
      <style:text-properties fo:font-size="8pt" officeooo:rsid="00974ae1" officeooo:paragraph-rsid="00974ae1" style:font-size-asian="7pt" style:font-size-complex="8pt"/>
    </style:style>
    <style:style style:name="P52" style:family="paragraph" style:parent-style-name="Text_20_body">
      <style:text-properties fo:font-size="6pt" officeooo:rsid="001b1fb4" style:font-size-asian="5.25pt" style:font-size-complex="6pt"/>
    </style:style>
    <style:style style:name="P53" style:family="paragraph" style:parent-style-name="Text_20_body">
      <style:paragraph-properties fo:text-align="justify" style:justify-single-word="false"/>
      <style:text-properties fo:font-style="normal" officeooo:rsid="00913db2" style:font-style-asian="normal" style:font-style-complex="normal"/>
    </style:style>
    <style:style style:name="P54" style:family="paragraph" style:parent-style-name="Text_20_body">
      <style:paragraph-properties fo:text-align="justify" style:justify-single-word="false"/>
      <style:text-properties fo:font-style="normal" officeooo:rsid="00913db2" officeooo:paragraph-rsid="010eca69" style:font-style-asian="normal" style:font-style-complex="normal"/>
    </style:style>
    <style:style style:name="P55" style:family="paragraph" style:parent-style-name="Text_20_body">
      <style:paragraph-properties fo:text-align="justify" style:justify-single-word="false"/>
      <style:text-properties fo:font-style="normal" officeooo:rsid="009446de" officeooo:paragraph-rsid="010eca69" style:font-style-asian="normal" style:font-style-complex="normal"/>
    </style:style>
    <style:style style:name="P56" style:family="paragraph" style:parent-style-name="Text_20_body">
      <style:text-properties officeooo:rsid="005bebc0" officeooo:paragraph-rsid="005bebc0"/>
    </style:style>
    <style:style style:name="P57" style:family="paragraph" style:parent-style-name="Text_20_body">
      <style:paragraph-properties fo:text-align="justify" style:justify-single-word="false"/>
      <style:text-properties officeooo:rsid="009aad43" officeooo:paragraph-rsid="009aad43"/>
    </style:style>
    <style:style style:name="P58" style:family="paragraph" style:parent-style-name="Text_20_body">
      <style:paragraph-properties fo:text-align="center" style:justify-single-word="false"/>
      <style:text-properties officeooo:rsid="004d06a2" officeooo:paragraph-rsid="004d06a2"/>
    </style:style>
    <style:style style:name="P59" style:family="paragraph" style:parent-style-name="Text_20_body">
      <style:paragraph-properties fo:text-align="justify" style:justify-single-word="false"/>
      <style:text-properties style:font-name="LMMono10" fo:font-size="11pt" fo:font-style="normal" fo:font-weight="normal" officeooo:rsid="00f4e203" officeooo:paragraph-rsid="00f4e203" style:font-size-asian="11pt" style:font-style-asian="normal" style:font-weight-asian="normal" style:font-size-complex="11pt" style:font-style-complex="normal" style:font-weight-complex="normal"/>
    </style:style>
    <style:style style:name="P60" style:family="paragraph" style:parent-style-name="Text_20_body">
      <style:text-properties officeooo:paragraph-rsid="0046d0cc"/>
    </style:style>
    <style:style style:name="P61" style:family="paragraph" style:parent-style-name="Table_20_Contents">
      <style:paragraph-properties fo:text-align="justify" style:justify-single-word="false"/>
      <style:text-properties officeooo:paragraph-rsid="0025d66d"/>
    </style:style>
    <style:style style:name="P62" style:family="paragraph" style:parent-style-name="Table_20_Contents">
      <style:paragraph-properties fo:text-align="justify" style:justify-single-word="false"/>
      <style:text-properties officeooo:paragraph-rsid="0122f173"/>
    </style:style>
    <style:style style:name="P63" style:family="paragraph" style:parent-style-name="Table_20_Contents">
      <style:paragraph-properties fo:text-align="justify" style:justify-single-word="false"/>
      <style:text-properties officeooo:paragraph-rsid="01258d02"/>
    </style:style>
    <style:style style:name="P64" style:family="paragraph" style:parent-style-name="Table_20_Contents">
      <style:paragraph-properties fo:text-align="justify" style:justify-single-word="false"/>
      <style:text-properties officeooo:paragraph-rsid="004bab5b"/>
    </style:style>
    <style:style style:name="P65" style:family="paragraph" style:parent-style-name="Table_20_Contents">
      <style:paragraph-properties fo:text-align="justify" style:justify-single-word="false"/>
      <style:text-properties officeooo:paragraph-rsid="0053f690"/>
    </style:style>
    <style:style style:name="P66" style:family="paragraph" style:parent-style-name="Table_20_Contents">
      <style:paragraph-properties fo:text-align="justify" style:justify-single-word="false"/>
      <style:text-properties officeooo:paragraph-rsid="00d65d13"/>
    </style:style>
    <style:style style:name="P67" style:family="paragraph" style:parent-style-name="Table_20_Contents">
      <style:paragraph-properties fo:text-align="justify" style:justify-single-word="false"/>
      <style:text-properties officeooo:paragraph-rsid="005e918d"/>
    </style:style>
    <style:style style:name="P68" style:family="paragraph" style:parent-style-name="Table_20_Contents">
      <style:paragraph-properties fo:text-align="justify" style:justify-single-word="false"/>
      <style:text-properties officeooo:paragraph-rsid="0060aa29"/>
    </style:style>
    <style:style style:name="P69" style:family="paragraph" style:parent-style-name="Table_20_Contents">
      <style:paragraph-properties fo:text-align="justify" style:justify-single-word="false"/>
      <style:text-properties officeooo:paragraph-rsid="0066be5c"/>
    </style:style>
    <style:style style:name="P70" style:family="paragraph" style:parent-style-name="Table_20_Contents">
      <style:paragraph-properties fo:text-align="justify" style:justify-single-word="false"/>
      <style:text-properties officeooo:paragraph-rsid="01569f44"/>
    </style:style>
    <style:style style:name="P71" style:family="paragraph" style:parent-style-name="Table_20_Contents">
      <style:paragraph-properties fo:text-align="justify" style:justify-single-word="false"/>
      <style:text-properties officeooo:paragraph-rsid="008d7eca"/>
    </style:style>
    <style:style style:name="P72" style:family="paragraph" style:parent-style-name="Table_20_Contents">
      <style:paragraph-properties fo:text-align="justify" style:justify-single-word="false"/>
      <style:text-properties officeooo:paragraph-rsid="00e9539d"/>
    </style:style>
    <style:style style:name="P73" style:family="paragraph" style:parent-style-name="Table_20_Contents">
      <style:paragraph-properties fo:text-align="justify" style:justify-single-word="false"/>
      <style:text-properties officeooo:paragraph-rsid="009d90a7"/>
    </style:style>
    <style:style style:name="P74" style:family="paragraph" style:parent-style-name="Table_20_Contents">
      <style:paragraph-properties fo:text-align="justify" style:justify-single-word="false"/>
      <style:text-properties officeooo:paragraph-rsid="009ea806"/>
    </style:style>
    <style:style style:name="P75" style:family="paragraph" style:parent-style-name="Table_20_Contents">
      <style:paragraph-properties fo:text-align="justify" style:justify-single-word="false"/>
      <style:text-properties officeooo:paragraph-rsid="00e91f70"/>
    </style:style>
    <style:style style:name="P76" style:family="paragraph" style:parent-style-name="Table_20_Contents">
      <style:paragraph-properties fo:text-align="justify" style:justify-single-word="false"/>
      <style:text-properties officeooo:paragraph-rsid="00a3bb06"/>
    </style:style>
    <style:style style:name="P77" style:family="paragraph" style:parent-style-name="Table_20_Contents">
      <style:paragraph-properties fo:text-align="justify" style:justify-single-word="false"/>
      <style:text-properties officeooo:paragraph-rsid="011379f0"/>
    </style:style>
    <style:style style:name="P78" style:family="paragraph" style:parent-style-name="Table_20_Contents">
      <style:paragraph-properties fo:text-align="justify" style:justify-single-word="false"/>
      <style:text-properties officeooo:paragraph-rsid="00a96e0a"/>
    </style:style>
    <style:style style:name="P79" style:family="paragraph" style:parent-style-name="Table_20_Contents">
      <style:paragraph-properties fo:text-align="justify" style:justify-single-word="false"/>
      <style:text-properties officeooo:paragraph-rsid="008f1317"/>
    </style:style>
    <style:style style:name="P80" style:family="paragraph" style:parent-style-name="Table_20_Contents">
      <style:paragraph-properties fo:text-align="justify" style:justify-single-word="false"/>
      <style:text-properties officeooo:paragraph-rsid="008bb077"/>
    </style:style>
    <style:style style:name="P81" style:family="paragraph" style:parent-style-name="Table_20_Contents">
      <style:paragraph-properties fo:text-align="justify" style:justify-single-word="false"/>
      <style:text-properties officeooo:paragraph-rsid="007ea488"/>
    </style:style>
    <style:style style:name="P82" style:family="paragraph" style:parent-style-name="Table_20_Contents">
      <style:paragraph-properties fo:text-align="justify" style:justify-single-word="false"/>
      <style:text-properties officeooo:paragraph-rsid="00fa7147"/>
    </style:style>
    <style:style style:name="P83" style:family="paragraph" style:parent-style-name="Table_20_Contents">
      <style:paragraph-properties fo:text-align="justify" style:justify-single-word="false"/>
      <style:text-properties officeooo:paragraph-rsid="005b1153"/>
    </style:style>
    <style:style style:name="P84" style:family="paragraph" style:parent-style-name="Table_20_Contents">
      <style:paragraph-properties fo:text-align="justify" style:justify-single-word="false"/>
      <style:text-properties officeooo:paragraph-rsid="00509c9e"/>
    </style:style>
    <style:style style:name="P85" style:family="paragraph" style:parent-style-name="Table_20_Contents">
      <style:paragraph-properties fo:text-align="justify" style:justify-single-word="false"/>
      <style:text-properties officeooo:paragraph-rsid="00486a98"/>
    </style:style>
    <style:style style:name="P86" style:family="paragraph" style:parent-style-name="Table_20_Contents">
      <style:paragraph-properties fo:text-align="justify" style:justify-single-word="false"/>
      <style:text-properties officeooo:paragraph-rsid="01593136"/>
    </style:style>
    <style:style style:name="P87" style:family="paragraph" style:parent-style-name="Table_20_Contents">
      <style:paragraph-properties fo:text-align="justify" style:justify-single-word="false"/>
      <style:text-properties officeooo:paragraph-rsid="01600f13"/>
    </style:style>
    <style:style style:name="P88" style:family="paragraph" style:parent-style-name="Table_20_Contents">
      <style:paragraph-properties fo:text-align="justify" style:justify-single-word="false"/>
      <style:text-properties officeooo:rsid="00252010" officeooo:paragraph-rsid="00252010"/>
    </style:style>
    <style:style style:name="P89" style:family="paragraph" style:parent-style-name="Table_20_Contents">
      <style:paragraph-properties fo:text-align="justify" style:justify-single-word="false"/>
      <style:text-properties style:font-name="Liberation Serif" officeooo:paragraph-rsid="00c57f51"/>
    </style:style>
    <style:style style:name="P90" style:family="paragraph" style:parent-style-name="Table_20_Contents">
      <style:paragraph-properties fo:text-align="justify" style:justify-single-word="false"/>
      <style:text-properties style:font-name="Liberation Serif" officeooo:paragraph-rsid="0046d0cc"/>
    </style:style>
    <style:style style:name="P91" style:family="paragraph" style:parent-style-name="Table_20_Contents">
      <style:paragraph-properties fo:text-align="justify" style:justify-single-word="false"/>
      <style:text-properties style:font-name="Liberation Serif" officeooo:paragraph-rsid="00509c9e"/>
    </style:style>
    <style:style style:name="P92" style:family="paragraph" style:parent-style-name="Table_20_Contents">
      <style:paragraph-properties fo:text-align="justify" style:justify-single-word="false"/>
      <style:text-properties style:font-name="Liberation Serif" officeooo:rsid="0046d0cc" officeooo:paragraph-rsid="0046d0cc"/>
    </style:style>
    <style:style style:name="P93" style:family="paragraph" style:parent-style-name="Table_20_Contents">
      <style:paragraph-properties fo:text-align="justify" style:justify-single-word="false"/>
      <style:text-properties style:font-name="Liberation Serif" officeooo:rsid="0046d0cc" officeooo:paragraph-rsid="00bd2187"/>
    </style:style>
    <style:style style:name="P94" style:family="paragraph" style:parent-style-name="Table_20_Contents">
      <style:paragraph-properties fo:text-align="justify" style:justify-single-word="false"/>
      <style:text-properties style:font-name="Liberation Serif" officeooo:rsid="0046d0cc" officeooo:paragraph-rsid="012f6d87"/>
    </style:style>
    <style:style style:name="P95" style:family="paragraph" style:parent-style-name="Table_20_Contents">
      <style:paragraph-properties fo:text-align="justify" style:justify-single-word="false"/>
      <style:text-properties style:font-name="Liberation Serif" officeooo:rsid="0046d0cc" officeooo:paragraph-rsid="00509c9e"/>
    </style:style>
    <style:style style:name="P96" style:family="paragraph" style:parent-style-name="Table_20_Contents">
      <style:paragraph-properties fo:text-align="justify" style:justify-single-word="false"/>
      <style:text-properties style:font-name="Liberation Serif" officeooo:rsid="0046d0cc" officeooo:paragraph-rsid="0132ca13"/>
    </style:style>
    <style:style style:name="P97" style:family="paragraph" style:parent-style-name="Table_20_Contents">
      <style:paragraph-properties fo:text-align="center" style:justify-single-word="false"/>
      <style:text-properties style:font-name="Liberation Serif" fo:font-size="12pt" officeooo:rsid="008934dd" officeooo:paragraph-rsid="008d7eca" style:font-size-asian="12pt" style:font-size-complex="12pt"/>
    </style:style>
    <style:style style:name="P98" style:family="paragraph" style:parent-style-name="Table_20_Contents">
      <style:paragraph-properties fo:text-align="center" style:justify-single-word="false"/>
      <style:text-properties style:font-name="Liberation Serif" fo:font-size="12pt" officeooo:rsid="008934dd" officeooo:paragraph-rsid="008934dd" style:font-size-asian="12pt" style:font-size-complex="12pt"/>
    </style:style>
    <style:style style:name="P99" style:family="paragraph" style:parent-style-name="Table_20_Contents">
      <style:paragraph-properties fo:text-align="center" style:justify-single-word="false"/>
      <style:text-properties style:font-name="Liberation Serif" fo:font-size="12pt" officeooo:paragraph-rsid="008d7eca" style:font-size-asian="12pt" style:font-size-complex="12pt"/>
    </style:style>
    <style:style style:name="P100" style:family="paragraph" style:parent-style-name="Table_20_Contents">
      <style:paragraph-properties fo:text-align="center" style:justify-single-word="false"/>
      <style:text-properties style:font-name="Liberation Serif" fo:font-size="12pt" officeooo:paragraph-rsid="008934dd" style:font-size-asian="12pt" style:font-size-complex="12pt"/>
    </style:style>
    <style:style style:name="P101" style:family="paragraph" style:parent-style-name="Table_20_Contents">
      <style:paragraph-properties fo:text-align="justify" style:justify-single-word="false"/>
      <style:text-properties officeooo:rsid="00486a98" officeooo:paragraph-rsid="00486a98"/>
    </style:style>
    <style:style style:name="P102" style:family="paragraph" style:parent-style-name="Table_20_Contents">
      <style:paragraph-properties fo:text-align="justify" style:justify-single-word="false"/>
      <style:text-properties officeooo:rsid="00486a98" officeooo:paragraph-rsid="00509c9e"/>
    </style:style>
    <style:style style:name="P103" style:family="paragraph" style:parent-style-name="Table_20_Contents">
      <style:paragraph-properties fo:text-align="justify" style:justify-single-word="false"/>
      <style:text-properties officeooo:rsid="00486a98" officeooo:paragraph-rsid="0139c39e"/>
    </style:style>
    <style:style style:name="P104" style:family="paragraph" style:parent-style-name="Table_20_Contents">
      <style:paragraph-properties fo:text-align="justify" style:justify-single-word="false"/>
      <style:text-properties officeooo:rsid="00486a98" officeooo:paragraph-rsid="00f6dc71"/>
    </style:style>
    <style:style style:name="P105" style:family="paragraph" style:parent-style-name="Table_20_Contents">
      <style:text-properties style:font-name="LMMono10" fo:font-size="11pt" fo:font-style="italic" officeooo:rsid="0047262b" officeooo:paragraph-rsid="0047262b" style:font-size-asian="11pt" style:font-style-asian="italic" style:font-size-complex="11pt" style:font-style-complex="italic"/>
    </style:style>
    <style:style style:name="P106" style:family="paragraph" style:parent-style-name="Table_20_Contents">
      <style:text-properties style:font-name="LMMono10" fo:font-size="11pt" fo:font-style="italic" officeooo:rsid="0047262b" officeooo:paragraph-rsid="00509c9e" style:font-size-asian="11pt" style:font-style-asian="italic" style:font-size-complex="11pt" style:font-style-complex="italic"/>
    </style:style>
    <style:style style:name="P107" style:family="paragraph" style:parent-style-name="Table_20_Contents">
      <style:paragraph-properties fo:text-align="justify" style:justify-single-word="false"/>
      <style:text-properties style:font-name="LMMono10" fo:font-size="11pt" fo:font-style="italic" officeooo:rsid="00a23593" officeooo:paragraph-rsid="00a23593" style:font-size-asian="11pt" style:font-style-asian="italic" style:font-size-complex="11pt" style:font-style-complex="italic"/>
    </style:style>
    <style:style style:name="P108" style:family="paragraph" style:parent-style-name="Table_20_Contents">
      <style:text-properties style:font-name="LMMono10" fo:font-size="11pt" fo:font-style="italic" officeooo:rsid="00fa1caa" officeooo:paragraph-rsid="00fa1caa" style:font-size-asian="11pt" style:font-style-asian="italic" style:font-size-complex="11pt" style:font-style-complex="italic"/>
    </style:style>
    <style:style style:name="P109" style:family="paragraph" style:parent-style-name="Table_20_Contents">
      <style:text-properties style:font-name="LMMono10" fo:font-size="11pt" fo:font-style="italic" officeooo:rsid="00649cc9" officeooo:paragraph-rsid="00649cc9" style:font-size-asian="11pt" style:font-style-asian="italic" style:font-size-complex="11pt" style:font-style-complex="italic"/>
    </style:style>
    <style:style style:name="P110" style:family="paragraph" style:parent-style-name="Table_20_Contents">
      <style:text-properties style:font-name="LMMono10" fo:font-size="11pt" fo:font-style="italic" officeooo:rsid="007624b0" officeooo:paragraph-rsid="007624b0" style:font-size-asian="11pt" style:font-style-asian="italic" style:font-size-complex="11pt" style:font-style-complex="italic"/>
    </style:style>
    <style:style style:name="P111" style:family="paragraph" style:parent-style-name="Table_20_Contents">
      <style:paragraph-properties fo:text-align="justify" style:justify-single-word="false"/>
      <style:text-properties style:font-name="LMMono10" fo:font-size="11pt" fo:font-style="italic" officeooo:rsid="00913db2" officeooo:paragraph-rsid="00913db2" style:font-size-asian="11pt" style:font-style-asian="italic" style:font-size-complex="11pt" style:font-style-complex="italic"/>
    </style:style>
    <style:style style:name="P112" style:family="paragraph" style:parent-style-name="Table_20_Contents">
      <style:paragraph-properties fo:text-align="justify" style:justify-single-word="false"/>
      <style:text-properties style:font-name="LMMono10" fo:font-size="11pt" fo:font-style="italic" officeooo:rsid="010eca69" officeooo:paragraph-rsid="010eca69" style:font-size-asian="11pt" style:font-style-asian="italic" style:font-size-complex="11pt" style:font-style-complex="italic"/>
    </style:style>
    <style:style style:name="P113" style:family="paragraph" style:parent-style-name="Table_20_Contents">
      <style:text-properties style:font-name="LMMono10" fo:font-size="11pt" fo:font-style="italic" officeooo:rsid="00e1152c" officeooo:paragraph-rsid="010eca69" style:font-size-asian="11pt" style:font-style-asian="italic" style:font-size-complex="11pt" style:font-style-complex="italic"/>
    </style:style>
    <style:style style:name="P114" style:family="paragraph" style:parent-style-name="Table_20_Contents">
      <style:text-properties style:font-name="LMMono10" fo:font-size="11pt" fo:font-style="italic" officeooo:rsid="00ea8366" officeooo:paragraph-rsid="00ea8366" style:font-size-asian="11pt" style:font-style-asian="italic" style:font-size-complex="11pt" style:font-style-complex="italic"/>
    </style:style>
    <style:style style:name="P115" style:family="paragraph" style:parent-style-name="Table_20_Contents">
      <style:text-properties style:font-name="LMMono10" fo:font-size="11pt" fo:font-style="italic" officeooo:rsid="009d90a7" officeooo:paragraph-rsid="009d90a7" style:font-size-asian="11pt" style:font-style-asian="italic" style:font-size-complex="11pt" style:font-style-complex="italic"/>
    </style:style>
    <style:style style:name="P116" style:family="paragraph" style:parent-style-name="Table_20_Contents">
      <style:text-properties style:font-name="LMMono10" fo:font-size="11pt" fo:font-style="italic" officeooo:rsid="009ea806" officeooo:paragraph-rsid="009ea806" style:font-size-asian="11pt" style:font-style-asian="italic" style:font-size-complex="11pt" style:font-style-complex="italic"/>
    </style:style>
    <style:style style:name="P117" style:family="paragraph" style:parent-style-name="Table_20_Contents">
      <style:paragraph-properties fo:text-align="justify" style:justify-single-word="false"/>
      <style:text-properties style:font-name="LMMono10" fo:font-size="11pt" fo:font-style="italic" officeooo:rsid="00a96e0a" officeooo:paragraph-rsid="00a96e0a" style:font-size-asian="11pt" style:font-style-asian="italic" style:font-size-complex="11pt" style:font-style-complex="italic"/>
    </style:style>
    <style:style style:name="P118" style:family="paragraph" style:parent-style-name="Table_20_Contents">
      <style:paragraph-properties fo:text-align="justify" style:justify-single-word="false"/>
      <style:text-properties style:font-name="LMMono10" fo:font-size="11pt" fo:font-style="italic" officeooo:rsid="00249afa" officeooo:paragraph-rsid="00249afa" style:font-size-asian="11pt" style:font-style-asian="italic" style:font-size-complex="11pt" style:font-style-complex="italic"/>
    </style:style>
    <style:style style:name="P119" style:family="paragraph" style:parent-style-name="Table_20_Contents">
      <style:text-properties style:font-name="LMMono10" fo:font-size="11pt" fo:font-style="italic" officeooo:rsid="00f648de" officeooo:paragraph-rsid="00f648de" style:font-size-asian="11pt" style:font-style-asian="italic" style:font-size-complex="11pt" style:font-style-complex="italic"/>
    </style:style>
    <style:style style:name="P120" style:family="paragraph" style:parent-style-name="Table_20_Contents">
      <style:text-properties style:font-name="LMMono10" fo:font-size="11pt" fo:font-style="italic" officeooo:rsid="00bc749e" officeooo:paragraph-rsid="00bc749e" style:font-size-asian="11pt" style:font-style-asian="italic" style:font-size-complex="11pt" style:font-style-complex="italic"/>
    </style:style>
    <style:style style:name="P121" style:family="paragraph" style:parent-style-name="Table_20_Contents">
      <style:text-properties style:font-name="LMMono10" fo:font-size="11pt" fo:font-style="italic" officeooo:rsid="004bab5b" officeooo:paragraph-rsid="004bab5b" style:font-size-asian="11pt" style:font-style-asian="italic" style:font-size-complex="11pt" style:font-style-complex="italic"/>
    </style:style>
    <style:style style:name="P122" style:family="paragraph" style:parent-style-name="Table_20_Contents">
      <style:text-properties style:font-name="LMMono10" fo:font-size="11pt" fo:font-style="italic" officeooo:rsid="004bab5b" officeooo:paragraph-rsid="0053f690" style:font-size-asian="11pt" style:font-style-asian="italic" style:font-size-complex="11pt" style:font-style-complex="italic"/>
    </style:style>
    <style:style style:name="P123" style:family="paragraph" style:parent-style-name="Table_20_Contents">
      <style:text-properties style:font-name="LMMono10" fo:font-size="11pt" fo:font-style="italic" officeooo:rsid="00f6dc71" officeooo:paragraph-rsid="00f6dc71" style:font-size-asian="11pt" style:font-style-asian="italic" style:font-size-complex="11pt" style:font-style-complex="italic"/>
    </style:style>
    <style:style style:name="P124" style:family="paragraph" style:parent-style-name="Table_20_Contents">
      <style:text-properties style:font-name="LMMono10" fo:font-size="11pt" fo:font-style="italic" officeooo:rsid="00509c9e" officeooo:paragraph-rsid="00509c9e" style:font-size-asian="11pt" style:font-style-asian="italic" style:font-size-complex="11pt" style:font-style-complex="italic"/>
    </style:style>
    <style:style style:name="P125" style:family="paragraph" style:parent-style-name="Table_20_Contents">
      <style:text-properties style:font-name="LMMono10" fo:font-size="11pt" fo:font-style="italic" officeooo:rsid="0053f690" officeooo:paragraph-rsid="0053f690" style:font-size-asian="11pt" style:font-style-asian="italic" style:font-size-complex="11pt" style:font-style-complex="italic"/>
    </style:style>
    <style:style style:name="P126" style:family="paragraph" style:parent-style-name="Table_20_Contents">
      <style:text-properties style:font-name="LMMono10" fo:font-size="11pt" fo:font-style="italic" officeooo:rsid="00d65d13" officeooo:paragraph-rsid="00d65d13" style:font-size-asian="11pt" style:font-style-asian="italic" style:font-size-complex="11pt" style:font-style-complex="italic"/>
    </style:style>
    <style:style style:name="P127" style:family="paragraph" style:parent-style-name="Table_20_Contents">
      <style:text-properties style:font-name="LMMono10" fo:font-size="11pt" fo:font-style="italic" officeooo:rsid="005b1153" officeooo:paragraph-rsid="005b1153" style:font-size-asian="11pt" style:font-style-asian="italic" style:font-size-complex="11pt" style:font-style-complex="italic"/>
    </style:style>
    <style:style style:name="P128" style:family="paragraph" style:parent-style-name="Table_20_Contents">
      <style:text-properties style:font-name="LMMono10" fo:font-size="11pt" fo:font-style="italic" officeooo:rsid="00eea3fa" officeooo:paragraph-rsid="005b1153" style:font-size-asian="11pt" style:font-style-asian="italic" style:font-size-complex="11pt" style:font-style-complex="italic"/>
    </style:style>
    <style:style style:name="P129" style:family="paragraph" style:parent-style-name="Table_20_Contents">
      <style:text-properties style:font-name="LMMono10" fo:font-size="11pt" fo:font-style="italic" fo:font-weight="bold" officeooo:rsid="007624b0" officeooo:paragraph-rsid="007624b0" style:font-size-asian="11pt" style:font-style-asian="italic" style:font-weight-asian="bold" style:font-size-complex="11pt" style:font-style-complex="italic" style:font-weight-complex="bold"/>
    </style:style>
    <style:style style:name="P130" style:family="paragraph" style:parent-style-name="Table_20_Contents">
      <style:paragraph-properties fo:text-align="justify" style:justify-single-word="false"/>
      <style:text-properties style:font-name="LMMono10" fo:font-size="11pt" fo:font-style="italic" fo:font-weight="bold" officeooo:rsid="007ea488" officeooo:paragraph-rsid="007ea488" style:font-size-asian="11pt" style:font-style-asian="italic" style:font-weight-asian="bold" style:font-size-complex="11pt" style:font-style-complex="italic" style:font-weight-complex="bold"/>
    </style:style>
    <style:style style:name="P131" style:family="paragraph" style:parent-style-name="Table_20_Contents">
      <style:text-properties style:font-name="LMMono10" fo:font-size="11pt" fo:font-style="normal" officeooo:rsid="013fe356" officeooo:paragraph-rsid="005b1153" style:font-size-asian="11pt" style:font-style-asian="normal" style:font-size-complex="11pt" style:font-style-complex="normal"/>
    </style:style>
    <style:style style:name="P132" style:family="paragraph" style:parent-style-name="Table_20_Contents">
      <style:text-properties style:font-name="LMMono10" fo:font-size="11pt" fo:font-style="normal" officeooo:rsid="0047262b" officeooo:paragraph-rsid="0047262b" style:font-size-asian="11pt" style:font-style-asian="normal" style:font-size-complex="11pt" style:font-style-complex="normal"/>
    </style:style>
    <style:style style:name="P133" style:family="paragraph" style:parent-style-name="Table_20_Contents">
      <style:text-properties style:font-name="LMMono10" fo:font-size="11pt" fo:font-style="normal" officeooo:rsid="0047262b" officeooo:paragraph-rsid="00509c9e" style:font-size-asian="11pt" style:font-style-asian="normal" style:font-size-complex="11pt" style:font-style-complex="normal"/>
    </style:style>
    <style:style style:name="P134" style:family="paragraph" style:parent-style-name="Table_20_Contents">
      <style:text-properties style:font-name="LMMono10" fo:font-size="11pt" fo:font-style="normal" officeooo:rsid="005b1153" officeooo:paragraph-rsid="005b1153" style:font-size-asian="11pt" style:font-style-asian="normal" style:font-size-complex="11pt" style:font-style-complex="normal"/>
    </style:style>
    <style:style style:name="P135" style:family="paragraph" style:parent-style-name="Table_20_Contents">
      <style:text-properties style:font-name="LMMono10" fo:font-size="11pt" fo:font-style="normal" officeooo:rsid="00f66757" officeooo:paragraph-rsid="00f66757" style:font-size-asian="11pt" style:font-style-asian="normal" style:font-size-complex="11pt" style:font-style-complex="normal"/>
    </style:style>
    <style:style style:name="P136" style:family="paragraph" style:parent-style-name="Table_20_Contents">
      <style:text-properties style:font-name="LMMono10" fo:font-size="11pt" fo:font-style="normal" officeooo:rsid="00f6dc71" officeooo:paragraph-rsid="00f6dc71" style:font-size-asian="11pt" style:font-style-asian="normal" style:font-size-complex="11pt" style:font-style-complex="normal"/>
    </style:style>
    <style:style style:name="P137" style:family="paragraph" style:parent-style-name="Table_20_Contents">
      <style:text-properties style:font-name="LMMono10" fo:font-size="11pt" style:font-size-asian="11pt" style:font-size-complex="11pt"/>
    </style:style>
    <style:style style:name="P138" style:family="paragraph" style:parent-style-name="Table_20_Contents">
      <style:text-properties style:font-name="LMMono10" fo:font-size="11pt" officeooo:rsid="0046d0cc" officeooo:paragraph-rsid="0046d0cc" style:font-size-asian="11pt" style:font-size-complex="11pt"/>
    </style:style>
    <style:style style:name="P139" style:family="paragraph" style:parent-style-name="Table_20_Contents">
      <style:text-properties style:font-name="LMMono10" fo:font-size="11pt" officeooo:rsid="0046d0cc" officeooo:paragraph-rsid="00509c9e" style:font-size-asian="11pt" style:font-size-complex="11pt"/>
    </style:style>
    <style:style style:name="P140" style:family="paragraph" style:parent-style-name="Table_20_Contents">
      <style:text-properties style:font-name="LMMono10" fo:font-size="11pt" officeooo:rsid="00bd2187" officeooo:paragraph-rsid="00bd2187" style:font-size-asian="11pt" style:font-size-complex="11pt"/>
    </style:style>
    <style:style style:name="P141" style:family="paragraph" style:parent-style-name="Table_20_Contents">
      <style:text-properties style:font-name="LMMono10" fo:font-size="11pt" officeooo:rsid="00f648de" officeooo:paragraph-rsid="00f648de" style:font-size-asian="11pt" style:font-size-complex="11pt"/>
    </style:style>
    <style:style style:name="P142" style:family="paragraph" style:parent-style-name="Table_20_Contents">
      <style:text-properties style:font-name="LMMono10" fo:font-size="11pt" officeooo:rsid="00f6dc71" officeooo:paragraph-rsid="00f6dc71" style:font-size-asian="11pt" style:font-size-complex="11pt"/>
    </style:style>
    <style:style style:name="P143" style:family="paragraph" style:parent-style-name="Table_20_Contents">
      <style:text-properties style:font-name="LMMono10" fo:font-size="11pt" officeooo:rsid="005bebc0" officeooo:paragraph-rsid="005bebc0" style:font-size-asian="11pt" style:font-size-complex="11pt"/>
    </style:style>
    <style:style style:name="P144" style:family="paragraph" style:parent-style-name="Table_20_Contents">
      <style:text-properties style:font-name="LMMono10" fo:font-size="11pt" officeooo:rsid="00f8687c" officeooo:paragraph-rsid="00f8687c" style:font-size-asian="11pt" style:font-size-complex="11pt"/>
    </style:style>
    <style:style style:name="P145" style:family="paragraph" style:parent-style-name="Table_20_Contents">
      <style:text-properties style:font-name="LMMono10" fo:font-size="11pt" officeooo:paragraph-rsid="00649cc9" style:font-size-asian="11pt" style:font-size-complex="11pt"/>
    </style:style>
    <style:style style:name="P146" style:family="paragraph" style:parent-style-name="Table_20_Contents">
      <style:text-properties style:font-name="LMMono10" fo:font-size="11pt" officeooo:rsid="00fa7147" officeooo:paragraph-rsid="00fa7147" style:font-size-asian="11pt" style:font-size-complex="11pt"/>
    </style:style>
    <style:style style:name="P147" style:family="paragraph" style:parent-style-name="Table_20_Contents">
      <style:paragraph-properties fo:text-align="justify" style:justify-single-word="false"/>
      <style:text-properties style:font-name="LMMono10" fo:font-size="11pt" officeooo:rsid="00faeda5" officeooo:paragraph-rsid="00faeda5" style:font-size-asian="11pt" style:font-size-complex="11pt"/>
    </style:style>
    <style:style style:name="P148" style:family="paragraph" style:parent-style-name="Table_20_Contents">
      <style:paragraph-properties fo:text-align="justify" style:justify-single-word="false"/>
      <style:text-properties style:font-name="LMMono10" fo:font-size="11pt" officeooo:rsid="007624b0" officeooo:paragraph-rsid="007624b0" style:font-size-asian="11pt" style:font-size-complex="11pt"/>
    </style:style>
    <style:style style:name="P149" style:family="paragraph" style:parent-style-name="Table_20_Contents">
      <style:paragraph-properties fo:text-align="justify" style:justify-single-word="false"/>
      <style:text-properties style:font-name="LMMono10" fo:font-size="11pt" officeooo:rsid="010eca69" officeooo:paragraph-rsid="010eca69" style:font-size-asian="11pt" style:font-size-complex="11pt"/>
    </style:style>
    <style:style style:name="P150" style:family="paragraph" style:parent-style-name="Table_20_Contents">
      <style:text-properties style:font-name="LMMono10" fo:font-size="11pt" officeooo:rsid="010eca69" officeooo:paragraph-rsid="010eca69" style:font-size-asian="11pt" style:font-size-complex="11pt"/>
    </style:style>
    <style:style style:name="P151" style:family="paragraph" style:parent-style-name="Table_20_Contents">
      <style:text-properties style:font-name="LMMono10" fo:font-size="11pt" officeooo:rsid="00e1152c" officeooo:paragraph-rsid="010eca69" style:font-size-asian="11pt" style:font-size-complex="11pt"/>
    </style:style>
    <style:style style:name="P152" style:family="paragraph" style:parent-style-name="Table_20_Contents">
      <style:text-properties style:font-name="LMMono10" fo:font-size="11pt" officeooo:rsid="0089e496" officeooo:paragraph-rsid="0089e496" style:font-size-asian="11pt" style:font-size-complex="11pt"/>
    </style:style>
    <style:style style:name="P153" style:family="paragraph" style:parent-style-name="Table_20_Contents">
      <style:text-properties style:font-name="LMMono10" fo:font-size="11pt" officeooo:rsid="008bb077" officeooo:paragraph-rsid="008bb077" style:font-size-asian="11pt" style:font-size-complex="11pt"/>
    </style:style>
    <style:style style:name="P154" style:family="paragraph" style:parent-style-name="Table_20_Contents">
      <style:text-properties style:font-name="LMMono10" fo:font-size="11pt" officeooo:rsid="008bb077" officeooo:paragraph-rsid="008d7eca" style:font-size-asian="11pt" style:font-size-complex="11pt"/>
    </style:style>
    <style:style style:name="P155" style:family="paragraph" style:parent-style-name="Table_20_Contents">
      <style:text-properties style:font-name="LMMono10" fo:font-size="11pt" officeooo:rsid="008d7eca" officeooo:paragraph-rsid="008d7eca" style:font-size-asian="11pt" style:font-size-complex="11pt"/>
    </style:style>
    <style:style style:name="P156" style:family="paragraph" style:parent-style-name="Table_20_Contents">
      <style:text-properties style:font-name="LMMono10" fo:font-size="11pt" officeooo:rsid="008f1317" officeooo:paragraph-rsid="008f1317" style:font-size-asian="11pt" style:font-size-complex="11pt"/>
    </style:style>
    <style:style style:name="P157" style:family="paragraph" style:parent-style-name="Table_20_Contents">
      <style:text-properties style:font-name="LMMono10" fo:font-size="11pt" officeooo:rsid="01104cb9" officeooo:paragraph-rsid="008f1317" style:font-size-asian="11pt" style:font-size-complex="11pt"/>
    </style:style>
    <style:style style:name="P158" style:family="paragraph" style:parent-style-name="Table_20_Contents">
      <style:text-properties style:font-name="LMMono10" fo:font-size="11pt" officeooo:rsid="009d90a7" officeooo:paragraph-rsid="00e9539d" style:font-size-asian="11pt" style:font-size-complex="11pt"/>
    </style:style>
    <style:style style:name="P159" style:family="paragraph" style:parent-style-name="Table_20_Contents">
      <style:text-properties style:font-name="LMMono10" fo:font-size="11pt" officeooo:rsid="009d90a7" officeooo:paragraph-rsid="009d90a7" style:font-size-asian="11pt" style:font-size-complex="11pt"/>
    </style:style>
    <style:style style:name="P160" style:family="paragraph" style:parent-style-name="Table_20_Contents">
      <style:text-properties style:font-name="LMMono10" fo:font-size="11pt" officeooo:rsid="009ea806" officeooo:paragraph-rsid="009ea806" style:font-size-asian="11pt" style:font-size-complex="11pt"/>
    </style:style>
    <style:style style:name="P161" style:family="paragraph" style:parent-style-name="Table_20_Contents">
      <style:paragraph-properties fo:text-align="justify" style:justify-single-word="false"/>
      <style:text-properties style:font-name="LMMono10" fo:font-size="11pt" officeooo:rsid="00a23593" officeooo:paragraph-rsid="00a23593" style:font-size-asian="11pt" style:font-size-complex="11pt"/>
    </style:style>
    <style:style style:name="P162" style:family="paragraph" style:parent-style-name="Table_20_Contents">
      <style:paragraph-properties fo:text-align="justify" style:justify-single-word="false"/>
      <style:text-properties style:font-name="LMMono10" fo:font-size="11pt" officeooo:rsid="00a8f2f8" officeooo:paragraph-rsid="00a8f2f8" style:font-size-asian="11pt" style:font-size-complex="11pt"/>
    </style:style>
    <style:style style:name="P163" style:family="paragraph" style:parent-style-name="Table_20_Contents">
      <style:paragraph-properties fo:text-align="justify" style:justify-single-word="false"/>
      <style:text-properties style:font-name="LMMono10" fo:font-size="11pt" officeooo:rsid="00a96e0a" officeooo:paragraph-rsid="00a96e0a" style:font-size-asian="11pt" style:font-size-complex="11pt"/>
    </style:style>
    <style:style style:name="P164" style:family="paragraph" style:parent-style-name="Table_20_Contents">
      <style:paragraph-properties fo:text-align="justify" style:justify-single-word="false"/>
      <style:text-properties officeooo:rsid="004bab5b" officeooo:paragraph-rsid="004bab5b"/>
    </style:style>
    <style:style style:name="P165" style:family="paragraph" style:parent-style-name="Table_20_Contents">
      <style:paragraph-properties fo:text-align="justify" style:justify-single-word="false"/>
      <style:text-properties officeooo:rsid="004bab5b" officeooo:paragraph-rsid="0053f690"/>
    </style:style>
    <style:style style:name="P166" style:family="paragraph" style:parent-style-name="Table_20_Contents">
      <style:paragraph-properties fo:text-align="justify" style:justify-single-word="false"/>
      <style:text-properties officeooo:rsid="005bebc0" officeooo:paragraph-rsid="005bebc0"/>
    </style:style>
    <style:style style:name="P167" style:family="paragraph" style:parent-style-name="Table_20_Contents">
      <style:paragraph-properties fo:text-align="justify" style:justify-single-word="false"/>
      <style:text-properties officeooo:rsid="005e918d" officeooo:paragraph-rsid="005e918d"/>
    </style:style>
    <style:style style:name="P168" style:family="paragraph" style:parent-style-name="Table_20_Contents">
      <style:paragraph-properties fo:text-align="justify" style:justify-single-word="false"/>
      <style:text-properties officeooo:rsid="005e918d" officeooo:paragraph-rsid="005fc32d"/>
    </style:style>
    <style:style style:name="P169" style:family="paragraph" style:parent-style-name="Table_20_Contents">
      <style:paragraph-properties fo:text-align="justify" style:justify-single-word="false"/>
      <style:text-properties officeooo:rsid="0066be5c" officeooo:paragraph-rsid="0066be5c"/>
    </style:style>
    <style:style style:name="P170" style:family="paragraph" style:parent-style-name="Table_20_Contents">
      <style:text-properties officeooo:paragraph-rsid="0066be5c"/>
    </style:style>
    <style:style style:name="P171" style:family="paragraph" style:parent-style-name="Table_20_Contents">
      <style:paragraph-properties fo:text-align="justify" style:justify-single-word="false"/>
      <style:text-properties officeooo:rsid="007624b0" officeooo:paragraph-rsid="007624b0"/>
    </style:style>
    <style:style style:name="P172" style:family="paragraph" style:parent-style-name="Table_20_Contents">
      <style:paragraph-properties fo:text-align="justify" style:justify-single-word="false"/>
      <style:text-properties officeooo:rsid="00770b63" officeooo:paragraph-rsid="00770b63"/>
    </style:style>
    <style:style style:name="P173" style:family="paragraph" style:parent-style-name="Table_20_Contents">
      <style:paragraph-properties fo:text-align="justify" style:justify-single-word="false"/>
      <style:text-properties officeooo:rsid="00770b63" officeooo:paragraph-rsid="01531c7c"/>
    </style:style>
    <style:style style:name="P174" style:family="paragraph" style:parent-style-name="Table_20_Contents">
      <style:paragraph-properties fo:text-align="justify" style:justify-single-word="false"/>
      <style:text-properties officeooo:rsid="00913db2" officeooo:paragraph-rsid="00913db2"/>
    </style:style>
    <style:style style:name="P175" style:family="paragraph" style:parent-style-name="Table_20_Contents">
      <style:paragraph-properties fo:text-align="justify" style:justify-single-word="false"/>
      <style:text-properties officeooo:rsid="00913db2" officeooo:paragraph-rsid="010eca69"/>
    </style:style>
    <style:style style:name="P176" style:family="paragraph" style:parent-style-name="Table_20_Contents">
      <style:paragraph-properties fo:text-align="justify" style:justify-single-word="false"/>
      <style:text-properties officeooo:rsid="00e2fa09" officeooo:paragraph-rsid="010eca69"/>
    </style:style>
    <style:style style:name="P177" style:family="paragraph" style:parent-style-name="Table_20_Contents">
      <style:paragraph-properties fo:text-align="justify" style:justify-single-word="false"/>
      <style:text-properties officeooo:rsid="00a96e0a" officeooo:paragraph-rsid="01600f13"/>
    </style:style>
    <style:style style:name="P178" style:family="paragraph" style:parent-style-name="Table_20_Contents">
      <style:paragraph-properties fo:text-align="justify" style:justify-single-word="false"/>
      <style:text-properties officeooo:rsid="00a96e0a" officeooo:paragraph-rsid="00a96e0a"/>
    </style:style>
    <style:style style:name="P179" style:family="paragraph" style:parent-style-name="Table_20_Contents">
      <style:paragraph-properties fo:text-align="justify" style:justify-single-word="false"/>
      <style:text-properties officeooo:rsid="008bb077" officeooo:paragraph-rsid="0089e496"/>
    </style:style>
    <style:style style:name="P180" style:family="paragraph" style:parent-style-name="Table_20_Contents">
      <style:paragraph-properties fo:text-align="justify" style:justify-single-word="false"/>
      <style:text-properties officeooo:rsid="008bb077" officeooo:paragraph-rsid="008bb077"/>
    </style:style>
    <style:style style:name="P181" style:family="paragraph" style:parent-style-name="Table_20_Contents">
      <style:paragraph-properties fo:text-align="justify" style:justify-single-word="false"/>
      <style:text-properties officeooo:rsid="008bb077" officeooo:paragraph-rsid="008d7eca"/>
    </style:style>
    <style:style style:name="P182" style:family="paragraph" style:parent-style-name="Table_20_Contents">
      <style:paragraph-properties fo:text-align="justify" style:justify-single-word="false"/>
      <style:text-properties officeooo:rsid="00a8f2f8" officeooo:paragraph-rsid="00a8f2f8"/>
    </style:style>
    <style:style style:name="P183" style:family="paragraph" style:parent-style-name="Table_20_Contents">
      <style:paragraph-properties fo:text-align="justify" style:justify-single-word="false"/>
      <style:text-properties officeooo:rsid="00a3bb06" officeooo:paragraph-rsid="00a3bb06"/>
    </style:style>
    <style:style style:name="P184" style:family="paragraph" style:parent-style-name="Table_20_Contents">
      <style:paragraph-properties fo:text-align="justify" style:justify-single-word="false"/>
      <style:text-properties officeooo:rsid="00ea8366" officeooo:paragraph-rsid="00ea8366"/>
    </style:style>
    <style:style style:name="P185" style:family="paragraph" style:parent-style-name="Table_20_Contents">
      <style:paragraph-properties fo:text-align="justify" style:justify-single-word="false"/>
      <style:text-properties officeooo:rsid="008f1317" officeooo:paragraph-rsid="008f1317"/>
    </style:style>
    <style:style style:name="P186" style:family="paragraph" style:parent-style-name="Table_20_Contents">
      <style:paragraph-properties fo:text-align="justify" style:justify-single-word="false"/>
      <style:text-properties officeooo:rsid="007ea488" officeooo:paragraph-rsid="007ea488"/>
    </style:style>
    <style:style style:name="P187" style:family="paragraph" style:parent-style-name="Table_20_Contents">
      <style:paragraph-properties fo:text-align="justify" style:justify-single-word="false"/>
      <style:text-properties officeooo:rsid="0053f690" officeooo:paragraph-rsid="0053f690"/>
    </style:style>
    <style:style style:name="P188" style:family="paragraph" style:parent-style-name="Table_20_Contents">
      <style:paragraph-properties fo:text-align="justify" style:justify-single-word="false"/>
      <style:text-properties officeooo:rsid="00bc749e" officeooo:paragraph-rsid="00bc749e"/>
    </style:style>
    <style:style style:name="P189" style:family="paragraph" style:parent-style-name="Table_20_Contents">
      <style:paragraph-properties fo:text-align="justify" style:justify-single-word="false"/>
      <style:text-properties fo:color="#800000" style:font-name="LMMono10" fo:font-size="11pt" fo:font-style="italic" officeooo:rsid="00249afa" officeooo:paragraph-rsid="00249afa" style:font-size-asian="11pt" style:font-style-asian="italic" style:font-size-complex="11pt" style:font-style-complex="italic"/>
    </style:style>
    <style:style style:name="P190" style:family="paragraph" style:parent-style-name="Table_20_Contents">
      <style:paragraph-properties fo:text-align="justify" style:justify-single-word="false"/>
      <style:text-properties fo:color="#000080" style:font-name="LMMono10" fo:font-size="11pt" fo:font-style="italic" officeooo:rsid="00249afa" officeooo:paragraph-rsid="00249afa" style:font-size-asian="11pt" style:font-style-asian="italic" style:font-size-complex="11pt" style:font-style-complex="italic"/>
    </style:style>
    <style:style style:name="P191" style:family="paragraph" style:parent-style-name="Table_20_Contents">
      <style:paragraph-properties fo:margin-top="0in" fo:margin-bottom="0.0799in" style:contextual-spacing="false" fo:text-align="justify" style:justify-single-word="false"/>
      <style:text-properties officeooo:paragraph-rsid="00252010"/>
    </style:style>
    <style:style style:name="P192" style:family="paragraph" style:parent-style-name="Text_20_body">
      <style:paragraph-properties fo:margin-top="0in" fo:margin-bottom="0.0799in" style:contextual-spacing="false" fo:text-align="justify" style:justify-single-word="false"/>
      <style:text-properties officeooo:rsid="0070c666" officeooo:paragraph-rsid="00715642"/>
    </style:style>
    <style:style style:name="P193" style:family="paragraph" style:parent-style-name="Text_20_body">
      <style:paragraph-properties fo:margin-top="0in" fo:margin-bottom="0.0799in" style:contextual-spacing="false" fo:text-align="justify" style:justify-single-word="false"/>
      <style:text-properties officeooo:paragraph-rsid="007d53af"/>
    </style:style>
    <style:style style:name="P194" style:family="paragraph" style:parent-style-name="Text_20_body">
      <style:paragraph-properties fo:margin-top="0in" fo:margin-bottom="0.0799in" style:contextual-spacing="false" fo:text-align="justify" style:justify-single-word="false"/>
      <style:text-properties officeooo:paragraph-rsid="00715e45"/>
    </style:style>
    <style:style style:name="P195" style:family="paragraph" style:parent-style-name="Text_20_body">
      <style:paragraph-properties fo:margin-left="0in" fo:margin-right="0in" fo:text-indent="0in" style:auto-text-indent="false"/>
      <style:text-properties officeooo:paragraph-rsid="00443259"/>
    </style:style>
    <style:style style:name="P196" style:family="paragraph" style:parent-style-name="Text_20_body">
      <style:paragraph-properties fo:margin-left="0in" fo:margin-right="0in" fo:text-align="justify" style:justify-single-word="false" fo:text-indent="0in" style:auto-text-indent="false"/>
      <style:text-properties officeooo:rsid="00bc749e" officeooo:paragraph-rsid="00bc749e"/>
    </style:style>
    <style:style style:name="P197" style:family="paragraph" style:parent-style-name="Text_20_body">
      <style:paragraph-properties fo:margin-left="0in" fo:margin-right="0in" fo:text-align="justify" style:justify-single-word="false" fo:text-indent="0in" style:auto-text-indent="false"/>
      <style:text-properties officeooo:rsid="00bd2187" officeooo:paragraph-rsid="00bc749e"/>
    </style:style>
    <style:style style:name="P198" style:family="paragraph" style:parent-style-name="Table_20_Contents">
      <style:paragraph-properties fo:margin-left="0in" fo:margin-right="0in" fo:margin-top="0in" fo:margin-bottom="0in" style:contextual-spacing="false" fo:text-align="justify" style:justify-single-word="false" fo:text-indent="0in" style:auto-text-indent="false" style:shadow="none" text:number-lines="false" text:line-number="0"/>
      <style:text-properties style:font-name="Liberation Serif" fo:font-size="11pt" officeooo:paragraph-rsid="010eca69" style:font-size-asian="11pt" style:font-size-complex="11pt"/>
    </style:style>
    <style:style style:name="P199" style:family="paragraph" style:parent-style-name="Standard">
      <style:paragraph-properties fo:margin-left="0.0083in" fo:margin-right="-0.0193in" fo:text-indent="0in" style:auto-text-indent="false" fo:padding="0in" fo:border="none" style:shadow="none"/>
      <style:text-properties style:font-name="LMMono10" fo:font-size="11pt" officeooo:paragraph-rsid="00bbc57b" style:font-size-asian="11pt" style:font-size-complex="11pt"/>
    </style:style>
    <style:style style:name="P200" style:family="paragraph" style:parent-style-name="Standard">
      <style:paragraph-properties fo:text-align="justify" style:justify-single-word="false"/>
      <style:text-properties officeooo:rsid="00558498" officeooo:paragraph-rsid="013a2b26"/>
    </style:style>
    <style:style style:name="P201" style:family="paragraph" style:parent-style-name="Standard">
      <style:text-properties style:font-name="LMMono10" fo:font-size="11pt" fo:font-weight="normal" officeooo:paragraph-rsid="005a32df" style:font-size-asian="11pt" style:font-weight-asian="normal" style:font-size-complex="11pt" style:font-weight-complex="normal"/>
    </style:style>
    <style:style style:name="P202" style:family="paragraph" style:parent-style-name="Standard">
      <style:text-properties style:font-name="LMMono10" fo:font-size="11pt" fo:font-weight="normal" officeooo:paragraph-rsid="004a9ec9" style:font-size-asian="11pt" style:font-weight-asian="normal" style:font-size-complex="11pt" style:font-weight-complex="normal"/>
    </style:style>
    <style:style style:name="P203" style:family="paragraph" style:parent-style-name="Standard">
      <style:text-properties style:font-name="LMMono10" fo:font-size="11pt" fo:font-weight="normal" officeooo:paragraph-rsid="0053f690" style:font-size-asian="11pt" style:font-weight-asian="normal" style:font-size-complex="11pt" style:font-weight-complex="normal"/>
    </style:style>
    <style:style style:name="P204" style:family="paragraph" style:parent-style-name="Standard">
      <style:text-properties style:font-name="LMMono10" fo:font-size="11pt" fo:font-weight="normal" officeooo:paragraph-rsid="005bebc0" style:font-size-asian="11pt" style:font-weight-asian="normal" style:font-size-complex="11pt" style:font-weight-complex="normal"/>
    </style:style>
    <style:style style:name="P205" style:family="paragraph" style:parent-style-name="Standard">
      <style:text-properties style:font-name="LMMono10" fo:font-size="11pt" fo:font-weight="normal" officeooo:rsid="0014003c" officeooo:paragraph-rsid="005bebc0" style:font-size-asian="11pt" style:font-weight-asian="normal" style:font-size-complex="11pt" style:font-weight-complex="normal"/>
    </style:style>
    <style:style style:name="P206" style:family="paragraph" style:parent-style-name="Standard">
      <style:text-properties style:font-name="LMMono10" fo:font-size="11pt" fo:font-weight="normal" officeooo:rsid="00f9d3dd" officeooo:paragraph-rsid="00f9d3dd" style:font-size-asian="11pt" style:font-weight-asian="normal" style:font-size-complex="11pt" style:font-weight-complex="normal"/>
    </style:style>
    <style:style style:name="P207" style:family="paragraph" style:parent-style-name="Standard">
      <style:text-properties style:font-name="LMMono10" fo:font-size="11pt" fo:font-weight="normal" officeooo:rsid="0060728c" officeooo:paragraph-rsid="0060728c" style:font-size-asian="11pt" style:font-weight-asian="normal" style:font-size-complex="11pt" style:font-weight-complex="normal"/>
    </style:style>
    <style:style style:name="P208" style:family="paragraph" style:parent-style-name="Standard">
      <style:text-properties style:font-name="LMMono10" fo:font-size="11pt" fo:font-weight="normal" officeooo:paragraph-rsid="00e9539d" style:font-size-asian="11pt" style:font-weight-asian="normal" style:font-size-complex="11pt" style:font-weight-complex="normal"/>
    </style:style>
    <style:style style:name="P209" style:family="paragraph" style:parent-style-name="Standard">
      <style:text-properties style:font-name="LMMono10" fo:font-size="11pt" fo:font-weight="normal" officeooo:paragraph-rsid="0014003c" style:font-size-asian="11pt" style:font-weight-asian="normal" style:font-size-complex="11pt" style:font-weight-complex="normal"/>
    </style:style>
    <style:style style:name="P210" style:family="paragraph" style:parent-style-name="Standard">
      <style:text-properties style:font-name="LMMono10" fo:font-size="11pt" fo:font-weight="normal" officeooo:paragraph-rsid="0018d1cb" style:font-size-asian="11pt" style:font-weight-asian="normal" style:font-size-complex="11pt" style:font-weight-complex="normal"/>
    </style:style>
    <style:style style:name="P211" style:family="paragraph" style:parent-style-name="Standard">
      <style:paragraph-properties fo:text-align="justify" style:justify-single-word="false"/>
      <style:text-properties style:font-name="LMMono10" fo:font-size="11pt" fo:font-weight="normal" officeooo:paragraph-rsid="0018d1cb" style:font-size-asian="11pt" style:font-weight-asian="normal" style:font-size-complex="11pt" style:font-weight-complex="normal"/>
    </style:style>
    <style:style style:name="P212" style:family="paragraph" style:parent-style-name="Standard">
      <style:text-properties style:font-name="LMMono10" fo:font-size="11pt" fo:font-style="italic" fo:font-weight="normal" officeooo:rsid="005bebc0" officeooo:paragraph-rsid="005bebc0" style:font-size-asian="11pt" style:font-style-asian="italic" style:font-weight-asian="normal" style:font-size-complex="11pt" style:font-style-complex="italic" style:font-weight-complex="normal"/>
    </style:style>
    <style:style style:name="P213" style:family="paragraph" style:parent-style-name="Standard">
      <style:text-properties style:font-name="LMMono10" fo:font-size="11pt" fo:font-style="italic" fo:font-weight="normal" officeooo:rsid="005d24ed" officeooo:paragraph-rsid="005d24ed" style:font-size-asian="11pt" style:font-style-asian="italic" style:font-weight-asian="normal" style:font-size-complex="11pt" style:font-style-complex="italic" style:font-weight-complex="normal"/>
    </style:style>
    <style:style style:name="P214" style:family="paragraph" style:parent-style-name="Standard">
      <style:text-properties style:font-name="LMMono10" fo:font-size="11pt" fo:font-style="italic" fo:font-weight="normal" officeooo:rsid="0060aa29" officeooo:paragraph-rsid="0060aa29" style:font-size-asian="11pt" style:font-style-asian="italic" style:font-weight-asian="normal" style:font-size-complex="11pt" style:font-style-complex="italic" style:font-weight-complex="normal"/>
    </style:style>
    <style:style style:name="P215" style:family="paragraph" style:parent-style-name="Standard">
      <style:text-properties style:font-name="LMMono10" fo:font-size="11pt" style:font-size-asian="11pt" style:font-size-complex="11pt"/>
    </style:style>
    <style:style style:name="P216" style:family="paragraph" style:parent-style-name="Standard">
      <style:text-properties style:font-name="LMMono10" fo:font-size="11pt" officeooo:paragraph-rsid="00913db2" style:font-size-asian="11pt" style:font-size-complex="11pt"/>
    </style:style>
    <style:style style:name="P217" style:family="paragraph" style:parent-style-name="Standard">
      <style:text-properties officeooo:rsid="00509c9e" officeooo:paragraph-rsid="00509c9e"/>
    </style:style>
    <style:style style:name="P218" style:family="paragraph" style:parent-style-name="Standard">
      <style:text-properties officeooo:rsid="0016518c" officeooo:paragraph-rsid="00509c9e"/>
    </style:style>
    <style:style style:name="P219" style:family="paragraph" style:parent-style-name="Standard">
      <style:paragraph-properties fo:margin-left="0.25in" fo:margin-right="0in" fo:text-indent="0in" style:auto-text-indent="false"/>
      <style:text-properties style:font-name="LMMono10" fo:font-size="11pt" style:font-size-asian="11pt" style:font-size-complex="11pt"/>
    </style:style>
    <style:style style:name="P220" style:family="paragraph" style:parent-style-name="Standard">
      <style:paragraph-properties fo:margin-left="0.25in" fo:margin-right="0in" fo:text-indent="0in" style:auto-text-indent="false"/>
      <style:text-properties style:font-name="LMMono10" fo:font-size="11pt" officeooo:paragraph-rsid="00f9d3dd" style:font-size-asian="11pt" style:font-size-complex="11pt"/>
    </style:style>
    <style:style style:name="P221" style:family="paragraph" style:parent-style-name="Standard">
      <style:paragraph-properties fo:margin-left="0.25in" fo:margin-right="0in" fo:text-indent="0in" style:auto-text-indent="false"/>
      <style:text-properties style:font-name="LMMono10" fo:font-size="11pt" officeooo:rsid="00faeda5" officeooo:paragraph-rsid="00faeda5" style:font-size-asian="11pt" style:font-size-complex="11pt"/>
    </style:style>
    <style:style style:name="P222" style:family="paragraph" style:parent-style-name="Standard">
      <style:paragraph-properties fo:margin-left="0.25in" fo:margin-right="0in" fo:text-indent="0in" style:auto-text-indent="false"/>
      <style:text-properties style:font-name="LMMono10" fo:font-size="11pt" officeooo:paragraph-rsid="007624b0" style:font-size-asian="11pt" style:font-size-complex="11pt"/>
    </style:style>
    <style:style style:name="P223" style:family="paragraph" style:parent-style-name="Standard">
      <style:paragraph-properties fo:margin-left="0.25in" fo:margin-right="0in" fo:text-indent="0in" style:auto-text-indent="false"/>
      <style:text-properties style:font-name="LMMono10" fo:font-size="11pt" officeooo:rsid="0016f062" style:font-size-asian="11pt" style:font-size-complex="11pt"/>
    </style:style>
    <style:style style:name="P224" style:family="paragraph" style:parent-style-name="Standard">
      <style:paragraph-properties fo:margin-left="0.25in" fo:margin-right="0in" fo:text-indent="0in" style:auto-text-indent="false"/>
      <style:text-properties style:font-name="LMMono10" fo:font-size="11pt" officeooo:rsid="00ff955a" officeooo:paragraph-rsid="00ff955a" style:font-size-asian="11pt" style:font-size-complex="11pt"/>
    </style:style>
    <style:style style:name="P225" style:family="paragraph" style:parent-style-name="Standard">
      <style:paragraph-properties fo:margin-left="0.25in" fo:margin-right="0in" fo:text-indent="0in" style:auto-text-indent="false"/>
      <style:text-properties style:font-name="LMMono10" fo:font-size="11pt" officeooo:paragraph-rsid="01018038" style:font-size-asian="11pt" style:font-size-complex="11pt"/>
    </style:style>
    <style:style style:name="P226" style:family="paragraph" style:parent-style-name="Standard">
      <style:paragraph-properties fo:margin-left="0.25in" fo:margin-right="0in" fo:text-indent="0in" style:auto-text-indent="false"/>
      <style:text-properties style:font-name="LMMono10" fo:font-size="11pt" fo:font-weight="normal" officeooo:rsid="0014003c" officeooo:paragraph-rsid="005d24ed" style:font-size-asian="11pt" style:font-weight-asian="normal" style:font-size-complex="11pt" style:font-weight-complex="normal"/>
    </style:style>
    <style:style style:name="P227" style:family="paragraph" style:parent-style-name="Standard">
      <style:paragraph-properties fo:margin-left="0.25in" fo:margin-right="0in" fo:text-indent="0in" style:auto-text-indent="false"/>
      <style:text-properties style:font-name="LMMono10" fo:font-size="11pt" fo:font-weight="normal" officeooo:rsid="0014003c" officeooo:paragraph-rsid="005fc32d" style:font-size-asian="11pt" style:font-weight-asian="normal" style:font-size-complex="11pt" style:font-weight-complex="normal"/>
    </style:style>
    <style:style style:name="P228" style:family="paragraph" style:parent-style-name="Standard">
      <style:paragraph-properties fo:margin-left="0.25in" fo:margin-right="0in" fo:text-indent="0in" style:auto-text-indent="false"/>
      <style:text-properties style:font-name="LMMono10" fo:font-size="11pt" fo:font-weight="normal" officeooo:rsid="00f9d3dd" officeooo:paragraph-rsid="00f9d3dd" style:font-size-asian="11pt" style:font-weight-asian="normal" style:font-size-complex="11pt" style:font-weight-complex="normal"/>
    </style:style>
    <style:style style:name="P229" style:family="paragraph" style:parent-style-name="Standard">
      <style:paragraph-properties fo:margin-left="0.25in" fo:margin-right="0in" fo:text-indent="0in" style:auto-text-indent="false"/>
      <style:text-properties style:font-name="LMMono10" fo:font-size="11pt" fo:font-weight="normal" officeooo:rsid="0014d29d" officeooo:paragraph-rsid="005fc32d" style:font-size-asian="11pt" style:font-weight-asian="normal" style:font-size-complex="11pt" style:font-weight-complex="normal"/>
    </style:style>
    <style:style style:name="P230" style:family="paragraph" style:parent-style-name="Standard">
      <style:paragraph-properties fo:margin-left="0.25in" fo:margin-right="0in" fo:text-indent="0in" style:auto-text-indent="false"/>
      <style:text-properties style:font-name="LMMono10" fo:font-size="11pt" fo:font-style="italic" style:font-size-asian="11pt" style:font-style-asian="italic" style:font-size-complex="11pt" style:font-style-complex="italic"/>
    </style:style>
    <style:style style:name="P231" style:family="paragraph" style:parent-style-name="Standard">
      <style:paragraph-properties fo:margin-left="0.25in" fo:margin-right="0in" fo:text-indent="0in" style:auto-text-indent="false"/>
      <style:text-properties style:font-name="LMMono10" fo:font-size="11pt" fo:font-style="italic" officeooo:rsid="007624b0" officeooo:paragraph-rsid="007624b0" style:font-size-asian="11pt" style:font-style-asian="italic" style:font-size-complex="11pt" style:font-style-complex="italic"/>
    </style:style>
    <style:style style:name="P232" style:family="paragraph" style:parent-style-name="Text_20_body">
      <style:paragraph-properties fo:margin-left="0.25in" fo:margin-right="0in" fo:margin-top="0in" fo:margin-bottom="0.0835in" style:contextual-spacing="false" fo:text-align="justify" style:justify-single-word="false" fo:text-indent="0in" style:auto-text-indent="false"/>
      <style:text-properties officeooo:paragraph-rsid="0021b1ab"/>
    </style:style>
    <style:style style:name="P233" style:family="paragraph" style:parent-style-name="Text_20_body">
      <style:paragraph-properties fo:margin-left="0.25in" fo:margin-right="0in" fo:margin-top="0in" fo:margin-bottom="0.0835in" style:contextual-spacing="false" fo:text-indent="0in" style:auto-text-indent="false"/>
      <style:text-properties officeooo:paragraph-rsid="00f4e203"/>
    </style:style>
    <style:style style:name="P234" style:family="paragraph" style:parent-style-name="Standard">
      <style:paragraph-properties fo:margin-left="0.25in" fo:margin-right="0in" fo:text-indent="0in" style:auto-text-indent="false" fo:padding="0in" fo:border="none" style:shadow="none"/>
      <style:text-properties style:font-name="LMMono10" fo:font-size="11pt" officeooo:paragraph-rsid="00bbc57b" style:font-size-asian="11pt" style:font-size-complex="11pt"/>
    </style:style>
    <style:style style:name="P235" style:family="paragraph" style:parent-style-name="Standard">
      <style:paragraph-properties fo:margin-left="0.25in" fo:margin-right="0in" fo:text-indent="0in" style:auto-text-indent="false" fo:padding="0in" fo:border="none" style:shadow="none"/>
      <style:text-properties style:font-name="LMMono10" fo:font-size="11pt" officeooo:paragraph-rsid="00f648de" style:font-size-asian="11pt" style:font-size-complex="11pt"/>
    </style:style>
    <style:style style:name="P236" style:family="paragraph" style:parent-style-name="Standard">
      <style:paragraph-properties fo:margin-left="0.25in" fo:margin-right="0in" fo:text-indent="0in" style:auto-text-indent="false" fo:padding="0in" fo:border="none" style:shadow="none"/>
      <style:text-properties style:font-name="LMMono10" fo:font-size="11pt" officeooo:paragraph-rsid="0047262b" style:font-size-asian="11pt" style:font-size-complex="11pt"/>
    </style:style>
    <style:style style:name="P237" style:family="paragraph" style:parent-style-name="Standard">
      <style:paragraph-properties fo:margin-left="0.25in" fo:margin-right="0in" fo:text-align="justify" style:justify-single-word="false" fo:text-indent="0in" style:auto-text-indent="false" fo:padding="0in" fo:border="none" style:shadow="none"/>
      <style:text-properties style:font-name="LMMono10" fo:font-size="11pt" officeooo:paragraph-rsid="0047262b" style:font-size-asian="11pt" style:font-size-complex="11pt"/>
    </style:style>
    <style:style style:name="P238" style:family="paragraph" style:parent-style-name="Standard" style:master-page-name="">
      <style:paragraph-properties fo:margin-left="0.5in" fo:margin-right="0.6252in" fo:margin-top="0in" fo:margin-bottom="0in" style:contextual-spacing="false" fo:text-indent="0in" style:auto-text-indent="false" style:page-number="auto" fo:padding="0.0201in" fo:border="0.06pt solid #000000" style:shadow="none">
        <style:tab-stops/>
      </style:paragraph-properties>
      <style:text-properties style:font-name="LMMono10" fo:font-size="11pt" officeooo:paragraph-rsid="00f9d3dd" style:font-size-asian="11pt" style:font-size-complex="11pt"/>
    </style:style>
    <style:style style:name="P239" style:family="paragraph" style:parent-style-name="Text_20_body">
      <style:paragraph-properties fo:margin-top="0in" fo:margin-bottom="0in" style:contextual-spacing="false" fo:line-height="100%" fo:text-align="center" style:justify-single-word="false" style:shadow="none"/>
      <style:text-properties fo:font-size="10pt" officeooo:rsid="004d06a2" officeooo:paragraph-rsid="004d06a2" style:font-size-asian="10pt" style:font-size-complex="10pt"/>
    </style:style>
    <style:style style:name="P240"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officeooo:rsid="007d5bfe" officeooo:paragraph-rsid="007d5bfe"/>
    </style:style>
    <style:style style:name="P241"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officeooo:rsid="0101888f" officeooo:paragraph-rsid="007d5bfe"/>
    </style:style>
    <style:style style:name="P242"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style:font-name="LMMono10" fo:font-size="11pt" officeooo:rsid="0101888f" officeooo:paragraph-rsid="0101888f" style:font-size-asian="11pt" style:font-size-complex="11pt"/>
    </style:style>
    <style:style style:name="P243"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style:font-name="LMMono10" fo:font-size="11pt" officeooo:rsid="007d5bfe" officeooo:paragraph-rsid="007d5bfe" style:font-size-asian="11pt" style:font-size-complex="11pt"/>
    </style:style>
    <style:style style:name="P244" style:family="paragraph" style:parent-style-name="Table_20_Contents">
      <style:paragraph-properties fo:margin-left="-0.0008in" fo:margin-right="0.0366in" fo:text-align="justify" style:justify-single-word="false" fo:text-indent="0in" style:auto-text-indent="false">
        <style:tab-stops>
          <style:tab-stop style:position="1.2965in"/>
        </style:tab-stops>
      </style:paragraph-properties>
      <style:text-properties style:font-name="LMMono10" fo:font-size="11pt" fo:font-style="normal" officeooo:rsid="0101888f" officeooo:paragraph-rsid="0101888f" style:font-size-asian="11pt" style:font-style-asian="normal" style:font-size-complex="11pt" style:font-style-complex="normal"/>
    </style:style>
    <style:style style:name="P245" style:family="paragraph" style:parent-style-name="Table_20_Contents">
      <style:paragraph-properties fo:margin-left="0.4453in" fo:margin-right="-0.0008in" fo:margin-top="0in" fo:margin-bottom="0in" style:contextual-spacing="false" fo:text-align="justify" style:justify-single-word="false" fo:text-indent="0in" style:auto-text-indent="false" style:shadow="none"/>
      <style:text-properties style:font-name="Liberation Serif" officeooo:paragraph-rsid="00929312"/>
    </style:style>
    <style:style style:name="P246" style:family="paragraph" style:parent-style-name="Table_20_Contents">
      <style:paragraph-properties fo:margin-left="0.4453in" fo:margin-right="-0.0008in" fo:margin-top="0in" fo:margin-bottom="0.0799in" style:contextual-spacing="false" fo:text-align="justify" style:justify-single-word="false" fo:text-indent="0in" style:auto-text-indent="false" style:shadow="none"/>
      <style:text-properties style:font-name="Liberation Serif" officeooo:paragraph-rsid="010f647d"/>
    </style:style>
    <style:style style:name="P247" style:family="paragraph" style:parent-style-name="Text_20_body">
      <style:paragraph-properties fo:line-height="100%" fo:text-align="center" style:justify-single-word="false" style:shadow="none"/>
      <style:text-properties fo:font-size="10pt" officeooo:rsid="00577190" officeooo:paragraph-rsid="00577190" style:font-size-asian="10pt" style:font-size-complex="10pt"/>
    </style:style>
    <style:style style:name="P248" style:family="paragraph" style:parent-style-name="Table_20_Contents">
      <style:paragraph-properties fo:margin-left="0.8917in" fo:margin-right="-0.0008in" fo:margin-top="0in" fo:margin-bottom="0in" style:contextual-spacing="false" fo:text-align="justify" style:justify-single-word="false" fo:text-indent="0in" style:auto-text-indent="false" style:shadow="none"/>
      <style:text-properties style:font-name="Liberation Serif" fo:font-size="11pt" officeooo:paragraph-rsid="00929312" style:font-size-asian="11pt" style:font-size-complex="11pt"/>
    </style:style>
    <style:style style:name="P249" style:family="paragraph" style:parent-style-name="Table_20_Contents">
      <style:paragraph-properties fo:margin-left="0.8917in" fo:margin-right="-0.0008in" fo:margin-top="0in" fo:margin-bottom="0.0799in" style:contextual-spacing="false" fo:text-align="justify" style:justify-single-word="false" fo:text-indent="0in" style:auto-text-indent="false" style:shadow="none"/>
      <style:text-properties style:font-name="LMMono10" fo:font-size="11pt" officeooo:rsid="00929312" officeooo:paragraph-rsid="00929312" style:font-size-asian="11pt" style:font-size-complex="11pt"/>
    </style:style>
    <style:style style:name="P250" style:family="paragraph" style:parent-style-name="Standard">
      <style:paragraph-properties fo:margin-left="0.2134in" fo:margin-right="-0.0008in" fo:text-indent="0in" style:auto-text-indent="false" fo:padding="0in" fo:border="none" style:shadow="none"/>
      <style:text-properties style:font-name="LMMono10" fo:font-size="11pt" officeooo:paragraph-rsid="00509c9e" style:font-size-asian="11pt" style:font-size-complex="11pt"/>
    </style:style>
    <style:style style:name="P251" style:family="paragraph" style:parent-style-name="Standard">
      <style:paragraph-properties fo:margin-left="0in" fo:margin-right="-0.0193in" fo:text-indent="0in" style:auto-text-indent="false" fo:padding="0in" fo:border="none" style:shadow="none"/>
      <style:text-properties style:font-name="LMMono10" fo:font-size="11pt" officeooo:paragraph-rsid="00509c9e" style:font-size-asian="11pt" style:font-size-complex="11pt"/>
    </style:style>
    <style:style style:name="P252" style:family="paragraph" style:parent-style-name="Standard">
      <style:paragraph-properties fo:margin-left="0.5008in" fo:margin-right="0.7055in" fo:text-indent="0in" style:auto-text-indent="false" fo:padding="0.0201in" fo:border="0.06pt solid #000000" style:shadow="none"/>
      <style:text-properties style:font-name="LMMono10" fo:font-size="11pt" style:font-size-asian="11pt" style:font-size-complex="11pt"/>
    </style:style>
    <style:style style:name="P253" style:family="paragraph" style:parent-style-name="Standard">
      <style:paragraph-properties fo:margin-left="0.5008in" fo:margin-right="0.7055in" fo:text-indent="0in" style:auto-text-indent="false" fo:padding="0.0201in" fo:border="0.06pt solid #000000" style:shadow="none"/>
      <style:text-properties style:font-name="LMMono10" fo:font-size="11pt" officeooo:rsid="00fee125" officeooo:paragraph-rsid="00fee125" style:font-size-asian="11pt" style:font-size-complex="11pt"/>
    </style:style>
    <style:style style:name="P254" style:family="paragraph" style:parent-style-name="Standard" style:master-page-name="">
      <style:paragraph-properties fo:margin-left="0.25in" fo:margin-right="0.3118in" fo:text-indent="0in" style:auto-text-indent="false" style:page-number="auto" fo:padding="0.0201in" fo:border="0.06pt solid #000000" style:shadow="none">
        <style:tab-stops>
          <style:tab-stop style:position="5.0063in"/>
        </style:tab-stops>
      </style:paragraph-properties>
      <style:text-properties style:font-name="LMMono10" fo:font-size="10pt" officeooo:rsid="00eea3fa" officeooo:paragraph-rsid="00eea3fa" style:font-size-asian="10pt" style:font-size-complex="10pt"/>
    </style:style>
    <style:style style:name="P255" style:family="paragraph" style:parent-style-name="Standard" style:master-page-name="">
      <style:paragraph-properties fo:margin-left="0.25in" fo:margin-right="0.3118in" fo:text-indent="0in" style:auto-text-indent="false" style:page-number="auto" fo:padding="0.0201in" fo:border="0.06pt solid #000000" style:shadow="none"/>
      <style:text-properties style:font-name="LMMono10" fo:font-size="10pt" officeooo:rsid="0028bff9" style:font-size-asian="10pt" style:font-size-complex="10pt"/>
    </style:style>
    <style:style style:name="P256" style:family="paragraph" style:parent-style-name="Standard" style:master-page-name="">
      <style:paragraph-properties fo:margin-left="0.25in" fo:margin-right="0.3118in" fo:text-indent="0in" style:auto-text-indent="false" style:page-number="auto" fo:padding="0.0201in" fo:border="0.06pt solid #000000" style:shadow="none"/>
      <style:text-properties style:font-name="LMMono10" fo:font-size="10pt" officeooo:rsid="00f406f1" officeooo:paragraph-rsid="00f406f1" style:font-size-asian="8.75pt" style:font-size-complex="10pt"/>
    </style:style>
    <style:style style:name="P257" style:family="paragraph" style:parent-style-name="Standard">
      <style:paragraph-properties fo:margin-left="0.25in" fo:margin-right="0.3118in" fo:text-indent="0in" style:auto-text-indent="false" fo:padding="0.0201in" fo:border="0.06pt solid #000000" style:shadow="none"/>
      <style:text-properties style:font-name="LMMono10" fo:font-size="10pt" officeooo:rsid="0028bff9" style:font-size-asian="10pt" style:font-size-complex="10pt"/>
    </style:style>
    <style:style style:name="P258" style:family="paragraph" style:parent-style-name="Standard">
      <style:paragraph-properties fo:margin-left="0.25in" fo:margin-right="0.3118in" fo:text-indent="0in" style:auto-text-indent="false" fo:padding="0.0201in" fo:border="0.06pt solid #000000" style:shadow="none"/>
      <style:text-properties style:font-name="LMMono10" fo:font-size="10pt" officeooo:rsid="00f406f1" officeooo:paragraph-rsid="00f406f1" style:font-size-asian="8.75pt" style:font-size-complex="10pt"/>
    </style:style>
    <style:style style:name="P259" style:family="paragraph" style:parent-style-name="Standard">
      <style:paragraph-properties fo:margin-left="0.25in" fo:margin-right="0.3118in" fo:text-indent="0in" style:auto-text-indent="false" fo:padding="0.0201in" fo:border="0.06pt solid #000000" style:shadow="none"/>
      <style:text-properties style:font-name="LMMono10" fo:font-size="10pt" officeooo:rsid="00f406f1" officeooo:paragraph-rsid="003492d6" style:font-size-asian="8.75pt" style:font-size-complex="10pt"/>
    </style:style>
    <style:style style:name="P260" style:family="paragraph" style:parent-style-name="Standard">
      <style:paragraph-properties fo:margin-left="0.25in" fo:margin-right="0.3118in" fo:text-indent="0in" style:auto-text-indent="false" fo:padding="0in" fo:border="none" style:shadow="none"/>
      <style:text-properties style:font-name="LMMono10" fo:font-size="11pt" officeooo:rsid="0028bff9" officeooo:paragraph-rsid="016762e5" style:font-size-asian="11pt" style:font-size-complex="11pt"/>
    </style:style>
    <style:style style:name="P261" style:family="paragraph" style:parent-style-name="Standard" style:master-page-name="">
      <style:paragraph-properties fo:margin-left="0.25in" fo:margin-right="0.25in" fo:text-indent="0in" style:auto-text-indent="false" style:page-number="auto" fo:padding="0.0201in" fo:border="0.06pt solid #000000" style:shadow="none"/>
      <style:text-properties style:font-name="LMMono10" fo:font-size="10pt" officeooo:rsid="0028bff9" officeooo:paragraph-rsid="01057174" style:font-size-asian="10pt" style:font-size-complex="10pt"/>
    </style:style>
    <style:style style:name="P262" style:family="paragraph" style:parent-style-name="Standard" style:master-page-name="">
      <style:paragraph-properties fo:margin-left="0.25in" fo:margin-right="0.25in" fo:text-indent="0in" style:auto-text-indent="false" style:page-number="auto" fo:padding="0.0201in" fo:border="0.06pt solid #000000" style:shadow="none">
        <style:tab-stops>
          <style:tab-stop style:position="5.0063in"/>
        </style:tab-stops>
      </style:paragraph-properties>
      <style:text-properties style:font-name="LMMono10" fo:font-size="10pt" officeooo:rsid="010921a6" officeooo:paragraph-rsid="010921a6" style:font-size-asian="10pt" style:font-size-complex="10pt"/>
    </style:style>
    <style:style style:name="P263" style:family="paragraph" style:parent-style-name="Standard" style:master-page-name="">
      <style:paragraph-properties fo:margin-left="0.25in" fo:margin-right="0.25in" fo:text-indent="0in" style:auto-text-indent="false" style:page-number="auto" fo:padding="0.0201in" fo:border="0.06pt solid #000000" style:shadow="none">
        <style:tab-stops>
          <style:tab-stop style:position="5.0063in"/>
        </style:tab-stops>
      </style:paragraph-properties>
      <style:text-properties style:font-name="LMMono10" fo:font-size="10pt" fo:font-weight="normal" officeooo:rsid="010921a6" officeooo:paragraph-rsid="010921a6" style:font-size-asian="10pt" style:font-weight-asian="normal" style:font-size-complex="10pt" style:font-weight-complex="normal"/>
    </style:style>
    <style:style style:name="P264" style:family="paragraph" style:parent-style-name="Standard">
      <style:paragraph-properties fo:margin-left="0.25in" fo:margin-right="0.25in" fo:text-indent="0in" style:auto-text-indent="false" fo:padding="0.0201in" fo:border="0.06pt solid #000000" style:shadow="none"/>
      <style:text-properties style:font-name="LMMono10" fo:font-size="10pt" officeooo:rsid="0028bff9" officeooo:paragraph-rsid="01057174" style:font-size-asian="10pt" style:font-size-complex="10pt"/>
    </style:style>
    <style:style style:name="P265" style:family="paragraph" style:parent-style-name="Standard">
      <style:paragraph-properties fo:margin-left="0.25in" fo:margin-right="0.25in" fo:text-indent="0in" style:auto-text-indent="false" fo:padding="0.0201in" fo:border="0.06pt solid #000000" style:shadow="none">
        <style:tab-stops>
          <style:tab-stop style:position="5.0063in"/>
        </style:tab-stops>
      </style:paragraph-properties>
      <style:text-properties style:font-name="LMMono10" fo:font-size="10pt" officeooo:rsid="010921a6" officeooo:paragraph-rsid="010921a6" style:font-size-asian="10pt" style:font-size-complex="10pt"/>
    </style:style>
    <style:style style:name="P266" style:family="paragraph" style:parent-style-name="Standard">
      <style:paragraph-properties fo:margin-left="0.25in" fo:margin-right="0.25in" fo:text-indent="0in" style:auto-text-indent="false" fo:padding="0.0201in" fo:border="0.06pt solid #000000" style:shadow="none">
        <style:tab-stops>
          <style:tab-stop style:position="5.0063in"/>
        </style:tab-stops>
      </style:paragraph-properties>
      <style:text-properties style:font-name="LMMono10" fo:font-size="10pt" fo:font-weight="normal" officeooo:rsid="010921a6" officeooo:paragraph-rsid="010921a6" style:font-size-asian="10pt" style:font-weight-asian="normal" style:font-size-complex="10pt" style:font-weight-complex="normal"/>
    </style:style>
    <style:style style:name="P267" style:family="paragraph" style:parent-style-name="Standard">
      <style:text-properties style:font-name="LMMono10" fo:font-size="11pt" fo:font-style="italic" fo:font-weight="normal" officeooo:rsid="0060aa29" officeooo:paragraph-rsid="017511a6" style:font-size-asian="11pt" style:font-style-asian="italic" style:font-weight-asian="normal" style:font-size-complex="11pt" style:font-style-complex="italic" style:font-weight-complex="normal"/>
    </style:style>
    <style:style style:name="P268" style:family="paragraph" style:parent-style-name="Standard">
      <style:paragraph-properties fo:margin-left="0.25in" fo:margin-right="0in" fo:text-indent="0in" style:auto-text-indent="false"/>
      <style:text-properties style:font-name="LMMono10" fo:font-size="11pt" fo:font-weight="normal" officeooo:rsid="0014d29d" officeooo:paragraph-rsid="005fc32d" style:font-size-asian="11pt" style:font-weight-asian="normal" style:font-size-complex="11pt" style:font-weight-complex="normal"/>
    </style:style>
    <style:style style:name="P269" style:family="paragraph" style:parent-style-name="Standard">
      <style:paragraph-properties fo:margin-left="0.25in" fo:margin-right="0in" fo:text-indent="0in" style:auto-text-indent="false"/>
      <style:text-properties style:font-name="LMMono10" fo:font-size="11pt" fo:font-weight="normal" officeooo:rsid="0014d29d" officeooo:paragraph-rsid="017511a6" style:font-size-asian="11pt" style:font-weight-asian="normal" style:font-size-complex="11pt" style:font-weight-complex="normal"/>
    </style:style>
    <style:style style:name="P270" style:family="paragraph" style:parent-style-name="Standard">
      <style:paragraph-properties fo:margin-left="0.25in" fo:margin-right="0in" fo:text-indent="0in" style:auto-text-indent="false"/>
      <style:text-properties style:font-name="LMMono10" fo:font-size="11pt" fo:font-weight="normal" officeooo:paragraph-rsid="017511a6" style:font-size-asian="11pt" style:font-weight-asian="normal" style:font-size-complex="11pt" style:font-weight-complex="normal"/>
    </style:style>
    <style:style style:name="P271" style:family="paragraph" style:parent-style-name="Standard">
      <style:paragraph-properties fo:margin-left="0.25in" fo:margin-right="0in" fo:text-indent="0in" style:auto-text-indent="false"/>
      <style:text-properties style:font-name="LMMono10" fo:font-size="11pt" fo:font-weight="normal" officeooo:rsid="00f9d3dd" officeooo:paragraph-rsid="00f9d3dd" style:font-size-asian="11pt" style:font-weight-asian="normal" style:font-size-complex="11pt" style:font-weight-complex="normal"/>
    </style:style>
    <style:style style:name="P272" style:family="paragraph" style:parent-style-name="Standard">
      <style:paragraph-properties fo:margin-left="0.25in" fo:margin-right="0in" fo:text-indent="0in" style:auto-text-indent="false"/>
      <style:text-properties style:font-name="LMMono10" fo:font-size="11pt" fo:font-weight="normal" officeooo:rsid="00f9d3dd" officeooo:paragraph-rsid="017511a6" style:font-size-asian="11pt" style:font-weight-asian="normal" style:font-size-complex="11pt" style:font-weight-complex="normal"/>
    </style:style>
    <style:style style:name="P273" style:family="paragraph" style:parent-style-name="Standard">
      <style:paragraph-properties fo:margin-left="0in" fo:margin-right="0in" fo:text-indent="0in" style:auto-text-indent="false"/>
      <style:text-properties style:font-name="LMMono10" fo:font-size="11pt" fo:font-weight="normal" officeooo:rsid="0014d29d" officeooo:paragraph-rsid="017511a6" style:font-size-asian="11pt" style:font-weight-asian="normal" style:font-size-complex="11pt" style:font-weight-complex="normal"/>
    </style:style>
    <style:style style:name="P274" style:family="paragraph" style:parent-style-name="Text_20_body" style:list-style-name="L3">
      <style:text-properties officeooo:rsid="007624b0" officeooo:paragraph-rsid="007624b0"/>
    </style:style>
    <style:style style:name="P275" style:family="paragraph" style:parent-style-name="Text_20_body">
      <style:paragraph-properties fo:text-align="justify" style:justify-single-word="false"/>
      <style:text-properties fo:font-size="8pt" officeooo:rsid="00a96e0a" officeooo:paragraph-rsid="00a96e0a" style:font-size-asian="7pt" style:font-size-complex="8pt"/>
    </style:style>
    <style:style style:name="P276" style:family="paragraph" style:parent-style-name="Text_20_body" style:list-style-name="L1">
      <style:paragraph-properties fo:margin-top="0in" fo:margin-bottom="0in" style:contextual-spacing="false" fo:text-align="justify" style:justify-single-word="false"/>
      <style:text-properties officeooo:paragraph-rsid="00715642"/>
    </style:style>
    <style:style style:name="P277" style:family="paragraph" style:parent-style-name="Text_20_body" style:list-style-name="L1">
      <style:paragraph-properties fo:margin-top="0in" fo:margin-bottom="0in" style:contextual-spacing="false" fo:text-align="justify" style:justify-single-word="false"/>
      <style:text-properties officeooo:rsid="0070c666" officeooo:paragraph-rsid="00715642"/>
    </style:style>
    <style:style style:name="P278" style:family="paragraph" style:parent-style-name="Text_20_body" style:list-style-name="L2">
      <style:paragraph-properties fo:margin-top="0in" fo:margin-bottom="0in" style:contextual-spacing="false" fo:text-align="justify" style:justify-single-word="false"/>
      <style:text-properties officeooo:rsid="00715e45" officeooo:paragraph-rsid="00715e45"/>
    </style:style>
    <style:style style:name="P279" style:family="paragraph" style:parent-style-name="Text_20_body" style:list-style-name="L3">
      <style:paragraph-properties fo:margin-top="0in" fo:margin-bottom="0in" style:contextual-spacing="false"/>
      <style:text-properties officeooo:rsid="007624b0" officeooo:paragraph-rsid="007624b0"/>
    </style:style>
    <style:style style:name="P280" style:family="paragraph" style:parent-style-name="Text_20_body" style:list-style-name="L1">
      <style:paragraph-properties fo:margin-top="0in" fo:margin-bottom="0.0799in" style:contextual-spacing="false" fo:text-align="justify" style:justify-single-word="false"/>
      <style:text-properties officeooo:rsid="00715e45" officeooo:paragraph-rsid="00715e45"/>
    </style:style>
    <style:style style:name="P281" style:family="paragraph" style:parent-style-name="Text_20_body" style:list-style-name="L2">
      <style:paragraph-properties fo:margin-top="0in" fo:margin-bottom="0.0799in" style:contextual-spacing="false" fo:text-align="justify" style:justify-single-word="false"/>
      <style:text-properties officeooo:rsid="00715e45" officeooo:paragraph-rsid="00715e45"/>
    </style:style>
    <style:style style:name="P282" style:family="paragraph" style:parent-style-name="Heading_20_2">
      <style:text-properties officeooo:paragraph-rsid="0016518c"/>
    </style:style>
    <style:style style:name="P283" style:family="paragraph" style:parent-style-name="Heading_20_2" style:list-style-name="">
      <style:text-properties officeooo:rsid="0014003c" officeooo:paragraph-rsid="0014003c"/>
    </style:style>
    <style:style style:name="P284" style:family="paragraph" style:parent-style-name="Heading_20_2">
      <style:text-properties officeooo:rsid="0014003c" officeooo:paragraph-rsid="003ec910"/>
    </style:style>
    <style:style style:name="P285" style:family="paragraph" style:parent-style-name="Heading_20_2">
      <style:text-properties officeooo:rsid="0014003c" officeooo:paragraph-rsid="0014003c"/>
    </style:style>
    <style:style style:name="P286" style:family="paragraph" style:parent-style-name="Heading_20_2">
      <style:text-properties officeooo:rsid="0016518c" officeooo:paragraph-rsid="0016518c"/>
    </style:style>
    <style:style style:name="P287" style:family="paragraph" style:parent-style-name="Heading_20_2">
      <style:paragraph-properties fo:break-before="page"/>
      <style:text-properties officeooo:rsid="0014003c" officeooo:paragraph-rsid="0014003c"/>
    </style:style>
    <style:style style:name="P288" style:family="paragraph" style:parent-style-name="Heading_20_3">
      <style:text-properties officeooo:rsid="0028bff9" officeooo:paragraph-rsid="0028bff9"/>
    </style:style>
    <style:style style:name="P289" style:family="paragraph" style:parent-style-name="Heading_20_3">
      <style:text-properties officeooo:rsid="0016518c" officeooo:paragraph-rsid="003dcaad"/>
    </style:style>
    <style:style style:name="P290" style:family="paragraph" style:parent-style-name="Heading_20_3">
      <style:text-properties officeooo:rsid="0016518c" officeooo:paragraph-rsid="0016518c"/>
    </style:style>
    <style:style style:name="P291" style:family="paragraph" style:parent-style-name="Heading_20_3">
      <style:text-properties officeooo:rsid="0016852e" officeooo:paragraph-rsid="0016852e"/>
    </style:style>
    <style:style style:name="P292" style:family="paragraph" style:parent-style-name="Heading_20_3">
      <style:text-properties officeooo:rsid="00a7dd49" officeooo:paragraph-rsid="00a7dd49"/>
    </style:style>
    <style:style style:name="P293" style:family="paragraph" style:parent-style-name="Heading_20_4">
      <style:text-properties officeooo:rsid="005cbf48" officeooo:paragraph-rsid="005cbf48"/>
    </style:style>
    <style:style style:name="P294" style:family="paragraph" style:parent-style-name="Heading_20_4">
      <style:text-properties officeooo:paragraph-rsid="005cbf48"/>
    </style:style>
    <style:style style:name="P295" style:family="paragraph" style:parent-style-name="Heading_20_4">
      <style:text-properties officeooo:rsid="001c5338" officeooo:paragraph-rsid="001c5338"/>
    </style:style>
    <style:style style:name="P296" style:family="paragraph" style:parent-style-name="Heading_20_4">
      <style:text-properties officeooo:rsid="009446de" officeooo:paragraph-rsid="009446de"/>
    </style:style>
    <style:style style:name="P297" style:family="paragraph" style:parent-style-name="Contents_20_2">
      <style:paragraph-properties>
        <style:tab-stops>
          <style:tab-stop style:position="6.9252in" style:type="right" style:leader-style="dotted" style:leader-text="."/>
        </style:tab-stops>
      </style:paragraph-properties>
    </style:style>
    <style:style style:name="P298" style:family="paragraph" style:parent-style-name="Contents_20_3">
      <style:paragraph-properties>
        <style:tab-stops>
          <style:tab-stop style:position="6.9252in" style:type="right" style:leader-style="dotted" style:leader-text="."/>
        </style:tab-stops>
      </style:paragraph-properties>
    </style:style>
    <style:style style:name="P299" style:family="paragraph" style:parent-style-name="Table_20_Contents">
      <style:paragraph-properties fo:text-align="justify" style:justify-single-word="false"/>
      <style:text-properties officeooo:rsid="005e918d" officeooo:paragraph-rsid="017511a6"/>
    </style:style>
    <style:style style:name="P300" style:family="paragraph" style:parent-style-name="Table_20_Contents">
      <style:paragraph-properties fo:text-align="justify" style:justify-single-word="false"/>
      <style:text-properties officeooo:paragraph-rsid="015ef11e"/>
    </style:style>
    <style:style style:name="P301" style:family="paragraph" style:parent-style-name="Table_20_Contents">
      <style:paragraph-properties fo:text-align="justify" style:justify-single-word="false"/>
      <style:text-properties officeooo:paragraph-rsid="011ef943"/>
    </style:style>
    <style:style style:name="P302" style:family="paragraph" style:parent-style-name="Table_20_Contents">
      <style:paragraph-properties fo:text-align="justify" style:justify-single-word="false"/>
      <style:text-properties officeooo:paragraph-rsid="0174d554"/>
    </style:style>
    <style:style style:name="P303" style:family="paragraph" style:parent-style-name="Table_20_Contents">
      <style:paragraph-properties fo:text-align="justify" style:justify-single-word="false"/>
      <style:text-properties officeooo:paragraph-rsid="017511a6"/>
    </style:style>
    <style:style style:name="P304" style:family="paragraph" style:parent-style-name="Table_20_Contents">
      <style:paragraph-properties fo:text-align="justify" style:justify-single-word="false"/>
      <style:text-properties officeooo:rsid="017511a6" officeooo:paragraph-rsid="017511a6"/>
    </style:style>
    <style:style style:name="P305"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officeooo:rsid="011acb81"/>
    </style:style>
    <style:style style:name="T2" style:family="text">
      <style:text-properties officeooo:rsid="004231e4"/>
    </style:style>
    <style:style style:name="T3" style:family="text">
      <style:text-properties officeooo:rsid="00974ae1"/>
    </style:style>
    <style:style style:name="T4" style:family="text">
      <style:text-properties officeooo:rsid="0097f956"/>
    </style:style>
    <style:style style:name="T5" style:family="text">
      <style:text-properties fo:font-style="italic" fo:font-weight="normal" officeooo:rsid="0097f956" style:font-style-asian="italic" style:font-weight-asian="normal" style:font-style-complex="italic" style:font-weight-complex="normal"/>
    </style:style>
    <style:style style:name="T6" style:family="text">
      <style:text-properties fo:font-style="italic" fo:font-weight="normal" officeooo:rsid="0121abab"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cafdb9" style:font-style-asian="italic" style:font-style-complex="italic"/>
    </style:style>
    <style:style style:name="T9" style:family="text">
      <style:text-properties fo:font-style="italic" officeooo:rsid="00cc67aa" style:font-style-asian="italic" style:font-style-complex="italic"/>
    </style:style>
    <style:style style:name="T10" style:family="text">
      <style:text-properties fo:font-style="italic" officeooo:rsid="0025d66d" style:font-style-asian="italic" style:font-style-complex="italic"/>
    </style:style>
    <style:style style:name="T11" style:family="text">
      <style:text-properties fo:font-style="italic" officeooo:rsid="00f4e203" style:font-style-asian="italic" style:font-style-complex="italic"/>
    </style:style>
    <style:style style:name="T12" style:family="text">
      <style:text-properties fo:font-style="italic" officeooo:rsid="00bd2187" style:font-style-asian="italic" style:font-style-complex="italic"/>
    </style:style>
    <style:style style:name="T13" style:family="text">
      <style:text-properties fo:font-style="italic" officeooo:rsid="0047262b" style:font-style-asian="italic" style:font-style-complex="italic"/>
    </style:style>
    <style:style style:name="T14" style:family="text">
      <style:text-properties fo:font-style="italic" officeooo:rsid="00443259" style:font-style-asian="italic" style:font-style-complex="italic"/>
    </style:style>
    <style:style style:name="T15" style:family="text">
      <style:text-properties fo:font-style="italic" officeooo:rsid="0046d0cc" style:font-style-asian="italic" style:font-style-complex="italic"/>
    </style:style>
    <style:style style:name="T16" style:family="text">
      <style:text-properties fo:font-style="italic" officeooo:rsid="005d24ed" style:font-style-asian="italic" style:font-style-complex="italic"/>
    </style:style>
    <style:style style:name="T17" style:family="text">
      <style:text-properties fo:font-style="italic" officeooo:rsid="00649cc9" style:font-style-asian="italic" style:font-style-complex="italic"/>
    </style:style>
    <style:style style:name="T18" style:family="text">
      <style:text-properties fo:font-style="italic" officeooo:rsid="006aeb3e" style:font-style-asian="italic" style:font-style-complex="italic"/>
    </style:style>
    <style:style style:name="T19" style:family="text">
      <style:text-properties fo:font-style="italic" officeooo:rsid="00745840" style:font-style-asian="italic" style:font-style-complex="italic"/>
    </style:style>
    <style:style style:name="T20" style:family="text">
      <style:text-properties fo:font-style="italic" officeooo:rsid="007bdbd9" style:font-style-asian="italic" style:font-style-complex="italic"/>
    </style:style>
    <style:style style:name="T21" style:family="text">
      <style:text-properties fo:font-style="italic" officeooo:rsid="007d5bfe" style:font-style-asian="italic" style:font-style-complex="italic"/>
    </style:style>
    <style:style style:name="T22" style:family="text">
      <style:text-properties fo:font-style="italic" officeooo:rsid="00913db2" style:font-style-asian="italic" style:font-style-complex="italic"/>
    </style:style>
    <style:style style:name="T23" style:family="text">
      <style:text-properties fo:font-style="italic" officeooo:rsid="009d90a7" style:font-style-asian="italic" style:font-style-complex="italic"/>
    </style:style>
    <style:style style:name="T24" style:family="text">
      <style:text-properties fo:font-style="italic" officeooo:rsid="009ea806" style:font-style-asian="italic" style:font-style-complex="italic"/>
    </style:style>
    <style:style style:name="T25" style:family="text">
      <style:text-properties fo:font-style="italic" officeooo:rsid="0018d1cb" style:font-style-asian="italic" style:font-style-complex="italic"/>
    </style:style>
    <style:style style:name="T26" style:family="text">
      <style:text-properties fo:font-style="italic" officeooo:rsid="00a22ffb" style:font-style-asian="italic" style:font-style-complex="italic"/>
    </style:style>
    <style:style style:name="T27" style:family="text">
      <style:text-properties fo:font-style="italic" officeooo:rsid="00a96e0a" style:font-style-asian="italic" style:font-style-complex="italic"/>
    </style:style>
    <style:style style:name="T28" style:family="text">
      <style:text-properties fo:font-style="italic" officeooo:rsid="00b7547b" style:font-style-asian="italic" style:font-style-complex="italic"/>
    </style:style>
    <style:style style:name="T29" style:family="text">
      <style:text-properties fo:font-style="italic" officeooo:rsid="00e29322" style:font-style-asian="italic" style:font-style-complex="italic"/>
    </style:style>
    <style:style style:name="T30" style:family="text">
      <style:text-properties fo:font-style="italic" officeooo:rsid="00e9539d" style:font-style-asian="italic" style:font-style-complex="italic"/>
    </style:style>
    <style:style style:name="T31" style:family="text">
      <style:text-properties fo:font-style="italic" officeooo:rsid="00fa1caa" style:font-style-asian="italic" style:font-style-complex="italic"/>
    </style:style>
    <style:style style:name="T32" style:family="text">
      <style:text-properties fo:font-style="italic" officeooo:rsid="00ff955a" style:font-style-asian="italic" style:font-style-complex="italic"/>
    </style:style>
    <style:style style:name="T33" style:family="text">
      <style:text-properties fo:font-style="italic" officeooo:rsid="01018038" style:font-style-asian="italic" style:font-style-complex="italic"/>
    </style:style>
    <style:style style:name="T34" style:family="text">
      <style:text-properties fo:font-style="italic" officeooo:rsid="01047c75" style:font-style-asian="italic" style:font-style-complex="italic"/>
    </style:style>
    <style:style style:name="T35" style:family="text">
      <style:text-properties fo:font-style="italic" officeooo:rsid="010eca69" style:font-style-asian="italic" style:font-style-complex="italic"/>
    </style:style>
    <style:style style:name="T36" style:family="text">
      <style:text-properties fo:font-style="italic" officeooo:rsid="011acb81" style:font-style-asian="italic" style:font-style-complex="italic"/>
    </style:style>
    <style:style style:name="T37" style:family="text">
      <style:text-properties fo:font-style="italic" officeooo:rsid="00974ae1" style:font-style-asian="italic" style:font-style-complex="italic"/>
    </style:style>
    <style:style style:name="T38" style:family="text">
      <style:text-properties fo:font-style="italic" officeooo:rsid="013064cc" style:font-style-asian="italic" style:font-style-complex="italic"/>
    </style:style>
    <style:style style:name="T39" style:family="text">
      <style:text-properties fo:font-style="italic" officeooo:rsid="0132ca13" style:font-style-asian="italic" style:font-style-complex="italic"/>
    </style:style>
    <style:style style:name="T40" style:family="text">
      <style:text-properties fo:font-style="italic" officeooo:rsid="0132d80b" style:font-style-asian="italic" style:font-style-complex="italic"/>
    </style:style>
    <style:style style:name="T41" style:family="text">
      <style:text-properties fo:font-style="italic" officeooo:rsid="00f648de" style:font-style-asian="italic" style:font-style-complex="italic"/>
    </style:style>
    <style:style style:name="T42" style:family="text">
      <style:text-properties fo:font-style="italic" officeooo:rsid="0014003c" style:font-style-asian="italic" style:font-style-complex="italic"/>
    </style:style>
    <style:style style:name="T43" style:family="text">
      <style:text-properties fo:font-style="italic" officeooo:rsid="00badad3" style:font-style-asian="italic" style:font-style-complex="italic"/>
    </style:style>
    <style:style style:name="T44" style:family="text">
      <style:text-properties fo:font-style="italic" officeooo:rsid="004bab5b" style:font-style-asian="italic" style:font-style-complex="italic"/>
    </style:style>
    <style:style style:name="T45" style:family="text">
      <style:text-properties fo:font-style="italic" officeooo:rsid="00f6dc71" style:font-style-asian="italic" style:font-style-complex="italic"/>
    </style:style>
    <style:style style:name="T46" style:family="text">
      <style:text-properties fo:font-style="italic" officeooo:rsid="00509c9e" style:font-style-asian="italic" style:font-style-complex="italic"/>
    </style:style>
    <style:style style:name="T47" style:family="text">
      <style:text-properties fo:font-style="italic" officeooo:rsid="0053f690" style:font-style-asian="italic" style:font-style-complex="italic"/>
    </style:style>
    <style:style style:name="T48" style:family="text">
      <style:text-properties fo:font-style="italic" officeooo:rsid="00d65d13" style:font-style-asian="italic" style:font-style-complex="italic"/>
    </style:style>
    <style:style style:name="T49" style:family="text">
      <style:text-properties fo:font-style="italic" officeooo:rsid="005b1153" style:font-style-asian="italic" style:font-style-complex="italic"/>
    </style:style>
    <style:style style:name="T50" style:family="text">
      <style:text-properties fo:font-style="italic" officeooo:rsid="00eea3fa" style:font-style-asian="italic" style:font-style-complex="italic"/>
    </style:style>
    <style:style style:name="T51" style:family="text">
      <style:text-properties fo:font-style="italic" officeooo:rsid="017511a6" style:font-style-asian="italic" style:font-style-complex="italic"/>
    </style:style>
    <style:style style:name="T52" style:family="text">
      <style:text-properties fo:font-style="italic" fo:font-weight="bold" officeooo:rsid="00745840" style:font-style-asian="italic" style:font-weight-asian="bold" style:font-style-complex="italic" style:font-weight-complex="bold"/>
    </style:style>
    <style:style style:name="T53" style:family="text">
      <style:text-properties fo:font-style="italic" fo:font-weight="bold" officeooo:rsid="007624b0" style:font-style-asian="italic" style:font-weight-asian="bold" style:font-style-complex="italic" style:font-weight-complex="bold"/>
    </style:style>
    <style:style style:name="T54" style:family="text">
      <style:text-properties fo:font-style="italic" fo:font-weight="bold" officeooo:rsid="007bdbd9" style:font-style-asian="italic" style:font-weight-asian="bold" style:font-style-complex="italic" style:font-weight-complex="bold"/>
    </style:style>
    <style:style style:name="T55" style:family="text">
      <style:text-properties fo:font-style="italic" fo:font-weight="bold" officeooo:rsid="007d5bfe" style:font-style-asian="italic" style:font-weight-asian="bold" style:font-style-complex="italic" style:font-weight-complex="bold"/>
    </style:style>
    <style:style style:name="T56" style:family="text">
      <style:text-properties fo:font-style="italic" fo:font-weight="bold" officeooo:rsid="00443259" style:font-style-asian="italic" style:font-weight-asian="bold" style:font-style-complex="italic" style:font-weight-complex="bold"/>
    </style:style>
    <style:style style:name="T57" style:family="text">
      <style:text-properties fo:font-style="italic" fo:font-weight="bold" officeooo:rsid="00ef30a8" style:font-style-asian="italic" style:font-weight-asian="bold" style:font-style-complex="italic" style:font-weight-complex="bold"/>
    </style:style>
    <style:style style:name="T58" style:family="text">
      <style:text-properties officeooo:rsid="0021b1ab"/>
    </style:style>
    <style:style style:name="T59" style:family="text">
      <style:text-properties officeooo:rsid="01235ae8"/>
    </style:style>
    <style:style style:name="T60" style:family="text">
      <style:text-properties officeooo:rsid="00252010"/>
    </style:style>
    <style:style style:name="T61" style:family="text">
      <style:text-properties officeooo:rsid="00cafdb9"/>
    </style:style>
    <style:style style:name="T62" style:family="text">
      <style:text-properties style:font-name="LMMono10" fo:font-style="italic" officeooo:rsid="00f6dc71" style:font-style-asian="italic" style:font-style-complex="italic"/>
    </style:style>
    <style:style style:name="T63" style:family="text">
      <style:text-properties style:font-name="LMMono10" fo:font-style="italic" officeooo:rsid="00929312" style:font-style-asian="italic" style:font-style-complex="italic"/>
    </style:style>
    <style:style style:name="T64" style:family="text">
      <style:text-properties style:font-name="LMMono10" fo:font-style="italic" officeooo:rsid="009f5f20" style:font-style-asian="italic" style:font-style-complex="italic"/>
    </style:style>
    <style:style style:name="T65" style:family="text">
      <style:text-properties style:font-name="LMMono10" fo:font-style="italic" officeooo:rsid="00a0826b" style:font-style-asian="italic" style:font-style-complex="italic"/>
    </style:style>
    <style:style style:name="T66" style:family="text">
      <style:text-properties style:font-name="LMMono10" officeooo:rsid="00c57f51"/>
    </style:style>
    <style:style style:name="T67" style:family="text">
      <style:text-properties style:font-name="LMMono10" fo:font-size="11pt" officeooo:rsid="00c86bd8" style:font-size-asian="11pt" style:font-size-complex="11pt"/>
    </style:style>
    <style:style style:name="T68" style:family="text">
      <style:text-properties style:font-name="LMMono10" fo:font-size="11pt" officeooo:rsid="00f9d3dd" style:font-size-asian="11pt" style:font-size-complex="11pt"/>
    </style:style>
    <style:style style:name="T69" style:family="text">
      <style:text-properties style:font-name="LMMono10" fo:font-size="11pt" officeooo:rsid="0070c666" style:font-size-asian="11pt" style:font-size-complex="11pt"/>
    </style:style>
    <style:style style:name="T70" style:family="text">
      <style:text-properties style:font-name="LMMono10" fo:font-size="11pt" officeooo:rsid="00ff955a" style:font-size-asian="11pt" style:font-size-complex="11pt"/>
    </style:style>
    <style:style style:name="T71" style:family="text">
      <style:text-properties style:font-name="LMMono10" fo:font-size="11pt" officeooo:rsid="00faeda5" style:font-size-asian="11pt" style:font-size-complex="11pt"/>
    </style:style>
    <style:style style:name="T72" style:family="text">
      <style:text-properties style:font-name="LMMono10" fo:font-size="11pt" officeooo:rsid="00a96e0a" style:font-size-asian="11pt" style:font-size-complex="11pt"/>
    </style:style>
    <style:style style:name="T73" style:family="text">
      <style:text-properties style:font-name="LMMono10" fo:font-size="11pt" officeooo:rsid="00974ae1" style:font-size-asian="11pt" style:font-size-complex="11pt"/>
    </style:style>
    <style:style style:name="T74" style:family="text">
      <style:text-properties style:font-name="LMMono10" fo:font-size="11pt" officeooo:rsid="009896b3" style:font-size-asian="11pt" style:font-size-complex="11pt"/>
    </style:style>
    <style:style style:name="T75" style:family="text">
      <style:text-properties style:font-name="LMMono10" fo:font-size="11pt" officeooo:rsid="0097f956" style:font-size-asian="11pt" style:font-size-complex="11pt"/>
    </style:style>
    <style:style style:name="T76" style:family="text">
      <style:text-properties style:font-name="LMMono10" fo:font-size="11pt" officeooo:rsid="00eea3fa" style:font-size-asian="11pt" style:font-size-complex="11pt"/>
    </style:style>
    <style:style style:name="T77" style:family="text">
      <style:text-properties style:font-name="LMMono10" fo:font-size="11pt" officeooo:rsid="011acb81" style:font-size-asian="11pt" style:font-size-complex="11pt"/>
    </style:style>
    <style:style style:name="T78" style:family="text">
      <style:text-properties style:font-name="LMMono10" fo:font-size="11pt" officeooo:rsid="0028bff9" style:font-size-asian="11pt" style:font-size-complex="11pt"/>
    </style:style>
    <style:style style:name="T79" style:family="text">
      <style:text-properties style:font-name="LMMono10" fo:font-size="11pt" officeooo:rsid="00252010" style:font-size-asian="11pt" style:font-size-complex="11pt"/>
    </style:style>
    <style:style style:name="T80" style:family="text">
      <style:text-properties style:font-name="LMMono10" fo:font-size="11pt" officeooo:rsid="012098cf" style:font-size-asian="11pt" style:font-size-complex="11pt"/>
    </style:style>
    <style:style style:name="T81" style:family="text">
      <style:text-properties style:font-name="LMMono10" fo:font-size="11pt" officeooo:rsid="00c57f51" style:font-size-asian="11pt" style:font-size-complex="11pt"/>
    </style:style>
    <style:style style:name="T82" style:family="text">
      <style:text-properties style:font-name="LMMono10" fo:font-size="11pt" officeooo:rsid="00cafdb9" style:font-size-asian="11pt" style:font-size-complex="11pt"/>
    </style:style>
    <style:style style:name="T83" style:family="text">
      <style:text-properties style:font-name="LMMono10" fo:font-size="11pt" officeooo:rsid="00c88e1e" style:font-size-asian="11pt" style:font-size-complex="11pt"/>
    </style:style>
    <style:style style:name="T84" style:family="text">
      <style:text-properties style:font-name="LMMono10" fo:font-size="11pt" officeooo:rsid="00f60b4f" style:font-size-asian="11pt" style:font-size-complex="11pt"/>
    </style:style>
    <style:style style:name="T85" style:family="text">
      <style:text-properties style:font-name="LMMono10" fo:font-size="11pt" officeooo:rsid="00f6008f" style:font-size-asian="11pt" style:font-size-complex="11pt"/>
    </style:style>
    <style:style style:name="T86" style:family="text">
      <style:text-properties style:font-name="LMMono10" fo:font-size="11pt" officeooo:rsid="0046d0cc" style:font-size-asian="11pt" style:font-size-complex="11pt"/>
    </style:style>
    <style:style style:name="T87" style:family="text">
      <style:text-properties style:font-name="LMMono10" fo:font-size="11pt" officeooo:rsid="004a9ec9" style:font-size-asian="11pt" style:font-size-complex="11pt"/>
    </style:style>
    <style:style style:name="T88" style:family="text">
      <style:text-properties style:font-name="LMMono10" fo:font-size="11pt" officeooo:rsid="004bab5b" style:font-size-asian="11pt" style:font-size-complex="11pt"/>
    </style:style>
    <style:style style:name="T89" style:family="text">
      <style:text-properties style:font-name="LMMono10" fo:font-size="11pt" officeooo:rsid="00f6dc71" style:font-size-asian="11pt" style:font-size-complex="11pt"/>
    </style:style>
    <style:style style:name="T90" style:family="text">
      <style:text-properties style:font-name="LMMono10" fo:font-size="11pt" officeooo:rsid="00509c9e" style:font-size-asian="11pt" style:font-size-complex="11pt"/>
    </style:style>
    <style:style style:name="T91" style:family="text">
      <style:text-properties style:font-name="LMMono10" fo:font-size="11pt" officeooo:rsid="00d25ac3" style:font-size-asian="11pt" style:font-size-complex="11pt"/>
    </style:style>
    <style:style style:name="T92" style:family="text">
      <style:text-properties style:font-name="LMMono10" fo:font-size="11pt" officeooo:rsid="00d81d2c" style:font-size-asian="11pt" style:font-size-complex="11pt"/>
    </style:style>
    <style:style style:name="T93" style:family="text">
      <style:text-properties style:font-name="LMMono10" fo:font-size="11pt" officeooo:rsid="005a32df" style:font-size-asian="11pt" style:font-size-complex="11pt"/>
    </style:style>
    <style:style style:name="T94" style:family="text">
      <style:text-properties style:font-name="LMMono10" fo:font-size="11pt" officeooo:rsid="005b1153" style:font-size-asian="11pt" style:font-size-complex="11pt"/>
    </style:style>
    <style:style style:name="T95" style:family="text">
      <style:text-properties style:font-name="LMMono10" fo:font-size="11pt" officeooo:rsid="005b3194" style:font-size-asian="11pt" style:font-size-complex="11pt"/>
    </style:style>
    <style:style style:name="T96" style:family="text">
      <style:text-properties style:font-name="LMMono10" fo:font-size="11pt" officeooo:rsid="005d24ed" style:font-size-asian="11pt" style:font-size-complex="11pt"/>
    </style:style>
    <style:style style:name="T97" style:family="text">
      <style:text-properties style:font-name="LMMono10" fo:font-size="11pt" officeooo:rsid="005e918d" style:font-size-asian="11pt" style:font-size-complex="11pt"/>
    </style:style>
    <style:style style:name="T98" style:family="text">
      <style:text-properties style:font-name="LMMono10" fo:font-size="11pt" officeooo:rsid="0060aa29" style:font-size-asian="11pt" style:font-size-complex="11pt"/>
    </style:style>
    <style:style style:name="T99" style:family="text">
      <style:text-properties style:font-name="LMMono10" fo:font-size="11pt" officeooo:rsid="0062ae6e" style:font-size-asian="11pt" style:font-size-complex="11pt"/>
    </style:style>
    <style:style style:name="T100" style:family="text">
      <style:text-properties style:font-name="LMMono10" fo:font-size="11pt" officeooo:rsid="00715e45" style:font-size-asian="11pt" style:font-size-complex="11pt"/>
    </style:style>
    <style:style style:name="T101" style:family="text">
      <style:text-properties style:font-name="LMMono10" fo:font-size="11pt" officeooo:rsid="007624b0" style:font-size-asian="11pt" style:font-size-complex="11pt"/>
    </style:style>
    <style:style style:name="T102" style:family="text">
      <style:text-properties style:font-name="LMMono10" fo:font-size="11pt" officeooo:rsid="00fa7147" style:font-size-asian="11pt" style:font-size-complex="11pt"/>
    </style:style>
    <style:style style:name="T103" style:family="text">
      <style:text-properties style:font-name="LMMono10" fo:font-size="11pt" officeooo:rsid="01531c7c" style:font-size-asian="11pt" style:font-size-complex="11pt"/>
    </style:style>
    <style:style style:name="T104" style:family="text">
      <style:text-properties style:font-name="LMMono10" fo:font-size="11pt" officeooo:rsid="00770b63" style:font-size-asian="11pt" style:font-size-complex="11pt"/>
    </style:style>
    <style:style style:name="T105" style:family="text">
      <style:text-properties style:font-name="LMMono10" fo:font-size="11pt" officeooo:rsid="01533475" style:font-size-asian="11pt" style:font-size-complex="11pt"/>
    </style:style>
    <style:style style:name="T106" style:family="text">
      <style:text-properties style:font-name="LMMono10" fo:font-size="11pt" officeooo:rsid="01569f44" style:font-size-asian="11pt" style:font-size-complex="11pt"/>
    </style:style>
    <style:style style:name="T107" style:family="text">
      <style:text-properties style:font-name="LMMono10" fo:font-size="11pt" officeooo:rsid="007d5bfe" style:font-size-asian="11pt" style:font-size-complex="11pt"/>
    </style:style>
    <style:style style:name="T108" style:family="text">
      <style:text-properties style:font-name="LMMono10" fo:font-size="11pt" officeooo:rsid="0103aca9" style:font-size-asian="11pt" style:font-size-complex="11pt"/>
    </style:style>
    <style:style style:name="T109" style:family="text">
      <style:text-properties style:font-name="LMMono10" fo:font-size="11pt" officeooo:rsid="00913db2" style:font-size-asian="11pt" style:font-size-complex="11pt"/>
    </style:style>
    <style:style style:name="T110" style:family="text">
      <style:text-properties style:font-name="LMMono10" fo:font-size="11pt" officeooo:rsid="010eca69" style:font-size-asian="11pt" style:font-size-complex="11pt"/>
    </style:style>
    <style:style style:name="T111" style:family="text">
      <style:text-properties style:font-name="LMMono10" fo:font-size="11pt" officeooo:rsid="00e1152c" style:font-size-asian="11pt" style:font-size-complex="11pt"/>
    </style:style>
    <style:style style:name="T112" style:family="text">
      <style:text-properties style:font-name="LMMono10" fo:font-size="11pt" officeooo:rsid="00e29322" style:font-size-asian="11pt" style:font-size-complex="11pt"/>
    </style:style>
    <style:style style:name="T113" style:family="text">
      <style:text-properties style:font-name="LMMono10" fo:font-size="11pt" officeooo:rsid="00e2fa09" style:font-size-asian="11pt" style:font-size-complex="11pt"/>
    </style:style>
    <style:style style:name="T114" style:family="text">
      <style:text-properties style:font-name="LMMono10" fo:font-size="11pt" officeooo:rsid="00929312" style:font-size-asian="11pt" style:font-size-complex="11pt"/>
    </style:style>
    <style:style style:name="T115" style:family="text">
      <style:text-properties style:font-name="LMMono10" fo:font-size="11pt" officeooo:rsid="010f647d" style:font-size-asian="11pt" style:font-size-complex="11pt"/>
    </style:style>
    <style:style style:name="T116" style:family="text">
      <style:text-properties style:font-name="LMMono10" fo:font-size="11pt" officeooo:rsid="008934dd" style:font-size-asian="11pt" style:font-size-complex="11pt"/>
    </style:style>
    <style:style style:name="T117" style:family="text">
      <style:text-properties style:font-name="LMMono10" fo:font-size="11pt" officeooo:rsid="008bb077" style:font-size-asian="11pt" style:font-size-complex="11pt"/>
    </style:style>
    <style:style style:name="T118" style:family="text">
      <style:text-properties style:font-name="LMMono10" fo:font-size="11pt" officeooo:rsid="01104cb9" style:font-size-asian="11pt" style:font-size-complex="11pt"/>
    </style:style>
    <style:style style:name="T119" style:family="text">
      <style:text-properties style:font-name="LMMono10" fo:font-size="11pt" officeooo:rsid="00e6d13e" style:font-size-asian="11pt" style:font-size-complex="11pt"/>
    </style:style>
    <style:style style:name="T120" style:family="text">
      <style:text-properties style:font-name="LMMono10" fo:font-size="11pt" officeooo:rsid="008d7eca" style:font-size-asian="11pt" style:font-size-complex="11pt"/>
    </style:style>
    <style:style style:name="T121" style:family="text">
      <style:text-properties style:font-name="LMMono10" fo:font-size="11pt" officeooo:rsid="008f1317" style:font-size-asian="11pt" style:font-size-complex="11pt"/>
    </style:style>
    <style:style style:name="T122" style:family="text">
      <style:text-properties style:font-name="LMMono10" fo:font-size="11pt" officeooo:rsid="009d90a7" style:font-size-asian="11pt" style:font-size-complex="11pt"/>
    </style:style>
    <style:style style:name="T123" style:family="text">
      <style:text-properties style:font-name="LMMono10" fo:font-size="11pt" officeooo:rsid="015b8699" style:font-size-asian="11pt" style:font-size-complex="11pt"/>
    </style:style>
    <style:style style:name="T124" style:family="text">
      <style:text-properties style:font-name="LMMono10" fo:font-size="11pt" officeooo:rsid="00e91f70" style:font-size-asian="11pt" style:font-size-complex="11pt"/>
    </style:style>
    <style:style style:name="T125" style:family="text">
      <style:text-properties style:font-name="LMMono10" fo:font-size="11pt" officeooo:rsid="0110cb9f" style:font-size-asian="11pt" style:font-size-complex="11pt"/>
    </style:style>
    <style:style style:name="T126" style:family="text">
      <style:text-properties style:font-name="LMMono10" fo:font-size="11pt" officeooo:rsid="00a22ffb" style:font-size-asian="11pt" style:font-size-complex="11pt"/>
    </style:style>
    <style:style style:name="T127" style:family="text">
      <style:text-properties style:font-name="LMMono10" fo:font-size="11pt" officeooo:rsid="00a23593" style:font-size-asian="11pt" style:font-size-complex="11pt"/>
    </style:style>
    <style:style style:name="T128" style:family="text">
      <style:text-properties style:font-name="LMMono10" fo:font-size="11pt" officeooo:rsid="011271e4" style:font-size-asian="11pt" style:font-size-complex="11pt"/>
    </style:style>
    <style:style style:name="T129" style:family="text">
      <style:text-properties style:font-name="LMMono10" fo:font-size="11pt" officeooo:rsid="00a8f2f8" style:font-size-asian="11pt" style:font-size-complex="11pt"/>
    </style:style>
    <style:style style:name="T130" style:family="text">
      <style:text-properties style:font-name="LMMono10" fo:font-size="11pt" officeooo:rsid="0112ed4d" style:font-size-asian="11pt" style:font-size-complex="11pt"/>
    </style:style>
    <style:style style:name="T131" style:family="text">
      <style:text-properties style:font-name="LMMono10" fo:font-size="11pt" fo:font-style="italic" style:font-size-asian="11pt" style:font-style-asian="italic" style:font-size-complex="11pt" style:font-style-complex="italic"/>
    </style:style>
    <style:style style:name="T132" style:family="text">
      <style:text-properties style:font-name="LMMono10" fo:font-size="11pt" fo:font-style="italic" officeooo:rsid="0025d66d" style:font-size-asian="11pt" style:font-style-asian="italic" style:font-size-complex="11pt" style:font-style-complex="italic"/>
    </style:style>
    <style:style style:name="T133" style:family="text">
      <style:text-properties style:font-name="LMMono10" fo:font-size="11pt" fo:font-style="italic" officeooo:rsid="012500c9" style:font-size-asian="11pt" style:font-style-asian="italic" style:font-size-complex="11pt" style:font-style-complex="italic"/>
    </style:style>
    <style:style style:name="T134" style:family="text">
      <style:text-properties style:font-name="LMMono10" fo:font-size="11pt" fo:font-style="italic" officeooo:rsid="00a3bb06" style:font-size-asian="11pt" style:font-style-asian="italic" style:font-size-complex="11pt" style:font-style-complex="italic"/>
    </style:style>
    <style:style style:name="T135" style:family="text">
      <style:text-properties style:font-name="LMMono10" fo:font-size="11pt" fo:font-style="italic" officeooo:rsid="00f60b4f" style:font-size-asian="11pt" style:font-style-asian="italic" style:font-size-complex="11pt" style:font-style-complex="italic"/>
    </style:style>
    <style:style style:name="T136" style:family="text">
      <style:text-properties style:font-name="LMMono10" fo:font-size="11pt" fo:font-style="italic" officeooo:rsid="0037b130" style:font-size-asian="11pt" style:font-style-asian="italic" style:font-size-complex="11pt" style:font-style-complex="italic"/>
    </style:style>
    <style:style style:name="T137" style:family="text">
      <style:text-properties style:font-name="LMMono10" fo:font-size="11pt" fo:font-style="italic" officeooo:rsid="00395296" style:font-size-asian="11pt" style:font-style-asian="italic" style:font-size-complex="11pt" style:font-style-complex="italic"/>
    </style:style>
    <style:style style:name="T138" style:family="text">
      <style:text-properties style:font-name="LMMono10" fo:font-size="11pt" fo:font-style="italic" officeooo:rsid="00929312" style:font-size-asian="11pt" style:font-style-asian="italic" style:font-size-complex="11pt" style:font-style-complex="italic"/>
    </style:style>
    <style:style style:name="T139" style:family="text">
      <style:text-properties style:font-name="LMMono10" fo:font-size="11pt" fo:font-style="italic" officeooo:rsid="00e9539d" style:font-size-asian="11pt" style:font-style-asian="italic" style:font-size-complex="11pt" style:font-style-complex="italic"/>
    </style:style>
    <style:style style:name="T140" style:family="text">
      <style:text-properties style:font-name="LMMono10" fo:font-size="11pt" fo:font-style="italic" officeooo:rsid="009f5f20" style:font-size-asian="11pt" style:font-style-asian="italic" style:font-size-complex="11pt" style:font-style-complex="italic"/>
    </style:style>
    <style:style style:name="T141" style:family="text">
      <style:text-properties style:font-name="LMMono10" fo:font-size="11pt" fo:font-style="italic" officeooo:rsid="009ea806" style:font-size-asian="11pt" style:font-style-asian="italic" style:font-size-complex="11pt" style:font-style-complex="italic"/>
    </style:style>
    <style:style style:name="T142" style:family="text">
      <style:text-properties style:font-name="LMMono10" fo:font-size="11pt" fo:font-style="italic" officeooo:rsid="0174360e" style:font-size-asian="11pt" style:font-style-asian="italic" style:font-size-complex="11pt" style:font-style-complex="italic"/>
    </style:style>
    <style:style style:name="T143" style:family="text">
      <style:text-properties style:font-name="LMMono10" fo:font-size="11pt" fo:font-style="italic" fo:font-weight="normal" officeooo:rsid="0014003c" style:font-size-asian="11pt" style:font-style-asian="italic" style:font-weight-asian="normal" style:font-size-complex="11pt" style:font-style-complex="italic" style:font-weight-complex="normal"/>
    </style:style>
    <style:style style:name="T144" style:family="text">
      <style:text-properties style:font-name="LMMono10" fo:font-size="11pt" fo:font-style="italic" fo:font-weight="normal" officeooo:rsid="0021b1ab" style:font-size-asian="11pt" style:font-style-asian="italic" style:font-weight-asian="normal" style:font-size-complex="11pt" style:font-style-complex="italic" style:font-weight-complex="normal"/>
    </style:style>
    <style:style style:name="T145" style:family="text">
      <style:text-properties style:font-name="LMMono10" fo:font-size="11pt" fo:font-style="italic" fo:font-weight="normal" officeooo:rsid="0016f062" style:font-size-asian="11pt" style:font-style-asian="italic" style:font-weight-asian="normal" style:font-size-complex="11pt" style:font-style-complex="italic" style:font-weight-complex="normal"/>
    </style:style>
    <style:style style:name="T146" style:family="text">
      <style:text-properties style:font-name="LMMono10" fo:font-size="11pt" fo:font-style="normal" fo:font-weight="normal" officeooo:rsid="00f4e203" style:font-size-asian="11pt" style:font-style-asian="normal" style:font-weight-asian="normal" style:font-size-complex="11pt" style:font-style-complex="normal" style:font-weight-complex="normal"/>
    </style:style>
    <style:style style:name="T147" style:family="text">
      <style:text-properties style:font-name="LMMono10" fo:font-size="11pt" fo:font-style="normal" fo:font-weight="normal" officeooo:rsid="00fa0272" style:font-size-asian="11pt" style:font-style-asian="normal" style:font-weight-asian="normal" style:font-size-complex="11pt" style:font-style-complex="normal" style:font-weight-complex="normal"/>
    </style:style>
    <style:style style:name="T148" style:family="text">
      <style:text-properties style:font-name="LMMono10" fo:font-size="11pt" fo:font-style="normal" officeooo:rsid="00509c9e" style:font-size-asian="11pt" style:font-style-asian="normal" style:font-size-complex="11pt" style:font-style-complex="normal"/>
    </style:style>
    <style:style style:name="T149" style:family="text">
      <style:text-properties style:font-name="LMMono10" fo:font-size="11pt" fo:font-style="normal" officeooo:rsid="00d81d2c" style:font-size-asian="11pt" style:font-style-asian="normal" style:font-size-complex="11pt" style:font-style-complex="normal"/>
    </style:style>
    <style:style style:name="T150" style:family="text">
      <style:text-properties style:font-name="LMMono10" fo:font-size="11pt" fo:font-style="normal" officeooo:rsid="0053f690" style:font-size-asian="11pt" style:font-style-asian="normal" style:font-size-complex="11pt" style:font-style-complex="normal"/>
    </style:style>
    <style:style style:name="T151" style:family="text">
      <style:text-properties style:font-name="LMMono10" fo:font-size="11pt" fo:font-style="normal" officeooo:rsid="00fa1caa" style:font-size-asian="11pt" style:font-style-asian="normal" style:font-size-complex="11pt" style:font-style-complex="normal"/>
    </style:style>
    <style:style style:name="T152" style:family="text">
      <style:text-properties style:font-name="LMMono10" fo:font-size="11pt" fo:font-style="normal" officeooo:rsid="010eca69" style:font-size-asian="11pt" style:font-style-asian="normal" style:font-size-complex="11pt" style:font-style-complex="normal"/>
    </style:style>
    <style:style style:name="T153" style:family="text">
      <style:text-properties style:font-name="LMMono10" fo:font-size="11pt" fo:font-style="normal" officeooo:rsid="00a0826b" style:font-size-asian="11pt" style:font-style-asian="normal" style:font-size-complex="11pt" style:font-style-complex="normal"/>
    </style:style>
    <style:style style:name="T154" style:family="text">
      <style:text-properties style:font-name="LMMono10" fo:font-size="11pt" fo:font-style="normal" officeooo:rsid="009ea806" style:font-size-asian="11pt" style:font-style-asian="normal" style:font-size-complex="11pt" style:font-style-complex="normal"/>
    </style:style>
    <style:style style:name="T155" style:family="text">
      <style:text-properties style:font-name="LMMono10" fo:font-size="11pt" fo:font-style="normal" officeooo:rsid="00252010" style:font-size-asian="11pt" style:font-style-asian="normal" style:font-size-complex="11pt" style:font-style-complex="normal"/>
    </style:style>
    <style:style style:name="T156" style:family="text">
      <style:text-properties style:font-name="LMMono10" fo:font-size="11pt" fo:font-style="normal" officeooo:rsid="004bab5b" style:font-size-asian="11pt" style:font-style-asian="normal" style:font-size-complex="11pt" style:font-style-complex="normal"/>
    </style:style>
    <style:style style:name="T157" style:family="text">
      <style:text-properties style:font-name="LMMono10" fo:font-size="11pt" fo:font-weight="normal" officeooo:rsid="0021b1ab" style:font-size-asian="11pt" style:font-weight-asian="normal" style:font-size-complex="11pt" style:font-weight-complex="normal"/>
    </style:style>
    <style:style style:name="T158" style:family="text">
      <style:text-properties style:font-name="LMMono10" fo:font-size="11pt" fo:font-weight="normal" officeooo:rsid="00252010" style:font-size-asian="11pt" style:font-weight-asian="normal" style:font-size-complex="11pt" style:font-weight-complex="normal"/>
    </style:style>
    <style:style style:name="T159" style:family="text">
      <style:text-properties style:font-name="LMMono10" fo:font-size="11pt" fo:font-weight="normal" officeooo:rsid="0014003c" style:font-size-asian="11pt" style:font-weight-asian="normal" style:font-size-complex="11pt" style:font-weight-complex="normal"/>
    </style:style>
    <style:style style:name="T160" style:family="text">
      <style:text-properties style:font-name="LMMono10" fo:font-size="11pt" fo:font-weight="normal" officeooo:rsid="0016f062" style:font-size-asian="11pt" style:font-weight-asian="normal" style:font-size-complex="11pt" style:font-weight-complex="normal"/>
    </style:style>
    <style:style style:name="T161" style:family="text">
      <style:text-properties style:font-name="LMMono10" fo:font-size="11pt" fo:font-weight="normal" officeooo:rsid="0053f690" style:font-size-asian="11pt" style:font-weight-asian="normal" style:font-size-complex="11pt" style:font-weight-complex="normal"/>
    </style:style>
    <style:style style:name="T162" style:family="text">
      <style:text-properties style:font-name="LMMono10" fo:font-size="11pt" fo:font-weight="normal" officeooo:rsid="00649cc9" style:font-size-asian="11pt" style:font-weight-asian="normal" style:font-size-complex="11pt" style:font-weight-complex="normal"/>
    </style:style>
    <style:style style:name="T163" style:family="text">
      <style:text-properties style:font-name="LMMono10" fo:font-size="11pt" fo:font-weight="normal" officeooo:rsid="0106b3b0" style:font-size-asian="11pt" style:font-weight-asian="normal" style:font-size-complex="11pt" style:font-weight-complex="normal"/>
    </style:style>
    <style:style style:name="T164" style:family="text">
      <style:text-properties style:font-name="LMMono10" fo:font-size="11pt" fo:font-weight="normal" officeooo:rsid="010921a6" style:font-size-asian="11pt" style:font-weight-asian="normal" style:font-size-complex="11pt" style:font-weight-complex="normal"/>
    </style:style>
    <style:style style:name="T165" style:family="text">
      <style:text-properties style:font-name="LMMono10" fo:font-size="11pt" fo:font-weight="bold" officeooo:rsid="0014003c" style:font-size-asian="11pt" style:font-weight-asian="bold" style:font-size-complex="11pt" style:font-weight-complex="bold"/>
    </style:style>
    <style:style style:name="T166" style:family="text">
      <style:text-properties style:font-name="LMMono10" fo:font-size="11pt" fo:font-weight="bold" officeooo:rsid="0016f062" style:font-size-asian="11pt" style:font-weight-asian="bold" style:font-size-complex="11pt" style:font-weight-complex="bold"/>
    </style:style>
    <style:style style:name="T167" style:family="text">
      <style:text-properties style:font-name="LMMono10" officeooo:rsid="007d53af"/>
    </style:style>
    <style:style style:name="T168" style:family="text">
      <style:text-properties style:font-name="LMMono10" officeooo:rsid="00ff955a"/>
    </style:style>
    <style:style style:name="T169" style:family="text">
      <style:text-properties style:font-name="LMMono10" officeooo:rsid="009d90a7"/>
    </style:style>
    <style:style style:name="T170" style:family="text">
      <style:text-properties style:font-name="LMMono10" fo:font-weight="normal" officeooo:rsid="0014003c" style:font-weight-asian="normal" style:font-weight-complex="normal"/>
    </style:style>
    <style:style style:name="T171" style:family="text">
      <style:text-properties style:font-name="LMMono10" fo:font-weight="normal" officeooo:rsid="0016f062" style:font-weight-asian="normal" style:font-weight-complex="normal"/>
    </style:style>
    <style:style style:name="T172" style:family="text">
      <style:text-properties style:font-name="LMMono10" fo:font-weight="normal" officeooo:rsid="0021b1ab" style:font-weight-asian="normal" style:font-weight-complex="normal"/>
    </style:style>
    <style:style style:name="T173" style:family="text">
      <style:text-properties style:font-name="LMMono10" fo:font-weight="bold" officeooo:rsid="00929312" style:font-weight-asian="bold" style:font-weight-complex="bold"/>
    </style:style>
    <style:style style:name="T174" style:family="text">
      <style:text-properties style:font-name="LMMono10" officeooo:rsid="00252010"/>
    </style:style>
    <style:style style:name="T175" style:family="text">
      <style:text-properties style:font-name="LMMono10" officeooo:rsid="0056e40c"/>
    </style:style>
    <style:style style:name="T176" style:family="text">
      <style:text-properties style:font-name="LMMono10" officeooo:rsid="007d5bfe"/>
    </style:style>
    <style:style style:name="T177" style:family="text">
      <style:text-properties style:font-name="LMMono10" officeooo:rsid="008d7eca"/>
    </style:style>
    <style:style style:name="T178" style:family="text">
      <style:text-properties style:font-name="LMMono10" officeooo:rsid="00929312"/>
    </style:style>
    <style:style style:name="T179" style:family="text">
      <style:text-properties style:font-name="LMMono10" fo:font-style="normal" officeooo:rsid="009ea806" style:font-style-asian="normal" style:font-style-complex="normal"/>
    </style:style>
    <style:style style:name="T180" style:family="text">
      <style:text-properties style:font-name="LMMono10" officeooo:rsid="010eca69"/>
    </style:style>
    <style:style style:name="T181" style:family="text">
      <style:text-properties style:font-name="LMMono10" officeooo:rsid="0118a8ef"/>
    </style:style>
    <style:style style:name="T182" style:family="text">
      <style:text-properties style:font-name="LMMono10" officeooo:rsid="0028bff9"/>
    </style:style>
    <style:style style:name="T183" style:family="text">
      <style:text-properties officeooo:rsid="00c57f51"/>
    </style:style>
    <style:style style:name="T184" style:family="text">
      <style:text-properties officeooo:rsid="00c69307"/>
    </style:style>
    <style:style style:name="T185" style:family="text">
      <style:text-properties officeooo:rsid="00c86bd8"/>
    </style:style>
    <style:style style:name="T186" style:family="text">
      <style:text-properties style:font-name="Liberation Serif" fo:font-size="11pt" fo:font-style="normal" officeooo:rsid="00b52603" style:font-size-asian="11pt" style:font-style-asian="normal" style:font-size-complex="11pt" style:font-style-complex="normal"/>
    </style:style>
    <style:style style:name="T187" style:family="text">
      <style:text-properties style:font-name="Liberation Serif" fo:font-size="11pt" officeooo:rsid="005b1153" style:font-size-asian="11pt" style:font-size-complex="11pt"/>
    </style:style>
    <style:style style:name="T188" style:family="text">
      <style:text-properties style:font-name="Liberation Serif" fo:font-style="normal" officeooo:rsid="01258d02" style:font-style-asian="normal" style:font-style-complex="normal"/>
    </style:style>
    <style:style style:name="T189" style:family="text">
      <style:text-properties style:font-name="Liberation Serif" fo:font-style="normal" officeooo:rsid="00a0826b" style:font-style-asian="normal" style:font-style-complex="normal"/>
    </style:style>
    <style:style style:name="T190" style:family="text">
      <style:text-properties style:font-name="Liberation Serif" fo:font-style="normal" officeooo:rsid="010eca69" style:font-style-asian="normal" style:font-style-complex="normal"/>
    </style:style>
    <style:style style:name="T191" style:family="text">
      <style:text-properties style:font-name="Liberation Serif" fo:font-style="normal" officeooo:rsid="0122f173" style:font-style-asian="normal" style:font-style-complex="normal"/>
    </style:style>
    <style:style style:name="T192" style:family="text">
      <style:text-properties style:font-name="Liberation Serif" fo:font-style="normal" officeooo:rsid="01569f44" style:font-style-asian="normal" style:font-style-complex="normal"/>
    </style:style>
    <style:style style:name="T193" style:family="text">
      <style:text-properties style:font-name="Liberation Serif" fo:font-style="normal" officeooo:rsid="0174d554" style:font-style-asian="normal" style:font-style-complex="normal"/>
    </style:style>
    <style:style style:name="T194" style:family="text">
      <style:text-properties style:font-name="Liberation Serif" officeooo:rsid="00a96e0a"/>
    </style:style>
    <style:style style:name="T195" style:family="text">
      <style:text-properties style:font-name="Liberation Serif" officeooo:rsid="01258d02"/>
    </style:style>
    <style:style style:name="T196" style:family="text">
      <style:text-properties style:font-name="Liberation Serif" fo:font-weight="normal" officeooo:rsid="0106b3b0" style:font-weight-asian="normal" style:font-weight-complex="normal"/>
    </style:style>
    <style:style style:name="T197" style:family="text">
      <style:text-properties style:font-name="Liberation Serif" fo:font-weight="normal" officeooo:rsid="010921a6" style:font-weight-asian="normal" style:font-weight-complex="normal"/>
    </style:style>
    <style:style style:name="T198" style:family="text">
      <style:text-properties style:font-name="Liberation Serif" fo:font-weight="normal" officeooo:rsid="010d91ef" style:font-weight-asian="normal" style:font-weight-complex="normal"/>
    </style:style>
    <style:style style:name="T199" style:family="text">
      <style:text-properties style:font-name="Liberation Serif" fo:font-size="12pt" fo:font-weight="normal" officeooo:rsid="0106b3b0" style:font-size-asian="12pt" style:font-weight-asian="normal" style:font-size-complex="12pt" style:font-weight-complex="normal"/>
    </style:style>
    <style:style style:name="T200" style:family="text">
      <style:text-properties style:font-name="Liberation Serif" fo:font-size="12pt" fo:font-weight="normal" officeooo:rsid="01077ddc" style:font-size-asian="12pt" style:font-weight-asian="normal" style:font-size-complex="12pt" style:font-weight-complex="normal"/>
    </style:style>
    <style:style style:name="T201" style:family="text">
      <style:text-properties style:font-name="Liberation Serif" fo:font-size="12pt" fo:font-weight="normal" officeooo:rsid="010921a6" style:font-size-asian="12pt" style:font-weight-asian="normal" style:font-size-complex="12pt" style:font-weight-complex="normal"/>
    </style:style>
    <style:style style:name="T202" style:family="text">
      <style:text-properties style:font-name="Liberation Serif" fo:font-size="12pt" fo:font-weight="normal" officeooo:rsid="010d7289" style:font-size-asian="12pt" style:font-weight-asian="normal" style:font-size-complex="12pt" style:font-weight-complex="normal"/>
    </style:style>
    <style:style style:name="T203" style:family="text">
      <style:text-properties style:font-name="Liberation Serif" fo:font-size="12pt" officeooo:rsid="00eea3fa" style:font-size-asian="12pt" style:font-size-complex="12pt"/>
    </style:style>
    <style:style style:name="T204" style:family="text">
      <style:text-properties style:font-name="Liberation Serif" fo:font-size="12pt" officeooo:rsid="011acb81" style:font-size-asian="12pt" style:font-size-complex="12pt"/>
    </style:style>
    <style:style style:name="T205" style:family="text">
      <style:text-properties style:font-name="Liberation Serif" fo:font-size="12pt" officeooo:rsid="0097f956" style:font-size-asian="12pt" style:font-size-complex="12pt"/>
    </style:style>
    <style:style style:name="T206" style:family="text">
      <style:text-properties style:font-name="Liberation Serif" fo:font-size="12pt" officeooo:rsid="009896b3" style:font-size-asian="12pt" style:font-size-complex="12pt"/>
    </style:style>
    <style:style style:name="T207" style:family="text">
      <style:text-properties style:font-name="Liberation Serif" fo:font-size="12pt" officeooo:rsid="011bcec4" style:font-size-asian="12pt" style:font-size-complex="12pt"/>
    </style:style>
    <style:style style:name="T208" style:family="text">
      <style:text-properties style:font-name="Liberation Serif" fo:font-size="12pt" officeooo:rsid="008f1317" style:font-size-asian="12pt" style:font-size-complex="12pt"/>
    </style:style>
    <style:style style:name="T209" style:family="text">
      <style:text-properties style:font-name="Liberation Serif" fo:font-size="12pt" officeooo:rsid="0112ed4d" style:font-size-asian="12pt" style:font-size-complex="12pt"/>
    </style:style>
    <style:style style:name="T210" style:family="text">
      <style:text-properties style:font-name="Liberation Serif" fo:font-size="12pt" officeooo:rsid="00a96e0a" style:font-size-asian="12pt" style:font-size-complex="12pt"/>
    </style:style>
    <style:style style:name="T211" style:family="text">
      <style:text-properties style:font-name="Liberation Serif" fo:font-size="12pt" fo:font-style="italic" officeooo:rsid="00929312" style:font-size-asian="12pt" style:font-style-asian="italic" style:font-size-complex="12pt" style:font-style-complex="italic"/>
    </style:style>
    <style:style style:name="T212" style:family="text">
      <style:text-properties style:font-name="Liberation Serif" officeooo:rsid="0112ed4d"/>
    </style:style>
    <style:style style:name="T213" style:family="text">
      <style:text-properties style:font-name="Liberation Serif" officeooo:rsid="00a8f2f8"/>
    </style:style>
    <style:style style:name="T214" style:family="text">
      <style:text-properties style:font-name="Liberation Serif" officeooo:rsid="0028bff9"/>
    </style:style>
    <style:style style:name="T215" style:family="text">
      <style:text-properties style:font-name="Liberation Serif" officeooo:rsid="011bcec4"/>
    </style:style>
    <style:style style:name="T216" style:family="text">
      <style:text-properties style:font-name="Liberation Serif" fo:font-style="italic" officeooo:rsid="0037b130" style:font-style-asian="italic" style:font-style-complex="italic"/>
    </style:style>
    <style:style style:name="T217" style:family="text">
      <style:text-properties style:font-name="Liberation Serif" officeooo:rsid="01600f13"/>
    </style:style>
    <style:style style:name="T218" style:family="text">
      <style:text-properties fo:font-style="normal" style:font-style-asian="normal" style:font-style-complex="normal"/>
    </style:style>
    <style:style style:name="T219" style:family="text">
      <style:text-properties fo:font-style="normal" officeooo:rsid="00f4e203" style:font-style-asian="normal" style:font-style-complex="normal"/>
    </style:style>
    <style:style style:name="T220" style:family="text">
      <style:text-properties fo:font-style="normal" officeooo:rsid="004bab5b" style:font-style-asian="normal" style:font-style-complex="normal"/>
    </style:style>
    <style:style style:name="T221" style:family="text">
      <style:text-properties fo:font-style="normal" officeooo:rsid="007d5bfe" style:font-style-asian="normal" style:font-style-complex="normal"/>
    </style:style>
    <style:style style:name="T222" style:family="text">
      <style:text-properties fo:font-style="normal" officeooo:rsid="00913db2" style:font-style-asian="normal" style:font-style-complex="normal"/>
    </style:style>
    <style:style style:name="T223" style:family="text">
      <style:text-properties fo:font-style="normal" officeooo:rsid="009ea806" style:font-style-asian="normal" style:font-style-complex="normal"/>
    </style:style>
    <style:style style:name="T224" style:family="text">
      <style:text-properties fo:font-style="normal" officeooo:rsid="00b7547b" style:font-style-asian="normal" style:font-style-complex="normal"/>
    </style:style>
    <style:style style:name="T225" style:family="text">
      <style:text-properties fo:font-style="normal" officeooo:rsid="00c69307" style:font-style-asian="normal" style:font-style-complex="normal"/>
    </style:style>
    <style:style style:name="T226" style:family="text">
      <style:text-properties fo:font-style="normal" officeooo:rsid="00cafdb9" style:font-style-asian="normal" style:font-style-complex="normal"/>
    </style:style>
    <style:style style:name="T227" style:family="text">
      <style:text-properties fo:font-style="normal" officeooo:rsid="00f9d3dd" style:font-style-asian="normal" style:font-style-complex="normal"/>
    </style:style>
    <style:style style:name="T228" style:family="text">
      <style:text-properties fo:font-style="normal" officeooo:rsid="00fa1caa" style:font-style-asian="normal" style:font-style-complex="normal"/>
    </style:style>
    <style:style style:name="T229" style:family="text">
      <style:text-properties fo:font-style="normal" officeooo:rsid="007624b0" style:font-style-asian="normal" style:font-style-complex="normal"/>
    </style:style>
    <style:style style:name="T230" style:family="text">
      <style:text-properties fo:font-style="normal" officeooo:rsid="007bdbd9" style:font-style-asian="normal" style:font-style-complex="normal"/>
    </style:style>
    <style:style style:name="T231" style:family="text">
      <style:text-properties fo:font-style="normal" officeooo:rsid="01018038" style:font-style-asian="normal" style:font-style-complex="normal"/>
    </style:style>
    <style:style style:name="T232" style:family="text">
      <style:text-properties fo:font-style="normal" officeooo:rsid="0101888f" style:font-style-asian="normal" style:font-style-complex="normal"/>
    </style:style>
    <style:style style:name="T233" style:family="text">
      <style:text-properties fo:font-style="normal" officeooo:rsid="00ff955a" style:font-style-asian="normal" style:font-style-complex="normal"/>
    </style:style>
    <style:style style:name="T234" style:family="text">
      <style:text-properties fo:font-style="normal" officeooo:rsid="010eca69" style:font-style-asian="normal" style:font-style-complex="normal"/>
    </style:style>
    <style:style style:name="T235" style:family="text">
      <style:text-properties fo:font-style="normal" officeooo:rsid="0014003c" style:font-style-asian="normal" style:font-style-complex="normal"/>
    </style:style>
    <style:style style:name="T236" style:family="text">
      <style:text-properties fo:font-style="normal" officeooo:rsid="00badad3" style:font-style-asian="normal" style:font-style-complex="normal"/>
    </style:style>
    <style:style style:name="T237" style:family="text">
      <style:text-properties fo:font-style="normal" officeooo:rsid="00bbc57b" style:font-style-asian="normal" style:font-style-complex="normal"/>
    </style:style>
    <style:style style:name="T238" style:family="text">
      <style:text-properties fo:font-style="normal" officeooo:rsid="00d65d13" style:font-style-asian="normal" style:font-style-complex="normal"/>
    </style:style>
    <style:style style:name="T239" style:family="text">
      <style:text-properties fo:font-style="normal" officeooo:rsid="01582267" style:font-style-asian="normal" style:font-style-complex="normal"/>
    </style:style>
    <style:style style:name="T240" style:family="text">
      <style:text-properties fo:font-style="normal" officeooo:rsid="017511a6" style:font-style-asian="normal" style:font-style-complex="normal"/>
    </style:style>
    <style:style style:name="T241" style:family="text">
      <style:text-properties fo:font-style="normal" fo:font-weight="bold" officeooo:rsid="00badad3" style:font-style-asian="normal" style:font-weight-asian="bold" style:font-style-complex="normal" style:font-weight-complex="bold"/>
    </style:style>
    <style:style style:name="T242" style:family="text">
      <style:text-properties fo:font-style="normal" fo:font-weight="normal" officeooo:rsid="00fa0272" style:font-style-asian="normal" style:font-weight-asian="normal" style:font-style-complex="normal" style:font-weight-complex="normal"/>
    </style:style>
    <style:style style:name="T243" style:family="text">
      <style:text-properties officeooo:rsid="0026fd40"/>
    </style:style>
    <style:style style:name="T244" style:family="text">
      <style:text-properties officeooo:rsid="0037b130"/>
    </style:style>
    <style:style style:name="T245" style:family="text">
      <style:text-properties officeooo:rsid="01258d02"/>
    </style:style>
    <style:style style:name="T246" style:family="text">
      <style:text-properties officeooo:rsid="00443259"/>
    </style:style>
    <style:style style:name="T247" style:family="text">
      <style:text-properties officeooo:rsid="0046d0cc"/>
    </style:style>
    <style:style style:name="T248" style:family="text">
      <style:text-properties fo:color="#000000" style:font-name="LMMono10" fo:font-size="11pt" officeooo:rsid="00f648de" style:font-size-asian="11pt" style:font-size-complex="11pt"/>
    </style:style>
    <style:style style:name="T249" style:family="text">
      <style:text-properties fo:color="#000000" style:font-name="LMMono10" fo:font-size="11pt" fo:font-style="italic" fo:font-weight="normal" officeooo:rsid="0021b1ab" style:font-size-asian="11pt" style:font-style-asian="italic" style:font-weight-asian="normal" style:font-size-complex="11pt" style:font-style-complex="italic" style:font-weight-complex="normal"/>
    </style:style>
    <style:style style:name="T250" style:family="text">
      <style:text-properties fo:color="#000000" style:font-name="LMMono10" fo:font-size="11pt" fo:font-style="normal" fo:font-weight="normal" officeooo:rsid="00745840" style:font-size-asian="11pt" style:font-style-asian="normal" style:font-weight-asian="normal" style:font-size-complex="11pt" style:font-style-complex="normal" style:font-weight-complex="normal"/>
    </style:style>
    <style:style style:name="T251" style:family="text">
      <style:text-properties fo:color="#000000" style:font-name="LMMono10" officeooo:rsid="0014003c" style:font-name-asian="lucidatypewriter1" style:font-name-complex="lucidatypewriter1"/>
    </style:style>
    <style:style style:name="T252" style:family="text">
      <style:text-properties fo:color="#000000" officeooo:rsid="00715e45"/>
    </style:style>
    <style:style style:name="T253" style:family="text">
      <style:text-properties fo:color="#000000" style:font-name="Liberation Serif" fo:font-style="normal" fo:font-weight="normal" officeooo:rsid="00715e45" style:font-style-asian="normal" style:font-weight-asian="normal" style:font-style-complex="normal" style:font-weight-complex="normal"/>
    </style:style>
    <style:style style:name="T254" style:family="text">
      <style:text-properties fo:color="#000000" style:font-name="Liberation Serif" fo:font-style="normal" fo:font-weight="normal" officeooo:rsid="00734980" style:font-style-asian="normal" style:font-weight-asian="normal" style:font-style-complex="normal" style:font-weight-complex="normal"/>
    </style:style>
    <style:style style:name="T255" style:family="text">
      <style:text-properties fo:color="#000000" style:font-name="Liberation Serif" fo:font-style="normal" fo:font-weight="normal" officeooo:rsid="00745840" style:font-style-asian="normal" style:font-weight-asian="normal" style:font-style-complex="normal" style:font-weight-complex="normal"/>
    </style:style>
    <style:style style:name="T256" style:family="text">
      <style:text-properties fo:color="#000000" style:font-name="Liberation Serif" fo:font-style="normal" fo:font-weight="normal" officeooo:rsid="00de1e86" style:font-style-asian="normal" style:font-weight-asian="normal" style:font-style-complex="normal" style:font-weight-complex="normal"/>
    </style:style>
    <style:style style:name="T257" style:family="text">
      <style:text-properties fo:color="#000000" style:font-name="Liberation Serif" fo:font-size="12pt" fo:font-style="italic" fo:font-weight="normal" officeooo:rsid="0021b1ab" style:font-size-asian="12pt" style:font-style-asian="italic" style:font-weight-asian="normal" style:font-size-complex="12pt" style:font-style-complex="italic" style:font-weight-complex="normal"/>
    </style:style>
    <style:style style:name="T258" style:family="text">
      <style:text-properties fo:color="#000000" style:font-name="Liberation Serif" fo:font-size="12pt" fo:font-style="normal" fo:font-weight="normal" officeooo:rsid="00715e45" style:font-size-asian="12pt" style:font-style-asian="normal" style:font-weight-asian="normal" style:font-size-complex="12pt" style:font-style-complex="normal" style:font-weight-complex="normal"/>
    </style:style>
    <style:style style:name="T259" style:family="text">
      <style:text-properties fo:color="#000000" style:font-name="Liberation Serif" fo:font-size="12pt" fo:font-weight="normal" officeooo:rsid="0016f062" style:font-size-asian="12pt" style:font-weight-asian="normal" style:font-size-complex="12pt" style:font-weight-complex="normal"/>
    </style:style>
    <style:style style:name="T260" style:family="text">
      <style:text-properties officeooo:rsid="00f648de"/>
    </style:style>
    <style:style style:name="T261" style:family="text">
      <style:text-properties officeooo:rsid="004bab5b"/>
    </style:style>
    <style:style style:name="T262" style:family="text">
      <style:text-properties officeooo:rsid="013251a1"/>
    </style:style>
    <style:style style:name="T263" style:family="text">
      <style:text-properties officeooo:rsid="013a2b26"/>
    </style:style>
    <style:style style:name="T264" style:family="text">
      <style:text-properties officeooo:rsid="00d81d2c"/>
    </style:style>
    <style:style style:name="T265" style:family="text">
      <style:text-properties officeooo:rsid="0053f690"/>
    </style:style>
    <style:style style:name="T266" style:family="text">
      <style:text-properties officeooo:rsid="013c3e6d"/>
    </style:style>
    <style:style style:name="T267" style:family="text">
      <style:text-properties officeooo:rsid="005a32df"/>
    </style:style>
    <style:style style:name="T268" style:family="text">
      <style:text-properties officeooo:rsid="013fe356"/>
    </style:style>
    <style:style style:name="T269" style:family="text">
      <style:text-properties officeooo:rsid="0014003c"/>
    </style:style>
    <style:style style:name="T270" style:family="text">
      <style:text-properties officeooo:rsid="005b1153"/>
    </style:style>
    <style:style style:name="T271" style:family="text">
      <style:text-properties officeooo:rsid="00eea3fa"/>
    </style:style>
    <style:style style:name="T272" style:family="text">
      <style:text-properties officeooo:rsid="005e918d"/>
    </style:style>
    <style:style style:name="T273" style:family="text">
      <style:text-properties officeooo:rsid="0060aa29"/>
    </style:style>
    <style:style style:name="T274" style:family="text">
      <style:text-properties officeooo:rsid="0014d29d"/>
    </style:style>
    <style:style style:name="T275" style:family="text">
      <style:text-properties officeooo:rsid="0143f6f3"/>
    </style:style>
    <style:style style:name="T276" style:family="text">
      <style:text-properties officeooo:rsid="0062ae6e"/>
    </style:style>
    <style:style style:name="T277" style:family="text">
      <style:text-properties fo:font-weight="normal" officeooo:rsid="0016f062" style:font-weight-asian="normal" style:font-weight-complex="normal"/>
    </style:style>
    <style:style style:name="T278" style:family="text">
      <style:text-properties fo:font-weight="normal" officeooo:rsid="0037b130" style:font-weight-asian="normal" style:font-weight-complex="normal"/>
    </style:style>
    <style:style style:name="T279" style:family="text">
      <style:text-properties fo:font-weight="normal" officeooo:rsid="00252010" style:font-weight-asian="normal" style:font-weight-complex="normal"/>
    </style:style>
    <style:style style:name="T280" style:family="text">
      <style:text-properties fo:font-weight="normal" officeooo:rsid="014533f7" style:font-weight-asian="normal" style:font-weight-complex="normal"/>
    </style:style>
    <style:style style:name="T281" style:family="text">
      <style:text-properties officeooo:rsid="01472010"/>
    </style:style>
    <style:style style:name="T282" style:family="text">
      <style:text-properties officeooo:rsid="00fa1caa"/>
    </style:style>
    <style:style style:name="T283" style:family="text">
      <style:text-properties officeooo:rsid="01491773"/>
    </style:style>
    <style:style style:name="T284" style:family="text">
      <style:text-properties officeooo:rsid="001f1b24"/>
    </style:style>
    <style:style style:name="T285" style:family="text">
      <style:text-properties officeooo:rsid="0070c666"/>
    </style:style>
    <style:style style:name="T286" style:family="text">
      <style:text-properties officeooo:rsid="007d53af"/>
    </style:style>
    <style:style style:name="T287" style:family="text">
      <style:text-properties officeooo:rsid="015249f7"/>
    </style:style>
    <style:style style:name="T288" style:family="text">
      <style:text-properties officeooo:rsid="00ff955a"/>
    </style:style>
    <style:style style:name="T289" style:family="text">
      <style:text-properties officeooo:rsid="01531c7c"/>
    </style:style>
    <style:style style:name="T290" style:family="text">
      <style:text-properties officeooo:rsid="00faeda5"/>
    </style:style>
    <style:style style:name="T291" style:family="text">
      <style:text-properties fo:font-size="11pt" officeooo:rsid="00faeda5" style:font-size-asian="11pt" style:font-size-complex="11pt"/>
    </style:style>
    <style:style style:name="T292" style:family="text">
      <style:text-properties officeooo:rsid="007d5bfe"/>
    </style:style>
    <style:style style:name="T293" style:family="text">
      <style:text-properties officeooo:rsid="01576c9a"/>
    </style:style>
    <style:style style:name="T294" style:family="text">
      <style:text-properties officeooo:rsid="0103aca9"/>
    </style:style>
    <style:style style:name="T295" style:family="text">
      <style:text-properties officeooo:rsid="00e2fa09"/>
    </style:style>
    <style:style style:name="T296" style:family="text">
      <style:text-properties officeooo:rsid="00929312"/>
    </style:style>
    <style:style style:name="T297" style:family="text">
      <style:text-properties officeooo:rsid="008d7eca"/>
    </style:style>
    <style:style style:name="T298" style:family="text">
      <style:text-properties officeooo:rsid="0159d44b"/>
    </style:style>
    <style:style style:name="T299" style:family="text">
      <style:text-properties officeooo:rsid="00e9539d"/>
    </style:style>
    <style:style style:name="T300" style:family="text">
      <style:text-properties officeooo:rsid="009d90a7"/>
    </style:style>
    <style:style style:name="T301" style:family="text">
      <style:text-properties officeooo:rsid="009ea806"/>
    </style:style>
    <style:style style:name="T302" style:family="text">
      <style:text-properties officeooo:rsid="015c9eed"/>
    </style:style>
    <style:style style:name="T303" style:family="text">
      <style:text-properties officeooo:rsid="00a22ffb"/>
    </style:style>
    <style:style style:name="T304" style:family="text">
      <style:text-properties officeooo:rsid="00a3bb06"/>
    </style:style>
    <style:style style:name="T305" style:family="text">
      <style:text-properties officeooo:rsid="011271e4"/>
    </style:style>
    <style:style style:name="T306" style:family="text">
      <style:text-properties officeooo:rsid="0112ed4d"/>
    </style:style>
    <style:style style:name="T307" style:family="text">
      <style:text-properties style:font-name="Liberation Sans" fo:font-style="italic" officeooo:rsid="00a96e0a" style:font-style-asian="italic" style:font-style-complex="italic"/>
    </style:style>
    <style:style style:name="T308" style:family="text">
      <style:text-properties style:font-name="Liberation Sans" officeooo:rsid="005cbf48"/>
    </style:style>
    <style:style style:name="T309" style:family="text">
      <style:text-properties style:font-name="Liberation Sans" officeooo:rsid="005b1153"/>
    </style:style>
    <style:style style:name="T310" style:family="text">
      <style:text-properties style:font-name="Liberation Sans" fo:font-size="11pt" fo:font-style="italic" officeooo:rsid="00a96e0a" style:font-size-asian="11pt" style:font-style-asian="italic" style:font-size-complex="11pt" style:font-style-complex="italic"/>
    </style:style>
    <style:style style:name="T311" style:family="text">
      <style:text-properties officeooo:rsid="00a96e0a"/>
    </style:style>
    <style:style style:name="T312" style:family="text">
      <style:text-properties officeooo:rsid="0025d66d"/>
    </style:style>
    <style:style style:name="T313" style:family="text">
      <style:text-properties fo:font-weight="bold" officeooo:rsid="0014003c" style:font-weight-asian="bold" style:font-weight-complex="bold"/>
    </style:style>
    <style:style style:name="T314" style:family="text">
      <style:text-properties fo:font-weight="bold" officeooo:rsid="0014d29d" style:font-weight-asian="bold" style:font-weight-complex="bold"/>
    </style:style>
    <style:style style:name="T315" style:family="text">
      <style:text-properties fo:font-weight="bold" officeooo:rsid="0016518c" style:font-weight-asian="bold" style:font-weight-complex="bold"/>
    </style:style>
    <style:style style:name="T316" style:family="text">
      <style:text-properties fo:font-weight="bold" officeooo:rsid="0016f062" style:font-weight-asian="bold" style:font-weight-complex="bold"/>
    </style:style>
    <style:style style:name="T317" style:family="text">
      <style:text-properties fo:font-weight="bold" officeooo:rsid="0018d1cb" style:font-weight-asian="bold" style:font-weight-complex="bold"/>
    </style:style>
    <style:style style:name="T318" style:family="text">
      <style:text-properties fo:font-weight="bold" officeooo:rsid="0016852e" style:font-weight-asian="bold" style:font-weight-complex="bold"/>
    </style:style>
    <style:style style:name="T319" style:family="text">
      <style:text-properties fo:font-weight="bold" officeooo:rsid="001b1fb4" style:font-weight-asian="bold" style:font-weight-complex="bold"/>
    </style:style>
    <style:style style:name="T320" style:family="text">
      <style:text-properties fo:font-weight="bold" officeooo:rsid="0037b130" style:font-weight-asian="bold" style:font-weight-complex="bold"/>
    </style:style>
    <style:style style:name="T321" style:family="text">
      <style:text-properties fo:font-weight="bold" officeooo:rsid="0053f690" style:font-weight-asian="bold" style:font-weight-complex="bold"/>
    </style:style>
    <style:style style:name="T322" style:family="text">
      <style:text-properties fo:font-weight="bold" officeooo:rsid="005bebc0" style:font-weight-asian="bold" style:font-weight-complex="bold"/>
    </style:style>
    <style:style style:name="T323" style:family="text">
      <style:text-properties fo:font-weight="bold" officeooo:rsid="005e980e" style:font-weight-asian="bold" style:font-weight-complex="bold"/>
    </style:style>
    <style:style style:name="T324" style:family="text">
      <style:text-properties fo:font-weight="bold" officeooo:rsid="005fc32d" style:font-weight-asian="bold" style:font-weight-complex="bold"/>
    </style:style>
    <style:style style:name="T325" style:family="text">
      <style:text-properties fo:font-weight="bold" officeooo:rsid="00649cc9" style:font-weight-asian="bold" style:font-weight-complex="bold"/>
    </style:style>
    <style:style style:name="T326" style:family="text">
      <style:text-properties fo:font-weight="bold" officeooo:rsid="007ea488" style:font-weight-asian="bold" style:font-weight-complex="bold"/>
    </style:style>
    <style:style style:name="T327" style:family="text">
      <style:text-properties fo:font-weight="bold" officeooo:rsid="00e9539d" style:font-weight-asian="bold" style:font-weight-complex="bold"/>
    </style:style>
    <style:style style:name="T328" style:family="text">
      <style:text-properties fo:font-weight="bold" officeooo:rsid="00eea3fa" style:font-weight-asian="bold" style:font-weight-complex="bold"/>
    </style:style>
    <style:style style:name="T329" style:family="text">
      <style:text-properties fo:font-weight="bold" officeooo:rsid="00fa7147" style:font-weight-asian="bold" style:font-weight-complex="bold"/>
    </style:style>
    <style:style style:name="T330" style:family="text">
      <style:text-properties fo:font-weight="bold" officeooo:rsid="010eca69" style:font-weight-asian="bold" style:font-weight-complex="bold"/>
    </style:style>
    <style:style style:name="T331" style:family="text">
      <style:text-properties fo:font-weight="bold" officeooo:rsid="011271e4" style:font-weight-asian="bold" style:font-weight-complex="bold"/>
    </style:style>
    <style:style style:name="T332" style:family="text">
      <style:text-properties fo:font-weight="bold" officeooo:rsid="0112ed4d" style:font-weight-asian="bold" style:font-weight-complex="bold"/>
    </style:style>
    <style:style style:name="T333" style:family="text">
      <style:text-properties fo:font-weight="bold" officeooo:rsid="011379f0" style:font-weight-asian="bold" style:font-weight-complex="bold"/>
    </style:style>
    <style:style style:name="T334" style:family="text">
      <style:text-properties fo:font-weight="bold" officeooo:rsid="00f9d3dd" style:font-weight-asian="bold" style:font-weight-complex="bold"/>
    </style:style>
    <style:style style:name="T335" style:family="text">
      <style:text-properties fo:font-weight="bold" officeooo:rsid="0174d554" style:font-weight-asian="bold" style:font-weight-complex="bold"/>
    </style:style>
    <style:style style:name="T336" style:family="text">
      <style:text-properties officeooo:rsid="0016518c"/>
    </style:style>
    <style:style style:name="T337" style:family="text">
      <style:text-properties officeooo:rsid="0016852e"/>
    </style:style>
    <style:style style:name="T338" style:family="text">
      <style:text-properties officeooo:rsid="0016f062"/>
    </style:style>
    <style:style style:name="T339" style:family="text">
      <style:text-properties officeooo:rsid="0018d1cb"/>
    </style:style>
    <style:style style:name="T340" style:family="text">
      <style:text-properties officeooo:rsid="001b1fb4"/>
    </style:style>
    <style:style style:name="T341" style:family="text">
      <style:text-properties fo:color="#000080" style:font-name="LMMono10" fo:font-size="11pt" fo:font-style="italic" fo:font-weight="normal" officeooo:rsid="0021b1ab" style:font-size-asian="11pt" style:font-style-asian="italic" style:font-weight-asian="normal" style:font-size-complex="11pt" style:font-style-complex="italic" style:font-weight-complex="normal"/>
    </style:style>
    <style:style style:name="T342" style:family="text">
      <style:text-properties fo:color="#000080" style:font-name="LMMono10" fo:font-size="11pt" fo:font-weight="normal" officeooo:rsid="0014003c" style:font-size-asian="11pt" style:font-weight-asian="normal" style:font-size-complex="11pt" style:font-weight-complex="normal"/>
    </style:style>
    <style:style style:name="T343" style:family="text">
      <style:text-properties fo:color="#800000" style:font-name="LMMono10" fo:font-size="11pt" fo:font-weight="normal" officeooo:rsid="0014003c" style:font-size-asian="11pt" style:font-weight-asian="normal" style:font-size-complex="11pt" style:font-weight-complex="normal"/>
    </style:style>
    <style:style style:name="T344" style:family="text">
      <style:text-properties fo:color="#800000" style:font-name="LMMono10" fo:font-size="11pt" fo:font-weight="normal" officeooo:rsid="0016f062" style:font-size-asian="11pt" style:font-weight-asian="normal" style:font-size-complex="11pt" style:font-weight-complex="normal"/>
    </style:style>
    <style:style style:name="T345" style:family="text">
      <style:text-properties fo:color="#800000" style:font-name="LMMono10" fo:font-size="11pt" fo:font-style="italic" fo:font-weight="normal" officeooo:rsid="0021b1ab" style:font-size-asian="11pt" style:font-style-asian="italic" style:font-weight-asian="normal" style:font-size-complex="11pt" style:font-style-complex="italic" style:font-weight-complex="normal"/>
    </style:style>
    <style:style style:name="T346" style:family="text">
      <style:text-properties fo:color="#800000" style:font-name="Liberation Serif" fo:font-style="italic" officeooo:rsid="0037b130" style:font-style-asian="italic" style:font-style-complex="italic"/>
    </style:style>
    <style:style style:name="T347" style:family="text">
      <style:text-properties officeooo:rsid="003578b0"/>
    </style:style>
    <style:style style:name="T348" style:family="text">
      <style:text-properties officeooo:rsid="00376cde"/>
    </style:style>
    <style:style style:name="T349" style:family="text">
      <style:text-properties officeooo:rsid="00395296"/>
    </style:style>
    <style:style style:name="T350" style:family="text">
      <style:text-properties officeooo:rsid="003c3a67"/>
    </style:style>
    <style:style style:name="T351" style:family="text">
      <style:text-properties officeooo:rsid="003ec910"/>
    </style:style>
    <style:style style:name="T352" style:family="text">
      <style:text-properties officeooo:rsid="003fde95"/>
    </style:style>
    <style:style style:name="T353" style:family="text">
      <style:text-properties officeooo:rsid="00486a98"/>
    </style:style>
    <style:style style:name="T354" style:family="text">
      <style:text-properties officeooo:rsid="004a9ec9"/>
    </style:style>
    <style:style style:name="T355" style:family="text">
      <style:text-properties officeooo:rsid="00509c9e"/>
    </style:style>
    <style:style style:name="T356" style:family="text">
      <style:text-properties officeooo:rsid="0056e40c"/>
    </style:style>
    <style:style style:name="T357" style:family="text">
      <style:text-properties officeooo:rsid="005b3194"/>
    </style:style>
    <style:style style:name="T358" style:family="text">
      <style:text-properties officeooo:rsid="005cbf48"/>
    </style:style>
    <style:style style:name="T359" style:family="text">
      <style:text-properties officeooo:rsid="005d24ed"/>
    </style:style>
    <style:style style:name="T360" style:family="text">
      <style:text-properties fo:font-size="12pt" fo:font-weight="normal" officeooo:rsid="00644dd8" style:font-size-asian="10.5pt" style:font-weight-asian="normal" style:font-size-complex="12pt" style:font-weight-complex="normal"/>
    </style:style>
    <style:style style:name="T361" style:family="text">
      <style:text-properties fo:font-size="12pt" fo:font-weight="normal" officeooo:rsid="00649cc9" style:font-size-asian="10.5pt" style:font-weight-asian="normal" style:font-size-complex="12pt" style:font-weight-complex="normal"/>
    </style:style>
    <style:style style:name="T362" style:family="text">
      <style:text-properties fo:font-size="12pt" fo:font-weight="normal" officeooo:rsid="00fa0272" style:font-size-asian="10.5pt" style:font-weight-asian="normal" style:font-size-complex="12pt" style:font-weight-complex="normal"/>
    </style:style>
    <style:style style:name="T363" style:family="text">
      <style:text-properties fo:font-size="12pt" officeooo:rsid="011acb81" style:font-size-asian="12pt" style:font-size-complex="12pt"/>
    </style:style>
    <style:style style:name="T364" style:family="text">
      <style:text-properties officeooo:rsid="00649cc9"/>
    </style:style>
    <style:style style:name="T365" style:family="text">
      <style:text-properties officeooo:rsid="006a5120"/>
    </style:style>
    <style:style style:name="T366" style:family="text">
      <style:text-properties officeooo:rsid="00715e45"/>
    </style:style>
    <style:style style:name="T367" style:family="text">
      <style:text-properties officeooo:rsid="007624b0"/>
    </style:style>
    <style:style style:name="T368" style:family="text">
      <style:text-properties officeooo:rsid="00770b63"/>
    </style:style>
    <style:style style:name="T369" style:family="text">
      <style:text-properties officeooo:rsid="007ea488"/>
    </style:style>
    <style:style style:name="T370" style:family="text">
      <style:text-properties officeooo:rsid="007f2ac5"/>
    </style:style>
    <style:style style:name="T371" style:family="text">
      <style:text-properties officeooo:rsid="0089e496"/>
    </style:style>
    <style:style style:name="T372" style:family="text">
      <style:text-properties officeooo:rsid="008bb077"/>
    </style:style>
    <style:style style:name="T373" style:family="text">
      <style:text-properties officeooo:rsid="008f1317"/>
    </style:style>
    <style:style style:name="T374" style:family="text">
      <style:text-properties officeooo:rsid="00913db2"/>
    </style:style>
    <style:style style:name="T375" style:family="text">
      <style:text-properties officeooo:rsid="009f5f20"/>
    </style:style>
    <style:style style:name="T376" style:family="text">
      <style:text-properties officeooo:rsid="00a23593"/>
    </style:style>
    <style:style style:name="T377" style:family="text">
      <style:text-properties officeooo:rsid="00a8f2f8"/>
    </style:style>
    <style:style style:name="T378" style:family="text">
      <style:text-properties officeooo:rsid="00badad3"/>
    </style:style>
    <style:style style:name="T379" style:family="text">
      <style:text-properties officeooo:rsid="00bbc57b"/>
    </style:style>
    <style:style style:name="T380" style:family="text">
      <style:text-properties officeooo:rsid="00bd2187"/>
    </style:style>
    <style:style style:name="T381" style:family="text">
      <style:text-properties officeooo:rsid="00bdf975"/>
    </style:style>
    <style:style style:name="T382" style:family="text">
      <style:text-properties officeooo:rsid="00c88e1e"/>
    </style:style>
    <style:style style:name="T383" style:family="text">
      <style:text-properties officeooo:rsid="00d0725c"/>
    </style:style>
    <style:style style:name="T384" style:family="text">
      <style:text-properties officeooo:rsid="00d25ac3"/>
    </style:style>
    <style:style style:name="T385" style:family="text">
      <style:text-properties officeooo:rsid="00d5303a"/>
    </style:style>
    <style:style style:name="T386" style:family="text">
      <style:text-properties officeooo:rsid="00dc391a"/>
    </style:style>
    <style:style style:name="T387" style:family="text">
      <style:text-properties officeooo:rsid="00e1152c"/>
    </style:style>
    <style:style style:name="T388" style:family="text">
      <style:text-properties officeooo:rsid="00e29322"/>
    </style:style>
    <style:style style:name="T389" style:family="text">
      <style:text-properties officeooo:rsid="00e91f70"/>
    </style:style>
    <style:style style:name="T390" style:family="text">
      <style:text-properties officeooo:rsid="00f2070a"/>
    </style:style>
    <style:style style:name="T391" style:family="text">
      <style:text-properties officeooo:rsid="00f4e203"/>
    </style:style>
    <style:style style:name="T392" style:family="text">
      <style:text-properties officeooo:rsid="00f60b4f"/>
    </style:style>
    <style:style style:name="T393" style:family="text">
      <style:text-properties officeooo:rsid="00f66757"/>
    </style:style>
    <style:style style:name="T394" style:family="text">
      <style:text-properties officeooo:rsid="00f6dc71"/>
    </style:style>
    <style:style style:name="T395" style:family="text">
      <style:text-properties officeooo:rsid="00f8687c"/>
    </style:style>
    <style:style style:name="T396" style:family="text">
      <style:text-properties officeooo:rsid="00fa7147"/>
    </style:style>
    <style:style style:name="T397" style:family="text">
      <style:text-properties officeooo:rsid="00fee125"/>
    </style:style>
    <style:style style:name="T398" style:family="text">
      <style:text-properties officeooo:rsid="01018038"/>
    </style:style>
    <style:style style:name="T399" style:family="text">
      <style:text-properties officeooo:rsid="0101888f"/>
    </style:style>
    <style:style style:name="T400" style:family="text">
      <style:text-properties officeooo:rsid="01047c75"/>
    </style:style>
    <style:style style:name="T401" style:family="text">
      <style:text-properties officeooo:rsid="01057174"/>
    </style:style>
    <style:style style:name="T402" style:family="text">
      <style:text-properties officeooo:rsid="010eca69"/>
    </style:style>
    <style:style style:name="T403" style:family="text">
      <style:text-properties officeooo:rsid="010f647d"/>
    </style:style>
    <style:style style:name="T404" style:family="text">
      <style:text-properties officeooo:rsid="01104cb9"/>
    </style:style>
    <style:style style:name="T405" style:family="text">
      <style:text-properties officeooo:rsid="0110cb9f"/>
    </style:style>
    <style:style style:name="T406" style:family="text">
      <style:text-properties officeooo:rsid="011379f0"/>
    </style:style>
    <style:style style:name="T407" style:family="text">
      <style:text-properties officeooo:rsid="01159c68"/>
    </style:style>
    <style:style style:name="T408" style:family="text">
      <style:text-properties officeooo:rsid="0116bc36"/>
    </style:style>
    <style:style style:name="T409" style:family="text">
      <style:text-properties officeooo:rsid="011bcec4"/>
    </style:style>
    <style:style style:name="T410" style:family="text">
      <style:text-properties officeooo:rsid="011ef782"/>
    </style:style>
    <style:style style:name="T411" style:family="text">
      <style:text-properties officeooo:rsid="011ef943"/>
    </style:style>
    <style:style style:name="T412" style:family="text">
      <style:text-properties style:use-window-font-color="true" style:font-name="LMMono10" fo:font-size="11pt" fo:font-style="italic" officeooo:rsid="00249afa" style:font-size-asian="11pt" style:font-style-asian="italic" style:font-size-complex="11pt" style:font-style-complex="italic"/>
    </style:style>
    <style:style style:name="T413" style:family="text">
      <style:text-properties officeooo:rsid="012f6d87"/>
    </style:style>
    <style:style style:name="T414" style:family="text">
      <style:text-properties officeooo:rsid="01302e1a"/>
    </style:style>
    <style:style style:name="T415" style:family="text">
      <style:text-properties officeooo:rsid="013064cc"/>
    </style:style>
    <style:style style:name="T416" style:family="text">
      <style:text-properties officeooo:rsid="0132ca13"/>
    </style:style>
    <style:style style:name="T417" style:family="text">
      <style:text-properties officeooo:rsid="0132d80b"/>
    </style:style>
    <style:style style:name="T418" style:family="text">
      <style:text-properties officeooo:rsid="0136233d"/>
    </style:style>
    <style:style style:name="T419" style:family="text">
      <style:text-properties officeooo:rsid="0138213a"/>
    </style:style>
    <style:style style:name="T420" style:family="text">
      <style:text-properties officeooo:rsid="0141f4ea"/>
    </style:style>
    <style:style style:name="T421" style:family="text">
      <style:text-properties officeooo:rsid="0143a7a8"/>
    </style:style>
    <style:style style:name="T422" style:family="text">
      <style:text-properties officeooo:rsid="01447d16"/>
    </style:style>
    <style:style style:name="T423" style:family="text">
      <style:text-properties officeooo:rsid="014b95c8"/>
    </style:style>
    <style:style style:name="T424" style:family="text">
      <style:text-properties officeooo:rsid="014e131d"/>
    </style:style>
    <style:style style:name="T425" style:family="text">
      <style:text-properties officeooo:rsid="014fa04c"/>
    </style:style>
    <style:style style:name="T426" style:family="text">
      <style:text-properties officeooo:rsid="01514e21"/>
    </style:style>
    <style:style style:name="T427" style:family="text">
      <style:text-properties officeooo:rsid="01582267"/>
    </style:style>
    <style:style style:name="T428" style:family="text">
      <style:text-properties officeooo:rsid="01593136"/>
    </style:style>
    <style:style style:name="T429" style:family="text">
      <style:text-properties officeooo:rsid="015b8699"/>
    </style:style>
    <style:style style:name="T430" style:family="text">
      <style:text-properties officeooo:rsid="015d0860"/>
    </style:style>
    <style:style style:name="T431" style:family="text">
      <style:text-properties officeooo:rsid="01600f13"/>
    </style:style>
    <style:style style:name="T432" style:family="text">
      <style:text-properties officeooo:rsid="0174d554"/>
    </style:style>
    <style:style style:name="T433" style:family="text">
      <style:text-properties style:font-name="Liberation Serif" fo:font-size="12pt" fo:font-style="normal" officeooo:rsid="0174d554" style:font-size-asian="10.5pt" style:font-style-asian="normal" style:font-size-complex="12pt" style:font-style-complex="normal"/>
    </style:style>
    <style:style style:name="T434" style:family="text">
      <style:text-properties style:font-name="Liberation Serif" fo:font-size="12pt" fo:font-style="normal" fo:font-weight="bold" officeooo:rsid="0174d554" style:font-size-asian="10.5pt" style:font-style-asian="normal" style:font-weight-asian="bold" style:font-size-complex="12pt" style:font-style-complex="normal" style:font-weight-complex="bold"/>
    </style:style>
    <style:style style:name="T435" style:family="text">
      <style:text-properties officeooo:rsid="017511a6"/>
    </style:style>
    <style:style style:name="T436" style:family="text">
      <style:text-properties style:font-name="LM Mono 10" officeooo:rsid="017511a6"/>
    </style:style>
    <style:style style:name="T437" style:family="text">
      <style:text-properties style:font-name="LM Mono 10" fo:font-size="11pt" style:font-size-asian="11pt" style:font-size-complex="11pt"/>
    </style:style>
    <style:style style:name="T438" style:family="text">
      <style:text-properties style:font-name="LM Mono 10" fo:font-size="11pt" officeooo:rsid="0060aa29" style:font-size-asian="11pt" style:font-size-complex="11pt"/>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3" style:family="graphic" style:parent-style-name="Formula">
      <style:graphic-properties style:horizontal-pos="center"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81">
      <number:day/>
      <number:text>. </number:text>
      <number:month number:style="long" number:textual="true"/>
      <number:text> </number:text>
      <number:year number:style="long"/>
    </number:dat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ort Developer's Reference <text:span text:style-name="T1">for</text:span> COCO</text:p>
      <text:p text:style-name="P239">Frank Schilder, Department of Mathematics, DTU, Denmark</text:p>
      <text:p text:style-name="P247">Harry Dankowic<text:span text:style-name="T365">z</text:span> Department of Mechanical Sciences and Engineering, UIUC, USA</text:p>
      <text:p text:style-name="P58"><text:date style:data-style-name="N81" text:date-value="2014-10-22T19:10:31.480391998">22. October 2014</text:date></text:p>
      <text:table-of-content text:style-name="Sect1" text:protected="true"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7">1 Running a Continuation<text:tab/>2</text:p>
          <text:p text:style-name="P298">1.1 COCO Function Reference<text:tab/>3</text:p>
          <text:p text:style-name="P297">2 Defining a Continuation Problem<text:tab/>5</text:p>
          <text:p text:style-name="P298">2.1 Adding a Zero Problem<text:tab/>5</text:p>
          <text:p text:style-name="P298">2.2 Defining Continuation Parameters<text:tab/>6</text:p>
          <text:p text:style-name="P298">2.3 Adding Test Functions and Events<text:tab/>6</text:p>
          <text:p text:style-name="P298">2.4 Customizing Output<text:tab/>7</text:p>
          <text:p text:style-name="P305"><text:s/>The signal 'bddat'<text:tab/>8</text:p>
          <text:p text:style-name="P305"><text:s/>The signals 'cont_print' and 'corr_print'<text:tab/>9</text:p>
          <text:p text:style-name="P305"><text:s/>The signal 'save_full'<text:tab/>9</text:p>
          <text:p text:style-name="P297">3 Developing COCO-compatible Toolboxes<text:tab/>10</text:p>
          <text:p text:style-name="P298">3.1 Constructor functions<text:tab/>10</text:p>
          <text:p text:style-name="P298">3.2 Parser Functions<text:tab/>10</text:p>
          <text:p text:style-name="P305"><text:s/>Starting at an Initial Point<text:tab/>11</text:p>
          <text:p text:style-name="P305"><text:s/>Restarting at a Saved Solution Point<text:tab/>11</text:p>
          <text:p text:style-name="P305"><text:s/>Branch-Switching at a Bifurcation Point<text:tab/>12</text:p>
          <text:p text:style-name="P298">3.3 Defining Toolbox Properties<text:tab/>15</text:p>
          <text:p text:style-name="P305"><text:s/>Properties of the Continuation Algorithm<text:tab/>16</text:p>
          <text:p text:style-name="P305"><text:s/>Properties of the Correction Algorithm<text:tab/>17</text:p>
          <text:p text:style-name="P297">4 Functions for post-processing<text:tab/>17</text:p>
          <text:p text:style-name="P297">5 Utility Functions<text:tab/>18</text:p>
          <text:p text:style-name="P298">5.1 Toolbox Data Structures with Shared Fields<text:tab/>18</text:p>
          <text:p text:style-name="P298">5.2 Numerical Differentiation<text:tab/>19</text:p>
        </text:index-body>
      </text:table-of-content>
      <text:h text:style-name="P283" text:outline-level="2"/>
      <text:h text:style-name="P287" text:outline-level="2">Running a <text:span text:style-name="T352">C</text:span>ontinuation<text:reference-mark text:name="Running a Continuation"/></text:h>
      <text:p text:style-name="P4">A continuation problem consists of at least one <text:span text:style-name="T7">zero problem</text:span> and<text:span text:style-name="T407">, usually,</text:span> the definition of at least one <text:span text:style-name="T36">active continuation </text:span><text:span text:style-name="T7">parameter</text:span>. As an example, consider the zero problem</text:p>
      <text:p text:style-name="P5"><draw:frame draw:style-name="fr1" draw:name="Object1" text:anchor-type="as-char" svg:width="2.9083in" svg:height="0.2327in" draw:z-index="2"><draw:object xlink:href="./Object 5" xlink:type="simple" xlink:show="embed" xlink:actuate="onLoad"/><draw:image xlink:href="./ObjectReplacements/Object 5" xlink:type="simple" xlink:show="embed" xlink:actuate="onLoad"/><svg:desc>formula</svg:desc></draw:frame></text:p>
      <text:p text:style-name="P6"><text:span text:style-name="T2">defining a circle with radius 1 in the</text:span><text:span text:style-name="T2"><draw:frame draw:style-name="fr1" draw:name="Object2" text:anchor-type="as-char" svg:width="0.5693in" svg:height="0.2091in" draw:z-index="3"><draw:object xlink:href="./Object 1" xlink:type="simple" xlink:show="embed" xlink:actuate="onLoad"/><draw:image xlink:href="./ObjectReplacements/Object 1" xlink:type="simple" xlink:show="embed" xlink:actuate="onLoad"/><svg:desc>formula</svg:desc></draw:frame></text:span><text:span text:style-name="T2">- plane. We can compute this circle using continuation by treating one of the components of the vector </text:span><text:span text:style-name="T2"><draw:frame draw:style-name="fr1" draw:name="Object3" text:anchor-type="as-char" svg:width="0.1693in" svg:height="0.1846in" draw:z-index="5"><draw:object xlink:href="./Object 2" xlink:type="simple" xlink:show="embed" xlink:actuate="onLoad"/><draw:image xlink:href="./ObjectReplacements/Object 2" xlink:type="simple" xlink:show="embed" xlink:actuate="onLoad"/><svg:desc>formula</svg:desc></draw:frame></text:span><text:span text:style-name="T2">as an active continuation parameter. In a first step, we must add the function </text:span><text:span text:style-name="T2"><draw:frame draw:style-name="fr2" draw:name="Object4" text:anchor-type="as-char" svg:width="0.1937in" svg:height="0.1839in" draw:z-index="6"><draw:object xlink:href="./Object 3" xlink:type="simple" xlink:show="embed" xlink:actuate="onLoad"/><draw:image xlink:href="./ObjectReplacements/Object 3" xlink:type="simple" xlink:show="embed" xlink:actuate="onLoad"/><svg:desc>formula</svg:desc></draw:frame></text:span><text:span text:style-name="T2"> as a zero problem. In the second step, we define</text:span><text:span text:style-name="T2"><draw:frame draw:style-name="fr1" draw:name="Object5" text:anchor-type="as-char" svg:width="0.2228in" svg:height="0.2091in" draw:z-index="7"><draw:object xlink:href="./Object 4" xlink:type="simple" xlink:show="embed" xlink:actuate="onLoad"/><draw:image xlink:href="./ObjectReplacements/Object 4" xlink:type="simple" xlink:show="embed" xlink:actuate="onLoad"/><svg:desc>formula</svg:desc></draw:frame></text:span><text:span text:style-name="T2">as the active continuation parameter. A COCO-compatible Matlab-encoding for implementing the function </text:span><text:span text:style-name="T2"><draw:frame draw:style-name="fr2" draw:name="Object13" text:anchor-type="as-char" svg:width="0.1937in" svg:height="0.1839in" draw:z-index="9"><draw:object xlink:href="./Object 13" xlink:type="simple" xlink:show="embed" xlink:actuate="onLoad"/><draw:image xlink:href="./ObjectReplacements/Object 13" xlink:type="simple" xlink:show="embed" xlink:actuate="onLoad"/><svg:desc>formula</svg:desc></draw:frame></text:span><text:span text:style-name="T2"> is</text:span></text:p>
      <text:p text:style-name="P255">function [data y] = circle(opts, data, u)</text:p>
      <text:p text:style-name="P257"><text:s text:c="2"/>y = u(1)^2 + u(2)^2 - 1; </text:p>
      <text:p text:style-name="P257">end</text:p>
      <text:p text:style-name="P51"/>
      <text:p text:style-name="P8"><text:span text:style-name="T3">Here, </text:span><text:span text:style-name="T73">y</text:span><text:span text:style-name="T3"> is the function value and </text:span><text:span text:style-name="T73">u</text:span><text:span text:style-name="T3"> is a vector of </text:span><text:span text:style-name="T37">continuation variables</text:span><text:span text:style-name="T3">. All other formal parameters must be present, but will be ignored for now. Detailed explanations are given in Section </text:span><text:span text:style-name="T3"><text:reference-ref text:reference-format="chapter" text:ref-name="Define Zero Prob">2.1</text:reference-ref></text:span><text:span text:style-name="T3">.</text:span></text:p>
      <text:p text:style-name="P8"><text:span text:style-name="T3">We construct an empty continuation problem, associate the function </text:span><text:span text:style-name="T73">circle</text:span><text:span text:style-name="T3"> with a zero problem, and identify the component </text:span><text:span text:style-name="T73">u(2)</text:span><text:span text:style-name="T3"> with the initially inactive continuation parameter </text:span><text:span text:style-name="T74">'</text:span><text:span text:style-name="T73">mu</text:span><text:span text:style-name="T74">'</text:span><text:span text:style-name="T3"> by executing the three commands</text:span></text:p>
      <text:p text:style-name="P254"><text:bookmark-start text:name="__DdeLink__3984_396742773"/>prob = coco_prob();</text:p>
      <text:p text:style-name="P257"><text:span text:style-name="T390">prob</text:span> = coco_add_func(<text:span text:style-name="T390">prob, </text:span>'circle', @circle, [], 'zero',<text:span text:style-name="T347"> </text:span>'u0', [1;0]);</text:p>
      <text:p text:style-name="P257"><text:span text:style-name="T390">prob</text:span> = coco_add_pars(<text:span text:style-name="T390">prob</text:span>, '', 2, 'mu');<text:bookmark-end text:name="__DdeLink__3984_396742773"/></text:p>
      <text:p text:style-name="P42"/>
      <text:p text:style-name="P9"><text:span text:style-name="T4">COCO stores all information about the continuation problem in the </text:span><text:span text:style-name="T5">continuation </text:span><text:span text:style-name="T6">problem structure</text:span><text:span text:style-name="T4"> </text:span><text:span text:style-name="T75">prob</text:span><text:span text:style-name="T4">. </text:span><text:span text:style-name="T205">The core constructor </text:span><text:span text:style-name="T76">coco_prob</text:span><text:span text:style-name="T203"> </text:span><text:span text:style-name="T204">initializes an empty continuation problem structure. </text:span><text:span text:style-name="T4">This structure is typically the first argument when calling a function from the toolbox COCO.</text:span></text:p>
      <text:p text:style-name="P9"><text:span text:style-name="T4">After defining our continuation problem, we run the continuation by executing the command</text:span></text:p>
      <text:p text:style-name="P255"><text:bookmark-start text:name="__DdeLink__3987_396742773"/>bd = coco(<text:span text:style-name="T390">prob</text:span>, '1', [], 'mu', [-2 2]);<text:bookmark-end text:name="__DdeLink__3987_396742773"/></text:p>
      <text:p text:style-name="P49"/>
      <text:p text:style-name="P25"><text:span text:style-name="T363">which activates the continuation parameter </text:span><text:span text:style-name="T74">'</text:span><text:span text:style-name="T73">mu</text:span><text:span text:style-name="T74">'</text:span><text:span text:style-name="T206"> </text:span><text:span text:style-name="T207">on</text:span><text:span text:style-name="T204"> the interval </text:span><text:span text:style-name="T77">[-2,2]</text:span><text:span text:style-name="T206">. </text:span>This produce<text:span text:style-name="T409">s</text:span> the screen output</text:p>
      <text:p text:style-name="P256"><text:s text:c="4"/>STEP <text:s text:c="2"/>DAMPING <text:s text:c="14"/>NORMS <text:s text:c="13"/>COMPUTATION TIMES</text:p>
      <text:p text:style-name="P258"><text:s text:c="2"/>IT SIT <text:s text:c="4"/>GAMMA <text:s text:c="4"/>||d|| <text:s text:c="4"/>||f|| <text:s text:c="4"/>||U|| <text:s text:c="2"/>F(x) <text:s/>DF(x) <text:s/>SOLVE</text:p>
      <text:p text:style-name="P258"><text:s text:c="3"/>0 <text:s text:c="25"/>0.00e+00 <text:s/>1.00e+00 <text:s text:c="3"/>0.0 <text:s text:c="3"/>0.0 <text:s text:c="3"/>0.0</text:p>
      <text:p text:style-name="P258"/>
      <text:p text:style-name="P258"><text:s/>STEP <text:s text:c="5"/>TIME <text:s text:c="7"/>||U|| <text:s/>LABEL <text:s/>TYPE <text:s text:c="11"/>mu</text:p>
      <text:p text:style-name="P258"><text:s text:c="4"/>0 <text:s/>00:00:00 <text:s text:c="2"/>1.0000e+00 <text:s text:c="5"/>1 <text:s/>EP <text:s text:c="5"/>0.0000e+00</text:p>
      <text:p text:style-name="P258"><text:s text:c="3"/>10 <text:s/>00:00:02 <text:s text:c="2"/>1.3095e+00 <text:s text:c="5"/>2 <text:s text:c="8"/>-8.4540e-01</text:p>
      <text:p text:style-name="P258"><text:s text:c="3"/>19 <text:s/>00:00:03 <text:s text:c="2"/>1.4142e+00 <text:s text:c="5"/>3 <text:s/>FP <text:s text:c="4"/>-1.0000e+00</text:p>
      <text:p text:style-name="P258"><text:s text:c="3"/>20 <text:s/>00:00:03 <text:s text:c="2"/>1.4114e+00 <text:s text:c="5"/>4 <text:s text:c="8"/>-9.9597e-01</text:p>
      <text:p text:style-name="P258"><text:s text:c="3"/>30 <text:s/>00:00:04 <text:s text:c="2"/>1.2453e+00 <text:s text:c="5"/>5 <text:s text:c="8"/>-7.4212e-01</text:p>
      <text:p text:style-name="P258"><text:s text:c="3"/>40 <text:s/>00:00:04 <text:s text:c="2"/>1.0131e+00 <text:s text:c="5"/>6 <text:s text:c="9"/>1.6224e-01</text:p>
      <text:p text:style-name="P258"><text:soft-page-break/><text:s text:c="3"/>50 <text:s/>00:00:05 <text:s text:c="2"/>1.3527e+00 <text:s text:c="5"/>7 <text:s text:c="9"/>9.1098e-01</text:p>
      <text:p text:style-name="P258"><text:s text:c="3"/>57 <text:s/>00:00:06 <text:s text:c="2"/>1.4142e+00 <text:s text:c="5"/>8 <text:s/>FP <text:s text:c="5"/>1.0000e+00</text:p>
      <text:p text:style-name="P258"><text:s text:c="3"/>60 <text:s/>00:00:06 <text:s text:c="2"/>1.4010e+00 <text:s text:c="5"/>9 <text:s text:c="9"/>9.8126e-01</text:p>
      <text:p text:style-name="P258"><text:s text:c="3"/>70 <text:s/>00:00:07 <text:s text:c="2"/>1.1855e+00 <text:s text:c="4"/>10 <text:s text:c="9"/>6.3674e-01</text:p>
      <text:p text:style-name="P258"><text:s text:c="3"/>80 <text:s/>00:00:08 <text:s text:c="2"/>1.0636e+00 <text:s text:c="4"/>11 <text:s text:c="8"/>-3.6223e-01</text:p>
      <text:p text:style-name="P258"><text:s text:c="3"/>90 <text:s/>00:00:09 <text:s text:c="2"/>1.3830e+00 <text:s text:c="4"/>12 <text:s text:c="8"/>-9.5533e-01</text:p>
      <text:p text:style-name="P258"><text:s text:c="3"/>95 <text:s/>00:00:09 <text:s text:c="2"/>1.4142e+00 <text:s text:c="4"/>13 <text:s/>FP <text:s text:c="4"/>-1.0000e+00</text:p>
      <text:p text:style-name="P258"><text:s text:c="2"/>100 <text:s/>00:00:10 <text:s text:c="2"/>1.3829e+00 <text:s text:c="4"/>14 <text:s/>EP <text:s text:c="4"/>-9.5525e-01</text:p>
      <text:p text:style-name="P258"/>
      <text:p text:style-name="P258"><text:s/>STEP <text:s text:c="5"/>TIME <text:s text:c="7"/>||U|| <text:s/>LABEL <text:s/>TYPE <text:s text:c="11"/>mu</text:p>
      <text:p text:style-name="P258"><text:s text:c="4"/>0 <text:s/>00:00:10 <text:s text:c="2"/>1.0000e+00 <text:s text:c="4"/>15 <text:s/>EP <text:s text:c="5"/>0.0000e+00</text:p>
      <text:p text:style-name="P258"><text:s text:c="3"/>10 <text:s/>00:00:11 <text:s text:c="2"/>1.3095e+00 <text:s text:c="4"/>16 <text:s text:c="9"/>8.4540e-01</text:p>
      <text:p text:style-name="P258"><text:s text:c="3"/>19 <text:s/>00:00:12 <text:s text:c="2"/>1.4142e+00 <text:s text:c="4"/>17 <text:s/>FP <text:s text:c="5"/>1.0000e+00</text:p>
      <text:p text:style-name="P258"><text:s text:c="3"/>20 <text:s/>00:00:12 <text:s text:c="2"/>1.4114e+00 <text:s text:c="4"/>18 <text:s text:c="9"/>9.9597e-01</text:p>
      <text:p text:style-name="P258"><text:s text:c="3"/>30 <text:s/>00:00:13 <text:s text:c="2"/>1.2453e+00 <text:s text:c="4"/>19 <text:s text:c="9"/>7.4212e-01</text:p>
      <text:p text:style-name="P258"><text:s text:c="3"/>40 <text:s/>00:00:14 <text:s text:c="2"/>1.0131e+00 <text:s text:c="4"/>20 <text:s text:c="8"/>-1.6224e-01</text:p>
      <text:p text:style-name="P258"><text:s text:c="3"/>50 <text:s/>00:00:15 <text:s text:c="2"/>1.3527e+00 <text:s text:c="4"/>21 <text:s text:c="8"/>-9.1098e-01</text:p>
      <text:p text:style-name="P258"><text:s text:c="3"/>57 <text:s/>00:00:16 <text:s text:c="2"/>1.4142e+00 <text:s text:c="4"/>22 <text:s/>FP <text:s text:c="4"/>-1.0000e+00</text:p>
      <text:p text:style-name="P258"><text:s text:c="3"/>60 <text:s/>00:00:16 <text:s text:c="2"/>1.4010e+00 <text:s text:c="4"/>23 <text:s text:c="8"/>-9.8126e-01</text:p>
      <text:p text:style-name="P258"><text:s text:c="3"/>70 <text:s/>00:00:18 <text:s text:c="2"/>1.1855e+00 <text:s text:c="4"/>24 <text:s text:c="8"/>-6.3674e-01</text:p>
      <text:p text:style-name="P258"><text:s text:c="3"/>80 <text:s/>00:00:19 <text:s text:c="2"/>1.0636e+00 <text:s text:c="4"/>25 <text:s text:c="9"/>3.6223e-01</text:p>
      <text:p text:style-name="P258"><text:s text:c="3"/>90 <text:s/>00:00:20 <text:s text:c="2"/>1.3830e+00 <text:s text:c="4"/>26 <text:s text:c="9"/>9.5533e-01</text:p>
      <text:p text:style-name="P258"><text:s text:c="3"/>95 <text:s/>00:00:20 <text:s text:c="2"/>1.4142e+00 <text:s text:c="4"/>27 <text:s/>FP <text:s text:c="5"/>1.0000e+00</text:p>
      <text:p text:style-name="P259"><text:s text:c="2"/>100 <text:s/>00:00:21 <text:s text:c="2"/>1.3829e+00 <text:s text:c="4"/>28 <text:s/>EP <text:s text:c="5"/>9.5525e-01</text:p>
      <text:p text:style-name="P50"/>
      <text:p text:style-name="P57">After running the continuation we can plot a simple bifurcation diagram by executing <text:span text:style-name="T409">the commands</text:span></text:p>
      <text:p text:style-name="P255">u <text:s/>= coco_bd_col(bd, '||U||');</text:p>
      <text:p text:style-name="P257">mu = coco_bd_col(bd, 'mu');</text:p>
      <text:p text:style-name="P257">plot(mu, u)</text:p>
      <text:p text:style-name="P48"/>
      <text:p text:style-name="P26">Note that this <text:span text:style-name="T409">does</text:span> not plot the circle, <text:span text:style-name="T409">but rather the graph of the norm of the solution vector, parametrized by the continuation parameter </text:span><text:span text:style-name="T78">'mu'</text:span><text:span text:style-name="T214">, </text:span><text:span text:style-name="T215">as these are included by default in the array of bifurcation data returned by the </text:span><text:span text:style-name="T182">coco</text:span><text:span text:style-name="T215"> command.</text:span></text:p>
      <text:h text:style-name="P288" text:outline-level="3"><text:span text:style-name="T348">COCO</text:span> Function Referen<text:span text:style-name="T351">ce</text:span><text:reference-mark text:name="COCO Func Ref"/></text:h>
      <text:p text:style-name="P10"><text:span text:style-name="T58">The Matlab function for running a continuation with the toolbox COCO is </text:span><text:span text:style-name="T172">coco</text:span><text:span text:style-name="T58">. For one-dimensional solution manifolds, this function has two forms of calling syntax:</text:span></text:p>
      <table:table table:name="Table29" table:style-name="Table29">
        <table:table-column table:style-name="Table29.A"/>
        <table:table-row>
          <table:table-cell table:style-name="Table29.A1" office:value-type="string">
            <text:p text:style-name="P232"><text:span text:style-name="T143">bd</text:span><text:span text:style-name="T159"> = </text:span><text:span text:style-name="T165">coco</text:span><text:span text:style-name="T159">(</text:span><text:span text:style-name="T146">prob</text:span><text:span text:style-name="T159">, </text:span><text:span text:style-name="T144">run</text:span><text:span text:style-name="T159">, </text:span><text:span text:style-name="T343">[]</text:span><text:span text:style-name="T159">, </text:span><text:span text:style-name="T341">PARS</text:span><text:span text:style-name="T342">, </text:span><text:span text:style-name="T341">PInt</text:span><text:span text:style-name="T159">);</text:span><text:span text:style-name="T170"> </text:span></text:p>
          </table:table-cell>
        </table:table-row>
      </table:table>
      <text:p text:style-name="P29">and</text:p>
      <table:table table:name="Table31" table:style-name="Table31">
        <table:table-column table:style-name="Table31.A"/>
        <table:table-row>
          <table:table-cell table:style-name="Table31.A1" office:value-type="string">
            <text:p text:style-name="P233"><text:span text:style-name="T145">bd</text:span><text:span text:style-name="T160"> = </text:span><text:span text:style-name="T166">coco</text:span><text:span text:style-name="T160">(</text:span><text:span text:style-name="T146">prob</text:span><text:span text:style-name="T160">, </text:span><text:span text:style-name="T144">run</text:span><text:span text:style-name="T160">, </text:span><text:span text:style-name="T345">TBNM</text:span><text:span text:style-name="T344">, </text:span><text:span text:style-name="T345">FPT</text:span><text:span text:style-name="T344">, </text:span><text:span text:style-name="T345">TPT</text:span><text:span text:style-name="T344">, </text:span><text:span text:style-name="T345">TBARGS</text:span><text:span text:style-name="T160">, </text:span><text:span text:style-name="T341">PARS</text:span><text:span text:style-name="T342">, </text:span><text:span text:style-name="T341">PInt</text:span><text:span text:style-name="T160">);</text:span><text:span text:style-name="T171"> </text:span></text:p>
          </table:table-cell>
        </table:table-row>
      </table:table>
      <text:p text:style-name="P30">In the first form, the continuation problem is created manually by the user <text:span text:style-name="T410">and stored, in advance of continuation, in the continuation problem structure </text:span><text:span text:style-name="T146">prob</text:span><text:span text:style-name="T410">. I</text:span>n the second form, a COCO-compatible toolbox <text:span text:style-name="T410">appends</text:span> the continuation problem <text:span text:style-name="T410">to the continuation problem structure stored in </text:span><text:span text:style-name="T146">prob</text:span>. The <text:soft-page-break/>arguments are</text:p>
      <table:table table:name="Table1" table:style-name="Table1">
        <table:table-column table:style-name="Table1.A"/>
        <table:table-column table:style-name="Table1.B"/>
        <table:table-row table:style-name="Table1.1">
          <table:table-cell table:style-name="Table1.A1" office:value-type="string">
            <text:p text:style-name="P118">bd</text:p>
          </table:table-cell>
          <table:table-cell table:style-name="Table1.B1" office:value-type="string">
            <text:p text:style-name="P301"><text:span text:style-name="T59">The entry-point function <text:s/></text:span><text:span text:style-name="T157">coco</text:span><text:span text:style-name="T60"> returns a cell array containing the bifurcation data. The contents of </text:span><text:span text:style-name="T155">bd</text:span><text:span text:style-name="T60"> can be modified; see Section </text:span><text:span text:style-name="T60"><text:reference-ref text:reference-format="chapter" text:ref-name="Customise Output">2.4</text:reference-ref></text:span><text:span text:style-name="T60">. The functions </text:span><text:span text:style-name="T158">coco_bd_col</text:span><text:span text:style-name="T279">, </text:span><text:span text:style-name="T158">coco_bd_labs</text:span><text:span text:style-name="T60"> and </text:span><text:span text:style-name="T158">coco_bd_val</text:span><text:span text:style-name="T60"> provide an interface to access data in the cell array; see Section </text:span><text:span text:style-name="T60"><text:reference-ref text:reference-format="chapter" text:ref-name="Post Processing">4</text:reference-ref></text:span><text:span text:style-name="T60">.</text:span></text:p>
          </table:table-cell>
        </table:table-row>
        <table:table-row table:style-name="Table1.1">
          <table:table-cell table:style-name="Table1.A2" office:value-type="string">
            <text:p text:style-name="P59">prob</text:p>
          </table:table-cell>
          <table:table-cell table:style-name="Table1.B2" office:value-type="string">
            <text:p text:style-name="P88"><text:span text:style-name="T245">A continuation problem</text:span> structure is <text:span text:style-name="T411">typically</text:span> the first argument to any of COCO's toolbox functions.</text:p>
          </table:table-cell>
        </table:table-row>
        <table:table-row table:style-name="Table1.1">
          <table:table-cell table:style-name="Table1.A2" office:value-type="string">
            <text:p text:style-name="P118">run</text:p>
          </table:table-cell>
          <table:table-cell table:style-name="Table1.B2" office:value-type="string">
            <text:p text:style-name="P191"><text:span text:style-name="T8">Run name</text:span><text:span text:style-name="T61"> or </text:span><text:span text:style-name="T8">run </text:span><text:span text:style-name="T9">identifier.</text:span><text:span text:style-name="T61"> A unique, user-defined run name or run identifier must be associated with the computation to be performed. This can either be a Matlab string, or a cell array of Matlab strings. A common choice is </text:span><text:span text:style-name="T79">'1'</text:span><text:span text:style-name="T60">, </text:span><text:span text:style-name="T79">'2'</text:span><text:span text:style-name="T60">, </text:span><text:span text:style-name="T174">...</text:span></text:p>
            <text:p text:style-name="P89"><text:span text:style-name="T80">coco</text:span><text:span text:style-name="T183"> saves the bifurcation data and solution data in the sub-directory </text:span><text:span text:style-name="T81">'data'</text:span><text:span text:style-name="T183"> of the current directory. Unique run names organize this data for later access, for example, plotting. T</text:span><text:span text:style-name="T226">he </text:span><text:span text:style-name="T225">run identifier is use</text:span><text:span text:style-name="T184">d to construct the name of a sub-directory such that data computed in a specific run does not overwrite data from another run. For example, setting </text:span><text:span text:style-name="T67">run='1'</text:span><text:span text:style-name="T185"> will save all data to the sub-directory </text:span><text:span text:style-name="T67">'1'</text:span><text:span text:style-name="T185"> of </text:span><text:span text:style-name="T67">'data'</text:span><text:span text:style-name="T185">. Setting </text:span><text:span text:style-name="T67">run={'1'</text:span><text:span text:style-name="T82">,</text:span><text:span text:style-name="T67">'a'}</text:span><text:span text:style-name="T185"> on the other hand will save all data to the sub-directory </text:span><text:span text:style-name="T67">'a'</text:span><text:span text:style-name="T185"> of </text:span><text:span text:style-name="T67">'data/1'</text:span><text:span text:style-name="T185">, that is, one can think of </text:span><text:span text:style-name="T67">run={'1'</text:span><text:span text:style-name="T82">,</text:span><text:span text:style-name="T67">'a'}</text:span><text:span text:style-name="T185"> as being sub-run </text:span><text:span text:style-name="T83">'a'</text:span><text:span text:style-name="T382"> of run </text:span><text:span text:style-name="T67">'1'</text:span><text:span text:style-name="T185">. Functions for reading bifurcation data from disk and for post-processing bifurcation data are described in Section </text:span><text:span text:style-name="T185"><text:reference-ref text:reference-format="chapter" text:ref-name="Post Processing">4</text:reference-ref></text:span><text:span text:style-name="T185">.</text:span></text:p>
          </table:table-cell>
        </table:table-row>
        <table:table-row table:style-name="Table1.1">
          <table:table-cell table:style-name="Table1.A2" office:value-type="string">
            <text:p text:style-name="P190">PARS</text:p>
          </table:table-cell>
          <table:table-cell table:style-name="Table1.B2" office:value-type="string">
            <text:p text:style-name="P61"><text:span text:style-name="T432">Continuation parameters. This</text:span><text:span text:style-name="T432"> is either a Matlab string or a cell array of Matlab strings corresponding to labels for a subset of the continuation parameters. The values of these parameters are included in the screen output. Parameters are activated in the order listed to the extent necessary to ensure that the number of continuation variables and active continuation parameters exceeds the dimension of the zero problem by 1. The inclusion of additional parameters is called </text:span><text:reference-mark-start text:name="Param Overspec"/><text:span text:style-name="T10">parameter </text:span><text:span text:style-name="T18">over-specification</text:span><text:reference-mark-end text:name="Param Overspec"/><text:span text:style-name="T312"> and is useful, for example, to output values of test functions during a continuation.</text:span></text:p>
          </table:table-cell>
        </table:table-row>
        <table:table-row table:style-name="Table1.1">
          <table:table-cell table:style-name="Table1.A2" office:value-type="string">
            <text:p text:style-name="P190">PInt</text:p>
          </table:table-cell>
          <table:table-cell table:style-name="Table1.B2" office:value-type="string">
            <text:p text:style-name="P62"><text:span text:style-name="T193">Parameter Intervals. </text:span><text:span text:style-name="T191">Th</text:span><text:span text:style-name="T192">is</text:span><text:span text:style-name="T312"> defines the </text:span><text:span text:style-name="T11"><text:s/>computational domain</text:span><text:span text:style-name="T312"> in terms of a set of intervals within which the corresponding continuation parameter may vary. </text:span><text:span text:style-name="T135">PInt</text:span><text:span text:style-name="T243"> is a 1x2 vector or a cell array of 1x2 vectors. The empty interval </text:span><text:span text:style-name="T84">[]</text:span><text:span text:style-name="T392"> is identical to </text:span><text:span text:style-name="T85">[-inf, inf]</text:span><text:span text:style-name="T391">. Trailing instances of the empty interval may be omitted.</text:span></text:p>
          </table:table-cell>
        </table:table-row>
        <table:table-row table:style-name="Table1.1">
          <table:table-cell table:style-name="Table1.A2" office:value-type="string">
            <text:p text:style-name="P189">TBNM</text:p>
          </table:table-cell>
          <table:table-cell table:style-name="Table1.B2" office:value-type="string">
            <text:p text:style-name="P63"><text:span text:style-name="T434">T</text:span><text:span text:style-name="T433">ool</text:span><text:span text:style-name="T434">b</text:span><text:span text:style-name="T433">ox </text:span><text:span text:style-name="T434">N</text:span><text:span text:style-name="T433">a</text:span><text:span text:style-name="T434">m</text:span><text:span text:style-name="T433">e. </text:span><text:span text:style-name="T136">TBNM</text:span><text:span text:style-name="T244"> is a Matlab string representing the name of a COCO-compatible toolbox. COCO uses </text:span><text:span text:style-name="T136">TBNM</text:span><text:span text:style-name="T244"> to construct the name of a so-called parser function; see Section </text:span><text:span text:style-name="T244"><text:reference-ref text:reference-format="chapter" text:ref-name="Parsers">3.2</text:reference-ref></text:span><text:span text:style-name="T244">.</text:span></text:p>
          </table:table-cell>
        </table:table-row>
        <table:table-row table:style-name="Table1.1">
          <table:table-cell table:style-name="Table1.A2" office:value-type="string">
            <text:p text:style-name="P189">FPT</text:p>
          </table:table-cell>
          <table:table-cell table:style-name="Table1.B2" office:value-type="string">
            <text:p text:style-name="P302"><text:span text:style-name="T320">F</text:span><text:span text:style-name="T244">rom-</text:span><text:span text:style-name="T320">P</text:span><text:span text:style-name="T244">oint-</text:span><text:span text:style-name="T320">T</text:span><text:span text:style-name="T244">ype. The Matlab string </text:span><text:span text:style-name="T136">FPT</text:span><text:span text:style-name="T216"> </text:span><text:span text:style-name="T188">contains an </text:span><text:span text:style-name="T195">acronym</text:span><text:span text:style-name="T245"> for the type of initial solution. COCO uses </text:span><text:span text:style-name="T136">FPT</text:span><text:span text:style-name="T244"> to construct the name of a parser function; see Section </text:span><text:span text:style-name="T244"><text:reference-ref text:reference-format="chapter" text:ref-name="Parsers">3.2</text:reference-ref></text:span><text:span text:style-name="T244">.</text:span></text:p>
          </table:table-cell>
        </table:table-row>
        <table:table-row table:style-name="Table1.1">
          <table:table-cell table:style-name="Table1.A2" office:value-type="string">
            <text:p text:style-name="P189">TPT</text:p>
          </table:table-cell>
          <table:table-cell table:style-name="Table1.B2" office:value-type="string">
            <text:p text:style-name="P302"><text:span text:style-name="T320">T</text:span><text:span text:style-name="T278">o</text:span><text:span text:style-name="T244">-</text:span><text:span text:style-name="T320">P</text:span><text:span text:style-name="T244">oint-</text:span><text:span text:style-name="T320">T</text:span><text:span text:style-name="T244">ype. The Matlab string </text:span><text:span text:style-name="T136">TPT</text:span><text:span text:style-name="T245"> contains an acronym for the type of solution that should be continued. COCO uses </text:span><text:span text:style-name="T136">TPT</text:span><text:span text:style-name="T244"> to construct the name of a parser function; see Section </text:span><text:span text:style-name="T244"><text:reference-ref text:reference-format="chapter" text:ref-name="Parsers">3.2</text:reference-ref></text:span><text:span text:style-name="T244">.</text:span></text:p>
          </table:table-cell>
        </table:table-row>
        <table:table-row table:style-name="Table1.1">
          <table:table-cell table:style-name="Table1.A2" office:value-type="string">
            <text:p text:style-name="P189">TBARGS</text:p>
          </table:table-cell>
          <table:table-cell table:style-name="Table1.B2" office:value-type="string">
            <text:p text:style-name="P63"><text:span text:style-name="T335">T</text:span><text:span text:style-name="T432">ool</text:span><text:span text:style-name="T335">b</text:span><text:span text:style-name="T432">ox </text:span><text:span text:style-name="T335">Arg</text:span><text:span text:style-name="T432">ument</text:span><text:span text:style-name="T335">s</text:span><text:span text:style-name="T432">. The input argument </text:span><text:span text:style-name="T412">TBARGS</text:span><text:span text:style-name="T346"> </text:span><text:span text:style-name="T245">represents the sequence of additional input arguments that are passed to the parser function of the toolbox </text:span><text:span text:style-name="T137">TBNM</text:span><text:span text:style-name="T349">. The list of accepted arguments is defined by the parser function.</text:span></text:p>
          </table:table-cell>
        </table:table-row>
      </table:table>
      <text:h text:style-name="P284" text:outline-level="2"><text:soft-page-break/>Defining a Continuation Problem<text:reference-mark text:name="Define Cont Prob"/></text:h>
      <text:h text:style-name="P289" text:outline-level="3">Adding a Zero Problem<text:reference-mark text:name="Define Zero Prob"/></text:h>
      <text:p text:style-name="P195"><text:span text:style-name="T246">A zero problem is a function</text:span><text:span text:style-name="T246"><draw:frame draw:style-name="fr1" draw:name="Object6" text:anchor-type="as-char" svg:width="1.6374in" svg:height="0.2154in" draw:z-index="10"><draw:object xlink:href="./Object 6" xlink:type="simple" xlink:show="embed" xlink:actuate="onLoad"/><draw:image xlink:href="./ObjectReplacements/Object 6" xlink:type="simple" xlink:show="embed" xlink:actuate="onLoad"/></draw:frame></text:span><text:span text:style-name="T246">where </text:span><text:span text:style-name="T246"><draw:frame draw:style-name="fr1" draw:name="Object7" text:anchor-type="as-char" svg:width="0.4756in" svg:height="0.1839in" draw:z-index="11"><draw:object xlink:href="./Object 7" xlink:type="simple" xlink:show="embed" xlink:actuate="onLoad"/><draw:image xlink:href="./ObjectReplacements/Object 7" xlink:type="simple" xlink:show="embed" xlink:actuate="onLoad"/></draw:frame></text:span><text:span text:style-name="T246">A zero problem is defined as a Matlab function of the COCO-compatible form</text:span></text:p>
      <table:table table:name="Table28" table:style-name="Table28">
        <table:table-column table:style-name="Table28.A"/>
        <table:table-row>
          <table:table-cell table:style-name="Table28.A1" office:value-type="string">
            <text:p text:style-name="P234"><text:span text:style-name="T269">function [data y] =</text:span><text:span text:style-name="T313"> </text:span><text:span text:style-name="T56">FunctionName</text:span><text:span text:style-name="T269">(prob, data, u)</text:span></text:p>
            <text:p text:style-name="P234">y = <text:span text:style-name="T14">FunctionBody(u)</text:span><text:span text:style-name="T7">;</text:span></text:p>
            <text:p text:style-name="P234">end</text:p>
          </table:table-cell>
        </table:table-row>
      </table:table>
      <text:p text:style-name="P260"/>
      <text:p text:style-name="P196">By default, derivatives are computed using finite differences. While this is sufficient for simple zero problems, it is usually too slow or too inaccurate for complex zero problems. The <text:span text:style-name="T413">COCO-compatible</text:span> form of a Matlab function for defining the derivative of a zero problem explicitly is</text:p>
      <table:table table:name="Table27" table:style-name="Table27">
        <table:table-column table:style-name="Table27.A"/>
        <table:table-row>
          <table:table-cell table:style-name="Table27.A1" office:value-type="string">
            <text:p text:style-name="P235"><text:span text:style-name="T269">function [data J] =</text:span><text:span text:style-name="T313"> </text:span><text:span text:style-name="T56">FunctionName</text:span><text:span text:style-name="T241">_DFDU</text:span><text:span text:style-name="T269">(prob, data, u)</text:span></text:p>
            <text:p text:style-name="P236"><text:span text:style-name="T378">J</text:span> = <text:span text:style-name="T14">FunctionBody(u)</text:span><text:span text:style-name="T7">;</text:span></text:p>
            <text:p text:style-name="P237">end</text:p>
          </table:table-cell>
        </table:table-row>
      </table:table>
      <text:p text:style-name="P197"/>
      <text:p text:style-name="P197">The formal parameters of both functions are</text:p>
      <table:table table:name="Table2" table:style-name="Table2">
        <table:table-column table:style-name="Table2.A"/>
        <table:table-column table:style-name="Table2.B"/>
        <table:table-row>
          <table:table-cell table:style-name="Table2.A1" office:value-type="string">
            <text:p text:style-name="P138">data</text:p>
          </table:table-cell>
          <table:table-cell table:style-name="Table2.B1" office:value-type="string">
            <text:p text:style-name="P90"><text:span text:style-name="T247">Structure with </text:span><text:span text:style-name="T15">function data</text:span><text:span text:style-name="T28"> </text:span><text:span text:style-name="T224">or </text:span><text:span text:style-name="T28">toolbox data</text:span><text:span text:style-name="T247">. This structure is defined when calling </text:span><text:span text:style-name="T86">coco_add_func</text:span><text:span text:style-name="T247"> and <text:s/>stores information about the continuation problem, for example, information about the contents of </text:span><text:span text:style-name="T86">u</text:span><text:span text:style-name="T247">. The function has read-write access to the contents of </text:span><text:span text:style-name="T86">data</text:span><text:span text:style-name="T247">.</text:span></text:p>
          </table:table-cell>
        </table:table-row>
        <table:table-row>
          <table:table-cell table:style-name="Table2.A2" office:value-type="string">
            <text:p text:style-name="P138">y</text:p>
          </table:table-cell>
          <table:table-cell table:style-name="Table2.B2" office:value-type="string">
            <text:p text:style-name="P92"><text:span text:style-name="T38">n</text:span>-dimensional vector with function values<text:span text:style-name="T381"><draw:frame draw:style-name="fr1" draw:name="Object14" text:anchor-type="as-char" svg:width="1.048in" svg:height="0.2154in" draw:z-index="12"><draw:object xlink:href="./Object 14" xlink:type="simple" xlink:show="embed" xlink:actuate="onLoad"/><draw:image xlink:href="./ObjectReplacements/Object 14" xlink:type="simple" xlink:show="embed" xlink:actuate="onLoad"/><svg:desc>formula</svg:desc></draw:frame></text:span></text:p>
          </table:table-cell>
        </table:table-row>
        <table:table-row>
          <table:table-cell table:style-name="Table2.A2" office:value-type="string">
            <text:p text:style-name="P140">J</text:p>
          </table:table-cell>
          <table:table-cell table:style-name="Table2.B2" office:value-type="string">
            <text:p text:style-name="P93"><text:span text:style-name="T38">n</text:span><text:span text:style-name="T380">-by-m</text:span><text:span text:style-name="T380"> Jacobian matrix of the function:</text:span><text:span text:style-name="T380"><draw:frame draw:style-name="fr1" draw:name="Object15" text:anchor-type="as-char" svg:width="1.3602in" svg:height="0.3929in" draw:z-index="13"><draw:object xlink:href="./Object 15" xlink:type="simple" xlink:show="embed" xlink:actuate="onLoad"/><draw:image xlink:href="./ObjectReplacements/Object 15" xlink:type="simple" xlink:show="embed" xlink:actuate="onLoad"/><svg:desc>formula</svg:desc></draw:frame></text:span></text:p>
          </table:table-cell>
        </table:table-row>
        <table:table-row>
          <table:table-cell table:style-name="Table2.A2" office:value-type="string">
            <text:p text:style-name="P141">prob</text:p>
          </table:table-cell>
          <table:table-cell table:style-name="Table2.B2" office:value-type="string">
            <text:p text:style-name="P94"><text:span text:style-name="T413">A continuation </text:span>problem structure. <text:span text:style-name="T413">The f</text:span>unction <text:span text:style-name="T413">has</text:span> read-access to the <text:span text:style-name="T413">contents of </text:span><text:span text:style-name="T248">prob.</text:span> This argument is only required in very advanced applications and should be ignored in most common situations.</text:p>
          </table:table-cell>
        </table:table-row>
        <table:table-row>
          <table:table-cell table:style-name="Table2.A2" office:value-type="string">
            <text:p text:style-name="P138">u</text:p>
          </table:table-cell>
          <table:table-cell table:style-name="Table2.B2" office:value-type="string">
            <text:p text:style-name="P92"><text:span text:style-name="T38">m</text:span>-dimensional vector <text:span text:style-name="T414">of continuation variables</text:span>.</text:p>
          </table:table-cell>
        </table:table-row>
      </table:table>
      <text:p text:style-name="P28"/>
      <text:p text:style-name="P60">A zero problem is added to a continuation problem using the function <text:span text:style-name="T86">coco_add_func</text:span>. The general syntax is</text:p>
      <table:table table:name="Table3" table:style-name="Table3">
        <table:table-column table:style-name="Table3.A"/>
        <table:table-column table:style-name="Table3.B"/>
        <table:table-row>
          <table:table-cell table:style-name="Table3.A1" table:number-columns-spanned="2" office:value-type="string">
            <text:p text:style-name="P199"><text:span text:style-name="T260">prob = </text:span><text:span text:style-name="T313">coco_add_func</text:span><text:span text:style-name="T269">(prob, </text:span><text:span text:style-name="T41">FID</text:span><text:span text:style-name="T235">, </text:span><text:span text:style-name="T42">@</text:span><text:span text:style-name="T13">func</text:span><text:span text:style-name="T235">, [</text:span><text:span text:style-name="T43">@func_DFDU</text:span><text:span text:style-name="T236">,</text:span><text:span text:style-name="T237">]</text:span><text:span text:style-name="T379"> data, ...</text:span></text:p>
            <text:p text:style-name="P199"><text:span text:style-name="T269"><text:s text:c="11"/>'zero', </text:span>'<text:span text:style-name="T260">u</text:span>0', <text:span text:style-name="T38">u</text:span><text:span text:style-name="T13">0</text:span>);</text:p>
          </table:table-cell>
          <table:covered-table-cell/>
        </table:table-row>
        <table:table-row>
          <table:table-cell table:style-name="Table3.A2" office:value-type="string">
            <text:p text:style-name="P141">prob</text:p>
          </table:table-cell>
          <table:table-cell table:style-name="Table3.B2" office:value-type="string">
            <text:p text:style-name="P101"><text:span text:style-name="T415">A continuation</text:span> <text:span text:style-name="T260">problem</text:span> structure.</text:p>
          </table:table-cell>
        </table:table-row>
        <table:table-row>
          <table:table-cell table:style-name="Table3.A2" office:value-type="string">
            <text:p text:style-name="P119">FID</text:p>
          </table:table-cell>
          <table:table-cell table:style-name="Table3.B2" office:value-type="string">
            <text:p text:style-name="P101">A <text:span text:style-name="T260">unique function identifier given by a Matlab string</text:span>. This is useful for debugging purposes and advanced applications.</text:p>
          </table:table-cell>
        </table:table-row>
        <table:table-row>
          <table:table-cell table:style-name="Table3.A2" office:value-type="string">
            <text:p text:style-name="P105">@func</text:p>
          </table:table-cell>
          <table:table-cell table:style-name="Table3.B2" office:value-type="string">
            <text:p text:style-name="P101">A function handle <text:span text:style-name="T415">to the encoding of</text:span> a zero problem as defined above.</text:p>
          </table:table-cell>
        </table:table-row>
        <text:soft-page-break/>
        <table:table-row>
          <table:table-cell table:style-name="Table3.A2" office:value-type="string">
            <text:p text:style-name="P120">@func_DFDU</text:p>
          </table:table-cell>
          <table:table-cell table:style-name="Table3.B2" office:value-type="string">
            <text:p text:style-name="P188">A function handle <text:span text:style-name="T415">to the encoding </text:span>of the derivative of the zero problem. This argument is optional. If a derivative is not specified explicitly, numerical differentiation is used. This is acceptable for simple algorithms, but will be too inaccurate or too slow for more advanced applications.</text:p>
          </table:table-cell>
        </table:table-row>
        <table:table-row>
          <table:table-cell table:style-name="Table3.A2" office:value-type="string">
            <text:p text:style-name="P132">data</text:p>
          </table:table-cell>
          <table:table-cell table:style-name="Table3.B2" office:value-type="string">
            <text:p text:style-name="P101"><text:span text:style-name="T415">Initial content for t</text:span>he function data structure. <text:span text:style-name="T415">In advanced applications this may change during execution.</text:span></text:p>
          </table:table-cell>
        </table:table-row>
        <table:table-row>
          <table:table-cell table:style-name="Table3.A2" office:value-type="string">
            <text:p text:style-name="P105"><text:span text:style-name="T415">u</text:span>0</text:p>
          </table:table-cell>
          <table:table-cell table:style-name="Table3.B2" office:value-type="string">
            <text:p text:style-name="P85"><text:span text:style-name="T353">An initial guess for the vector</text:span><text:span text:style-name="T353"><draw:frame draw:style-name="fr1" draw:name="Object8" text:anchor-type="as-char" svg:width="0.1693in" svg:height="0.1846in" draw:z-index="18"><draw:object xlink:href="./Object 8" xlink:type="simple" xlink:show="embed" xlink:actuate="onLoad"/><draw:image xlink:href="./ObjectReplacements/Object 8" xlink:type="simple" xlink:show="embed" xlink:actuate="onLoad"/></draw:frame></text:span><text:span text:style-name="T353">such that</text:span><text:span text:style-name="T353"><draw:frame draw:style-name="fr1" draw:name="Object9" text:anchor-type="as-char" svg:width="0.7016in" svg:height="0.1917in" draw:z-index="19"><draw:object xlink:href="./Object 9" xlink:type="simple" xlink:show="embed" xlink:actuate="onLoad"/><draw:image xlink:href="./ObjectReplacements/Object 9" xlink:type="simple" xlink:show="embed" xlink:actuate="onLoad"/></draw:frame></text:span></text:p>
          </table:table-cell>
        </table:table-row>
      </table:table>
      <text:h text:style-name="Heading_20_3" text:outline-level="3">Defining<text:span text:style-name="T262"> Continuation</text:span> <text:span text:style-name="T352">P</text:span>arameters<text:reference-mark text:name="Add Pars"/></text:h>
      <text:p text:style-name="P24"><text:span text:style-name="T354">Typically, part of the vector</text:span><text:span text:style-name="T354"><draw:frame draw:style-name="fr1" draw:name="Object10" text:anchor-type="as-char" svg:width="0.1661in" svg:height="0.1839in" draw:z-index="14"><draw:object xlink:href="./Object 10" xlink:type="simple" xlink:show="embed" xlink:actuate="onLoad"/><draw:image xlink:href="./ObjectReplacements/Object 10" xlink:type="simple" xlink:show="embed" xlink:actuate="onLoad"/><svg:desc>formula</svg:desc></draw:frame></text:span><text:span text:style-name="T354">of a zero problem will correspond to parameters of the problem. The function </text:span><text:span text:style-name="T87">coco_add_pars</text:span><text:span text:style-name="T354"> allows to define which components of</text:span><text:span text:style-name="T354"><draw:frame draw:style-name="fr1" draw:name="Object12" text:anchor-type="as-char" svg:width="0.1661in" svg:height="0.1839in" draw:z-index="16"><draw:object xlink:href="./Object 12" xlink:type="simple" xlink:show="embed" xlink:actuate="onLoad"/><draw:image xlink:href="./ObjectReplacements/Object 12" xlink:type="simple" xlink:show="embed" xlink:actuate="onLoad"/><svg:desc>formula</svg:desc></draw:frame></text:span><text:span text:style-name="T354">should be treated as parameters for the purpose of continuation. Typically, one needs to define</text:span><text:span text:style-name="T354"><draw:frame draw:style-name="fr1" draw:name="Object11" text:anchor-type="as-char" svg:width="0.6583in" svg:height="0.1839in" draw:z-index="17"><draw:object xlink:href="./Object 11" xlink:type="simple" xlink:show="embed" xlink:actuate="onLoad"/><draw:image xlink:href="./ObjectReplacements/Object 11" xlink:type="simple" xlink:show="embed" xlink:actuate="onLoad"/></draw:frame></text:span><text:span text:style-name="T354">continuation parameters. The general syntax is</text:span></text:p>
      <table:table table:name="Table4" table:style-name="Table4">
        <table:table-column table:style-name="Table4.A"/>
        <table:table-column table:style-name="Table4.B"/>
        <table:table-row>
          <table:table-cell table:style-name="Table4.A1" table:number-columns-spanned="2" office:value-type="string">
            <text:p text:style-name="P202"><text:span text:style-name="T393">prob = </text:span><text:span text:style-name="T313">coco_add_pars</text:span><text:span text:style-name="T269">(prob, </text:span><text:span text:style-name="T220">''</text:span><text:span text:style-name="T269">, </text:span><text:span text:style-name="T44">PIdx</text:span><text:span text:style-name="T235">, </text:span><text:span text:style-name="T44">PNM</text:span><text:span text:style-name="T269">);</text:span></text:p>
          </table:table-cell>
          <table:covered-table-cell/>
        </table:table-row>
        <table:table-row>
          <table:table-cell table:style-name="Table4.A2" office:value-type="string">
            <text:p text:style-name="P135">prob</text:p>
          </table:table-cell>
          <table:table-cell table:style-name="Table4.B2" office:value-type="string">
            <text:p text:style-name="P164"><text:span text:style-name="T262">A continuation</text:span> <text:span text:style-name="T408">problem</text:span> structure.</text:p>
          </table:table-cell>
        </table:table-row>
        <table:table-row>
          <table:table-cell table:style-name="Table4.A2" office:value-type="string">
            <text:p text:style-name="P121">PIdx</text:p>
          </table:table-cell>
          <table:table-cell table:style-name="Table4.B2" office:value-type="string">
            <text:p text:style-name="P64"><text:span text:style-name="T432">Parameter indices. Set of integer indices such that </text:span><text:span text:style-name="T88">u(</text:span><text:span text:style-name="T156">PIdx</text:span><text:span text:style-name="T88">)</text:span><text:span text:style-name="T261"> corresponds to the set of problem parameters.</text:span></text:p>
          </table:table-cell>
        </table:table-row>
        <table:table-row>
          <table:table-cell table:style-name="Table4.A2" office:value-type="string">
            <text:p text:style-name="P121">PNM</text:p>
          </table:table-cell>
          <table:table-cell table:style-name="Table4.B2" office:value-type="string">
            <text:p text:style-name="P64"><text:span text:style-name="T432">Parameter names. A string or a cell array of strings assigning short descriptive names to each associated continuation parameter.</text:span></text:p>
          </table:table-cell>
        </table:table-row>
      </table:table>
      <text:h text:style-name="P289" text:outline-level="3">Adding Test Functions and Events<text:reference-mark text:name="Add Test Funcs"/></text:h>
      <text:p text:style-name="P31">Detecting and locating special points along a solution curve is called <text:span text:style-name="T7">event handling</text:span>. To use event handling one has to define a monitor or test function, add this function to the continuation problem, and assign events to the parameters associated with the <text:span text:style-name="T416">monitor</text:span> function. <text:span text:style-name="T416">A COCO-compatible encoding of a</text:span> monitor function has exactly the same form as <text:span text:style-name="T416">that associated with </text:span>a zero problem:</text:p>
      <table:table table:name="Table5" table:style-name="Table5">
        <table:table-column table:style-name="Table5.A"/>
        <table:table-column table:style-name="Table5.B"/>
        <table:table-row table:style-name="Table5.1">
          <table:table-cell table:style-name="Table5.A1" table:number-columns-spanned="2" office:value-type="string">
            <text:p text:style-name="P250"><text:span text:style-name="T269">function [data y] =</text:span><text:span text:style-name="T313"> </text:span><text:span text:style-name="T56">FunctionName</text:span><text:span text:style-name="T269">(prob, data, u)</text:span></text:p>
            <text:p text:style-name="P250">y = <text:span text:style-name="T14">FunctionBody(u)</text:span><text:span text:style-name="T7">;</text:span> </text:p>
            <text:p text:style-name="P250">end</text:p>
          </table:table-cell>
          <table:covered-table-cell/>
        </table:table-row>
        <table:table-row table:style-name="Table5.1">
          <table:table-cell table:style-name="Table5.A2" office:value-type="string">
            <text:p text:style-name="P139">data</text:p>
          </table:table-cell>
          <table:table-cell table:style-name="Table5.B2" office:value-type="string">
            <text:p text:style-name="P91"><text:span text:style-name="T247">Structure with s</text:span><text:span text:style-name="T15">function data</text:span><text:span text:style-name="T247">. This structure is defined when calling </text:span><text:span text:style-name="T86">coco_add_func</text:span><text:span text:style-name="T247"> and stores information about a continuation problem, for example, information about the contents of </text:span><text:span text:style-name="T86">u</text:span><text:span text:style-name="T247">. The function has read-write access to the contents of </text:span><text:span text:style-name="T86">data</text:span><text:span text:style-name="T247">.</text:span></text:p>
          </table:table-cell>
        </table:table-row>
        <table:table-row table:style-name="Table5.1">
          <table:table-cell table:style-name="Table5.A2" office:value-type="string">
            <text:p text:style-name="P139">y</text:p>
          </table:table-cell>
          <table:table-cell table:style-name="Table5.B2" office:value-type="string">
            <text:p text:style-name="P95"><text:span text:style-name="T39">V</text:span>ector with function values.</text:p>
          </table:table-cell>
        </table:table-row>
        <table:table-row table:style-name="Table5.1">
          <table:table-cell table:style-name="Table5.A2" office:value-type="string">
            <text:p text:style-name="P142">prob</text:p>
          </table:table-cell>
          <table:table-cell table:style-name="Table5.B2" office:value-type="string">
            <text:p text:style-name="P96"><text:span text:style-name="T416">A continuation</text:span> problem structure. <text:span text:style-name="T418">The</text:span> function <text:span text:style-name="T418">has</text:span> read-access to the <text:span text:style-name="T416">content of </text:span><text:span text:style-name="T89">prob</text:span>. This argument is only required in very advanced applications and should be ignored in most common situations.</text:p>
          </table:table-cell>
        </table:table-row>
        <table:table-row table:style-name="Table5.1">
          <table:table-cell table:style-name="Table5.A2" office:value-type="string">
            <text:p text:style-name="P139">u</text:p>
          </table:table-cell>
          <table:table-cell table:style-name="Table5.B2" office:value-type="string">
            <text:p text:style-name="P95"><text:span text:style-name="T40">V</text:span>ector <text:span text:style-name="T417">of continuation variables</text:span>.</text:p>
          </table:table-cell>
        </table:table-row>
      </table:table>
      <text:p text:style-name="P218"/>
      <text:p text:style-name="P217">The syntax for adding a test function is different from the syntax for adding a zero problem:</text:p>
      <table:table table:name="Table6" table:style-name="Table6">
        <table:table-column table:style-name="Table6.A"/>
        <table:table-column table:style-name="Table6.B"/>
        <table:table-row>
          <table:table-cell table:style-name="Table6.A1" table:number-columns-spanned="2" office:value-type="string">
            <text:p text:style-name="P251"><text:span text:style-name="T394">prob = </text:span><text:span text:style-name="T313">coco_add_func</text:span><text:span text:style-name="T269">(prob, </text:span><text:span text:style-name="T45">FID</text:span><text:span text:style-name="T235">, </text:span><text:span text:style-name="T42">@</text:span><text:span text:style-name="T13">func</text:span><text:span text:style-name="T235">, data, </text:span><text:span text:style-name="T46">EVType</text:span><text:span text:style-name="T235">, </text:span><text:span text:style-name="T46">PNM</text:span>);</text:p>
          </table:table-cell>
          <table:covered-table-cell/>
        </table:table-row>
        <text:soft-page-break/>
        <table:table-row>
          <table:table-cell table:style-name="Table6.A2" office:value-type="string">
            <text:p text:style-name="P136">prob</text:p>
          </table:table-cell>
          <table:table-cell table:style-name="Table6.B2" office:value-type="string">
            <text:p text:style-name="P102"><text:span text:style-name="T419">A continuation</text:span> <text:span text:style-name="T394">problem</text:span> structure.</text:p>
          </table:table-cell>
        </table:table-row>
        <table:table-row>
          <table:table-cell table:style-name="Table6.A2" office:value-type="string">
            <text:p text:style-name="P123">FID</text:p>
          </table:table-cell>
          <table:table-cell table:style-name="Table6.B2" office:value-type="string">
            <text:p text:style-name="P103">A unique function identifier <text:span text:style-name="T260">given by a <text:s/></text:span>Matlab string. This is useful for debugging purposes and advanced applications.</text:p>
          </table:table-cell>
        </table:table-row>
        <table:table-row>
          <table:table-cell table:style-name="Table6.A2" office:value-type="string">
            <text:p text:style-name="P106">@func</text:p>
          </table:table-cell>
          <table:table-cell table:style-name="Table6.B2" office:value-type="string">
            <text:p text:style-name="P102">A function handle <text:span text:style-name="T263">to a COCO-compatible encoding </text:span>of a monitor function as defined above.</text:p>
          </table:table-cell>
        </table:table-row>
        <table:table-row>
          <table:table-cell table:style-name="Table6.A2" office:value-type="string">
            <text:p text:style-name="P133">data</text:p>
          </table:table-cell>
          <table:table-cell table:style-name="Table6.B2" office:value-type="string">
            <text:p text:style-name="P102">The function data structure.</text:p>
          </table:table-cell>
        </table:table-row>
        <table:table-row>
          <table:table-cell table:style-name="Table6.A2" office:value-type="string">
            <text:p text:style-name="P124">EVType</text:p>
          </table:table-cell>
          <table:table-cell table:style-name="Table6.B2" office:value-type="string">
            <text:p text:style-name="P84"><text:span text:style-name="T355">The type of event associated with this monitor function. In most applications </text:span><text:span text:style-name="T148">EVType</text:span><text:span text:style-name="T355"> can be set to either </text:span><text:span text:style-name="T90">'regular'</text:span><text:span text:style-name="T355"> (events are regular solution points) or </text:span><text:span text:style-name="T90">'singular'</text:span><text:span text:style-name="T355"> (events are singular solution points).</text:span></text:p>
          </table:table-cell>
        </table:table-row>
        <table:table-row>
          <table:table-cell table:style-name="Table6.A2" office:value-type="string">
            <text:p text:style-name="P124">PNM</text:p>
          </table:table-cell>
          <table:table-cell table:style-name="Table6.B2" office:value-type="string">
            <text:p text:style-name="P64"><text:span text:style-name="T432">Parameter names. A string or a cell array of strings assigning short descriptive labels to the continuation parameters associated with each component of the vector returned by the monitor function. These names can later be used to assign an event to a specific monitor function or for additional output; see parameter over-specification on Page </text:span><text:span text:style-name="T432"><text:reference-ref text:reference-format="page" text:ref-name="Param Overspec">4</text:reference-ref></text:span><text:span text:style-name="T432">.</text:span></text:p>
          </table:table-cell>
        </table:table-row>
      </table:table>
      <text:p text:style-name="P217"/>
      <text:p text:style-name="P200">The function <text:span text:style-name="T159">coco_add_</text:span><text:span text:style-name="T161">event</text:span> allows to assign an event to a<text:span text:style-name="T385">ny</text:span> parameter<text:span text:style-name="T383"> </text:span>associated with a monitor function<text:span text:style-name="T383"> or</text:span> <text:span text:style-name="T384">defined with </text:span><text:span text:style-name="T91">coco_add_pars</text:span>. The general syntax is</text:p>
      <table:table table:name="Table7" table:style-name="Table7">
        <table:table-column table:style-name="Table7.A"/>
        <table:table-column table:style-name="Table7.B"/>
        <table:table-row>
          <table:table-cell table:style-name="Table7.A1" table:number-columns-spanned="2" office:value-type="string">
            <text:p text:style-name="P203"><text:span text:style-name="T394">prob = </text:span><text:span text:style-name="T313">coco_add_</text:span><text:span text:style-name="T321">event</text:span><text:span text:style-name="T269">(</text:span><text:span text:style-name="T235">prob, </text:span><text:span text:style-name="T47">EVLab</text:span><text:span text:style-name="T235">, [</text:span><text:span text:style-name="T48">EVType</text:span><text:span text:style-name="T238">,] </text:span><text:span text:style-name="T44">PNM</text:span><text:span text:style-name="T220">, </text:span><text:span text:style-name="T47">EVVals</text:span><text:span text:style-name="T269">);</text:span></text:p>
          </table:table-cell>
          <table:covered-table-cell/>
        </table:table-row>
        <table:table-row>
          <table:table-cell table:style-name="Table7.A2" office:value-type="string">
            <text:p text:style-name="P142">prob</text:p>
          </table:table-cell>
          <table:table-cell table:style-name="Table7.B2" office:value-type="string">
            <text:p text:style-name="P165"><text:span text:style-name="T263">A continuation</text:span> <text:span text:style-name="T394">problem</text:span> structure.</text:p>
          </table:table-cell>
        </table:table-row>
        <table:table-row>
          <table:table-cell table:style-name="Table7.A2" office:value-type="string">
            <text:p text:style-name="P125">EVLab</text:p>
          </table:table-cell>
          <table:table-cell table:style-name="Table7.B2" office:value-type="string">
            <text:p text:style-name="P65"><text:span text:style-name="T432">Event label (point type). A short (2-4 characters) Matlab string providing a descriptive label to identify an event in the bifurcation data, for example, </text:span><text:span text:style-name="T175">'LP'</text:span><text:span text:style-name="T356"> for limit point.</text:span></text:p>
          </table:table-cell>
        </table:table-row>
        <table:table-row>
          <table:table-cell table:style-name="Table7.A2" office:value-type="string">
            <text:p text:style-name="P126">EVType</text:p>
          </table:table-cell>
          <table:table-cell table:style-name="Table7.B2" office:value-type="string">
            <text:p text:style-name="P66"><text:span text:style-name="T432">Event type. Optional argument describing the type of an event. Typically, events are bifurcation points, which have the default event type </text:span><text:span text:style-name="T92">'special point'</text:span><text:span text:style-name="T264">. It is also possible to use event handling to define computational boundaries, in which case one has to use </text:span><text:span text:style-name="T149">EVType='boundary'</text:span><text:span text:style-name="T264">. Continuation will stop whenever such a boundary-event is detected, while it will continue after detecting special points.</text:span></text:p>
          </table:table-cell>
        </table:table-row>
        <table:table-row>
          <table:table-cell table:style-name="Table7.A2" office:value-type="string">
            <text:p text:style-name="P122">PNM</text:p>
          </table:table-cell>
          <table:table-cell table:style-name="Table7.B2" office:value-type="string">
            <text:p text:style-name="P187">Name of parameter the event will be assigned to. This is a Matlab string.</text:p>
          </table:table-cell>
        </table:table-row>
        <table:table-row>
          <table:table-cell table:style-name="Table7.A2" office:value-type="string">
            <text:p text:style-name="P125">EVVals</text:p>
          </table:table-cell>
          <table:table-cell table:style-name="Table7.B2" office:value-type="string">
            <text:p text:style-name="P65"><text:span text:style-name="T265">A list of event values. Each crossing of the value of a monitor function with an event surface associated with an event value will be detected and located. Typically, one uses </text:span><text:span text:style-name="T150">EVVals=0</text:span><text:span text:style-name="T265"> (detect zero crossings only).</text:span></text:p>
          </table:table-cell>
        </table:table-row>
      </table:table>
      <text:h text:style-name="Heading_20_3" text:outline-level="3">Customi<text:span text:style-name="T266">z</text:span>ing <text:span text:style-name="T352">O</text:span>utput<text:reference-mark text:name="Customise Output"/></text:h>
      <text:p text:style-name="P11"><text:span text:style-name="T267">COCO uses a signal-slot mechanism to allow the modification of output to the screen, the bifurcation data and the disk. A slot function is connected to a signal with </text:span><text:span text:style-name="T93">coco_add_</text:span><text:span text:style-name="T76">slot.</text:span></text:p>
      <table:table table:name="Table8" table:style-name="Table8">
        <table:table-column table:style-name="Table8.A"/>
        <table:table-column table:style-name="Table8.B"/>
        <table:table-row table:style-name="Table8.1">
          <table:table-cell table:style-name="Table8.A1" table:number-columns-spanned="2" office:value-type="string">
            <text:p text:style-name="P201"><text:span text:style-name="T268">prob = </text:span><text:span text:style-name="T313">coco_add_</text:span><text:span text:style-name="T328">slot</text:span><text:span text:style-name="T269">(prob, </text:span><text:span text:style-name="T45">SFID</text:span><text:span text:style-name="T235">, </text:span><text:span text:style-name="T42">@</text:span><text:span text:style-name="T49">func</text:span><text:span text:style-name="T235">, data, </text:span><text:span text:style-name="T50">Signal</text:span><text:span text:style-name="T269">);</text:span></text:p>
          </table:table-cell>
          <table:covered-table-cell/>
        </table:table-row>
        <table:table-row table:style-name="Table8.1">
          <table:table-cell table:style-name="Table8.A2" office:value-type="string">
            <text:p text:style-name="P131">prob</text:p>
          </table:table-cell>
          <table:table-cell table:style-name="Table8.B2" office:value-type="string">
            <text:p text:style-name="P165"><text:span text:style-name="T268">A continuation problem</text:span> structure.</text:p>
          </table:table-cell>
        </table:table-row>
        <table:table-row table:style-name="Table8.1">
          <table:table-cell table:style-name="Table8.A2" office:value-type="string">
            <text:p text:style-name="P123">SFID</text:p>
          </table:table-cell>
          <table:table-cell table:style-name="Table8.B2" office:value-type="string">
            <text:p text:style-name="P104"><text:span text:style-name="T353">A slot function identifier given by a Matlab string. The slot function identifier must be unique for each signal. This</text:span><text:span text:style-name="T353"> is useful for debugging purposes and advanced applications.</text:span></text:p>
          </table:table-cell>
        </table:table-row>
        <text:soft-page-break/>
        <table:table-row table:style-name="Table8.1">
          <table:table-cell table:style-name="Table8.A2" office:value-type="string">
            <text:p text:style-name="P127">@func</text:p>
          </table:table-cell>
          <table:table-cell table:style-name="Table8.B2" office:value-type="string">
            <text:p text:style-name="P102">A function handle <text:span text:style-name="T268">to a signal-compatible encoding </text:span>of a slot function as defined below.</text:p>
          </table:table-cell>
        </table:table-row>
        <table:table-row table:style-name="Table8.1">
          <table:table-cell table:style-name="Table8.A2" office:value-type="string">
            <text:p text:style-name="P134">data</text:p>
          </table:table-cell>
          <table:table-cell table:style-name="Table8.B2" office:value-type="string">
            <text:p text:style-name="P102">The <text:span text:style-name="T394">slot </text:span>function data structure.</text:p>
          </table:table-cell>
        </table:table-row>
        <table:table-row table:style-name="Table8.1">
          <table:table-cell table:style-name="Table8.A2" office:value-type="string">
            <text:p text:style-name="P128">Signal</text:p>
          </table:table-cell>
          <table:table-cell table:style-name="Table8.B2" office:value-type="string">
            <text:p text:style-name="P83"><text:span text:style-name="T270">The name of the signal. The most commonly used signals are </text:span><text:span text:style-name="T94">'bddat'</text:span><text:span text:style-name="T270">, </text:span><text:span text:style-name="T94">'cont_print'</text:span><text:span text:style-name="T270">, </text:span><text:span text:style-name="T94">'corr_print'</text:span><text:span text:style-name="T187">,</text:span><text:span text:style-name="T270"> and </text:span><text:span text:style-name="T94">'save_full'</text:span><text:span text:style-name="T270">; see details below. An important, but less commonly used signal is </text:span><text:span text:style-name="T95">'update'</text:span><text:span text:style-name="T357">.</text:span></text:p>
          </table:table-cell>
        </table:table-row>
      </table:table>
      <text:p text:style-name="P42"/>
      <text:p text:style-name="P56">A <text:span text:style-name="T271">slot</text:span> function has the general form</text:p>
      <table:table table:name="Table9" table:style-name="Table9">
        <table:table-column table:style-name="Table9.A"/>
        <table:table-column table:style-name="Table9.B"/>
        <table:table-row>
          <table:table-cell table:style-name="Table9.A1" table:number-columns-spanned="2" office:value-type="string">
            <text:p text:style-name="P204"><text:span text:style-name="T269">function [data [res ...]] = </text:span><text:span text:style-name="T328">slot</text:span><text:span text:style-name="T322">_func</text:span><text:span text:style-name="T269">(prob, data, ...)</text:span></text:p>
            <text:p text:style-name="P212">Function Body</text:p>
            <text:p text:style-name="P205">end</text:p>
          </table:table-cell>
          <table:covered-table-cell/>
        </table:table-row>
        <table:table-row>
          <table:table-cell table:style-name="Table9.A2" office:value-type="string">
            <text:p text:style-name="P143">data</text:p>
          </table:table-cell>
          <table:table-cell table:style-name="Table9.B2" office:value-type="string">
            <text:p text:style-name="P102">The function data structure.</text:p>
          </table:table-cell>
        </table:table-row>
        <table:table-row>
          <table:table-cell table:style-name="Table9.A2" office:value-type="string">
            <text:p text:style-name="P143">res</text:p>
          </table:table-cell>
          <table:table-cell table:style-name="Table9.B2" office:value-type="string">
            <text:p text:style-name="P166">Optional output arguments. Whether or not a slot function should return any output is defined by the signal the function is connected to; see below.</text:p>
          </table:table-cell>
        </table:table-row>
        <table:table-row>
          <table:table-cell table:style-name="Table9.A2" office:value-type="string">
            <text:p text:style-name="P144">prob</text:p>
          </table:table-cell>
          <table:table-cell table:style-name="Table9.B2" office:value-type="string">
            <text:p text:style-name="P165"><text:span text:style-name="T420">A continuation</text:span> <text:span text:style-name="T395">problem</text:span> structure.</text:p>
          </table:table-cell>
        </table:table-row>
        <table:table-row>
          <table:table-cell table:style-name="Table9.A2" office:value-type="string">
            <text:p text:style-name="P137">...</text:p>
          </table:table-cell>
          <table:table-cell table:style-name="Table9.B2" office:value-type="string">
            <text:p text:style-name="P166">Additional <text:span text:style-name="T395">input/output </text:span>arguments depending on the <text:span text:style-name="T271">signal</text:span> the <text:span text:style-name="T395">slot </text:span>function is <text:span text:style-name="T271">connected to</text:span>; see below.</text:p>
          </table:table-cell>
        </table:table-row>
      </table:table>
      <text:h text:style-name="P293" text:outline-level="4">The <text:span text:style-name="T271">signal</text:span> 'bddat'</text:h>
      <text:p text:style-name="P23"><text:span text:style-name="T359">This signal is used to add data to the cell array </text:span><text:span text:style-name="T96">bd</text:span><text:span text:style-name="T359"> returned by a call to </text:span><text:span text:style-name="T96">coco</text:span><text:span text:style-name="T359">. The form of a </text:span><text:span text:style-name="T96">'bddat'</text:span><text:span text:style-name="T359">-slot function must be</text:span></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220">function [data res] = <text:span text:style-name="T313">bddat_</text:span><text:span text:style-name="T328">slot</text:span><text:span text:style-name="T323">_func</text:span>(<text:span text:style-name="T422">prob</text:span>, data, <text:span text:style-name="T170">command, </text:span><text:span text:style-name="T251">varargin</text:span><text:span text:style-name="T170">)</text:span></text:p>
            <text:p text:style-name="P226">switch command </text:p>
            <text:p text:style-name="P226"><text:s text:c="2"/>case 'init' </text:p>
            <text:p text:style-name="P226"><text:s text:c="4"/>res = { <text:span text:style-name="T16">ListOfNames</text:span> }; </text:p>
            <text:p text:style-name="P226"><text:s text:c="2"/>case 'data' </text:p>
            <text:p text:style-name="P228"><text:s text:c="4"/>chart = varargin{1};</text:p>
            <text:p text:style-name="P226"><text:s text:c="4"/>res = { <text:span text:style-name="T16">ListOfValues</text:span><text:span text:style-name="T227">(chart)</text:span> }; </text:p>
            <text:p text:style-name="P226">end </text:p>
            <text:p text:style-name="P226">end </text:p>
          </table:table-cell>
          <table:covered-table-cell/>
        </table:table-row>
        <table:table-row table:style-name="Table10.1">
          <table:table-cell table:style-name="Table10.A2" office:value-type="string">
            <text:p text:style-name="P206">chart</text:p>
          </table:table-cell>
          <table:table-cell table:style-name="Table10.A1" office:value-type="string">
            <text:p text:style-name="P67"><text:span text:style-name="T272">The solution chart</text:span><text:span text:style-name="T272"> contains information about the current solution point. The most useful fields are the full solution vector </text:span><text:span text:style-name="T68">chart</text:span><text:span text:style-name="T97">.x</text:span><text:span text:style-name="T272">, the point type </text:span><text:span text:style-name="T68">chart</text:span><text:span text:style-name="T97">.pt_type</text:span><text:span text:style-name="T272"> and the solution label </text:span><text:span text:style-name="T68">chart</text:span><text:span text:style-name="T97">.lab</text:span><text:span text:style-name="T272">. The point type and the solution label are printed on screen in columns </text:span><text:span text:style-name="T97">TYPE</text:span><text:span text:style-name="T272"> and </text:span><text:span text:style-name="T97">LABEL</text:span><text:span text:style-name="T272">.</text:span></text:p>
          </table:table-cell>
        </table:table-row>
        <table:table-row table:style-name="Table10.1">
          <table:table-cell table:style-name="Table10.A3" office:value-type="string">
            <text:p text:style-name="P213">ListOfNames</text:p>
          </table:table-cell>
          <table:table-cell table:style-name="Table10.B3" office:value-type="string">
            <text:p text:style-name="P67"><text:span text:style-name="T272">This list of names will be stored as column headers in the first row of the bifurcation data cell array and allow easy access to the data associated with these columns using </text:span><text:span text:style-name="T97">coco_bd_col</text:span><text:span text:style-name="T272">; see below. The number of names must match the number of values. Note that a value may be a vector or matrix.</text:span></text:p>
          </table:table-cell>
        </table:table-row>
        <text:soft-page-break/>
        <table:table-row table:style-name="Table10.1">
          <table:table-cell table:style-name="Table10.A3" office:value-type="string">
            <text:p text:style-name="P213">ListOfValues</text:p>
          </table:table-cell>
          <table:table-cell table:style-name="Table10.B3" office:value-type="string">
            <text:p text:style-name="P167">Th<text:span text:style-name="T421">is list of</text:span> values will be stored in the bifurcation <text:span text:style-name="T421">data cell array</text:span>. The number of values must match the number of names. Note that a value may be a vector<text:span text:style-name="T386"> or a matrix</text:span>.</text:p>
          </table:table-cell>
        </table:table-row>
      </table:table>
      <text:h text:style-name="P294" text:outline-level="4"><text:span text:style-name="T358">The signals</text:span><text:span text:style-name="T308"> '</text:span><text:span text:style-name="T309">cont_print' </text:span><text:span text:style-name="T308">and</text:span><text:span text:style-name="T309"> 'corr_print'</text:span></text:h>
      <text:p text:style-name="P12"><text:span text:style-name="T359">These signals are used to print additional output on screen. The signal </text:span><text:span text:style-name="T98">'cont_print'</text:span><text:span text:style-name="T273"> adds output during continuation, and the signal </text:span><text:span text:style-name="T98">'corr_print'</text:span><text:span text:style-name="T273"> adds output during the correction. The form of either </text:span><text:span text:style-name="T96">'*_</text:span><text:span text:style-name="T98">print</text:span><text:span text:style-name="T96">'</text:span><text:span text:style-name="T359">-slot function must be</text:span></text:p>
      <table:table table:name="Table11" table:style-name="Table11">
        <table:table-column table:style-name="Table11.A"/>
        <table:table-column table:style-name="Table11.B"/>
        <table:table-row>
          <table:table-cell table:style-name="Table11.A1" table:number-columns-spanned="2" office:value-type="string">
            <text:p text:style-name="P270"><text:span text:style-name="T274">function data = </text:span><text:span text:style-name="T314">print_</text:span><text:span text:style-name="T328">slot</text:span><text:span text:style-name="T324">_func</text:span><text:span text:style-name="T274">(prob, data, command, LogLevel, varargin)</text:span></text:p>
            <text:p text:style-name="P229">switch command </text:p>
            <text:p text:style-name="P229"><text:s text:c="2"/>case 'init' </text:p>
            <text:p text:style-name="P269"><text:s text:c="4"/><text:span text:style-name="T435">coco_print(</text:span><text:span text:style-name="T436">prob</text:span><text:span text:style-name="T435">, LogLevel, </text:span><text:span text:style-name="T51">format1, Headline</text:span><text:span text:style-name="T435">);</text:span></text:p>
            <text:p text:style-name="P229"><text:s text:c="2"/>case 'data' </text:p>
            <text:p text:style-name="P228"><text:s text:c="4"/>x = varargin{<text:span text:style-name="T435">1</text:span>}.<text:span text:style-name="T435">x</text:span>;</text:p>
            <text:p text:style-name="P272"><text:s text:c="4"/><text:span text:style-name="T435">coco_print(prob, LogLevel, </text:span><text:span text:style-name="T51">format2, Dataline</text:span><text:span text:style-name="T240">(x)</text:span><text:span text:style-name="T435">);</text:span></text:p>
            <text:p text:style-name="P229">end </text:p>
            <text:p text:style-name="P227">end</text:p>
          </table:table-cell>
          <table:covered-table-cell/>
        </table:table-row>
        <table:table-row>
          <table:table-cell table:style-name="Table11.A2" office:value-type="string">
            <text:p text:style-name="P273"><text:span text:style-name="T51">format1</text:span></text:p>
          </table:table-cell>
          <table:table-cell table:style-name="Table11.A1" office:value-type="string">
            <text:p text:style-name="P304">An <text:span text:style-name="T437">fprintf</text:span> format string.</text:p>
          </table:table-cell>
        </table:table-row>
        <table:table-row>
          <table:table-cell table:style-name="Table11.A3" office:value-type="string">
            <text:p text:style-name="P267">Headline</text:p>
          </table:table-cell>
          <table:table-cell table:style-name="Table11.B3" office:value-type="string">
            <text:p text:style-name="P299"><text:span text:style-name="T273">A descriptive headline for the additional output.</text:span></text:p>
          </table:table-cell>
        </table:table-row>
        <table:table-row>
          <table:table-cell table:style-name="Table11.A3" office:value-type="string">
            <text:p text:style-name="P207">x</text:p>
          </table:table-cell>
          <table:table-cell table:style-name="Table11.B3" office:value-type="string">
            <text:p text:style-name="P168">The full solution vector.</text:p>
          </table:table-cell>
        </table:table-row>
        <table:table-row>
          <table:table-cell table:style-name="Table11.A3" office:value-type="string">
            <text:p text:style-name="P267"><text:span text:style-name="T435">format2</text:span></text:p>
          </table:table-cell>
          <table:table-cell table:style-name="Table11.B3" office:value-type="string">
            <text:p text:style-name="P303"><text:span text:style-name="T273">An </text:span><text:span text:style-name="T438">fprintf</text:span><text:span text:style-name="T273"> format string.</text:span></text:p>
          </table:table-cell>
        </table:table-row>
        <table:table-row>
          <table:table-cell table:style-name="Table11.A3" office:value-type="string">
            <text:p text:style-name="P214">Dataline</text:p>
          </table:table-cell>
          <table:table-cell table:style-name="Table11.B3" office:value-type="string">
            <text:p text:style-name="P68"><text:span text:style-name="T275">The additional output.</text:span></text:p>
          </table:table-cell>
        </table:table-row>
      </table:table>
      <text:h text:style-name="P293" text:outline-level="4">The <text:span text:style-name="T271">signal</text:span> 'save_full'</text:h>
      <text:p text:style-name="P13"><text:span text:style-name="T276">Since the continuation algorithm will save a solution structure containing extensive information about the solution point for each labelled solution, it is usually only necessary to save a toolbox data structure in addition to this solution structure. COCO provides the pre-defined slot function </text:span><text:span text:style-name="T99">coco_save_data</text:span><text:span text:style-name="T276"> to simplify this common task:</text:span></text:p>
      <text:p text:style-name="P238"><text:span text:style-name="T280">prob</text:span><text:span text:style-name="T277"> = </text:span><text:span text:style-name="T316">coco_add_</text:span><text:span text:style-name="T328">slot</text:span><text:span text:style-name="T277">(</text:span><text:span text:style-name="T280">prob</text:span><text:span text:style-name="T277">, </text:span><text:span text:style-name="T242">SFID</text:span><text:span text:style-name="T277">, @</text:span><text:span text:style-name="T316">coco_save_data</text:span><text:span text:style-name="T277">,</text:span><text:span text:style-name="T334"> </text:span><text:span text:style-name="T277">data, 'save_full');</text:span></text:p>
      <text:p text:style-name="P48"/>
      <text:p text:style-name="P22"><text:span text:style-name="T360">Th</text:span><text:span text:style-name="T362">is</text:span><text:span text:style-name="T360"> will save the function data structure </text:span><text:span text:style-name="T362">together with the solution</text:span><text:span text:style-name="T360">. </text:span><text:span text:style-name="T362">It is customary to use the function identifier </text:span><text:span text:style-name="T147">FID</text:span><text:span text:style-name="T362"> of a zero problem also as the slot function identifier </text:span><text:span text:style-name="T147">SFID</text:span><text:span text:style-name="T362"> for saving its function data, because </text:span><text:span text:style-name="T162">coco_read_solution</text:span><text:span text:style-name="T362"> will then automatically retrieve the function data together with the solution data associated to the same identifier</text:span><text:span text:style-name="T361">. </text:span><text:span text:style-name="T362">To</text:span><text:span text:style-name="T361"> restore the solution structure and function data </text:span><text:span text:style-name="T362">use</text:span><text:span text:style-name="T361"> </text:span><text:span text:style-name="T162">coco_read_solution</text:span><text:span text:style-name="T361"> as in</text:span></text:p>
      <table:table table:name="Table12" table:style-name="Table12">
        <table:table-column table:style-name="Table12.A"/>
        <table:table-column table:style-name="Table12.B"/>
        <table:table-row>
          <table:table-cell table:style-name="Table12.A1" table:number-columns-spanned="2" office:value-type="string">
            <text:p text:style-name="P145"><text:span text:style-name="T364">[data chart] = </text:span><text:span text:style-name="T325">coco_read_solution</text:span><text:span text:style-name="T364">([</text:span><text:span text:style-name="T31">ID</text:span><text:span text:style-name="T228">]</text:span><text:span text:style-name="T364">, </text:span><text:span text:style-name="T17">run</text:span><text:span text:style-name="T364">, </text:span><text:span text:style-name="T17">lab</text:span><text:span text:style-name="T364">);</text:span></text:p>
          </table:table-cell>
          <table:covered-table-cell/>
        </table:table-row>
        <table:table-row>
          <table:table-cell table:style-name="Table12.A2" office:value-type="string">
            <text:p text:style-name="P108">ID</text:p>
          </table:table-cell>
          <table:table-cell table:style-name="Table12.B2" office:value-type="string">
            <text:p text:style-name="P169"><text:span text:style-name="T432">Slot function identifier. Optional Matlab string identifier</text:span> used when adding the <text:span text:style-name="T271">slot</text:span> function. <text:span text:style-name="T282">If omitted, return the entire solution. If present, return the solution and function data associated with the identifier </text:span><text:span text:style-name="T151">ID</text:span><text:span text:style-name="T282">.</text:span></text:p>
          </table:table-cell>
        </table:table-row>
        <text:soft-page-break/>
        <table:table-row>
          <table:table-cell table:style-name="Table12.A2" office:value-type="string">
            <text:p text:style-name="P109">run</text:p>
          </table:table-cell>
          <table:table-cell table:style-name="Table12.B2" office:value-type="string">
            <text:p text:style-name="P69"><text:span text:style-name="T281">Run identifier of the run during which the solution was computed, given by a string or a cell array of strings.</text:span></text:p>
          </table:table-cell>
        </table:table-row>
        <table:table-row>
          <table:table-cell table:style-name="Table12.A2" office:value-type="string">
            <text:p text:style-name="P109">lab</text:p>
          </table:table-cell>
          <table:table-cell table:style-name="Table12.B2" office:value-type="string">
            <text:p text:style-name="P170"><text:span text:style-name="T283">Integer label for the corresponding solution.</text:span></text:p>
          </table:table-cell>
        </table:table-row>
      </table:table>
      <text:h text:style-name="P282" text:outline-level="2"><text:reference-mark text:name="Develop Toolboxes"/><text:span text:style-name="T284">Developing COCO-compatible Toolboxes</text:span></text:h>
      <text:p text:style-name="P192">A COCO-compatible toolbox consists of a set of constructor and parser functions. Constructor functions typically</text:p>
      <text:list xml:id="list4994852347865735185" text:style-name="L1">
        <text:list-item>
          <text:p text:style-name="P276"><text:span text:style-name="T285">assemble the function data structure</text:span><text:span text:style-name="T285"> of the toolbox,</text:span></text:p>
        </text:list-item>
        <text:list-item>
          <text:p text:style-name="P277">set-up a zero problem,</text:p>
        </text:list-item>
        <text:list-item>
          <text:p text:style-name="P277">define the set of <text:span text:style-name="T423">continuation </text:span>parameters,</text:p>
        </text:list-item>
        <text:list-item>
          <text:p text:style-name="P277">add relevant test functions and events, and</text:p>
        </text:list-item>
        <text:list-item>
          <text:p text:style-name="P280">add useful information to the screen output, the bifurcation <text:span text:style-name="T423">data,</text:span> and solution files.</text:p>
        </text:list-item>
      </text:list>
      <text:p text:style-name="P193"><text:span text:style-name="T286">A constructor function should always add the toolbox data structure</text:span><text:span text:style-name="T286"> to solution files; see below. A parser function typically</text:span></text:p>
      <text:list xml:id="list4465201482518747456" text:style-name="L2">
        <text:list-item>
          <text:p text:style-name="P278">parses the arguments provided by the user and</text:p>
        </text:list-item>
        <text:list-item>
          <text:p text:style-name="P281">calls an appropriate constructor function.</text:p>
        </text:list-item>
      </text:list>
      <text:p text:style-name="P194"><text:span text:style-name="T366">Parser functions are selected by the function </text:span><text:span text:style-name="T100">coco</text:span><text:span text:style-name="T366"> according to the three input arguments</text:span><text:span text:style-name="T252"> </text:span><text:span text:style-name="T249">TBNM</text:span><text:span text:style-name="T259">, </text:span><text:span text:style-name="T249">FPT</text:span><text:span text:style-name="T259">, </text:span><text:span text:style-name="T249">TPT</text:span><text:span text:style-name="T257">;</text:span><text:span text:style-name="T258"> </text:span><text:span text:style-name="T253">see </text:span><text:span text:style-name="T256">Section </text:span><text:span text:style-name="T256"><text:reference-ref text:reference-format="chapter" text:ref-name="COCO Func Ref">1.1</text:reference-ref></text:span><text:span text:style-name="T253">. </text:span><text:span text:style-name="T254">This supports an easy and systematic selection of a parser function depending on the task to perform, for example, start a computation from a user-provided initial point, or switch branches at a bifurcation point. </text:span><text:span text:style-name="T255">Each parser function can define its own set of arguments that a user needs to specify when calling </text:span><text:span text:style-name="T250">coco</text:span><text:span text:style-name="T255">.</text:span></text:p>
      <text:h text:style-name="P290" text:outline-level="3">Constructor functions<text:reference-mark text:name="Constructors"/></text:h>
      <text:p text:style-name="P39">A toolbox usually has at least one constructor function. The general form of a constructor function is</text:p>
      <table:table table:name="Table13" table:style-name="Table13">
        <table:table-column table:style-name="Table13.A"/>
        <table:table-column table:style-name="Table13.B"/>
        <table:table-row>
          <table:table-cell table:style-name="Table13.A1" table:number-columns-spanned="2" office:value-type="string">
            <text:p text:style-name="P219"><text:span text:style-name="T336">function prob = </text:span><text:span text:style-name="T52">TBXName</text:span><text:span text:style-name="T315">_</text:span><text:span text:style-name="T329">construct</text:span><text:span text:style-name="T336">(prob, </text:span><text:span text:style-name="T19">ARGS</text:span><text:span text:style-name="T336">)</text:span></text:p>
            <text:p text:style-name="P231">FunctionBody</text:p>
            <text:p text:style-name="P219">end</text:p>
          </table:table-cell>
          <table:covered-table-cell/>
        </table:table-row>
        <table:table-row>
          <table:table-cell table:style-name="Table13.A2" office:value-type="string">
            <text:p text:style-name="P129">TBXName</text:p>
          </table:table-cell>
          <table:table-cell table:style-name="Table13.B2" office:value-type="string">
            <text:p text:style-name="P82"><text:span text:style-name="T367">The name of the toolbox. A usual naming convention for constructor functions is toolbox name + </text:span><text:span text:style-name="T101">'_</text:span><text:span text:style-name="T102">construct</text:span><text:span text:style-name="T101">'</text:span><text:span text:style-name="T396"> or toolbox name + </text:span><text:span text:style-name="T101">'_</text:span><text:span text:style-name="T102">create</text:span><text:span text:style-name="T101">'</text:span><text:span text:style-name="T396">.</text:span></text:p>
          </table:table-cell>
        </table:table-row>
        <table:table-row>
          <table:table-cell table:style-name="Table13.A2" office:value-type="string">
            <text:p text:style-name="P146">prob</text:p>
          </table:table-cell>
          <table:table-cell table:style-name="Table13.B2" office:value-type="string">
            <text:p text:style-name="P171"><text:span text:style-name="T424">A continuation</text:span> <text:span text:style-name="T396">problem</text:span> structure.</text:p>
          </table:table-cell>
        </table:table-row>
        <table:table-row>
          <table:table-cell table:style-name="Table13.A2" office:value-type="string">
            <text:p text:style-name="P110">ARGS</text:p>
          </table:table-cell>
          <table:table-cell table:style-name="Table13.B2" office:value-type="string">
            <text:p text:style-name="P171">Any number of arguments required to construct a<text:span text:style-name="T425"> toolbox instance</text:span>.</text:p>
          </table:table-cell>
        </table:table-row>
      </table:table>
      <text:h text:style-name="P290" text:outline-level="3">Parser Functions<text:reference-mark text:name="Parsers"/></text:h>
      <text:p text:style-name="P40">A toolbox usually has a collection of parser functions. Most commonly, parser functions are available for</text:p>
      <text:list xml:id="list5623463295381400163" text:style-name="L3">
        <text:list-item>
          <text:p text:style-name="P279">starting at an initial point provided by the user,</text:p>
        </text:list-item>
        <text:list-item>
          <text:p text:style-name="P279">re-starting at a solution point from a previous continuation run, and</text:p>
        </text:list-item>
        <text:list-item>
          <text:p text:style-name="P274">branch-switching at bifurcation points.</text:p>
        </text:list-item>
      </text:list>
      <text:p text:style-name="P40"><text:soft-page-break/>The general form of a parser function is</text:p>
      <table:table table:name="Table14" table:style-name="Table14">
        <table:table-column table:style-name="Table14.A"/>
        <table:table-column table:style-name="Table14.B"/>
        <table:table-row>
          <table:table-cell table:style-name="Table14.A1" table:number-columns-spanned="2" office:value-type="string">
            <text:p text:style-name="P219"><text:span text:style-name="T338">function prob = </text:span><text:span text:style-name="T53">TBXName</text:span><text:span text:style-name="T316">_</text:span><text:span text:style-name="T53">FPT</text:span><text:span text:style-name="T316">2</text:span><text:span text:style-name="T53">TPT</text:span><text:span text:style-name="T338">(prob, oid, varargin)</text:span></text:p>
            <text:p text:style-name="P221">str = coco_stream(varargin);</text:p>
            <text:p text:style-name="P222">FunctionBody<text:span text:style-name="T229">(str)</text:span>;</text:p>
            <text:p text:style-name="P223">end</text:p>
          </table:table-cell>
          <table:covered-table-cell/>
        </table:table-row>
        <table:table-row>
          <table:table-cell table:style-name="Table14.A2" office:value-type="string">
            <text:p text:style-name="P130">TBXName</text:p>
          </table:table-cell>
          <table:table-cell table:style-name="Table14.B2" office:value-type="string">
            <text:p text:style-name="P186">The name of the toolbox.</text:p>
          </table:table-cell>
        </table:table-row>
        <table:table-row>
          <table:table-cell table:style-name="Table14.A2" office:value-type="string">
            <text:p text:style-name="P130">FPT</text:p>
          </table:table-cell>
          <table:table-cell table:style-name="Table14.B2" office:value-type="string">
            <text:p text:style-name="P81"><text:span text:style-name="T369">An acronym for the type of initial solution to start from (</text:span><text:span text:style-name="T326">F</text:span><text:span text:style-name="T369">rom-</text:span><text:span text:style-name="T326">P</text:span><text:span text:style-name="T369">oint-</text:span><text:span text:style-name="T326">T</text:span><text:span text:style-name="T369">ype).</text:span></text:p>
          </table:table-cell>
        </table:table-row>
        <table:table-row>
          <table:table-cell table:style-name="Table14.A2" office:value-type="string">
            <text:p text:style-name="P130">TPT</text:p>
          </table:table-cell>
          <table:table-cell table:style-name="Table14.B2" office:value-type="string">
            <text:p text:style-name="P81"><text:span text:style-name="T369">An acronym for the type of solution to continue (</text:span><text:span text:style-name="T326">T</text:span><text:span text:style-name="T369">o-</text:span><text:span text:style-name="T326">P</text:span><text:span text:style-name="T369">oint-</text:span><text:span text:style-name="T326">T</text:span><text:span text:style-name="T369">ype).</text:span></text:p>
          </table:table-cell>
        </table:table-row>
        <table:table-row>
          <table:table-cell table:style-name="Table14.A2" office:value-type="string">
            <text:p text:style-name="P147">prob</text:p>
          </table:table-cell>
          <table:table-cell table:style-name="Table14.B2" office:value-type="string">
            <text:p text:style-name="P172"><text:span text:style-name="T426">A continuation</text:span> <text:span text:style-name="T290">problem</text:span> structure.</text:p>
          </table:table-cell>
        </table:table-row>
        <table:table-row>
          <table:table-cell table:style-name="Table14.A2" office:value-type="string">
            <text:p text:style-name="P147">oid</text:p>
          </table:table-cell>
          <table:table-cell table:style-name="Table14.B2" office:value-type="string">
            <text:p text:style-name="P173"><text:span text:style-name="T287">An object identifier. </text:span>Th<text:span text:style-name="T288">e object identifier should be used with the function </text:span><text:span text:style-name="T70">coco_get_id</text:span><text:span text:style-name="T168"> </text:span><text:span text:style-name="T288">to form identifiers</text:span><text:span text:style-name="T288">. For example, the </text:span><text:span text:style-name="T32">toolbox identifier</text:span><text:span text:style-name="T288"> is defined to be </text:span><text:span text:style-name="T70">coco_get_id(oid, TBXName)</text:span><text:span text:style-name="T288">. This is typically used as the function identifier for the zero problem and the </text:span><text:span text:style-name="T103">'save_full'</text:span><text:span text:style-name="T288">-slot function used to save the function data of the zero problem.</text:span></text:p>
          </table:table-cell>
        </table:table-row>
        <table:table-row>
          <table:table-cell table:style-name="Table14.A2" office:value-type="string">
            <text:p text:style-name="P148">varargin</text:p>
          </table:table-cell>
          <table:table-cell table:style-name="Table14.B2" office:value-type="string">
            <text:p text:style-name="P70"><text:span text:style-name="T289">Additional arguments from the call to </text:span><text:span text:style-name="T104">coco</text:span><text:span text:style-name="T368"> that are passed to the parser function. This formal parameter must always be present to allow surplus arguments being passed to a parser. These additional arguments will usually include parameters for the actual continuation algorithm and are to be ignored by a parser. It is important that any parser function converts </text:span><text:span text:style-name="T71">varargin</text:span><text:span text:style-name="T290"> to a </text:span><text:span text:style-name="T105">coco_stream</text:span><text:span text:style-name="T290"> object and accesses arguments only through this object. To simplify input parsing, COCO provides the function </text:span><text:span text:style-name="T105">coco_</text:span><text:span text:style-name="T106">parse</text:span><text:span text:style-name="T290">.</text:span></text:p>
          </table:table-cell>
        </table:table-row>
      </table:table>
      <text:h text:style-name="P295" text:outline-level="4">Starting at an Initial Point</text:h>
      <text:p text:style-name="P32">A simple implementation of a parser function has no optional arguments and <text:span text:style-name="T293">simply</text:span> forward<text:span text:style-name="T293">s</text:span> its arguments to a toolbox constructor:</text:p>
      <text:p text:style-name="P252"><text:span text:style-name="T338">function prob = </text:span><text:span text:style-name="T54">pars</text:span><text:span text:style-name="T57">er</text:span><text:span text:style-name="T338">(prob, oid, varargin)</text:span></text:p>
      <text:p text:style-name="P253">str = coco_stream(varargin{:});</text:p>
      <text:p text:style-name="P253">[ARG1 ... ARGN] = str.get();</text:p>
      <text:p text:style-name="P252"><text:span text:style-name="T397">prob</text:span> = <text:span text:style-name="T20">constructor</text:span>(opts, <text:span text:style-name="T230">ARG1</text:span><text:span text:style-name="T218">, ..., AR</text:span><text:span text:style-name="T230">GN</text:span>);</text:p>
      <text:p text:style-name="P252">end</text:p>
      <text:h text:style-name="P295" text:outline-level="4">Restarting at a <text:span text:style-name="T350">S</text:span>aved Solution <text:span text:style-name="T370">Point</text:span></text:h>
      <text:p text:style-name="P14"><text:span text:style-name="T286">A simple implementation of a restart parser loads the data of a solution computed in a previous run from disk, construct all arguments required by the toolbox constructor and then calls the toolbox constructor. A solution from a previous continuation run is uniquely identified by a run and a label. The run is called </text:span><text:span text:style-name="T21">restart run</text:span><text:span text:style-name="T292"> and the label </text:span><text:span text:style-name="T21">restart label</text:span><text:span text:style-name="T292">. The run is usually just the string that a user passed to the function </text:span><text:span text:style-name="T107">coco</text:span><text:span text:style-name="T292"> and the label is an integer, which was printed on screen as well as stored in the bifurcation data returned by </text:span><text:span text:style-name="T176">coco</text:span><text:span text:style-name="T292">. The basic algorithm is</text:span></text:p>
      <table:table table:name="Table15" table:style-name="Table15">
        <table:table-column table:style-name="Table15.A"/>
        <table:table-column table:style-name="Table15.B"/>
        <text:soft-page-break/>
        <table:table-row table:style-name="Table15.1">
          <table:table-cell table:style-name="Table15.A1" table:number-columns-spanned="2" office:value-type="string">
            <text:p text:style-name="P219"><text:span text:style-name="T338">function prob = </text:span><text:span text:style-name="T55">parser</text:span><text:span text:style-name="T338">(prob, oid, varargin)</text:span></text:p>
            <text:p text:style-name="P224">str = coco_stream(varargin{:});</text:p>
            <text:p text:style-name="P224">[rrun rlab ARG1 ... ARGM] = str.get();</text:p>
            <text:p text:style-name="P225"><text:span text:style-name="T398">tbid = coco_get_id(oid, </text:span><text:span text:style-name="T33">TBXName</text:span><text:span text:style-name="T398">);</text:span></text:p>
            <text:p text:style-name="P219">[data sol] = coco_read_solution(<text:span text:style-name="T231">tbid</text:span>, rrun, rlab);</text:p>
            <text:p text:style-name="P230"><text:span text:style-name="T232">[</text:span><text:span text:style-name="T221">ARG1, ..., ARG</text:span><text:span text:style-name="T232">N]</text:span><text:span text:style-name="T292"> = ReconstructArgsForConstructor</text:span><text:span text:style-name="T221">(data, sol</text:span><text:span text:style-name="T232">, </text:span><text:span text:style-name="T233">ARG1</text:span><text:span text:style-name="T232">,</text:span><text:span text:style-name="T233"> ...</text:span><text:span text:style-name="T232">,</text:span><text:span text:style-name="T233"> ARGM</text:span><text:span text:style-name="T221">);</text:span></text:p>
            <text:p text:style-name="P219"><text:span text:style-name="T398">prob</text:span> = <text:span text:style-name="T21">constructor</text:span>(<text:span text:style-name="T398">prob</text:span>, <text:span text:style-name="T221">ARG1, ..., ARG</text:span><text:span text:style-name="T232">N</text:span><text:span text:style-name="T218">); </text:span></text:p>
            <text:p text:style-name="P219">end</text:p>
          </table:table-cell>
          <table:covered-table-cell/>
        </table:table-row>
        <table:table-row table:style-name="Table15.1">
          <table:table-cell table:style-name="Table15.A2" office:value-type="string">
            <text:p text:style-name="P242">prob</text:p>
          </table:table-cell>
          <table:table-cell table:style-name="Table15.B2" office:value-type="string">
            <text:p text:style-name="P240"><text:span text:style-name="T293">A continuation</text:span> <text:span text:style-name="T399">problem</text:span> structure.</text:p>
          </table:table-cell>
        </table:table-row>
        <table:table-row table:style-name="Table15.1">
          <table:table-cell table:style-name="Table15.A2" office:value-type="string">
            <text:p text:style-name="P242">oid</text:p>
          </table:table-cell>
          <table:table-cell table:style-name="Table15.B2" office:value-type="string">
            <text:p text:style-name="P240"><text:span text:style-name="T293">An object identifier</text:span>.</text:p>
          </table:table-cell>
        </table:table-row>
        <table:table-row table:style-name="Table15.1">
          <table:table-cell table:style-name="Table15.A2" office:value-type="string">
            <text:p text:style-name="P243">rrun</text:p>
          </table:table-cell>
          <table:table-cell table:style-name="Table15.B2" office:value-type="string">
            <text:p text:style-name="P240"><text:span text:style-name="T293">The restart run i</text:span>dentif<text:span text:style-name="T293">i</text:span>er; <text:span text:style-name="T293">t</text:span>ypically, a Matlab string.</text:p>
          </table:table-cell>
        </table:table-row>
        <table:table-row table:style-name="Table15.1">
          <table:table-cell table:style-name="Table15.A2" office:value-type="string">
            <text:p text:style-name="P243">rlab</text:p>
          </table:table-cell>
          <table:table-cell table:style-name="Table15.B2" office:value-type="string">
            <text:p text:style-name="P240"><text:span text:style-name="T293">The integer r</text:span>estart label.</text:p>
          </table:table-cell>
        </table:table-row>
        <table:table-row table:style-name="Table15.1">
          <table:table-cell table:style-name="Table15.A2" office:value-type="string">
            <text:p text:style-name="P244">tbid</text:p>
          </table:table-cell>
          <table:table-cell table:style-name="Table15.B2" office:value-type="string">
            <text:p text:style-name="P241"><text:span text:style-name="T293">A unique t</text:span>oolbox identifier.</text:p>
          </table:table-cell>
        </table:table-row>
      </table:table>
      <text:h text:style-name="P295" text:outline-level="4">Branch-Switching at a Bifurcation Point</text:h>
      <text:p text:style-name="P33">Branch-switching at a bifurcation point is almost identical to starting at an initial guess, if the bifurcation point is a regular solution point. All that needs to be done is <text:span text:style-name="T427">to </text:span>comput<text:span text:style-name="T427">e</text:span> an approximation of a regular solution point on the new branch close to the bifurcation point. One then calls the appropriate toolbox parser <text:span text:style-name="T427">designed to</text:span> <text:span text:style-name="T427">compute the new branch starting</text:span> at an initial guess.</text:p>
      <text:p text:style-name="P15"><text:span text:style-name="T294">Branch switching at a singular point (branch point) is more involved and, to some extent, beyond the scope of this short reference. We illustrate the fundamentals with an example and refer to other documentation or toolboxes for further reference. Essentially, branch switching at a branch point requires passing an initial direction vector together with the initial solution point in the call to </text:span><text:span text:style-name="T108">coco_add_func</text:span><text:span text:style-name="T294">. A vector that is suitable for use in most situations is the singular vector of the Jacobian of the full continuation problem, which is saved by COCO's linear solver in </text:span><text:span text:style-name="T34">chart data </text:span><text:span text:style-name="T239">associated with a(n approximately located) branch point</text:span><text:span text:style-name="T400">.</text:span></text:p>
      <text:p text:style-name="P34">Let us illustrate this methodology with the example of two unit circles defined by the zero-set of the function</text:p>
      <text:p text:style-name="P34"><draw:frame draw:style-name="fr3" draw:name="Object16" text:anchor-type="char" svg:width="3.4965in" svg:height="0.2327in" draw:z-index="1"><draw:object xlink:href="./Object 16" xlink:type="simple" xlink:show="embed" xlink:actuate="onLoad"/><draw:image xlink:href="./ObjectReplacements/Object 16" xlink:type="simple" xlink:show="embed" xlink:actuate="onLoad"/></draw:frame></text:p>
      <text:p text:style-name="P34">intersecting each other in two points. A COCO-compatible encoding of this function is</text:p>
      <text:p text:style-name="P261">function [data y] = circle<text:span text:style-name="T401">s</text:span>(opts, data, u)</text:p>
      <text:p text:style-name="P264"><text:s text:c="2"/>y = <text:span text:style-name="T401">(</text:span>u(1)^2 + u(2)^2 - 1<text:span text:style-name="T401">)*((</text:span>u(1)<text:span text:style-name="T401">-1)</text:span>^2 + u(2)^2 - 1<text:span text:style-name="T401">)</text:span>; </text:p>
      <text:p text:style-name="P264">end</text:p>
      <text:p text:style-name="P46"/>
      <text:p text:style-name="P41">and running a continuation produces the output</text:p>
      <text:p text:style-name="P262"><text:bookmark-start text:name="__DdeLink__3984_3967427731"/>&gt;&gt; prob = coco_prob();<text:bookmark-end text:name="__DdeLink__3984_3967427731"/></text:p>
      <text:p text:style-name="P265">&gt;&gt; prob = coco_add_func(prob, 'circles', @circles, [], 'zero', 'u0', [1;0]);</text:p>
      <text:p text:style-name="P265">&gt;&gt; prob = coco_add_pars(prob, '', [1 2], {'x' 'y'});</text:p>
      <text:p text:style-name="P265">&gt;&gt; bd = coco(prob, '1', [], {'x' 'y'}, [-2 2]);</text:p>
      <text:p text:style-name="P265"/>
      <text:p text:style-name="P265"><text:soft-page-break/><text:s text:c="4"/>STEP <text:s text:c="2"/>DAMPING <text:s text:c="14"/>NORMS <text:s text:c="13"/>COMPUTATION TIMES</text:p>
      <text:p text:style-name="P265"><text:s text:c="2"/>IT SIT <text:s text:c="4"/>GAMMA <text:s text:c="4"/>||d|| <text:s text:c="4"/>||f|| <text:s text:c="4"/>||U|| <text:s text:c="2"/>F(x) <text:s/>DF(x) <text:s/>SOLVE</text:p>
      <text:p text:style-name="P265"><text:s text:c="3"/>0 <text:s text:c="25"/>0.00e+00 <text:s/>1.41e+00 <text:s text:c="3"/>0.0 <text:s text:c="3"/>0.0 <text:s text:c="3"/>0.0</text:p>
      <text:p text:style-name="P265"/>
      <text:p text:style-name="P265"><text:s/>STEP <text:s text:c="5"/>TIME <text:s text:c="7"/>||U|| <text:s/>LABEL <text:s/>TYPE <text:s text:c="12"/>x <text:s text:c="11"/>y</text:p>
      <text:p text:style-name="P265"><text:s text:c="4"/>0 <text:s/>00:00:00 <text:s text:c="2"/>1.4142e+00 <text:s text:c="5"/>1 <text:s/>EP <text:s text:c="5"/>1.0000e+00 <text:s text:c="2"/>0.0000e+00</text:p>
      <text:p text:style-name="P265"><text:s text:c="4"/>1 <text:s/>00:00:00 <text:s text:c="2"/>1.4142e+00 <text:s text:c="5"/>2 <text:s/>FP <text:s text:c="5"/>1.0000e+00 <text:s/>-3.8061e-08</text:p>
      <text:p text:style-name="P265"><text:s text:c="3"/>10 <text:s/>00:00:01 <text:s text:c="2"/>1.4142e+00 <text:s text:c="5"/>3 <text:s text:c="9"/>6.8992e-01 <text:s/>-7.2389e-01</text:p>
      <text:p text:style-name="P265"><text:s text:c="3"/>13 <text:s/>00:00:01 <text:s text:c="2"/>1.4142e+00 <text:s text:c="5"/>4 <text:s/>BP <text:s text:c="5"/>5.0000e-01 <text:s/>-8.6603e-01</text:p>
      <text:p text:style-name="P265"><text:s text:c="3"/>20 <text:s/>00:00:02 <text:s text:c="2"/>1.4142e+00 <text:s text:c="5"/>5 <text:s text:c="8"/>-5.9291e-02 <text:s/>-9.9824e-01</text:p>
      <text:p text:style-name="P265"><text:s text:c="3"/>30 <text:s/>00:00:03 <text:s text:c="2"/>1.4142e+00 <text:s text:c="5"/>6 <text:s text:c="8"/>-7.7075e-01 <text:s/>-6.3713e-01</text:p>
      <text:p text:style-name="P262"><text:s text:c="3"/>39 <text:s/>00:00:03 <text:s text:c="2"/>1.4142e+00 <text:s text:c="5"/>7 <text:s/>FP <text:s text:c="4"/>-1.0000e+00 <text:s text:c="2"/>3.9613e-06</text:p>
      <text:p text:style-name="P265"><text:s text:c="3"/>40 <text:s/>00:00:04 <text:s text:c="2"/>1.4142e+00 <text:s text:c="5"/>8 <text:s text:c="8"/>-9.9157e-01 <text:s text:c="2"/>1.2956e-01</text:p>
      <text:p text:style-name="P265"><text:s text:c="3"/>50 <text:s/>00:00:04 <text:s text:c="2"/>1.4142e+00 <text:s text:c="5"/>9 <text:s text:c="8"/>-5.8117e-01 <text:s text:c="2"/>8.1378e-01</text:p>
      <text:p text:style-name="P265"><text:s text:c="3"/>60 <text:s/>00:00:05 <text:s text:c="2"/>1.4142e+00 <text:s text:c="4"/>10 <text:s text:c="9"/>1.9919e-01 <text:s text:c="2"/>9.7996e-01</text:p>
      <text:p text:style-name="P265"><text:s text:c="3"/>64 <text:s/>00:00:06 <text:s text:c="2"/>1.4142e+00 <text:s text:c="4"/>11 <text:s/>BP <text:s text:c="5"/>5.0000e-01 <text:s text:c="2"/>8.6603e-01</text:p>
      <text:p text:style-name="P265"><text:s text:c="3"/>70 <text:s/>00:00:06 <text:s text:c="2"/>1.4142e+00 <text:s text:c="4"/>12 <text:s text:c="9"/>8.5275e-01 <text:s text:c="2"/>5.2232e-01</text:p>
      <text:p text:style-name="P265"><text:s text:c="3"/>77 <text:s/>00:00:07 <text:s text:c="2"/>1.4142e+00 <text:s text:c="4"/>13 <text:s/>FP <text:s text:c="5"/>1.0000e+00 <text:s text:c="2"/>8.0110e-06</text:p>
      <text:p text:style-name="P265"><text:s text:c="3"/>80 <text:s/>00:00:07 <text:s text:c="2"/>1.4142e+00 <text:s text:c="4"/>14 <text:s text:c="9"/>9.6347e-01 <text:s/>-2.6782e-01</text:p>
      <text:p text:style-name="P265"><text:s text:c="3"/>90 <text:s/>00:00:08 <text:s text:c="2"/>1.4142e+00 <text:s text:c="4"/>15 <text:s/>BP <text:s text:c="5"/>5.0000e-01 <text:s/>-8.6603e-01</text:p>
      <text:p text:style-name="P265"><text:s text:c="3"/>90 <text:s/>00:00:08 <text:s text:c="2"/>1.4142e+00 <text:s text:c="4"/>16 <text:s text:c="9"/>4.6086e-01 <text:s/>-8.8747e-01</text:p>
      <text:p text:style-name="P265"><text:s text:c="2"/>100 <text:s/>00:00:09 <text:s text:c="2"/>1.4142e+00 <text:s text:c="4"/>17 <text:s/>EP <text:s text:c="4"/>-3.3512e-01 <text:s/>-9.4218e-01</text:p>
      <text:p text:style-name="P265"/>
      <text:p text:style-name="P265"><text:s/>STEP <text:s text:c="5"/>TIME <text:s text:c="7"/>||U|| <text:s/>LABEL <text:s/>TYPE <text:s text:c="12"/>x <text:s text:c="11"/>y</text:p>
      <text:p text:style-name="P265"><text:s text:c="4"/>0 <text:s/>00:00:09 <text:s text:c="2"/>1.4142e+00 <text:s text:c="4"/>18 <text:s/>EP <text:s text:c="5"/>1.0000e+00 <text:s text:c="2"/>0.0000e+00</text:p>
      <text:p text:style-name="P265"><text:s text:c="3"/>10 <text:s/>00:00:10 <text:s text:c="2"/>1.4142e+00 <text:s text:c="4"/>19 <text:s text:c="9"/>6.8992e-01 <text:s text:c="2"/>7.2389e-01</text:p>
      <text:p text:style-name="P265"><text:s text:c="3"/>13 <text:s/>00:00:11 <text:s text:c="2"/>1.4142e+00 <text:s text:c="4"/>20 <text:s/>BP <text:s text:c="5"/>5.0000e-01 <text:s text:c="2"/>8.6603e-01</text:p>
      <text:p text:style-name="P265"><text:s text:c="3"/>20 <text:s/>00:00:11 <text:s text:c="2"/>1.4142e+00 <text:s text:c="4"/>21 <text:s text:c="8"/>-5.9291e-02 <text:s text:c="2"/>9.9824e-01</text:p>
      <text:p text:style-name="P265"><text:s text:c="3"/>30 <text:s/>00:00:12 <text:s text:c="2"/>1.4142e+00 <text:s text:c="4"/>22 <text:s text:c="8"/>-7.7075e-01 <text:s text:c="2"/>6.3713e-01</text:p>
      <text:p text:style-name="P265"><text:s text:c="3"/>39 <text:s/>00:00:13 <text:s text:c="2"/>1.4142e+00 <text:s text:c="4"/>23 <text:s/>FP <text:s text:c="4"/>-1.0000e+00 <text:s/>-3.9613e-06</text:p>
      <text:p text:style-name="P265"><text:s text:c="3"/>40 <text:s/>00:00:13 <text:s text:c="2"/>1.4142e+00 <text:s text:c="4"/>24 <text:s text:c="8"/>-9.9157e-01 <text:s/>-1.2956e-01</text:p>
      <text:p text:style-name="P265"><text:s text:c="3"/>50 <text:s/>00:00:14 <text:s text:c="2"/>1.4142e+00 <text:s text:c="4"/>25 <text:s text:c="8"/>-5.8117e-01 <text:s/>-8.1378e-01</text:p>
      <text:p text:style-name="P265"><text:s text:c="3"/>60 <text:s/>00:00:15 <text:s text:c="2"/>1.4142e+00 <text:s text:c="4"/>26 <text:s text:c="9"/>1.9919e-01 <text:s/>-9.7996e-01</text:p>
      <text:p text:style-name="P265"><text:s text:c="3"/>64 <text:s/>00:00:16 <text:s text:c="2"/>1.4142e+00 <text:s text:c="4"/>27 <text:s/>BP <text:s text:c="5"/>5.0000e-01 <text:s/>-8.6603e-01</text:p>
      <text:p text:style-name="P265"><text:s text:c="3"/>70 <text:s/>00:00:16 <text:s text:c="2"/>1.4142e+00 <text:s text:c="4"/>28 <text:s text:c="9"/>8.5275e-01 <text:s/>-5.2232e-01</text:p>
      <text:p text:style-name="P265"><text:s text:c="3"/>77 <text:s/>00:00:17 <text:s text:c="2"/>1.4142e+00 <text:s text:c="4"/>29 <text:s/>FP <text:s text:c="5"/>1.0000e+00 <text:s/>-8.0110e-06</text:p>
      <text:p text:style-name="P265"><text:s text:c="3"/>80 <text:s/>00:00:17 <text:s text:c="2"/>1.4142e+00 <text:s text:c="4"/>30 <text:s text:c="9"/>9.6347e-01 <text:s text:c="2"/>2.6782e-01</text:p>
      <text:p text:style-name="P265"><text:s text:c="3"/>90 <text:s/>00:00:18 <text:s text:c="2"/>1.4142e+00 <text:s text:c="4"/>31 <text:s/>BP <text:s text:c="5"/>5.0000e-01 <text:s text:c="2"/>8.6603e-01</text:p>
      <text:p text:style-name="P265"><text:s text:c="3"/>90 <text:s/>00:00:18 <text:s text:c="2"/>1.4142e+00 <text:s text:c="4"/>32 <text:s text:c="9"/>4.6086e-01 <text:s text:c="2"/>8.8747e-01</text:p>
      <text:p text:style-name="P265"><text:s text:c="2"/>100 <text:s/>00:00:19 <text:s text:c="2"/>1.4142e+00 <text:s text:c="4"/>33 <text:s/>EP <text:s text:c="4"/>-3.3512e-01 <text:s text:c="2"/>9.4218e-01</text:p>
      <text:p text:style-name="P47"/>
      <text:p text:style-name="P41">The intersection points are detected as branch points. Inspecting the solution and chart data of the branch point with label 4 reveals the tangent vector as well as the singular vector:</text:p>
      <text:p text:style-name="P262">&gt;&gt; [data chart uidx] = coco_read_solution('circles', '1', 4, ...</text:p>
      <text:p text:style-name="P265">'data', 'chart', 'uidx');</text:p>
      <text:p text:style-name="P265">&gt;&gt; chart.x</text:p>
      <text:p text:style-name="P265"/>
      <text:p text:style-name="P265"><text:soft-page-break/>ans =</text:p>
      <text:p text:style-name="P265"/>
      <text:p text:style-name="P265"><text:s text:c="4"/>0.5000</text:p>
      <text:p text:style-name="P265"><text:s text:c="3"/>-0.8660</text:p>
      <text:p text:style-name="P265"/>
      <text:p text:style-name="P265">&gt;&gt; chart.t</text:p>
      <text:p text:style-name="P265"/>
      <text:p text:style-name="P265">ans =</text:p>
      <text:p text:style-name="P265"/>
      <text:p text:style-name="P265"><text:s text:c="3"/>-0.6124</text:p>
      <text:p text:style-name="P265"><text:s text:c="3"/>-0.3535</text:p>
      <text:p text:style-name="P265"/>
      <text:p text:style-name="P265">&gt;&gt; cd = coco_get_chart_data(chart, 'lsol');</text:p>
      <text:p text:style-name="P265">&gt;&gt; cd.v(uidx)</text:p>
      <text:p text:style-name="P265"/>
      <text:p text:style-name="P265">ans =</text:p>
      <text:p text:style-name="P265"/>
      <text:p text:style-name="P265"><text:s text:c="4"/>0.3976</text:p>
      <text:p text:style-name="P265"><text:s text:c="3"/>-0.5847</text:p>
      <text:p text:style-name="P46"/>
      <text:p text:style-name="P21"><text:span text:style-name="T196">Note that the singular vector </text:span><text:span text:style-name="T163">cd.v(uidx)</text:span><text:span text:style-name="T199"> is </text:span><text:span text:style-name="T201">not</text:span><text:span text:style-name="T199"> tangent to the intersecting circle. We achieve a continuation </text:span><text:span text:style-name="T202">of</text:span><text:span text:style-name="T199"> the intersecting circle with the sequence of commands</text:span><text:span text:style-name="T200"> (continued from above)</text:span></text:p>
      <text:p text:style-name="P263">&gt;&gt; prob = coco_prob();</text:p>
      <text:p text:style-name="P266">&gt;&gt; prob = coco_add_func(prob, 'circles', @circles, [], 'zero', ...</text:p>
      <text:p text:style-name="P266">'u0', chart.x, 't0', cd.v(uidx));</text:p>
      <text:p text:style-name="P266">&gt;&gt; prob = coco_add_pars(prob, '', [1 2], {'x' 'y'});</text:p>
      <text:p text:style-name="P266">&gt;&gt; prob = coco_set(prob, 'cont', 'NullItMX', 1);</text:p>
      <text:p text:style-name="P266">&gt;&gt; bd = coco(prob, '2', [], {'x' 'y'}, [-2 2]);</text:p>
      <text:p text:style-name="P266"/>
      <text:p text:style-name="P266"><text:s/>STEP <text:s text:c="5"/>TIME <text:s text:c="7"/>||U|| <text:s/>LABEL <text:s/>TYPE <text:s text:c="12"/>x <text:s text:c="11"/>y</text:p>
      <text:p text:style-name="P266"><text:s text:c="4"/>0 <text:s/>00:00:00 <text:s text:c="2"/>1.4142e+00 <text:s text:c="5"/>1 <text:s/>EP <text:s text:c="5"/>5.0000e-01 <text:s/>-8.6603e-01</text:p>
      <text:p text:style-name="P266"><text:s text:c="4"/>1 <text:s/>00:00:00 <text:s text:c="2"/>1.4142e+00 <text:s text:c="5"/>2 <text:s/>BP <text:s text:c="5"/>5.0000e-01 <text:s/>-8.6603e-01</text:p>
      <text:p text:style-name="P266"><text:s text:c="3"/>10 <text:s/>00:00:01 <text:s text:c="2"/>4.2737e-01 <text:s text:c="5"/>3 <text:s text:c="9"/>4.5661e-02 <text:s/>-2.9873e-01</text:p>
      <text:p text:style-name="P266"><text:s text:c="3"/>14 <text:s/>00:00:01 <text:s text:c="2"/>1.1287e-05 <text:s text:c="5"/>4 <text:s/>FP <text:s text:c="4"/>-1.7708e-07 <text:s/>-7.9790e-06</text:p>
      <text:p text:style-name="P266"><text:s text:c="3"/>20 <text:s/>00:00:02 <text:s text:c="2"/>7.2350e-01 <text:s text:c="5"/>5 <text:s text:c="9"/>1.3086e-01 <text:s text:c="2"/>4.9457e-01</text:p>
      <text:p text:style-name="P266"><text:s text:c="3"/>27 <text:s/>00:00:02 <text:s text:c="2"/>1.4142e+00 <text:s text:c="5"/>6 <text:s/>BP <text:s text:c="5"/>5.0000e-01 <text:s text:c="2"/>8.6603e-01</text:p>
      <text:p text:style-name="P266"><text:s text:c="3"/>30 <text:s/>00:00:03 <text:s text:c="2"/>1.7542e+00 <text:s text:c="5"/>7 <text:s text:c="9"/>7.6934e-01 <text:s text:c="2"/>9.7303e-01</text:p>
      <text:p text:style-name="P266"><text:s text:c="3"/>40 <text:s/>00:00:04 <text:s text:c="2"/>2.4937e+00 <text:s text:c="5"/>8 <text:s text:c="9"/>1.5547e+00 <text:s text:c="2"/>8.3208e-01</text:p>
      <text:p text:style-name="P266"><text:s text:c="3"/>50 <text:s/>00:00:05 <text:s text:c="2"/>2.8191e+00 <text:s text:c="5"/>9 <text:s text:c="9"/>1.9869e+00 <text:s text:c="2"/>1.6144e-01</text:p>
      <text:p text:style-name="P266"><text:s text:c="3"/>52 <text:s/>00:00:05 <text:s text:c="2"/>2.8284e+00 <text:s text:c="4"/>10 <text:s/>FP <text:s text:c="5"/>2.0000e+00 <text:s text:c="2"/>2.1660e-06</text:p>
      <text:p text:style-name="P266"><text:s text:c="3"/>60 <text:s/>00:00:06 <text:s text:c="2"/>2.6765e+00 <text:s text:c="4"/>11 <text:s text:c="9"/>1.7909e+00 <text:s/>-6.1197e-01</text:p>
      <text:p text:style-name="P266"><text:s text:c="3"/>70 <text:s/>00:00:06 <text:s text:c="2"/>2.0894e+00 <text:s text:c="4"/>12 <text:s text:c="9"/>1.0914e+00 <text:s/>-9.9581e-01</text:p>
      <text:p text:style-name="P266"><text:s text:c="3"/>78 <text:s/>00:00:07 <text:s text:c="2"/>1.4142e+00 <text:s text:c="4"/>13 <text:s/>BP <text:s text:c="5"/>5.0000e-01 <text:s/>-8.6603e-01</text:p>
      <text:p text:style-name="P266"><text:s text:c="3"/>80 <text:s/>00:00:08 <text:s text:c="2"/>1.1554e+00 <text:s text:c="4"/>14 <text:s text:c="9"/>3.3377e-01 <text:s/>-7.4574e-01</text:p>
      <text:p text:style-name="P266"><text:s text:c="3"/>90 <text:s/>00:00:08 <text:s text:c="2"/>2.9626e-02 <text:s text:c="4"/>15 <text:s text:c="9"/>2.1943e-04 <text:s/>-2.0948e-02</text:p>
      <text:p text:style-name="P266"><text:s text:c="3"/>91 <text:s/>00:00:09 <text:s text:c="2"/>1.2708e-05 <text:s text:c="4"/>16 <text:s/>FP <text:s text:c="4"/>-1.4312e-07 <text:s text:c="2"/>8.9845e-06</text:p>
      <text:p text:style-name="P266"><text:s text:c="2"/>100 <text:s/>00:00:09 <text:s text:c="2"/>1.1011e+00 <text:s text:c="4"/>17 <text:s/>EP <text:s text:c="5"/>3.0311e-01 <text:s text:c="2"/>7.1718e-01</text:p>
      <text:p text:style-name="P266"><text:soft-page-break/></text:p>
      <text:p text:style-name="P266"><text:s/>STEP <text:s text:c="5"/>TIME <text:s text:c="7"/>||U|| <text:s/>LABEL <text:s/>TYPE <text:s text:c="12"/>x <text:s text:c="11"/>y</text:p>
      <text:p text:style-name="P266"><text:s text:c="4"/>0 <text:s/>00:00:10 <text:s text:c="2"/>1.4142e+00 <text:s text:c="4"/>18 <text:s/>EP <text:s text:c="5"/>5.0000e-01 <text:s/>-8.6603e-01</text:p>
      <text:p text:style-name="P266"><text:s text:c="3"/>10 <text:s/>00:00:10 <text:s text:c="2"/>2.2647e+00 <text:s text:c="4"/>19 <text:s text:c="9"/>1.2822e+00 <text:s/>-9.5936e-01</text:p>
      <text:p text:style-name="P266"><text:s text:c="3"/>20 <text:s/>00:00:11 <text:s text:c="2"/>2.7526e+00 <text:s text:c="4"/>20 <text:s text:c="9"/>1.8943e+00 <text:s/>-4.4757e-01</text:p>
      <text:p text:style-name="P266"><text:s text:c="3"/>26 <text:s/>00:00:12 <text:s text:c="2"/>2.8284e+00 <text:s text:c="4"/>21 <text:s/>FP <text:s text:c="5"/>2.0000e+00 <text:s/>-6.7235e-06</text:p>
      <text:p text:style-name="P266"><text:s text:c="3"/>30 <text:s/>00:00:12 <text:s text:c="2"/>2.7836e+00 <text:s text:c="4"/>22 <text:s text:c="9"/>1.9371e+00 <text:s text:c="2"/>3.4914e-01</text:p>
      <text:p text:style-name="P266"><text:s text:c="3"/>40 <text:s/>00:00:13 <text:s text:c="2"/>2.3523e+00 <text:s text:c="4"/>23 <text:s text:c="9"/>1.3834e+00 <text:s text:c="2"/>9.2360e-01</text:p>
      <text:p text:style-name="P266"><text:s text:c="3"/>50 <text:s/>00:00:14 <text:s text:c="2"/>1.5305e+00 <text:s text:c="4"/>24 <text:s text:c="9"/>5.8562e-01 <text:s text:c="2"/>9.1010e-01</text:p>
      <text:p text:style-name="P266"><text:s text:c="3"/>52 <text:s/>00:00:15 <text:s text:c="2"/>1.4142e+00 <text:s text:c="4"/>25 <text:s/>BP <text:s text:c="5"/>5.0000e-01 <text:s text:c="2"/>8.6603e-01</text:p>
      <text:p text:style-name="P266"><text:s text:c="3"/>60 <text:s/>00:00:15 <text:s text:c="2"/>4.5458e-01 <text:s text:c="4"/>26 <text:s text:c="9"/>5.1661e-02 <text:s text:c="2"/>3.1726e-01</text:p>
      <text:p text:style-name="P266"><text:s text:c="3"/>64 <text:s/>00:00:16 <text:s text:c="2"/>7.2730e-06 <text:s text:c="4"/>27 <text:s/>FP <text:s text:c="4"/>-1.5190e-08 <text:s text:c="2"/>5.1428e-06</text:p>
      <text:p text:style-name="P266"><text:s text:c="3"/>70 <text:s/>00:00:16 <text:s text:c="2"/>6.9683e-01 <text:s text:c="4"/>28 <text:s text:c="9"/>1.2139e-01 <text:s/>-4.7755e-01</text:p>
      <text:p text:style-name="P266"><text:s text:c="3"/>77 <text:s/>00:00:17 <text:s text:c="2"/>1.4142e+00 <text:s text:c="4"/>29 <text:s/>BP <text:s text:c="5"/>5.0000e-01 <text:s/>-8.6603e-01</text:p>
      <text:p text:style-name="P266"><text:s text:c="3"/>80 <text:s/>00:00:17 <text:s text:c="2"/>1.7325e+00 <text:s text:c="4"/>30 <text:s text:c="9"/>7.5043e-01 <text:s/>-9.6836e-01</text:p>
      <text:p text:style-name="P266"><text:s text:c="3"/>90 <text:s/>00:00:18 <text:s text:c="2"/>2.4806e+00 <text:s text:c="4"/>31 <text:s text:c="9"/>1.5383e+00 <text:s/>-8.4273e-01</text:p>
      <text:p text:style-name="P266"><text:s text:c="2"/>100 <text:s/>00:00:19 <text:s text:c="2"/>2.8168e+00 <text:s text:c="4"/>32 <text:s/>EP <text:s text:c="5"/>1.9836e+00 <text:s/>-1.8064e-01</text:p>
      <text:p text:style-name="P27"/>
      <text:p text:style-name="P20"><text:span text:style-name="T197">Note the passing of the </text:span><text:span text:style-name="T198">branch</text:span><text:span text:style-name="T197"> point </text:span><text:span text:style-name="T164">chart.x</text:span><text:span text:style-name="T197"> and the singular vector </text:span><text:span text:style-name="T164">cd.v(uidx)</text:span><text:span text:style-name="T197"> in the call to </text:span><text:span text:style-name="T164">coco_add_func</text:span><text:span text:style-name="T197">. We also set the toolbox property </text:span><text:span text:style-name="T164">'NullItMX'</text:span><text:span text:style-name="T197"> of the toolbox </text:span><text:span text:style-name="T164">'cont'</text:span><text:span text:style-name="T197"> to 1. This enables the application of an algorithm for improving the initial direction to obtain a vector closer to the actual tangent vector of the intersecting circle. See the next section for information on toolbox properties.</text:span></text:p>
      <text:h text:style-name="P291" text:outline-level="3">Defining Toolbox Properties<text:reference-mark text:name="Toolbox Properties"/></text:h>
      <text:p text:style-name="P7"><text:span text:style-name="T374">Toolbox properties are a user-friendly way to adapt a toolbox to a specific situation, for example, by allowing a user to switch certain features on or off. Properties are defined using the function </text:span><text:span text:style-name="T109">coco_set</text:span><text:span text:style-name="T374">, and can be accessed using the function </text:span><text:span text:style-name="T109">coco_get</text:span><text:span text:style-name="T374">. Toolbox properties are typically stored in a structure. To simplify working with property structures, COCO provides the function </text:span><text:span text:style-name="T109">coco_</text:span><text:span text:style-name="T110">merge</text:span><text:span text:style-name="T374"> to merge two property structures</text:span><text:span text:style-name="T22">.</text:span><text:span text:style-name="T222"> The general syntax of</text:span><text:span text:style-name="T234"> a call to</text:span><text:span text:style-name="T222"> </text:span><text:span text:style-name="T152">coco_set</text:span><text:span text:style-name="T222"> is</text:span></text:p>
      <table:table table:name="Table19" table:style-name="Table19">
        <table:table-column table:style-name="Table19.A"/>
        <table:table-column table:style-name="Table19.B"/>
        <table:table-row>
          <table:table-cell table:style-name="Table19.A1" table:number-columns-spanned="2" office:value-type="string">
            <text:p text:style-name="P215"><text:span text:style-name="T402">prob = </text:span><text:span text:style-name="T318">coco_set</text:span><text:span text:style-name="T337">(prob, </text:span><text:span text:style-name="T22">TBXName</text:span><text:span text:style-name="T337">, </text:span><text:span text:style-name="T22">PropName</text:span><text:span text:style-name="T337">, </text:span><text:span text:style-name="T22">PropValue</text:span><text:span text:style-name="T35">, ...</text:span><text:span text:style-name="T337">);</text:span></text:p>
          </table:table-cell>
          <table:covered-table-cell/>
        </table:table-row>
        <table:table-row>
          <table:table-cell table:style-name="Table19.A2" office:value-type="string">
            <text:p text:style-name="P149">prob</text:p>
          </table:table-cell>
          <table:table-cell table:style-name="Table19.B2" office:value-type="string">
            <text:p text:style-name="P174"><text:span text:style-name="T428">A continuation</text:span> <text:span text:style-name="T402">problem</text:span> structure.</text:p>
          </table:table-cell>
        </table:table-row>
        <table:table-row>
          <table:table-cell table:style-name="Table19.A2" office:value-type="string">
            <text:p text:style-name="P111">TBXName</text:p>
          </table:table-cell>
          <table:table-cell table:style-name="Table19.B2" office:value-type="string">
            <text:p text:style-name="P174">Name or an acronym of the name of the toolbox<text:span text:style-name="T388">, also referred to as a </text:span><text:span text:style-name="T29">class name</text:span>. Pick a unique and somewhat descriptive name to avoid name clashes. This argument is a string.</text:p>
          </table:table-cell>
        </table:table-row>
        <table:table-row>
          <table:table-cell table:style-name="Table19.A2" office:value-type="string">
            <text:p text:style-name="P111">PropName</text:p>
          </table:table-cell>
          <table:table-cell table:style-name="Table19.B2" office:value-type="string">
            <text:p text:style-name="P174">Name of the property to set. This argument is a string.</text:p>
          </table:table-cell>
        </table:table-row>
        <table:table-row>
          <table:table-cell table:style-name="Table19.A2" office:value-type="string">
            <text:p text:style-name="P111">PropValue</text:p>
          </table:table-cell>
          <table:table-cell table:style-name="Table19.B2" office:value-type="string">
            <text:p text:style-name="P174">Value to assign to the property. This can be any Matlab data type.</text:p>
          </table:table-cell>
        </table:table-row>
        <table:table-row>
          <table:table-cell table:style-name="Table19.A2" office:value-type="string">
            <text:p text:style-name="P112">...</text:p>
          </table:table-cell>
          <table:table-cell table:style-name="Table19.B2" office:value-type="string">
            <text:p text:style-name="P175"><text:span text:style-name="T402">Further pairs of </text:span><text:span text:style-name="T131">PropName</text:span><text:span text:style-name="T190"> and </text:span><text:span text:style-name="T131">PropValue</text:span><text:span text:style-name="T190"> for multiple assignments in one line.</text:span></text:p>
          </table:table-cell>
        </table:table-row>
      </table:table>
      <text:p text:style-name="P53"/>
      <text:p text:style-name="P19"><text:span text:style-name="T387">The function </text:span><text:span text:style-name="T111">coco_get</text:span><text:span text:style-name="T387"> extracts any toolbox properties defined with </text:span><text:span text:style-name="T112">coco_set</text:span><text:span text:style-name="T388"> from COCO's options structure.</text:span></text:p>
      <table:table table:name="Table16" table:style-name="Table16">
        <table:table-column table:style-name="Table16.A"/>
        <table:table-column table:style-name="Table16.B"/>
        <table:table-row>
          <table:table-cell table:style-name="Table16.A1" table:number-columns-spanned="2" office:value-type="string">
            <text:p text:style-name="P198"><text:span text:style-name="T178">tb_opts = </text:span><text:span text:style-name="T173">coco_get</text:span><text:span text:style-name="T178">(</text:span><text:span text:style-name="T180">prob</text:span><text:span text:style-name="T178">, </text:span><text:span text:style-name="T63">TBXName</text:span><text:span text:style-name="T178">);</text:span></text:p>
          </table:table-cell>
          <table:covered-table-cell/>
        </table:table-row>
        <text:soft-page-break/>
        <table:table-row>
          <table:table-cell table:style-name="Table16.A2" office:value-type="string">
            <text:p text:style-name="P151">tb_opts</text:p>
          </table:table-cell>
          <table:table-cell table:style-name="Table16.B2" office:value-type="string">
            <text:p text:style-name="P86"><text:span text:style-name="T295">A structure containing all fields associated with the toolbox </text:span><text:span text:style-name="T138">TBXName</text:span><text:span text:style-name="T211"> </text:span><text:span text:style-name="T295">that were set with the function </text:span><text:span text:style-name="T113">coco_set</text:span><text:span text:style-name="T295">. If no properties were set, </text:span><text:span text:style-name="T113">coco_get</text:span><text:span text:style-name="T295"> returns an empty structure.</text:span></text:p>
          </table:table-cell>
        </table:table-row>
        <table:table-row>
          <table:table-cell table:style-name="Table16.A2" office:value-type="string">
            <text:p text:style-name="P150">prob</text:p>
          </table:table-cell>
          <table:table-cell table:style-name="Table16.B2" office:value-type="string">
            <text:p text:style-name="P176"><text:span text:style-name="T428">A continuation</text:span> <text:span text:style-name="T402">problem</text:span> structure.</text:p>
          </table:table-cell>
        </table:table-row>
        <table:table-row>
          <table:table-cell table:style-name="Table16.A2" office:value-type="string">
            <text:p text:style-name="P113">TBXName</text:p>
          </table:table-cell>
          <table:table-cell table:style-name="Table16.B2" office:value-type="string">
            <text:p text:style-name="P175">Name or an acronym of the name of the toolbox<text:span text:style-name="T295"> used when calling </text:span><text:span text:style-name="T113">coco_set</text:span><text:span text:style-name="T295">. This name is also referred to as a </text:span><text:span text:style-name="T29">class name</text:span>.</text:p>
          </table:table-cell>
        </table:table-row>
      </table:table>
      <text:p text:style-name="P55"/>
      <text:p text:style-name="P54"><text:span text:style-name="T402">To merge two property structures, for example, the properties set with </text:span><text:span text:style-name="T110">coco_set</text:span><text:span text:style-name="T402"> and a structure with default values, use </text:span><text:span text:style-name="T110">coco_merge</text:span><text:span text:style-name="T402">.</text:span></text:p>
      <table:table table:name="Table20" table:style-name="Table20">
        <table:table-column table:style-name="Table20.A"/>
        <table:table-row>
          <table:table-cell table:style-name="Table20.A1" office:value-type="string">
            <text:p text:style-name="P216"><text:span text:style-name="T402">props = </text:span><text:span text:style-name="T318">coco_</text:span><text:span text:style-name="T330">merge</text:span><text:span text:style-name="T337">(props1, props2);</text:span></text:p>
          </table:table-cell>
        </table:table-row>
        <table:table-row>
          <table:table-cell table:style-name="Table20.A2" office:value-type="string">
            <text:p text:style-name="P246"><text:span text:style-name="T402">Merge the two property structures </text:span><text:span text:style-name="T110">props1</text:span><text:span text:style-name="T402"> and </text:span><text:span text:style-name="T110">props2</text:span><text:span text:style-name="T402"> recursively. The resulting structure </text:span><text:span text:style-name="T110">props</text:span><text:span text:style-name="T296"> will have the union of the fields of the structures </text:span><text:span text:style-name="T110">props1</text:span><text:span text:style-name="T296"> and </text:span><text:span text:style-name="T110">props2</text:span><text:span text:style-name="T296">. The merge operation gives precedence to fields in </text:span><text:span text:style-name="T110">props2</text:span><text:span text:style-name="T296">, that is, a field present in </text:span><text:span text:style-name="T110">props2</text:span><text:span text:style-name="T296"> will overwrite a field with the same name in </text:span><text:span text:style-name="T110">props1</text:span><text:span text:style-name="T296">. The most common situation for calling </text:span><text:span text:style-name="T114">coco_</text:span><text:span text:style-name="T115">merge</text:span><text:span text:style-name="T296"> is to overwrite settings in a structure containing default values for all toolbox properties with the actual user settings, if present, as in</text:span></text:p>
            <text:p text:style-name="P248"><text:span text:style-name="T178">tb_opts = coco_get(</text:span><text:span text:style-name="T181">prob</text:span><text:span text:style-name="T178">, </text:span><text:span text:style-name="T63">TBXName</text:span><text:span text:style-name="T178">);</text:span></text:p>
            <text:p text:style-name="P249">tb_opts = coco_<text:span text:style-name="T403">merge</text:span>(defaults, tb_opts);</text:p>
            <text:p text:style-name="P245"><text:span text:style-name="T296">Here, </text:span><text:span text:style-name="T114">coco_get</text:span><text:span text:style-name="T296"> extracts any user settings for the toolbox with name </text:span><text:span text:style-name="T114">TBXName</text:span><text:span text:style-name="T296"> from the continuation problem structure. Subsequently, </text:span><text:span text:style-name="T114">coco_</text:span><text:span text:style-name="T115">merge</text:span><text:span text:style-name="T296"> merges these settings with default settings stored in the structure </text:span><text:span text:style-name="T114">defaults</text:span><text:span text:style-name="T296">.</text:span></text:p>
          </table:table-cell>
        </table:table-row>
      </table:table>
      <text:h text:style-name="P296" text:outline-level="4">Properties of the Continuation Algorithm</text:h>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100"><text:span text:style-name="T371">Commonly used properties of the continuation algorithm, class </text:span><text:span text:style-name="T116">'cont'</text:span><text:span text:style-name="T177">.</text:span></text:p>
          </table:table-cell>
          <table:covered-table-cell/>
          <table:covered-table-cell/>
        </table:table-row>
        <table:table-row table:style-name="Table17.1">
          <table:table-cell table:style-name="Table17.A2" office:value-type="string">
            <text:p text:style-name="P98">Property</text:p>
          </table:table-cell>
          <table:table-cell table:style-name="Table17.A2" office:value-type="string">
            <text:p text:style-name="P98">Default</text:p>
          </table:table-cell>
          <table:table-cell table:style-name="Table17.C2" office:value-type="string">
            <text:p text:style-name="P98">Description</text:p>
          </table:table-cell>
        </table:table-row>
        <table:table-row table:style-name="Table17.1">
          <table:table-cell table:style-name="Table17.A2" office:value-type="string">
            <text:p text:style-name="P152">h0</text:p>
          </table:table-cell>
          <table:table-cell table:style-name="Table17.B3" office:value-type="float" office:value="0.1">
            <text:p text:style-name="P152">0.1</text:p>
          </table:table-cell>
          <table:table-cell table:style-name="Table17.C2" office:value-type="string">
            <text:p text:style-name="P179">Initial continuation step size.</text:p>
          </table:table-cell>
        </table:table-row>
        <table:table-row table:style-name="Table17.1">
          <table:table-cell table:style-name="Table17.A2" office:value-type="string">
            <text:p text:style-name="P153">h_max</text:p>
          </table:table-cell>
          <table:table-cell table:style-name="Table17.B3" office:value-type="float" office:value="0.5">
            <text:p text:style-name="P153">0.5</text:p>
          </table:table-cell>
          <table:table-cell table:style-name="Table17.C2" office:value-type="string">
            <text:p text:style-name="P179">Maximal continuation step size.</text:p>
          </table:table-cell>
        </table:table-row>
        <table:table-row table:style-name="Table17.1">
          <table:table-cell table:style-name="Table17.A2" office:value-type="string">
            <text:p text:style-name="P153">h_min</text:p>
          </table:table-cell>
          <table:table-cell table:style-name="Table17.B3" office:value-type="float" office:value="0.01">
            <text:p text:style-name="P153">0.01</text:p>
          </table:table-cell>
          <table:table-cell table:style-name="Table17.C2" office:value-type="string">
            <text:p text:style-name="P179">Minimal continuation step size.</text:p>
          </table:table-cell>
        </table:table-row>
        <table:table-row table:style-name="Table17.1">
          <table:table-cell table:style-name="Table17.A2" office:value-type="string">
            <text:p text:style-name="P153">ItMX</text:p>
          </table:table-cell>
          <table:table-cell table:style-name="Table17.B3" office:value-type="float" office:value="100">
            <text:p text:style-name="P153">100</text:p>
          </table:table-cell>
          <table:table-cell table:style-name="Table17.C2" office:value-type="string">
            <text:p text:style-name="P80"><text:span text:style-name="T372">Maximum number of continuation steps. The general form for one-dimensional manifolds is </text:span><text:span text:style-name="T117">[It</text:span><text:span text:style-name="T118">B</text:span><text:span text:style-name="T117">W</text:span><text:span text:style-name="T119">,</text:span><text:span text:style-name="T117">It</text:span><text:span text:style-name="T118">F</text:span><text:span text:style-name="T117">W]</text:span><text:span text:style-name="T372">, where </text:span><text:span text:style-name="T117">ItFW</text:span><text:span text:style-name="T372"> is the number of steps in forward and </text:span><text:span text:style-name="T117">ItBW</text:span><text:span text:style-name="T372"> in backward direction. If only one number is specified, </text:span><text:span text:style-name="T117">ItFW</text:span><text:span text:style-name="T372"> and </text:span><text:span text:style-name="T117">ItBW</text:span><text:span text:style-name="T372"> are set to the same value.</text:span></text:p>
          </table:table-cell>
        </table:table-row>
        <table:table-row table:style-name="Table17.1">
          <table:table-cell table:style-name="Table17.A2" office:value-type="string">
            <text:p text:style-name="P153">LogLevel</text:p>
          </table:table-cell>
          <table:table-cell table:style-name="Table17.A2" office:value-type="string">
            <text:p text:style-name="P153">[1 0]</text:p>
          </table:table-cell>
          <table:table-cell table:style-name="Table17.C2" office:value-type="string">
            <text:p text:style-name="P180">Controls the amount of diagnostic output on screen. The first number affects the continuation and the second number the correction algorithm. When set to zero, no output will be produced. Higher levels increase the amount of information printed. For the continuation algorithm the values 0, 1, 2 and 3, and for the correction algorithm the values 0, 1 can be chosen.</text:p>
          </table:table-cell>
        </table:table-row>
        <text:soft-page-break/>
        <table:table-row table:style-name="Table17.1">
          <table:table-cell table:style-name="Table17.A2" office:value-type="string">
            <text:p text:style-name="P153">NPR</text:p>
          </table:table-cell>
          <table:table-cell table:style-name="Table17.B3" office:value-type="float" office:value="10">
            <text:p text:style-name="P153">10</text:p>
          </table:table-cell>
          <table:table-cell table:style-name="Table17.C2" office:value-type="string">
            <text:p text:style-name="P80"><text:span text:style-name="T372">Print and save information about the current solution point at least every </text:span><text:span text:style-name="T117">NPR</text:span><text:span text:style-name="T372"> continuation steps. A unique solution label will be assigned to each printed and saved solution.</text:span></text:p>
          </table:table-cell>
        </table:table-row>
      </table:table>
      <text:h text:style-name="P296" text:outline-level="4">Properties of the Correction Algorithm</text:h>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99"><text:span text:style-name="T371">Commonly used properties of the correction algorithm, class </text:span><text:span text:style-name="T116">'co</text:span><text:span text:style-name="T120">rr</text:span><text:span text:style-name="T116">'</text:span><text:span text:style-name="T177">.</text:span></text:p>
          </table:table-cell>
          <table:covered-table-cell/>
          <table:covered-table-cell/>
        </table:table-row>
        <table:table-row>
          <table:table-cell table:style-name="Table18.A2" office:value-type="string">
            <text:p text:style-name="P97">Property</text:p>
          </table:table-cell>
          <table:table-cell table:style-name="Table18.A2" office:value-type="string">
            <text:p text:style-name="P97">Default</text:p>
          </table:table-cell>
          <table:table-cell table:style-name="Table18.C2" office:value-type="string">
            <text:p text:style-name="P97">Description</text:p>
          </table:table-cell>
        </table:table-row>
        <table:table-row>
          <table:table-cell table:style-name="Table18.A2" office:value-type="string">
            <text:p text:style-name="P155">ItMX</text:p>
          </table:table-cell>
          <table:table-cell table:style-name="Table18.B3" office:value-type="float" office:value="10">
            <text:p text:style-name="P155">10</text:p>
          </table:table-cell>
          <table:table-cell table:style-name="Table18.C2" office:value-type="string">
            <text:p text:style-name="P71"><text:span text:style-name="T297">Maximum number of iterations. If the solution cannot be computed within this number of steps, the continuation step size will be reduced and another attempt of correction is made. This is repeated until the minimum continuation step size is reached. If it is not possible to compute a new solution, the continuation of the branch in this direction will terminate. This is indicated in the bifurcation data with the point type </text:span><text:span text:style-name="T120">'MX'</text:span><text:span text:style-name="T297"> (maximum number of iterations exceeded).</text:span></text:p>
          </table:table-cell>
        </table:table-row>
        <table:table-row>
          <table:table-cell table:style-name="Table18.A2" office:value-type="string">
            <text:p text:style-name="P156">SubItMX</text:p>
          </table:table-cell>
          <table:table-cell table:style-name="Table18.B3" office:value-type="float" office:value="4">
            <text:p text:style-name="P157">4</text:p>
          </table:table-cell>
          <table:table-cell table:style-name="Table18.C2" office:value-type="string">
            <text:p text:style-name="P79"><text:span text:style-name="T373">Maximum number of damping steps. If set to </text:span><text:span text:style-name="T121">1</text:span><text:span text:style-name="T208">, </text:span><text:span text:style-name="T373">the corrector becomes the classical Newton method. Higher values result in a damped Newton method with increasing damping. Some damping typically improves the convergence properties of Newton's method.</text:span></text:p>
          </table:table-cell>
        </table:table-row>
        <table:table-row>
          <table:table-cell table:style-name="Table18.A2" office:value-type="string">
            <text:p text:style-name="P156">TOL</text:p>
          </table:table-cell>
          <table:table-cell table:style-name="Table18.A2" office:value-type="string">
            <text:p text:style-name="P156">1.00E-00<text:span text:style-name="T404">6</text:span></text:p>
          </table:table-cell>
          <table:table-cell table:style-name="Table18.C2" office:value-type="string">
            <text:p text:style-name="P185">Convergence criterion on the norm of the Newton correction.</text:p>
          </table:table-cell>
        </table:table-row>
        <table:table-row>
          <table:table-cell table:style-name="Table18.A2" office:value-type="string">
            <text:p text:style-name="P156">ResTOL</text:p>
          </table:table-cell>
          <table:table-cell table:style-name="Table18.A2" office:value-type="string">
            <text:p text:style-name="P156">1.00E-0<text:span text:style-name="T404">06</text:span></text:p>
          </table:table-cell>
          <table:table-cell table:style-name="Table18.C2" office:value-type="string">
            <text:p text:style-name="P185">Convergence criterion on the norm of the residuum.</text:p>
          </table:table-cell>
        </table:table-row>
        <table:table-row>
          <table:table-cell table:style-name="Table18.A2" office:value-type="string">
            <text:p text:style-name="P154">LogLevel</text:p>
          </table:table-cell>
          <table:table-cell table:style-name="Table18.B3" office:value-type="float" office:value="1">
            <text:p text:style-name="P156">1</text:p>
          </table:table-cell>
          <table:table-cell table:style-name="Table18.C2" office:value-type="string">
            <text:p text:style-name="P181">Controls the amount of diagnostic output on screen. When set to zero, no output will be produced.</text:p>
          </table:table-cell>
        </table:table-row>
      </table:table>
      <text:h text:style-name="P285" text:outline-level="2">Functions for post-processing<text:reference-mark text:name="Post Processing"/></text:h>
      <text:p text:style-name="P35">To simplify branch-switching and plotting of bifurcation diagrams COCO offers functions for post-processing of bifurcation <text:span text:style-name="T298">data and for reading bifurcation data from disk</text:span>.</text:p>
      <text:p text:style-name="P36">To read previously computed bifurcation <text:span text:style-name="T429">data</text:span> from disk, use</text:p>
      <table:table table:name="Table30" table:style-name="Table30">
        <table:table-column table:style-name="Table30.A"/>
        <table:table-column table:style-name="Table30.B"/>
        <table:table-row>
          <table:table-cell table:style-name="Table30.A1" table:number-columns-spanned="2" office:value-type="string">
            <text:p text:style-name="P208"><text:span text:style-name="T299">bd = </text:span><text:span text:style-name="T313">coco_bd_</text:span><text:span text:style-name="T327">read</text:span><text:span text:style-name="T269">(</text:span><text:span text:style-name="T30">run</text:span><text:span text:style-name="T269">);</text:span></text:p>
          </table:table-cell>
          <table:covered-table-cell/>
        </table:table-row>
        <table:table-row>
          <table:table-cell table:style-name="Table30.A2" office:value-type="string">
            <text:p text:style-name="P158">bd</text:p>
          </table:table-cell>
          <table:table-cell table:style-name="Table30.A1" office:value-type="string">
            <text:p text:style-name="P72"><text:span text:style-name="T299">The bifurcation data as returned by </text:span><text:span text:style-name="T122">coco</text:span><text:span text:style-name="T299"> after running a continuation with run name </text:span><text:span text:style-name="T139">run</text:span><text:span text:style-name="T299">.</text:span></text:p>
          </table:table-cell>
        </table:table-row>
        <table:table-row>
          <table:table-cell table:style-name="Table30.A3" office:value-type="string">
            <text:p text:style-name="P114">run</text:p>
          </table:table-cell>
          <table:table-cell table:style-name="Table30.B3" office:value-type="string">
            <text:p text:style-name="P184">The run name or run identifier of the bifurcation diagram.</text:p>
          </table:table-cell>
        </table:table-row>
      </table:table>
      <text:p text:style-name="P45"/>
      <text:p text:style-name="P35">To extract a full column from <text:span text:style-name="T429">the </text:span>bifurcation <text:span text:style-name="T429">data cell array,</text:span> use</text:p>
      <table:table table:name="Table21" table:style-name="Table21">
        <table:table-column table:style-name="Table21.A"/>
        <table:table-column table:style-name="Table21.B"/>
        <table:table-row table:style-name="Table21.1">
          <table:table-cell table:style-name="Table21.A1" table:number-columns-spanned="2" office:value-type="string">
            <text:p text:style-name="P209"><text:span text:style-name="T300">col = </text:span><text:span text:style-name="T313">coco_bd_col</text:span><text:span text:style-name="T269">(bd, </text:span><text:span text:style-name="T23">Name</text:span><text:span text:style-name="T269">);</text:span></text:p>
          </table:table-cell>
          <table:covered-table-cell/>
        </table:table-row>
        <table:table-row table:style-name="Table21.1">
          <table:table-cell table:style-name="Table21.A2" office:value-type="string">
            <text:p text:style-name="P159">col</text:p>
          </table:table-cell>
          <table:table-cell table:style-name="Table21.B2" office:value-type="string">
            <text:p text:style-name="P73"><text:span text:style-name="T300">A Matlab array of values of a column in the bifurcation diagram. The </text:span><text:span text:style-name="T123">c</text:span><text:span text:style-name="T122">oco_bd_col</text:span><text:span text:style-name="T300"> function tries to concatenate all values into a numerical array and will return a cell array if this fails.</text:span></text:p>
          </table:table-cell>
        </table:table-row>
        <table:table-row table:style-name="Table21.1">
          <table:table-cell table:style-name="Table21.A2" office:value-type="string">
            <text:p text:style-name="P159">bd</text:p>
          </table:table-cell>
          <table:table-cell table:style-name="Table21.B2" office:value-type="string">
            <text:p text:style-name="P73"><text:span text:style-name="T300">A bifurcation data cell array as returned by </text:span><text:span text:style-name="T122">coco</text:span><text:span text:style-name="T389"> or </text:span><text:span text:style-name="T124">coco_bd_read</text:span><text:span text:style-name="T389">.</text:span></text:p>
          </table:table-cell>
        </table:table-row>
        <text:soft-page-break/>
        <table:table-row table:style-name="Table21.1">
          <table:table-cell table:style-name="Table21.A2" office:value-type="string">
            <text:p text:style-name="P115">Name</text:p>
          </table:table-cell>
          <table:table-cell table:style-name="Table21.B2" office:value-type="string">
            <text:p text:style-name="P73"><text:span text:style-name="T300">The name of the column to extract. This is a string, which must match a name in </text:span><text:span text:style-name="T140">ListOfNames</text:span><text:span text:style-name="T64"> </text:span><text:span text:style-name="T375">as defined by the corresponding </text:span><text:span text:style-name="T122">'bddat'</text:span><text:span text:style-name="T300"> slot function; see Section </text:span><text:span text:style-name="T300"><text:reference-ref text:reference-format="chapter" text:ref-name="Customise Output">2.4</text:reference-ref></text:span><text:span text:style-name="T300">. In addition, all names of continuation parameters and parameters associated with monitor functions can be used.</text:span></text:p>
          </table:table-cell>
        </table:table-row>
      </table:table>
      <text:p text:style-name="P44"/>
      <text:p text:style-name="P37">To extract all solution labels of <text:span text:style-name="T429">corresponding to an event label (point type)</text:span>, use</text:p>
      <table:table table:name="Table22" table:style-name="Table22">
        <table:table-column table:style-name="Table22.A"/>
        <table:table-column table:style-name="Table22.B"/>
        <table:table-row>
          <table:table-cell table:style-name="Table22.A1" table:number-columns-spanned="2" office:value-type="string">
            <text:p text:style-name="P210"><text:span text:style-name="T339">labs = </text:span><text:span text:style-name="T317">coco_bd_labs</text:span><text:span text:style-name="T339">(bd, </text:span><text:span text:style-name="T24">PTType</text:span><text:span text:style-name="T339">);</text:span></text:p>
          </table:table-cell>
          <table:covered-table-cell/>
        </table:table-row>
        <table:table-row>
          <table:table-cell table:style-name="Table22.A2" office:value-type="string">
            <text:p text:style-name="P160">labs</text:p>
          </table:table-cell>
          <table:table-cell table:style-name="Table22.B2" office:value-type="string">
            <text:p text:style-name="P74"><text:span text:style-name="T301">A list of solution labels. This is a numerical array of integers and may be empty if no point with label </text:span><text:span text:style-name="T141">PTType</text:span><text:span text:style-name="T301"> was detected. These solution labels can be used for branch-switching at a bifurcation point with label </text:span><text:span text:style-name="T141">PTType</text:span><text:span text:style-name="T65">,</text:span><text:span text:style-name="T189"> or for plotting bifurcation points in a bifurcation diagram; see function </text:span><text:span text:style-name="T153">coco_bd_val</text:span><text:span text:style-name="T189"> below.</text:span></text:p>
          </table:table-cell>
        </table:table-row>
        <table:table-row>
          <table:table-cell table:style-name="Table22.A2" office:value-type="string">
            <text:p text:style-name="P160">bd</text:p>
          </table:table-cell>
          <table:table-cell table:style-name="Table22.B2" office:value-type="string">
            <text:p text:style-name="P75"><text:span text:style-name="T300">A bifurcation data cell array as returned by </text:span><text:span text:style-name="T122">coco</text:span><text:span text:style-name="T389"> or </text:span><text:span text:style-name="T124">coco_bd_read</text:span><text:span text:style-name="T389">.</text:span></text:p>
          </table:table-cell>
        </table:table-row>
        <table:table-row>
          <table:table-cell table:style-name="Table22.A2" office:value-type="string">
            <text:p text:style-name="P116">PTType</text:p>
          </table:table-cell>
          <table:table-cell table:style-name="Table22.B2" office:value-type="string">
            <text:p text:style-name="P74"><text:span text:style-name="T302">A string event label (point type), which must match </text:span><text:span text:style-name="T140">EVLab</text:span><text:span text:style-name="T375"> as defined by the function </text:span><text:span text:style-name="T179">c</text:span><text:span text:style-name="T154">oco_add_event</text:span><text:span text:style-name="T223">;</text:span><text:span text:style-name="T301"> see Section </text:span><text:span text:style-name="T301"><text:reference-ref text:reference-format="chapter" text:ref-name="Add Test Funcs">2.3</text:reference-ref></text:span><text:span text:style-name="T301">. The event label is printed in the column </text:span><text:span text:style-name="T125">TYPE</text:span><text:span text:style-name="T405"> of the bifurcation data.</text:span></text:p>
          </table:table-cell>
        </table:table-row>
      </table:table>
      <text:p text:style-name="P43"/>
      <text:p text:style-name="P16"><text:span text:style-name="T303">The function </text:span><text:span text:style-name="T126">coco_bd_val</text:span><text:span text:style-name="T303"> extracts a single value from a bifurcation data cell array. One can interpret this function as accessing the content of the bifurcation data cell array in the form </text:span><text:span text:style-name="T126">bd(</text:span><text:span text:style-name="T125">lab</text:span><text:span text:style-name="T126">,col)</text:span><text:span text:style-name="T303">, where </text:span><text:span text:style-name="T125">lab</text:span><text:span text:style-name="T303"> is an integer solution label and </text:span><text:span text:style-name="T126">col</text:span><text:span text:style-name="T303"> is the name of a column. Another interpretation is, that </text:span><text:span text:style-name="T126">coco_bd_val</text:span><text:span text:style-name="T376"> is a combination of </text:span><text:span text:style-name="T127">coco_bd_col</text:span><text:span text:style-name="T376"> and </text:span><text:span text:style-name="T127">coco_bd_lab</text:span><text:span text:style-name="T376">. The calling syntax is</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211"><text:span text:style-name="T303">val = </text:span><text:span text:style-name="T317">coco_bd_val</text:span><text:span text:style-name="T339">(bd, </text:span><text:span text:style-name="T25">lab</text:span><text:span text:style-name="T339">, </text:span><text:span text:style-name="T26">Name</text:span><text:span text:style-name="T339">);</text:span></text:p>
          </table:table-cell>
          <table:covered-table-cell/>
        </table:table-row>
        <table:table-row table:style-name="Table23.1">
          <table:table-cell table:style-name="Table23.A2" office:value-type="string">
            <text:p text:style-name="P161">val</text:p>
          </table:table-cell>
          <table:table-cell table:style-name="Table23.B2" office:value-type="string">
            <text:p text:style-name="P76"><text:span text:style-name="T304">The value in the bifurcation data cell array in column </text:span><text:span text:style-name="T142">Na</text:span><text:span text:style-name="T134">me</text:span><text:span text:style-name="T304"> of the solution with integer label </text:span><text:span text:style-name="T134">lab</text:span><text:span text:style-name="T304">.</text:span></text:p>
          </table:table-cell>
        </table:table-row>
        <table:table-row table:style-name="Table23.1">
          <table:table-cell table:style-name="Table23.A2" office:value-type="string">
            <text:p text:style-name="P161">bd</text:p>
          </table:table-cell>
          <table:table-cell table:style-name="Table23.B2" office:value-type="string">
            <text:p text:style-name="P75"><text:span text:style-name="T300">A bifurcation data cell array as returned by </text:span><text:span text:style-name="T122">coco</text:span><text:span text:style-name="T389"> or </text:span><text:span text:style-name="T124">coco_bd_read</text:span><text:span text:style-name="T389">.</text:span></text:p>
          </table:table-cell>
        </table:table-row>
        <table:table-row table:style-name="Table23.1">
          <table:table-cell table:style-name="Table23.A2" office:value-type="string">
            <text:p text:style-name="P107">lab</text:p>
          </table:table-cell>
          <table:table-cell table:style-name="Table23.B4" office:value-type="string">
            <text:p text:style-name="P183">A solution label.</text:p>
          </table:table-cell>
        </table:table-row>
        <table:table-row table:style-name="Table23.1">
          <table:table-cell table:style-name="Table23.A2" office:value-type="string">
            <text:p text:style-name="P107"><text:span text:style-name="T430">N</text:span>ame</text:p>
          </table:table-cell>
          <table:table-cell table:style-name="Table23.B2" office:value-type="string">
            <text:p text:style-name="P73"><text:span text:style-name="T300">The name of the column. This is a string, which must match a name in </text:span><text:span text:style-name="T140">ListOfNames</text:span><text:span text:style-name="T64"> </text:span><text:span text:style-name="T375">as defined by the corresponding </text:span><text:span text:style-name="T122">'bddat'</text:span><text:span text:style-name="T300"> slot function; see Section </text:span><text:span text:style-name="T300"><text:reference-ref text:reference-format="chapter" text:ref-name="Customise Output">2.4</text:reference-ref></text:span><text:span text:style-name="T300">. In addition, all names of continuation parameters and parameters associated with monitor functions can be used.</text:span></text:p>
          </table:table-cell>
        </table:table-row>
      </table:table>
      <text:h text:style-name="P286" text:outline-level="2">Utility Functions<text:reference-mark text:name="Utility Functions"/></text:h>
      <text:h text:style-name="P292" text:outline-level="3">Toolbox Data Structures<text:reference-mark text:name="Data Pointers"/><text:span text:style-name="T305"> with Shared Fields</text:span></text:h>
      <text:p text:style-name="P18"><text:span text:style-name="T377">Sometimes it is necessary to allow different functions from a toolbox to modify a shared copy of the toolbox data structure. COCO's way of making this possible is to make function data an instance of <text:s/></text:span><text:span text:style-name="T128">coco_func_data</text:span><text:span text:style-name="T305">. Any structure may be converted to </text:span><text:span text:style-name="T128">coco_func_data</text:span><text:span text:style-name="T305"> and, when doing so, all fields that were present at the time of conversion, or that will be added subsequently, are shared between copies of this instance.</text:span></text:p>
      <table:table table:name="Table24" table:style-name="Table24">
        <table:table-column table:style-name="Table24.A"/>
        <table:table-column table:style-name="Table24.B"/>
        <text:soft-page-break/>
        <table:table-row>
          <table:table-cell table:style-name="Table24.A1" table:number-columns-spanned="2" office:value-type="string">
            <text:p text:style-name="P215"><text:span text:style-name="T340">data = </text:span><text:span text:style-name="T319">coco_</text:span><text:span text:style-name="T331">func_data</text:span><text:span text:style-name="T340">(data);</text:span></text:p>
          </table:table-cell>
          <table:covered-table-cell/>
        </table:table-row>
        <table:table-row>
          <table:table-cell table:style-name="Table24.A2" office:value-type="string">
            <text:p text:style-name="P162">data</text:p>
          </table:table-cell>
          <table:table-cell table:style-name="Table24.B2" office:value-type="string">
            <text:p text:style-name="P300"><text:span text:style-name="T305">On output: An instance of </text:span><text:span text:style-name="T128">coco_func_data</text:span><text:span text:style-name="T305">. After this conversion, the fields of </text:span><text:span text:style-name="T129">data</text:span><text:span text:style-name="T377"> can be accessed using </text:span><text:span text:style-name="T212">Matlab's</text:span><text:span text:style-name="T213"> </text:span><text:span text:style-name="T212">usual methods of structure field access</text:span><text:span text:style-name="T213">.</text:span><text:span text:style-name="T377"> If one creates a copy of </text:span><text:span text:style-name="T129">data</text:span><text:span text:style-name="T377">, for example, </text:span><text:span text:style-name="T130">d2=data</text:span><text:span text:style-name="T377">, then</text:span><text:span text:style-name="T212"> assignments to </text:span><text:span text:style-name="T130">d2</text:span><text:span text:style-name="T212"> will affect </text:span><text:span text:style-name="T130">data</text:span><text:span text:style-name="T212"> and vice versa</text:span><text:span text:style-name="T377">. The fields </text:span><text:span text:style-name="T130">data.data</text:span><text:span text:style-name="T306">, </text:span><text:span text:style-name="T130">data.sh</text:span><text:span text:style-name="T209">,</text:span><text:span text:style-name="T306"> and </text:span><text:span text:style-name="T130">data.pr</text:span><text:span text:style-name="T306"> have a special meaning and may not be used in simple assignments.</text:span></text:p>
          </table:table-cell>
        </table:table-row>
        <table:table-row>
          <table:table-cell table:style-name="Table24.A2" office:value-type="string">
            <text:p text:style-name="P162">data</text:p>
          </table:table-cell>
          <table:table-cell table:style-name="Table24.B2" office:value-type="string">
            <text:p text:style-name="P182"><text:span text:style-name="T306">On input: </text:span>A toolbox data structure.<text:span text:style-name="T306"> If </text:span><text:span text:style-name="T130">data</text:span><text:span text:style-name="T306"> is already of type </text:span><text:span text:style-name="T130">coco_func_data</text:span><text:span text:style-name="T306">, noting happens (</text:span><text:span text:style-name="T130">data</text:span><text:span text:style-name="T306"> is returned as is).</text:span></text:p>
          </table:table-cell>
        </table:table-row>
      </table:table>
      <text:h text:style-name="P292" text:outline-level="3">Numerical Differentiation<text:reference-mark text:name="Numerical Differentiation"/></text:h>
      <text:p text:style-name="P17"><text:span text:style-name="T377">For many test functions one needs to compute the derivative of a function with respect to its arguments or parameters. COCO contains the helper functions </text:span><text:span text:style-name="T130">coco_ezDFDX</text:span><text:span text:style-name="T306"> and </text:span><text:span text:style-name="T130">coco_ezDFDP</text:span><text:span text:style-name="T311"> for computing numerical approximations of derivatives. These functions are quite flexible and allow the differentiation of functions with a variety of input and output arguments. The most common application, however, is the differentiation of a function of the form </text:span><text:span text:style-name="T311"><draw:frame draw:style-name="fr2" draw:name="Object17" text:anchor-type="as-char" svg:width="0.878in" svg:height="0.2008in" draw:z-index="20"><draw:object xlink:href="./Object 17" xlink:type="simple" xlink:show="embed" xlink:actuate="onLoad"/><draw:image xlink:href="./ObjectReplacements/Object 17" xlink:type="simple" xlink:show="embed" xlink:actuate="onLoad"/><svg:desc>formula</svg:desc></draw:frame></text:span><text:span text:style-name="T194">. To compute the Jacobi</text:span><text:span text:style-name="T217">an with respect to </text:span><text:span text:style-name="T217"><draw:frame draw:style-name="fr2" draw:name="Object18" text:anchor-type="as-char" svg:width="0.1598in" svg:height="0.1839in" draw:z-index="15"><draw:object xlink:href="./Object 18" xlink:type="simple" xlink:show="embed" xlink:actuate="onLoad"/><draw:image xlink:href="./ObjectReplacements/Object 18" xlink:type="simple" xlink:show="embed" xlink:actuate="onLoad"/><svg:desc>formula</svg:desc></draw:frame></text:span><text:span text:style-name="T210">,</text:span><text:span text:style-name="T194"> use</text:span></text:p>
      <table:table table:name="Table25" table:style-name="Table25">
        <table:table-column table:style-name="Table25.A"/>
        <table:table-column table:style-name="Table25.B"/>
        <table:table-row>
          <table:table-cell table:style-name="Table25.A1" table:number-columns-spanned="2" office:value-type="string">
            <text:p text:style-name="P215"><text:span text:style-name="T336">J = </text:span><text:span text:style-name="T332">coco</text:span><text:span text:style-name="T315">_ezDFDX</text:span><text:span text:style-name="T336">('f(x,p)', </text:span><text:span text:style-name="T27">@func</text:span><text:span text:style-name="T336">, </text:span><text:span text:style-name="T27">x</text:span><text:span text:style-name="T336">, </text:span><text:span text:style-name="T27">p</text:span><text:span text:style-name="T336">);</text:span></text:p>
          </table:table-cell>
          <table:covered-table-cell/>
        </table:table-row>
        <table:table-row>
          <table:table-cell table:style-name="Table25.A2" office:value-type="string">
            <text:p text:style-name="P163">J</text:p>
          </table:table-cell>
          <table:table-cell table:style-name="Table25.B2" office:value-type="string">
            <text:p text:style-name="P77"><text:span text:style-name="T311">The Jacobian matrix </text:span><text:span text:style-name="T311"><draw:frame draw:style-name="fr2" draw:name="Object19" text:anchor-type="as-char" svg:width="0.5382in" svg:height="0.1839in" draw:z-index="4"><draw:object xlink:href="./Object 19" xlink:type="simple" xlink:show="embed" xlink:actuate="onLoad"/><draw:image xlink:href="./ObjectReplacements/Object 19" xlink:type="simple" xlink:show="embed" xlink:actuate="onLoad"/><svg:desc>formula</svg:desc></draw:frame></text:span><text:span text:style-name="T311">.</text:span></text:p>
          </table:table-cell>
        </table:table-row>
        <table:table-row>
          <table:table-cell table:style-name="Table25.A2" office:value-type="string">
            <text:p text:style-name="P117">@func</text:p>
          </table:table-cell>
          <table:table-cell table:style-name="Table25.B2" office:value-type="string">
            <text:p text:style-name="P78"><text:span text:style-name="T311">Function handle to the encoding of the corresponding function. The function must return a vector </text:span><text:span text:style-name="T310">y</text:span><text:span text:style-name="T311"> and must have two input arguments </text:span><text:span text:style-name="T310">x</text:span><text:span text:style-name="T311"> and </text:span><text:span text:style-name="T310">p</text:span><text:span text:style-name="T311">.</text:span></text:p>
          </table:table-cell>
        </table:table-row>
        <table:table-row>
          <table:table-cell table:style-name="Table25.A2" office:value-type="string">
            <text:p text:style-name="P117">x,p</text:p>
          </table:table-cell>
          <table:table-cell table:style-name="Table25.B2" office:value-type="string">
            <text:p text:style-name="P178">The point at which to compute the Jacobian.</text:p>
          </table:table-cell>
        </table:table-row>
      </table:table>
      <text:p text:style-name="P275"/>
      <text:p text:style-name="P38">To compute <text:span text:style-name="T431">Jacobian</text:span> of a function with respect to <draw:frame draw:style-name="fr2" draw:name="Object20" text:anchor-type="as-char" svg:width="0.1764in" svg:height="0.1839in" draw:z-index="8"><draw:object xlink:href="./Object 20" xlink:type="simple" xlink:show="embed" xlink:actuate="onLoad"/><draw:image xlink:href="./ObjectReplacements/Object 20" xlink:type="simple" xlink:show="embed" xlink:actuate="onLoad"/><svg:desc>formula</svg:desc></draw:frame>,use</text:p>
      <table:table table:name="Table26" table:style-name="Table26">
        <table:table-column table:style-name="Table26.A"/>
        <table:table-column table:style-name="Table26.B"/>
        <table:table-row>
          <table:table-cell table:style-name="Table26.A1" table:number-columns-spanned="2" office:value-type="string">
            <text:p text:style-name="P215"><text:span text:style-name="T336">J = </text:span><text:span text:style-name="T333">coco</text:span><text:span text:style-name="T315">_ezDFDP</text:span><text:span text:style-name="T336">('f(x,p)', </text:span><text:span text:style-name="T27">@func</text:span><text:span text:style-name="T336">, </text:span><text:span text:style-name="T27">x</text:span><text:span text:style-name="T336">, </text:span><text:span text:style-name="T27">p</text:span><text:span text:style-name="T336">);</text:span></text:p>
          </table:table-cell>
          <table:covered-table-cell/>
        </table:table-row>
        <table:table-row>
          <table:table-cell table:style-name="Table26.A2" office:value-type="string">
            <text:p text:style-name="P163">J</text:p>
          </table:table-cell>
          <table:table-cell table:style-name="Table26.B2" office:value-type="string">
            <text:p text:style-name="P77"><text:span text:style-name="T311">The Jacobian matrix </text:span><text:span text:style-name="T307"><draw:frame draw:style-name="fr2" draw:name="Object21" text:anchor-type="as-char" svg:width="0.5547in" svg:height="0.1839in" draw:z-index="0"><draw:object xlink:href="./Object 21" xlink:type="simple" xlink:show="embed" xlink:actuate="onLoad"/><draw:image xlink:href="./ObjectReplacements/Object 21" xlink:type="simple" xlink:show="embed" xlink:actuate="onLoad"/><svg:desc>formula</svg:desc></draw:frame></text:span><text:span text:style-name="T311">.</text:span></text:p>
          </table:table-cell>
        </table:table-row>
        <table:table-row>
          <table:table-cell table:style-name="Table26.A2" office:value-type="string">
            <text:p text:style-name="P117">@func</text:p>
          </table:table-cell>
          <table:table-cell table:style-name="Table26.B2" office:value-type="string">
            <text:p text:style-name="P87"><text:span text:style-name="T311">Function handle to the encoding of the corresponding function. The function must return a vector </text:span><text:span text:style-name="T310">y</text:span><text:span text:style-name="T311"> and must have two input arguments </text:span><text:span text:style-name="T310">x</text:span><text:span text:style-name="T311"> and </text:span><text:span text:style-name="T310">p</text:span><text:span text:style-name="T311">.</text:span></text:p>
          </table:table-cell>
        </table:table-row>
        <table:table-row>
          <table:table-cell table:style-name="Table26.A2" office:value-type="string">
            <text:p text:style-name="P117">x,p</text:p>
          </table:table-cell>
          <table:table-cell table:style-name="Table26.B2" office:value-type="string">
            <text:p text:style-name="P177">The point at which to compute the Jacobian <text:span text:style-name="T406">.</text:span></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ucidatypewriter" svg:font-family="lucidatypewriter" style:font-family-generic="roman"/>
    <style:font-face style:name="LM Mono 10" svg:font-family="'LM Mono 10'" style:font-pitch="fixed"/>
    <style:font-face style:name="LMMono10" svg:font-family="LMMono10" style:font-pitch="fixed"/>
    <style:font-face style:name="lucidatypewriter1"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1</text:page-number></text:p>
      </style:footer>
      <style:footer-left>
        <text:p text:style-name="MP2"><text:page-number style:num-format="1" text:select-page="current">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k Schilder</meta:initial-creator>
    <meta:creation-date>2010-11-20T18:31:38</meta:creation-date>
    <meta:generator>LibreOffice/4.2.6.3$Linux_X86_64 LibreOffice_project/420m0$Build-3</meta:generator>
    <dc:date>2014-10-22T19:10:31.447206011</dc:date>
    <meta:editing-duration>P4DT8H11M46S</meta:editing-duration>
    <meta:editing-cycles>330</meta:editing-cycles>
    <dc:creator>Frank Schilder</dc:creator>
    <meta:document-statistic meta:table-count="31" meta:image-count="0" meta:object-count="21" meta:page-count="19" meta:paragraph-count="576" meta:word-count="5992" meta:character-count="40361" meta:non-whitespace-character-count="32732"/>
  </office:meta>
</office:document-meta>
</file>

<file path=Object 1/content.xml><?xml version="1.0" encoding="utf-8"?>
<math xmlns="http://www.w3.org/1998/Math/MathML">
  <semantics>
    <mrow>
      <mo stretchy="false">(</mo>
      <mrow>
        <msub>
          <mi>u</mi>
          <mn>1</mn>
        </msub>
        <mi>,</mi>
        <msub>
          <mi>u</mi>
          <mn>2</mn>
        </msub>
      </mrow>
      <mo stretchy="false">)</mo>
    </mrow>
    <annotation encoding="StarMath 5.0">(u_{1},u_2)</annotation>
  </semantics>
</math>
</file>

<file path=Object 10/content.xml><?xml version="1.0" encoding="utf-8"?>
<math xmlns="http://www.w3.org/1998/Math/MathML">
  <semantics>
    <mi>u</mi>
    <annotation encoding="StarMath 5.0">u</annotation>
  </semantics>
</math>
</file>

<file path=Object 11/content.xml><?xml version="1.0" encoding="utf-8"?>
<math xmlns="http://www.w3.org/1998/Math/MathML">
  <semantics>
    <mrow>
      <mrow>
        <mi>m</mi>
        <mi mathvariant="normal">−</mi>
        <mi>n</mi>
      </mrow>
      <mi mathvariant="normal">≥</mi>
      <mn>1</mn>
    </mrow>
    <annotation encoding="StarMath 5.0">m-n ge 1</annotation>
  </semantics>
</math>
</file>

<file path=Object 12/content.xml><?xml version="1.0" encoding="utf-8"?>
<math xmlns="http://www.w3.org/1998/Math/MathML">
  <semantics>
    <mi>u</mi>
    <annotation encoding="StarMath 5.0">u</annotation>
  </semantics>
</math>
</file>

<file path=Object 13/content.xml><?xml version="1.0" encoding="utf-8"?>
<math xmlns="http://www.w3.org/1998/Math/MathML">
  <semantics>
    <mi>F</mi>
    <annotation encoding="StarMath 5.0">F</annotation>
  </semantics>
</math>
</file>

<file path=Object 14/content.xml><?xml version="1.0" encoding="utf-8"?>
<math xmlns="http://www.w3.org/1998/Math/MathML">
  <semantics>
    <mrow>
      <mrow>
        <mi>y</mi>
        <mi mathvariant="normal">=</mi>
        <mi>F</mi>
      </mrow>
      <mrow>
        <mrow>
          <mo stretchy="false">(</mo>
          <mi>u</mi>
          <mo stretchy="false">)</mo>
        </mrow>
        <mi mathvariant="normal">∈</mi>
        <msup>
          <mi mathvariant="normal">ℝ</mi>
          <mi>n</mi>
        </msup>
      </mrow>
      <mn>.</mn>
    </mrow>
    <annotation encoding="StarMath 5.0">y = F(u) in setr^{n}.</annotation>
  </semantics>
</math>
</file>

<file path=Object 15/content.xml><?xml version="1.0" encoding="utf-8"?>
<math xmlns="http://www.w3.org/1998/Math/MathML">
  <semantics>
    <mrow>
      <mrow>
        <mi>J</mi>
        <mi mathvariant="normal">=</mi>
        <mfrac>
          <mrow>
            <mi mathvariant="normal">∂</mi>
            <mi>F</mi>
          </mrow>
          <mrow>
            <mi mathvariant="normal">∂</mi>
            <mi>u</mi>
          </mrow>
        </mfrac>
      </mrow>
      <mrow>
        <mrow>
          <mo stretchy="false">(</mo>
          <mi>u</mi>
          <mo stretchy="false">)</mo>
        </mrow>
        <mi mathvariant="normal">∈</mi>
        <msup>
          <mi mathvariant="normal">ℝ</mi>
          <mrow>
            <mi>n</mi>
            <mi mathvariant="normal">×</mi>
            <mi>m</mi>
          </mrow>
        </msup>
      </mrow>
      <mn>.</mn>
    </mrow>
    <annotation encoding="StarMath 5.0">J = {partial F} over {partial u} (u) in setr^{n times m}.</annotation>
  </semantics>
</math>
</file>

<file path=Object 16/content.xml><?xml version="1.0" encoding="utf-8"?>
<math xmlns="http://www.w3.org/1998/Math/MathML">
  <semantics>
    <mrow>
      <mi>F</mi>
      <mrow>
        <mo stretchy="false">(</mo>
        <mi>u</mi>
        <mo stretchy="false">)</mo>
      </mrow>
      <mrow>
        <mi mathvariant="normal">:</mi>
        <mi mathvariant="normal">=</mi>
        <mrow>
          <mo stretchy="false">(</mo>
          <mrow>
            <mrow>
              <msubsup>
                <mi>u</mi>
                <mn>1</mn>
                <mn>2</mn>
              </msubsup>
              <mo stretchy="false">+</mo>
              <msubsup>
                <mi>u</mi>
                <mn>2</mn>
                <mn>2</mn>
              </msubsup>
            </mrow>
            <mi mathvariant="normal">−</mi>
            <mn>1</mn>
          </mrow>
          <mo stretchy="false">)</mo>
        </mrow>
      </mrow>
      <mrow>
        <mo stretchy="false">(</mo>
        <mrow>
          <mrow>
            <msup>
              <mrow>
                <mo stretchy="false">(</mo>
                <mrow>
                  <msub>
                    <mi>u</mi>
                    <mn>1</mn>
                  </msub>
                  <mi mathvariant="normal">−</mi>
                  <mn>1</mn>
                </mrow>
                <mo stretchy="false">)</mo>
              </mrow>
              <mn>2</mn>
            </msup>
            <mo stretchy="false">+</mo>
            <msubsup>
              <mi>u</mi>
              <mn>2</mn>
              <mn>2</mn>
            </msubsup>
          </mrow>
          <mi mathvariant="normal">−</mi>
          <mn>1</mn>
        </mrow>
        <mo stretchy="false">)</mo>
      </mrow>
      <mi>,</mi>
      <mi/>
      <mi>F</mi>
      <mi mathvariant="normal">:</mi>
      <mrow>
        <msup>
          <mi mathvariant="normal">ℝ</mi>
          <mn>2</mn>
        </msup>
        <mo stretchy="false">→</mo>
        <mi mathvariant="normal">ℝ</mi>
      </mrow>
      <mi>,</mi>
    </mrow>
    <annotation encoding="StarMath 5.0">F(u):=(u_1^2 + u_2^2 - 1)((u_1-1)^2 + u_2^2 - 1), ```` F:setr^2 toward setr,</annotation>
  </semantics>
</math>
</file>

<file path=Object 17/content.xml><?xml version="1.0" encoding="utf-8"?>
<math xmlns="http://www.w3.org/1998/Math/MathML" display="block">
  <semantics>
    <mrow>
      <mrow>
        <mi>y</mi>
        <mo stretchy="false">=</mo>
        <mi>f</mi>
      </mrow>
      <mrow>
        <mo fence="true" stretchy="false">(</mo>
        <mrow>
          <mrow>
            <mi>x</mi>
            <mi>,</mi>
            <mi>p</mi>
          </mrow>
        </mrow>
        <mo fence="true" stretchy="false">)</mo>
      </mrow>
    </mrow>
    <annotation encoding="StarMath 5.0">y=f (x,p) </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row>
      <mo stretchy="false">∂</mo>
      <mrow>
        <mi>f</mi>
        <mo stretchy="false">/</mo>
        <mo stretchy="false">∂</mo>
      </mrow>
      <mi>x</mi>
    </mrow>
    <annotation encoding="StarMath 5.0">partial f/ partial x</annotation>
  </semantics>
</math>
</file>

<file path=Object 2/content.xml><?xml version="1.0" encoding="utf-8"?>
<math xmlns="http://www.w3.org/1998/Math/MathML" display="block">
  <semantics>
    <mi>u</mi>
    <annotation encoding="StarMath 5.0">u</annotation>
  </semantics>
</math>
</file>

<file path=Object 20/content.xml><?xml version="1.0" encoding="utf-8"?>
<math xmlns="http://www.w3.org/1998/Math/MathML" display="block">
  <semantics>
    <mi>p</mi>
    <annotation encoding="StarMath 5.0">p</annotation>
  </semantics>
</math>
</file>

<file path=Object 21/content.xml><?xml version="1.0" encoding="utf-8"?>
<math xmlns="http://www.w3.org/1998/Math/MathML" display="block">
  <semantics>
    <mrow>
      <mo stretchy="false">∂</mo>
      <mrow>
        <mi>f</mi>
        <mo stretchy="false">/</mo>
        <mo stretchy="false">∂</mo>
      </mrow>
      <mi>p</mi>
    </mrow>
    <annotation encoding="StarMath 5.0">partial f/ partial p</annotation>
  </semantics>
</math>
</file>

<file path=Object 3/content.xml><?xml version="1.0" encoding="utf-8"?>
<math xmlns="http://www.w3.org/1998/Math/MathML" display="block">
  <semantics>
    <mi>F</mi>
    <annotation encoding="StarMath 5.0">F</annotation>
  </semantics>
</math>
</file>

<file path=Object 4/content.xml><?xml version="1.0" encoding="utf-8"?>
<math xmlns="http://www.w3.org/1998/Math/MathML">
  <semantics>
    <msub>
      <mi>u</mi>
      <mn>2</mn>
    </msub>
    <annotation encoding="StarMath 5.0">u_2</annotation>
  </semantics>
</math>
</file>

<file path=Object 5/content.xml><?xml version="1.0" encoding="utf-8"?>
<math xmlns="http://www.w3.org/1998/Math/MathML">
  <semantics>
    <mrow>
      <mi>F</mi>
      <mrow>
        <mrow>
          <mo stretchy="false">(</mo>
          <mi>u</mi>
          <mo stretchy="false">)</mo>
        </mrow>
        <mi mathvariant="normal">=</mi>
        <mn>0,</mn>
      </mrow>
      <mi/>
      <mi>F</mi>
      <mrow>
        <mo stretchy="false">(</mo>
        <mi>u</mi>
        <mo stretchy="false">)</mo>
      </mrow>
      <mrow>
        <mi mathvariant="normal">:</mi>
        <mi mathvariant="normal">=</mi>
        <mrow>
          <mrow>
            <msubsup>
              <mi>u</mi>
              <mn>1</mn>
              <mn>2</mn>
            </msubsup>
            <mo stretchy="false">+</mo>
            <msubsup>
              <mi>u</mi>
              <mn>2</mn>
              <mn>2</mn>
            </msubsup>
          </mrow>
          <mi mathvariant="normal">−</mi>
          <mn>1,</mn>
        </mrow>
      </mrow>
      <mi/>
      <mi>F</mi>
      <mi mathvariant="normal">:</mi>
      <mrow>
        <msup>
          <mi mathvariant="normal">ℝ</mi>
          <mn>2</mn>
        </msup>
        <mo stretchy="false">→</mo>
        <mi mathvariant="normal">ℝ</mi>
      </mrow>
      <mi>,</mi>
    </mrow>
    <annotation encoding="StarMath 5.0">F(u)=0, ```` F(u):=u_1^2 + u_2^2 - 1, ```` F:setr^2 toward setr,</annotation>
  </semantics>
</math>
</file>

<file path=Object 6/content.xml><?xml version="1.0" encoding="utf-8"?>
<math xmlns="http://www.w3.org/1998/Math/MathML">
  <semantics>
    <mrow>
      <mi>F</mi>
      <mrow>
        <mrow>
          <mo stretchy="false">(</mo>
          <mi>u</mi>
          <mo stretchy="false">)</mo>
        </mrow>
        <mi mathvariant="normal">=</mi>
        <mn>0,</mn>
      </mrow>
      <mi/>
      <mi>F</mi>
      <mi mathvariant="normal">:</mi>
      <mrow>
        <msup>
          <mi mathvariant="normal">ℝ</mi>
          <mi>m</mi>
        </msup>
        <mo stretchy="false">→</mo>
        <msup>
          <mi mathvariant="normal">ℝ</mi>
          <mi>n</mi>
        </msup>
      </mrow>
      <mi>,</mi>
    </mrow>
    <annotation encoding="StarMath 5.0">F(u)=0, ```` F:setr^m toward setr^n,</annotation>
  </semantics>
</math>
</file>

<file path=Object 7/content.xml><?xml version="1.0" encoding="utf-8"?>
<math xmlns="http://www.w3.org/1998/Math/MathML">
  <semantics>
    <mrow>
      <mi>m</mi>
      <mo stretchy="false">&gt;</mo>
      <mi mathvariant="italic">n.</mi>
    </mrow>
    <annotation encoding="StarMath 5.0">m&gt;n.</annotation>
  </semantics>
</math>
</file>

<file path=Object 8/content.xml><?xml version="1.0" encoding="utf-8"?>
<math xmlns="http://www.w3.org/1998/Math/MathML" display="block">
  <semantics>
    <mi>u</mi>
    <annotation encoding="StarMath 5.0">u</annotation>
  </semantics>
</math>
</file>

<file path=Object 9/content.xml><?xml version="1.0" encoding="utf-8"?>
<math xmlns="http://www.w3.org/1998/Math/MathML">
  <semantics>
    <mrow>
      <mi>F</mi>
      <mrow>
        <mrow>
          <mo stretchy="false">(</mo>
          <mi>u</mi>
          <mo stretchy="false">)</mo>
        </mrow>
        <mi mathvariant="normal">≈</mi>
        <mn>0.</mn>
      </mrow>
    </mrow>
    <annotation encoding="StarMath 5.0">F(u) approx 0.</annotation>
  </semantics>
</math>
</file>

<file path=VersionList.xml><?xml version="1.0" encoding="utf-8"?>
<VL:version-list xmlns:dc="http://purl.org/dc/elements/1.1/" xmlns:VL="http://openoffice.org/2001/versions-list">
  <VL:version-entry VL:title="Version1" VL:comment="New version after work over by Harry." VL:creator="Frank Schilder" dc:date-time="2014-10-22T15:32:28"/>
  <VL:version-entry VL:title="Version2" VL:comment="Version after merging Harry's changes." VL:creator="Frank Schilder" dc:date-time="2014-10-22T19:06:06"/>
  <VL:version-entry VL:title="Version3" VL:comment="Version 1: Oct 22, 2014." VL:creator="Frank Schilder" dc:date-time="2014-10-22T19:07:26"/>
</VL:version-list>
</file>